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5.766cm"/>
    </style:style>
    <style:style style:name="co4" style:family="table-column">
      <style:table-column-properties fo:break-before="auto" style:column-width="6.58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D Keyboard and Keypad Page (0x07)" table:style-name="ta1">
        <table:table-column table:style-name="co1" table:number-columns-repeated="7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AKC can be sent by ADB (TODO: Test)</text:p>
          </table:table-cell>
        </table:table-row>
        <table:table-row table:style-name="ro2">
          <table:table-cell office:value-type="string" calcext:value-type="string">
            <text:p>0x0001</text:p>
          </table:table-cell>
          <table:table-cell office:value-type="string" calcext:value-type="string">
            <text:p>Keyboard Error Roll Ove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Keyboard POST Fail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03</text:p>
          </table:table-cell>
          <table:table-cell office:value-type="string" calcext:value-type="string">
            <text:p>Keyboard Error Undefined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Keyboard a and 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KEY_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KEYCODE_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Keyboard b and B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KEY_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KEYCODE_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Keyboard c and C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KEY_C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KEYCODE_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7</text:p>
          </table:table-cell>
          <table:table-cell office:value-type="string" calcext:value-type="string">
            <text:p>Keyboard d and 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KEY_D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KEYCODE_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8</text:p>
          </table:table-cell>
          <table:table-cell office:value-type="string" calcext:value-type="string">
            <text:p>Keyboard e and E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KEY_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KEYCODE_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Keyboard f and F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KEY_F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KEYCODE_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a</text:p>
          </table:table-cell>
          <table:table-cell office:value-type="string" calcext:value-type="string">
            <text:p>Keyboard g and G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KEY_G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3</text:p>
          </table:table-cell>
          <table:table-cell office:value-type="string" calcext:value-type="string">
            <text:p>KEYCODE_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b</text:p>
          </table:table-cell>
          <table:table-cell office:value-type="string" calcext:value-type="string">
            <text:p>Keyboard h and H</text:p>
          </table:table-cell>
          <table:table-cell office:value-type="string" calcext:value-type="string">
            <text:p>0x0023</text:p>
          </table:table-cell>
          <table:table-cell office:value-type="string" calcext:value-type="string">
            <text:p>KEY_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KEYCODE_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Keyboard i and I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KEY_I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KEYCODE_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d</text:p>
          </table:table-cell>
          <table:table-cell office:value-type="string" calcext:value-type="string">
            <text:p>Keyboard j and J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KEY_J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6</text:p>
          </table:table-cell>
          <table:table-cell office:value-type="string" calcext:value-type="string">
            <text:p>KEYCODE_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e</text:p>
          </table:table-cell>
          <table:table-cell office:value-type="string" calcext:value-type="string">
            <text:p>Keyboard k and K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KEY_K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7</text:p>
          </table:table-cell>
          <table:table-cell office:value-type="string" calcext:value-type="string">
            <text:p>KEYCODE_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Keyboard l and L</text:p>
          </table:table-cell>
          <table:table-cell office:value-type="string" calcext:value-type="string">
            <text:p>0x0026</text:p>
          </table:table-cell>
          <table:table-cell office:value-type="string" calcext:value-type="string">
            <text:p>KEY_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KEYCODE_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Keyboard m and M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KEY_M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9</text:p>
          </table:table-cell>
          <table:table-cell office:value-type="string" calcext:value-type="string">
            <text:p>KEYCODE_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1</text:p>
          </table:table-cell>
          <table:table-cell office:value-type="string" calcext:value-type="string">
            <text:p>Keyboard n and N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KEY_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KEYCODE_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Keyboard o and O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_O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CODE_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Keyboard p and P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_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KEYCODE_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Keyboard q and Q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KEY_Q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KEYCODE_Q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Keyboard r and R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KEY_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KEYCODE_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Keyboard s and S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KEY_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KEYCODE_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Keyboard t and T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KEY_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KEYCODE_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Keyboard u and U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KEY_U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KEYCODE_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Keyboard v and V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KEY_V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KEYCODE_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a</text:p>
          </table:table-cell>
          <table:table-cell office:value-type="string" calcext:value-type="string">
            <text:p>Keyboard w and W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KEY_W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KEYCODE_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Keyboard x and X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KEY_X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KEYCODE_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Keyboard y and Y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KEY_Y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KEYCODE_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Keyboard z and Z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KEY_Z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6</text:p>
          </table:table-cell>
          <table:table-cell office:value-type="string" calcext:value-type="string">
            <text:p>KEYCODE_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Keyboard 1 and !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KEYCODE_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Keyboard 2 and @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KEYCODE_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Keyboard 3 and #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KEYCODE_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1</text:p>
          </table:table-cell>
          <table:table-cell office:value-type="string" calcext:value-type="string">
            <text:p>Keyboard 4 and $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KEYCODE_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Keyboard 5 and %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KEYCODE_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3</text:p>
          </table:table-cell>
          <table:table-cell office:value-type="string" calcext:value-type="string">
            <text:p>Keyboard 6 and ^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KEYCODE_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Keyboard 7 and &amp;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KEYCODE_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5</text:p>
          </table:table-cell>
          <table:table-cell office:value-type="string" calcext:value-type="string">
            <text:p>Keyboard 8 and *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KEYCODE_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Keyboard 9 and (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KEYCODE_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7</text:p>
          </table:table-cell>
          <table:table-cell office:value-type="string" calcext:value-type="string">
            <text:p>Keyboard 0 and )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KEYCODE_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Keyboard Return (ENTER)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KEY_ENTE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KEYCODE_E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9</text:p>
          </table:table-cell>
          <table:table-cell office:value-type="string" calcext:value-type="string">
            <text:p>Keyboard ESCAPE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KEY_ES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KEYCODE_ESCAPE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CODE_B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2a</text:p>
          </table:table-cell>
          <table:table-cell office:value-type="string" calcext:value-type="string">
            <text:p>Keyboard DELETE (Backspace)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KEY_BACKSP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KEYCODE_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b</text:p>
          </table:table-cell>
          <table:table-cell office:value-type="string" calcext:value-type="string">
            <text:p>Keyboard Ta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KEY_TA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KEYCODE_T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Keyboard Spacebar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KEY_SP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KEYCODE_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Keyboard - and _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KEY_MINU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KEYCODE_MIN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Keyboard = and +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KEY_EQ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KEYCODE_EQUAL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2f</text:p>
          </table:table-cell>
          <table:table-cell office:value-type="string" calcext:value-type="string">
            <text:p>Keyboard [ and {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_LEFTBR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KEYCODE_LEFT_BRACK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30</text:p>
          </table:table-cell>
          <table:table-cell office:value-type="string" calcext:value-type="string">
            <text:p>Keyboard ] and }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KEY_RIGHTBR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KEYCODE_RIGHT_BRACK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1</text:p>
          </table:table-cell>
          <table:table-cell office:value-type="string" calcext:value-type="string">
            <text:p>Keyboard \ and |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32</text:p>
          </table:table-cell>
          <table:table-cell office:value-type="string" calcext:value-type="string">
            <text:p>Keyboard Non-US # and ~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3</text:p>
          </table:table-cell>
          <table:table-cell office:value-type="string" calcext:value-type="string">
            <text:p>Keyboard ; and :</text:p>
          </table:table-cell>
          <table:table-cell office:value-type="string" calcext:value-type="string">
            <text:p>0x0027</text:p>
          </table:table-cell>
          <table:table-cell office:value-type="string" calcext:value-type="string">
            <text:p>KEY_SEMICOLO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KEYCODE_SEMICOL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Keyboard ' and "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KEY_APOSTROPH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KEYCODE_APOSTRO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5</text:p>
          </table:table-cell>
          <table:table-cell office:value-type="string" calcext:value-type="string">
            <text:p>Keyboard ` and ~</text:p>
          </table:table-cell>
          <table:table-cell office:value-type="string" calcext:value-type="string">
            <text:p>0x0029</text:p>
          </table:table-cell>
          <table:table-cell office:value-type="string" calcext:value-type="string">
            <text:p>KEY_GRAV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KEYCODE_GR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6</text:p>
          </table:table-cell>
          <table:table-cell office:value-type="string" calcext:value-type="string">
            <text:p>Keyboard , and &lt;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KEY_COMM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KEYCODE_COMM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7</text:p>
          </table:table-cell>
          <table:table-cell office:value-type="string" calcext:value-type="string">
            <text:p>Keyboard . and &gt;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KEY_DO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KEYCODE_PERIO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Keyboard / and ?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KEY_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KEYCODE_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Keyboard Caps Lock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KEY_CAPS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KEYCODE_CAPS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a</text:p>
          </table:table-cell>
          <table:table-cell office:value-type="string" calcext:value-type="string">
            <text:p>Keyboard F1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KEY_F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KEYCODE_F1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b</text:p>
          </table:table-cell>
          <table:table-cell office:value-type="string" calcext:value-type="string">
            <text:p>Keyboard F2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KEY_F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KEYCODE_F2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KEYCODE_SOF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Keyboard F3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KEY_F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KEYCODE_F3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KEYCODE_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d</text:p>
          </table:table-cell>
          <table:table-cell office:value-type="string" calcext:value-type="string">
            <text:p>Keyboard F4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KEY_F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KEYCODE_F4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CODE_END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e</text:p>
          </table:table-cell>
          <table:table-cell office:value-type="string" calcext:value-type="string">
            <text:p>Keyboard F5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KEY_F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KEYCODE_F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f</text:p>
          </table:table-cell>
          <table:table-cell office:value-type="string" calcext:value-type="string">
            <text:p>Keyboard F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KEY_F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KEYCODE_F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Keyboard F7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KEY_F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KEYCODE_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1</text:p>
          </table:table-cell>
          <table:table-cell office:value-type="string" calcext:value-type="string">
            <text:p>Keyboard F8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KEY_F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KEYCODE_F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2</text:p>
          </table:table-cell>
          <table:table-cell office:value-type="string" calcext:value-type="string">
            <text:p>Keyboard F9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KEY_F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KEYCODE_F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3</text:p>
          </table:table-cell>
          <table:table-cell office:value-type="string" calcext:value-type="string">
            <text:p>Keyboard F1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KEY_F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KEYCODE_F10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4</text:p>
          </table:table-cell>
          <table:table-cell office:value-type="string" calcext:value-type="string">
            <text:p>Keyboard F11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KEY_F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KEYCODE_F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5</text:p>
          </table:table-cell>
          <table:table-cell office:value-type="string" calcext:value-type="string">
            <text:p>Keyboard F12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KEY_F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KEYCODE_F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6</text:p>
          </table:table-cell>
          <table:table-cell office:value-type="string" calcext:value-type="string">
            <text:p>Keyboard Print Screen</text:p>
          </table:table-cell>
          <table:table-cell office:value-type="string" calcext:value-type="string">
            <text:p>0x0063</text:p>
          </table:table-cell>
          <table:table-cell office:value-type="string" calcext:value-type="string">
            <text:p>KEY_SYSRQ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KEYCODE_SYSR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7</text:p>
          </table:table-cell>
          <table:table-cell office:value-type="string" calcext:value-type="string">
            <text:p>Keyboard Scroll Lock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KEY_SCROLL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KEYCODE_SCROLL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8</text:p>
          </table:table-cell>
          <table:table-cell office:value-type="string" calcext:value-type="string">
            <text:p>Keyboard Pause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KEYCODE_BR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9</text:p>
          </table:table-cell>
          <table:table-cell office:value-type="string" calcext:value-type="string">
            <text:p>Keyboard Insert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KEY_INSERT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KEYCODE_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a</text:p>
          </table:table-cell>
          <table:table-cell office:value-type="string" calcext:value-type="string">
            <text:p>Keyboard Home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KEY_HOM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KEYCODE_MOVE_HOME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KEYCODE_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b</text:p>
          </table:table-cell>
          <table:table-cell office:value-type="string" calcext:value-type="string">
            <text:p>Keyboard Page Up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KEY_PAGEU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CODE_PAG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c</text:p>
          </table:table-cell>
          <table:table-cell office:value-type="string" calcext:value-type="string">
            <text:p>Keyboard Delete Forward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KEY_DELE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KEYCODE_FORWARD_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d</text:p>
          </table:table-cell>
          <table:table-cell office:value-type="string" calcext:value-type="string">
            <text:p>Keyboard End</text:p>
          </table:table-cell>
          <table:table-cell office:value-type="string" calcext:value-type="string">
            <text:p>0x006b</text:p>
          </table:table-cell>
          <table:table-cell office:value-type="string" calcext:value-type="string">
            <text:p>KEY_E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KEYCODE_MOVE_END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CODE_END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e</text:p>
          </table:table-cell>
          <table:table-cell office:value-type="string" calcext:value-type="string">
            <text:p>Keyboard Page Down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KEY_PAGEDOW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CODE_PAGE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f</text:p>
          </table:table-cell>
          <table:table-cell office:value-type="string" calcext:value-type="string">
            <text:p>Keyboard Right Arrow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KEY_RIGH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KEYCODE_DPAD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0</text:p>
          </table:table-cell>
          <table:table-cell office:value-type="string" calcext:value-type="string">
            <text:p>Keyboard Left Arrow</text:p>
          </table:table-cell>
          <table:table-cell office:value-type="string" calcext:value-type="string">
            <text:p>0x0069</text:p>
          </table:table-cell>
          <table:table-cell office:value-type="string" calcext:value-type="string">
            <text:p>KEY_LE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KEYCODE_DPAD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1</text:p>
          </table:table-cell>
          <table:table-cell office:value-type="string" calcext:value-type="string">
            <text:p>Keyboard Down Arrow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KEY_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KEYCODE_DPAD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2</text:p>
          </table:table-cell>
          <table:table-cell office:value-type="string" calcext:value-type="string">
            <text:p>Keyboard Up Arrow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KEY_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KEYCODE_DPAD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3</text:p>
          </table:table-cell>
          <table:table-cell office:value-type="string" calcext:value-type="string">
            <text:p>Keyboard Num Lock and Clear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KEY_NUM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KEYCODE_NUM_LO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4</text:p>
          </table:table-cell>
          <table:table-cell office:value-type="string" calcext:value-type="string">
            <text:p>Keypad /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KEY_KPSLASH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a</text:p>
          </table:table-cell>
          <table:table-cell office:value-type="string" calcext:value-type="string">
            <text:p>KEYCODE_NUMPAD_DIV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5</text:p>
          </table:table-cell>
          <table:table-cell office:value-type="string" calcext:value-type="string">
            <text:p>Keypad *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KEY_KPASTERIS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b</text:p>
          </table:table-cell>
          <table:table-cell office:value-type="string" calcext:value-type="string">
            <text:p>KEYCODE_NUMPAD_MULTIPL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6</text:p>
          </table:table-cell>
          <table:table-cell office:value-type="string" calcext:value-type="string">
            <text:p>Keypad -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KEY_KPMINU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KEYCODE_NUMPAD_SUBTR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7</text:p>
          </table:table-cell>
          <table:table-cell office:value-type="string" calcext:value-type="string">
            <text:p>Keypad +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KEY_KPPLU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KEYCODE_NUMPAD_AD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8</text:p>
          </table:table-cell>
          <table:table-cell office:value-type="string" calcext:value-type="string">
            <text:p>Keypad ENTER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KEY_KPENTER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KEYCODE_NUMPAD_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9</text:p>
          </table:table-cell>
          <table:table-cell office:value-type="string" calcext:value-type="string">
            <text:p>Keypad 1 and En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KEY_KP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KEYCODE_NUMPAD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</text:p>
          </table:table-cell>
          <table:table-cell office:value-type="string" calcext:value-type="string">
            <text:p>Keypad 2 and Down Arrow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KEY_KP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2</text:p>
          </table:table-cell>
          <table:table-cell office:value-type="string" calcext:value-type="string">
            <text:p>KEYCODE_NUMPAD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b</text:p>
          </table:table-cell>
          <table:table-cell office:value-type="string" calcext:value-type="string">
            <text:p>Keypad 3 and PageDn</text:p>
          </table:table-cell>
          <table:table-cell office:value-type="string" calcext:value-type="string">
            <text:p>0x0051</text:p>
          </table:table-cell>
          <table:table-cell office:value-type="string" calcext:value-type="string">
            <text:p>KEY_KP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KEYCODE_NUMPAD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c</text:p>
          </table:table-cell>
          <table:table-cell office:value-type="string" calcext:value-type="string">
            <text:p>Keypad 4 and Left Arrow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KEY_KP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KEYCODE_NUMPAD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d</text:p>
          </table:table-cell>
          <table:table-cell office:value-type="string" calcext:value-type="string">
            <text:p>Keypad 5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KEY_KP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5</text:p>
          </table:table-cell>
          <table:table-cell office:value-type="string" calcext:value-type="string">
            <text:p>KEYCODE_NUMPAD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e</text:p>
          </table:table-cell>
          <table:table-cell office:value-type="string" calcext:value-type="string">
            <text:p>Keypad 6 and Right Arrow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KEY_KP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6</text:p>
          </table:table-cell>
          <table:table-cell office:value-type="string" calcext:value-type="string">
            <text:p>KEYCODE_NUMPAD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f</text:p>
          </table:table-cell>
          <table:table-cell office:value-type="string" calcext:value-type="string">
            <text:p>Keypad 7 and Home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KEY_KP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7</text:p>
          </table:table-cell>
          <table:table-cell office:value-type="string" calcext:value-type="string">
            <text:p>KEYCODE_NUMPAD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0</text:p>
          </table:table-cell>
          <table:table-cell office:value-type="string" calcext:value-type="string">
            <text:p>Keypad 8 and Up Arrow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KEY_KP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8</text:p>
          </table:table-cell>
          <table:table-cell office:value-type="string" calcext:value-type="string">
            <text:p>KEYCODE_NUMPAD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1</text:p>
          </table:table-cell>
          <table:table-cell office:value-type="string" calcext:value-type="string">
            <text:p>Keypad 9 and Page Up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_KP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9</text:p>
          </table:table-cell>
          <table:table-cell office:value-type="string" calcext:value-type="string">
            <text:p>KEYCODE_NUMPAD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2</text:p>
          </table:table-cell>
          <table:table-cell office:value-type="string" calcext:value-type="string">
            <text:p>Keypad 0 and Insert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_KP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KEYCODE_NUMPA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3</text:p>
          </table:table-cell>
          <table:table-cell office:value-type="string" calcext:value-type="string">
            <text:p>Keypad . and Delete</text:p>
          </table:table-cell>
          <table:table-cell office:value-type="string" calcext:value-type="string">
            <text:p>0x0053</text:p>
          </table:table-cell>
          <table:table-cell office:value-type="string" calcext:value-type="string">
            <text:p>KEY_KPDOT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e</text:p>
          </table:table-cell>
          <table:table-cell office:value-type="string" calcext:value-type="string">
            <text:p>KEYCODE_NUMPAD_D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4</text:p>
          </table:table-cell>
          <table:table-cell office:value-type="string" calcext:value-type="string">
            <text:p>Keyboard Non-US \ and |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_102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5</text:p>
          </table:table-cell>
          <table:table-cell office:value-type="string" calcext:value-type="string">
            <text:p>Keyboard Application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KEY_COMPO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KEYCODE_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6</text:p>
          </table:table-cell>
          <table:table-cell office:value-type="string" calcext:value-type="string">
            <text:p>Keyboard Power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KEY_POWE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CODE_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67</text:p>
          </table:table-cell>
          <table:table-cell office:value-type="string" calcext:value-type="string">
            <text:p>Keypad =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KEY_KPEQUA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KEYCODE_NUMPAD_EQUAL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68</text:p>
          </table:table-cell>
          <table:table-cell office:value-type="string" calcext:value-type="string">
            <text:p>Keyboard F13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KEY_F13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9</text:p>
          </table:table-cell>
          <table:table-cell office:value-type="string" calcext:value-type="string">
            <text:p>Keyboard F14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KEY_F14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a</text:p>
          </table:table-cell>
          <table:table-cell office:value-type="string" calcext:value-type="string">
            <text:p>Keyboard F15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KEY_F15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b</text:p>
          </table:table-cell>
          <table:table-cell office:value-type="string" calcext:value-type="string">
            <text:p>Keyboard F16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KEY_F16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c</text:p>
          </table:table-cell>
          <table:table-cell office:value-type="string" calcext:value-type="string">
            <text:p>Keyboard F17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KEY_F17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d</text:p>
          </table:table-cell>
          <table:table-cell office:value-type="string" calcext:value-type="string">
            <text:p>Keyboard F18</text:p>
          </table:table-cell>
          <table:table-cell office:value-type="string" calcext:value-type="string">
            <text:p>0x00bc</text:p>
          </table:table-cell>
          <table:table-cell office:value-type="string" calcext:value-type="string">
            <text:p>KEY_F18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e</text:p>
          </table:table-cell>
          <table:table-cell office:value-type="string" calcext:value-type="string">
            <text:p>Keyboard F19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KEY_F19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f</text:p>
          </table:table-cell>
          <table:table-cell office:value-type="string" calcext:value-type="string">
            <text:p>Keyboard F20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KEY_F20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Keyboard F21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KEY_F21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1</text:p>
          </table:table-cell>
          <table:table-cell office:value-type="string" calcext:value-type="string">
            <text:p>Keyboard F22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KEY_F22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2</text:p>
          </table:table-cell>
          <table:table-cell office:value-type="string" calcext:value-type="string">
            <text:p>Keyboard F23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KEY_F23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3</text:p>
          </table:table-cell>
          <table:table-cell office:value-type="string" calcext:value-type="string">
            <text:p>Keyboard F24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KEY_F24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4</text:p>
          </table:table-cell>
          <table:table-cell office:value-type="string" calcext:value-type="string">
            <text:p>Keyboard Execute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KEY_OPE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5</text:p>
          </table:table-cell>
          <table:table-cell office:value-type="string" calcext:value-type="string">
            <text:p>Keyboard Help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KEY_HEL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6</text:p>
          </table:table-cell>
          <table:table-cell office:value-type="string" calcext:value-type="string">
            <text:p>Keyboard Menu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KEY_PROPS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7</text:p>
          </table:table-cell>
          <table:table-cell office:value-type="string" calcext:value-type="string">
            <text:p>Keyboard Selec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KEY_FRONT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8</text:p>
          </table:table-cell>
          <table:table-cell office:value-type="string" calcext:value-type="string">
            <text:p>Keyboard Stop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9</text:p>
          </table:table-cell>
          <table:table-cell office:value-type="string" calcext:value-type="string">
            <text:p>Keyboard Again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KEY_AGAI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a</text:p>
          </table:table-cell>
          <table:table-cell office:value-type="string" calcext:value-type="string">
            <text:p>Keyboard Undo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KEY_UNDO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b</text:p>
          </table:table-cell>
          <table:table-cell office:value-type="string" calcext:value-type="string">
            <text:p>Keyboard Cut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KEY_CUT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c</text:p>
          </table:table-cell>
          <table:table-cell office:value-type="string" calcext:value-type="string">
            <text:p>Keyboard Copy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KEY_COPY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d</text:p>
          </table:table-cell>
          <table:table-cell office:value-type="string" calcext:value-type="string">
            <text:p>Keyboard Paste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KEY_PASTE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e</text:p>
          </table:table-cell>
          <table:table-cell office:value-type="string" calcext:value-type="string">
            <text:p>Keyboard Fin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KEY_FIND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7f</text:p>
          </table:table-cell>
          <table:table-cell office:value-type="string" calcext:value-type="string">
            <text:p>Keyboard Mute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KEYCODE_VOLUME_M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80</text:p>
          </table:table-cell>
          <table:table-cell office:value-type="string" calcext:value-type="string">
            <text:p>Keyboard Volume Up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KEY_VOLUME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CODE_VOLUM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81</text:p>
          </table:table-cell>
          <table:table-cell office:value-type="string" calcext:value-type="string">
            <text:p>Keyboard Volume Down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KEY_VOLUME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CODE_VOLUME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82</text:p>
          </table:table-cell>
          <table:table-cell office:value-type="string" calcext:value-type="string">
            <text:p>Keyboard Locking Caps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3</text:p>
          </table:table-cell>
          <table:table-cell office:value-type="string" calcext:value-type="string">
            <text:p>Keyboard Locking Num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4</text:p>
          </table:table-cell>
          <table:table-cell office:value-type="string" calcext:value-type="string">
            <text:p>Keyboard Locking Scroll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5</text:p>
          </table:table-cell>
          <table:table-cell office:value-type="string" calcext:value-type="string">
            <text:p>Keypad Comma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KEY_KPCOMM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f</text:p>
          </table:table-cell>
          <table:table-cell office:value-type="string" calcext:value-type="string">
            <text:p>KEYCODE_NUMPAD_COM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86</text:p>
          </table:table-cell>
          <table:table-cell office:value-type="string" calcext:value-type="string">
            <text:p>Keypad Equal Sig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7</text:p>
          </table:table-cell>
          <table:table-cell office:value-type="string" calcext:value-type="string">
            <text:p>Keyboard International1</text:p>
          </table:table-cell>
          <table:table-cell office:value-type="string" calcext:value-type="string">
            <text:p>0x0059</text:p>
          </table:table-cell>
          <table:table-cell office:value-type="string" calcext:value-type="string">
            <text:p>KEY_RO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88</text:p>
          </table:table-cell>
          <table:table-cell office:value-type="string" calcext:value-type="string">
            <text:p>Keyboard International2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_KATAKANAHIRAG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Keyboard International3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KEY_YE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Keyboard International4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_HENKA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Keyboard International5</text:p>
          </table:table-cell>
          <table:table-cell office:value-type="string" calcext:value-type="string">
            <text:p>0x005e</text:p>
          </table:table-cell>
          <table:table-cell office:value-type="string" calcext:value-type="string">
            <text:p>KEY_MUHENKA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Keyboard International6</text:p>
          </table:table-cell>
          <table:table-cell office:value-type="string" calcext:value-type="string">
            <text:p>0x005f</text:p>
          </table:table-cell>
          <table:table-cell office:value-type="string" calcext:value-type="string">
            <text:p>KEY_KPJPCOMM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Keyboard International7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Keyboard International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Keyboard International9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0</text:p>
          </table:table-cell>
          <table:table-cell office:value-type="string" calcext:value-type="string">
            <text:p>Keyboard LANG1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KEY_HANGEUL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1</text:p>
          </table:table-cell>
          <table:table-cell office:value-type="string" calcext:value-type="string">
            <text:p>Keyboard LANG2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KEY_HANJ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2</text:p>
          </table:table-cell>
          <table:table-cell office:value-type="string" calcext:value-type="string">
            <text:p>Keyboard LANG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KEY_KATAK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3</text:p>
          </table:table-cell>
          <table:table-cell office:value-type="string" calcext:value-type="string">
            <text:p>Keyboard LANG4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KEY_HIRAG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4</text:p>
          </table:table-cell>
          <table:table-cell office:value-type="string" calcext:value-type="string">
            <text:p>Keyboard LANG5</text:p>
          </table:table-cell>
          <table:table-cell office:value-type="string" calcext:value-type="string">
            <text:p>0x0055</text:p>
          </table:table-cell>
          <table:table-cell office:value-type="string" calcext:value-type="string">
            <text:p>KEY_ZENKAKUHANKAKU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5</text:p>
          </table:table-cell>
          <table:table-cell office:value-type="string" calcext:value-type="string">
            <text:p>Keyboard LANG6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6</text:p>
          </table:table-cell>
          <table:table-cell office:value-type="string" calcext:value-type="string">
            <text:p>Keyboard LANG7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7</text:p>
          </table:table-cell>
          <table:table-cell office:value-type="string" calcext:value-type="string">
            <text:p>Keyboard LANG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8</text:p>
          </table:table-cell>
          <table:table-cell office:value-type="string" calcext:value-type="string">
            <text:p>Keyboard LANG9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99</text:p>
          </table:table-cell>
          <table:table-cell office:value-type="string" calcext:value-type="string">
            <text:p>Keyboard Alternate Erase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9a</text:p>
          </table:table-cell>
          <table:table-cell office:value-type="string" calcext:value-type="string">
            <text:p>Keyboard SysReq/Attentio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b</text:p>
          </table:table-cell>
          <table:table-cell office:value-type="string" calcext:value-type="string">
            <text:p>Keyboard Cance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c</text:p>
          </table:table-cell>
          <table:table-cell office:value-type="string" calcext:value-type="string">
            <text:p>Keyboard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d</text:p>
          </table:table-cell>
          <table:table-cell office:value-type="string" calcext:value-type="string">
            <text:p>Keyboard Prio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e</text:p>
          </table:table-cell>
          <table:table-cell office:value-type="string" calcext:value-type="string">
            <text:p>Keyboard Retur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f</text:p>
          </table:table-cell>
          <table:table-cell office:value-type="string" calcext:value-type="string">
            <text:p>Keyboard Separat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Keyboard Out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1</text:p>
          </table:table-cell>
          <table:table-cell office:value-type="string" calcext:value-type="string">
            <text:p>Keyboard Ope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2</text:p>
          </table:table-cell>
          <table:table-cell office:value-type="string" calcext:value-type="string">
            <text:p>Keyboard Clear/Agai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3</text:p>
          </table:table-cell>
          <table:table-cell office:value-type="string" calcext:value-type="string">
            <text:p>Keyboard CrSel/Props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4</text:p>
          </table:table-cell>
          <table:table-cell office:value-type="string" calcext:value-type="string">
            <text:p>Keyboard ExSel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0</text:p>
          </table:table-cell>
          <table:table-cell office:value-type="string" calcext:value-type="string">
            <text:p>Keypad 00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1</text:p>
          </table:table-cell>
          <table:table-cell office:value-type="string" calcext:value-type="string">
            <text:p>Keypad 000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2</text:p>
          </table:table-cell>
          <table:table-cell office:value-type="string" calcext:value-type="string">
            <text:p>Thousands Separato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3</text:p>
          </table:table-cell>
          <table:table-cell office:value-type="string" calcext:value-type="string">
            <text:p>Decimal Separat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4</text:p>
          </table:table-cell>
          <table:table-cell office:value-type="string" calcext:value-type="string">
            <text:p>Currency Unit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5</text:p>
          </table:table-cell>
          <table:table-cell office:value-type="string" calcext:value-type="string">
            <text:p>Currency Sub-unit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Keypad (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KEY_KPLEFTPAR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KEYCODE_NUMPAD_LEFT_PAR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Keypad )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KEY_KPRIGHTPAR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3</text:p>
          </table:table-cell>
          <table:table-cell office:value-type="string" calcext:value-type="string">
            <text:p>KEYCODE_NUMPAD_RIGHT_PARE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b8</text:p>
          </table:table-cell>
          <table:table-cell office:value-type="string" calcext:value-type="string">
            <text:p>Keypad {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9</text:p>
          </table:table-cell>
          <table:table-cell office:value-type="string" calcext:value-type="string">
            <text:p>Keypad }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a</text:p>
          </table:table-cell>
          <table:table-cell office:value-type="string" calcext:value-type="string">
            <text:p>Keypad Tab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b</text:p>
          </table:table-cell>
          <table:table-cell office:value-type="string" calcext:value-type="string">
            <text:p>Keypad Backspac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c</text:p>
          </table:table-cell>
          <table:table-cell office:value-type="string" calcext:value-type="string">
            <text:p>Keypad A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d</text:p>
          </table:table-cell>
          <table:table-cell office:value-type="string" calcext:value-type="string">
            <text:p>Keypad B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e</text:p>
          </table:table-cell>
          <table:table-cell office:value-type="string" calcext:value-type="string">
            <text:p>Keypad C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f</text:p>
          </table:table-cell>
          <table:table-cell office:value-type="string" calcext:value-type="string">
            <text:p>Keypad D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0</text:p>
          </table:table-cell>
          <table:table-cell office:value-type="string" calcext:value-type="string">
            <text:p>Keypad 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1</text:p>
          </table:table-cell>
          <table:table-cell office:value-type="string" calcext:value-type="string">
            <text:p>Keypad F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2</text:p>
          </table:table-cell>
          <table:table-cell office:value-type="string" calcext:value-type="string">
            <text:p>Keypad X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3</text:p>
          </table:table-cell>
          <table:table-cell office:value-type="string" calcext:value-type="string">
            <text:p>Keypad ^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4</text:p>
          </table:table-cell>
          <table:table-cell office:value-type="string" calcext:value-type="string">
            <text:p>Keypad %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5</text:p>
          </table:table-cell>
          <table:table-cell office:value-type="string" calcext:value-type="string">
            <text:p>Keypad &lt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6</text:p>
          </table:table-cell>
          <table:table-cell office:value-type="string" calcext:value-type="string">
            <text:p>Keypad &gt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7</text:p>
          </table:table-cell>
          <table:table-cell office:value-type="string" calcext:value-type="string">
            <text:p>Keypad &amp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8</text:p>
          </table:table-cell>
          <table:table-cell office:value-type="string" calcext:value-type="string">
            <text:p>Keypad &amp;&amp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9</text:p>
          </table:table-cell>
          <table:table-cell office:value-type="string" calcext:value-type="string">
            <text:p>Keypad |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a</text:p>
          </table:table-cell>
          <table:table-cell office:value-type="string" calcext:value-type="string">
            <text:p>Keypad ||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b</text:p>
          </table:table-cell>
          <table:table-cell office:value-type="string" calcext:value-type="string">
            <text:p>Keypad :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c</text:p>
          </table:table-cell>
          <table:table-cell office:value-type="string" calcext:value-type="string">
            <text:p>Keypad #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d</text:p>
          </table:table-cell>
          <table:table-cell office:value-type="string" calcext:value-type="string">
            <text:p>Keypad Spac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e</text:p>
          </table:table-cell>
          <table:table-cell office:value-type="string" calcext:value-type="string">
            <text:p>Keypad @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f</text:p>
          </table:table-cell>
          <table:table-cell office:value-type="string" calcext:value-type="string">
            <text:p>Keypad !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0</text:p>
          </table:table-cell>
          <table:table-cell office:value-type="string" calcext:value-type="string">
            <text:p>Keypad Memory Store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1</text:p>
          </table:table-cell>
          <table:table-cell office:value-type="string" calcext:value-type="string">
            <text:p>Keypad Memory Recal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2</text:p>
          </table:table-cell>
          <table:table-cell office:value-type="string" calcext:value-type="string">
            <text:p>Keypad Memory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3</text:p>
          </table:table-cell>
          <table:table-cell office:value-type="string" calcext:value-type="string">
            <text:p>Keypad Memory Add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4</text:p>
          </table:table-cell>
          <table:table-cell office:value-type="string" calcext:value-type="string">
            <text:p>Keypad Memory Subtract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5</text:p>
          </table:table-cell>
          <table:table-cell office:value-type="string" calcext:value-type="string">
            <text:p>Keypad Memory Multiply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6</text:p>
          </table:table-cell>
          <table:table-cell office:value-type="string" calcext:value-type="string">
            <text:p>Keypad Memory Divid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7</text:p>
          </table:table-cell>
          <table:table-cell office:value-type="string" calcext:value-type="string">
            <text:p>Keypad +/-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8</text:p>
          </table:table-cell>
          <table:table-cell office:value-type="string" calcext:value-type="string">
            <text:p>Keypad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9</text:p>
          </table:table-cell>
          <table:table-cell office:value-type="string" calcext:value-type="string">
            <text:p>Keypad Clear Entry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a</text:p>
          </table:table-cell>
          <table:table-cell office:value-type="string" calcext:value-type="string">
            <text:p>Keypad Binary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b</text:p>
          </table:table-cell>
          <table:table-cell office:value-type="string" calcext:value-type="string">
            <text:p>Keypad Oct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c</text:p>
          </table:table-cell>
          <table:table-cell office:value-type="string" calcext:value-type="string">
            <text:p>Keypad Decim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d</text:p>
          </table:table-cell>
          <table:table-cell office:value-type="string" calcext:value-type="string">
            <text:p>Keypad Hexadecim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e0</text:p>
          </table:table-cell>
          <table:table-cell office:value-type="string" calcext:value-type="string">
            <text:p>Keyboard Left Control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KEY_LEFTCTR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KEYCODE_CTRL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1</text:p>
          </table:table-cell>
          <table:table-cell office:value-type="string" calcext:value-type="string">
            <text:p>Keyboard Left Shift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KEY_LEFTSHI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KEYCODE_SHIFT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2</text:p>
          </table:table-cell>
          <table:table-cell office:value-type="string" calcext:value-type="string">
            <text:p>Keyboard Left Alt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KEY_LEFTAL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KEYCODE_ALT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3</text:p>
          </table:table-cell>
          <table:table-cell office:value-type="string" calcext:value-type="string">
            <text:p>Keyboard Left GUI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KEY_LEFTMET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KEYCODE_META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4</text:p>
          </table:table-cell>
          <table:table-cell office:value-type="string" calcext:value-type="string">
            <text:p>Keyboard Right Control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KEY_RIGHTCTR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KEYCODE_CTRL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5</text:p>
          </table:table-cell>
          <table:table-cell office:value-type="string" calcext:value-type="string">
            <text:p>Keyboard Right Shift</text:p>
          </table:table-cell>
          <table:table-cell office:value-type="string" calcext:value-type="string">
            <text:p>0x0036</text:p>
          </table:table-cell>
          <table:table-cell office:value-type="string" calcext:value-type="string">
            <text:p>KEY_RIGHTSHI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KEYCODE_SHIF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6</text:p>
          </table:table-cell>
          <table:table-cell office:value-type="string" calcext:value-type="string">
            <text:p>Keyboard Right Al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KEY_RIGHTAL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KEYCODE_AL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7</text:p>
          </table:table-cell>
          <table:table-cell office:value-type="string" calcext:value-type="string">
            <text:p>Keyboard Right GUI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KEY_RIGHTMET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KEYCODE_META_RIG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8</text:p>
          </table:table-cell>
          <table:table-cell table:style-name="ce3"/>
          <table:table-cell office:value-type="string" calcext:value-type="string">
            <text:p>0x00a4</text:p>
          </table:table-cell>
          <table:table-cell office:value-type="string" calcext:value-type="string">
            <text:p>KEY_PLAYPAU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5</text:p>
          </table:table-cell>
          <table:table-cell office:value-type="string" calcext:value-type="string">
            <text:p>KEYCODE_MEDIA_PLAY_P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9</text:p>
          </table:table-cell>
          <table:table-cell table:style-name="ce3"/>
          <table:table-cell office:value-type="string" calcext:value-type="string">
            <text:p>0x00a6</text:p>
          </table:table-cell>
          <table:table-cell office:value-type="string" calcext:value-type="string">
            <text:p>KEY_STOPC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a</text:p>
          </table:table-cell>
          <table:table-cell table:style-name="ce3"/>
          <table:table-cell office:value-type="string" calcext:value-type="string">
            <text:p>0x00a5</text:p>
          </table:table-cell>
          <table:table-cell office:value-type="string" calcext:value-type="string">
            <text:p>KEY_PREVIOUSSO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KEYCODE_MEDIA_PREVI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b</text:p>
          </table:table-cell>
          <table:table-cell table:style-name="ce3"/>
          <table:table-cell office:value-type="string" calcext:value-type="string">
            <text:p>0x00a3</text:p>
          </table:table-cell>
          <table:table-cell office:value-type="string" calcext:value-type="string">
            <text:p>KEY_NEXTSO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KEYCODE_MEDIA_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c</text:p>
          </table:table-cell>
          <table:table-cell table:style-name="ce3"/>
          <table:table-cell office:value-type="string" calcext:value-type="string">
            <text:p>0x00a1</text:p>
          </table:table-cell>
          <table:table-cell office:value-type="string" calcext:value-type="string">
            <text:p>KEY_EJECTC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KEYCODE_MEDIA_E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d</text:p>
          </table:table-cell>
          <table:table-cell table:style-name="ce3"/>
          <table:table-cell office:value-type="string" calcext:value-type="string">
            <text:p>0x0073</text:p>
          </table:table-cell>
          <table:table-cell office:value-type="string" calcext:value-type="string">
            <text:p>KEY_VOLUME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CODE_VOLUM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e</text:p>
          </table:table-cell>
          <table:table-cell table:style-name="ce3"/>
          <table:table-cell office:value-type="string" calcext:value-type="string">
            <text:p>0x0072</text:p>
          </table:table-cell>
          <table:table-cell office:value-type="string" calcext:value-type="string">
            <text:p>KEY_VOLUME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CODE_VOLUME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f</text:p>
          </table:table-cell>
          <table:table-cell table:style-name="ce3"/>
          <table:table-cell office:value-type="string" calcext:value-type="string">
            <text:p>0x0071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KEYCODE_VOLUME_M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0</text:p>
          </table:table-cell>
          <table:table-cell table:style-name="ce3"/>
          <table:table-cell office:value-type="string" calcext:value-type="string">
            <text:p>0x0096</text:p>
          </table:table-cell>
          <table:table-cell office:value-type="string" calcext:value-type="string">
            <text:p>KEY_WWW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KEYCODE_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1</text:p>
          </table:table-cell>
          <table:table-cell table:style-name="ce3"/>
          <table:table-cell office:value-type="string" calcext:value-type="string">
            <text:p>0x009e</text:p>
          </table:table-cell>
          <table:table-cell office:value-type="string" calcext:value-type="string">
            <text:p>KEY_BACK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CODE_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2</text:p>
          </table:table-cell>
          <table:table-cell table:style-name="ce3"/>
          <table:table-cell office:value-type="string" calcext:value-type="string">
            <text:p>0x009f</text:p>
          </table:table-cell>
          <table:table-cell office:value-type="string" calcext:value-type="string">
            <text:p>KEY_FORWAR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KEYCODE_FOR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3</text:p>
          </table:table-cell>
          <table:table-cell table:style-name="ce3"/>
          <table:table-cell office:value-type="string" calcext:value-type="string">
            <text:p>0x0080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f4</text:p>
          </table:table-cell>
          <table:table-cell table:style-name="ce3"/>
          <table:table-cell office:value-type="string" calcext:value-type="string">
            <text:p>0x0088</text:p>
          </table:table-cell>
          <table:table-cell office:value-type="string" calcext:value-type="string">
            <text:p>KEY_FIN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5</text:p>
          </table:table-cell>
          <table:table-cell table:style-name="ce3"/>
          <table:table-cell office:value-type="string" calcext:value-type="string">
            <text:p>0x00b1</text:p>
          </table:table-cell>
          <table:table-cell office:value-type="string" calcext:value-type="string">
            <text:p>KEY_SCROLLU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CODE_PAGE_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6</text:p>
          </table:table-cell>
          <table:table-cell table:style-name="ce3"/>
          <table:table-cell office:value-type="string" calcext:value-type="string">
            <text:p>0x00b2</text:p>
          </table:table-cell>
          <table:table-cell office:value-type="string" calcext:value-type="string">
            <text:p>KEY_SCROLLDOW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CODE_PAGE_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f7</text:p>
          </table:table-cell>
          <table:table-cell table:style-name="ce3"/>
          <table:table-cell office:value-type="string" calcext:value-type="string">
            <text:p>0x00b0</text:p>
          </table:table-cell>
          <table:table-cell office:value-type="string" calcext:value-type="string">
            <text:p>KEY_EDIT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f8</text:p>
          </table:table-cell>
          <table:table-cell table:style-name="ce3"/>
          <table:table-cell office:value-type="string" calcext:value-type="string">
            <text:p>0x008e</text:p>
          </table:table-cell>
          <table:table-cell office:value-type="string" calcext:value-type="string">
            <text:p>KEY_SLEE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9</text:p>
          </table:table-cell>
          <table:table-cell table:style-name="ce3"/>
          <table:table-cell office:value-type="string" calcext:value-type="string">
            <text:p>0x0098</text:p>
          </table:table-cell>
          <table:table-cell office:value-type="string" calcext:value-type="string">
            <text:p>KEY_COFFEE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CODE_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a</text:p>
          </table:table-cell>
          <table:table-cell table:style-name="ce3"/>
          <table:table-cell office:value-type="string" calcext:value-type="string">
            <text:p>0x00ad</text:p>
          </table:table-cell>
          <table:table-cell office:value-type="string" calcext:value-type="string">
            <text:p>KEY_REFRESH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b</text:p>
          </table:table-cell>
          <table:table-cell table:style-name="ce3"/>
          <table:table-cell office:value-type="string" calcext:value-type="string">
            <text:p>0x008c</text:p>
          </table:table-cell>
          <table:table-cell office:value-type="string" calcext:value-type="string">
            <text:p>KEY_CALC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KEYCODE_CALCULATOR</text:p>
          </table:table-cell>
          <table:table-cell table:style-name="Default"/>
          <table:table-cell table:number-columns-repeated="2"/>
        </table:table-row>
      </table:table>
      <table:table table:name="HID Generic Desktop Page (0x01)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x0081</text:p>
          </table:table-cell>
          <table:table-cell office:value-type="string" calcext:value-type="string">
            <text:p>System Power Down</text:p>
          </table:table-cell>
          <table:table-cell table:style-name="ce2" office:value-type="string" calcext:value-type="string">
            <text:p>0x0074</text:p>
          </table:table-cell>
          <table:table-cell table:style-name="ce2" office:value-type="string" calcext:value-type="string">
            <text:p>KEY_POWER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2</text:p>
          </table:table-cell>
          <table:table-cell office:value-type="string" calcext:value-type="string">
            <text:p>System Sleep</text:p>
          </table:table-cell>
          <table:table-cell table:style-name="ce2" office:value-type="string" calcext:value-type="string">
            <text:p>0x008e</text:p>
          </table:table-cell>
          <table:table-cell table:style-name="ce2" office:value-type="string" calcext:value-type="string">
            <text:p>KEY_SLEE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3</text:p>
          </table:table-cell>
          <table:table-cell office:value-type="string" calcext:value-type="string">
            <text:p>System Wake Up</text:p>
          </table:table-cell>
          <table:table-cell table:style-name="ce2" office:value-type="string" calcext:value-type="string">
            <text:p>0x008f</text:p>
          </table:table-cell>
          <table:table-cell table:style-name="ce2" office:value-type="string" calcext:value-type="string">
            <text:p>KEY_WAKEU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4</text:p>
          </table:table-cell>
          <table:table-cell office:value-type="string" calcext:value-type="string">
            <text:p>System Context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5</text:p>
          </table:table-cell>
          <table:table-cell office:value-type="string" calcext:value-type="string">
            <text:p>System Main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6</text:p>
          </table:table-cell>
          <table:table-cell office:value-type="string" calcext:value-type="string">
            <text:p>System App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7</text:p>
          </table:table-cell>
          <table:table-cell office:value-type="string" calcext:value-type="string">
            <text:p>System Menu Hel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8</text:p>
          </table:table-cell>
          <table:table-cell office:value-type="string" calcext:value-type="string">
            <text:p>System Menu Ex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System Menu Sel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System Menu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System Menu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System Menu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System Menu 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System Cold Re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System Warm Restar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System D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1</text:p>
          </table:table-cell>
          <table:table-cell office:value-type="string" calcext:value-type="string">
            <text:p>System Und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2</text:p>
          </table:table-cell>
          <table:table-cell office:value-type="string" calcext:value-type="string">
            <text:p>System Setu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3</text:p>
          </table:table-cell>
          <table:table-cell office:value-type="string" calcext:value-type="string">
            <text:p>System Br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a4</text:p>
          </table:table-cell>
          <table:table-cell office:value-type="string" calcext:value-type="string">
            <text:p>System Debugger Br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5</text:p>
          </table:table-cell>
          <table:table-cell office:value-type="string" calcext:value-type="string">
            <text:p>Application Br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a6</text:p>
          </table:table-cell>
          <table:table-cell office:value-type="string" calcext:value-type="string">
            <text:p>Application Debugger Br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7</text:p>
          </table:table-cell>
          <table:table-cell office:value-type="string" calcext:value-type="string">
            <text:p>System Speaker M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8</text:p>
          </table:table-cell>
          <table:table-cell office:value-type="string" calcext:value-type="string">
            <text:p>System Hibern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0</text:p>
          </table:table-cell>
          <table:table-cell office:value-type="string" calcext:value-type="string">
            <text:p>System Display Inver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1</text:p>
          </table:table-cell>
          <table:table-cell office:value-type="string" calcext:value-type="string">
            <text:p>System Display Intern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2</text:p>
          </table:table-cell>
          <table:table-cell office:value-type="string" calcext:value-type="string">
            <text:p>System Display Exter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3</text:p>
          </table:table-cell>
          <table:table-cell office:value-type="string" calcext:value-type="string">
            <text:p>System Display Bo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4</text:p>
          </table:table-cell>
          <table:table-cell office:value-type="string" calcext:value-type="string">
            <text:p>System Display Du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5</text:p>
          </table:table-cell>
          <table:table-cell office:value-type="string" calcext:value-type="string">
            <text:p>System Display Toggle Int/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System Display Swap Prim./Sec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System Display LCD Autoscale</text:p>
          </table:table-cell>
          <table:table-cell table:number-columns-repeated="2"/>
          <table:table-cell table:style-name="Default" table:number-columns-repeated="4"/>
        </table:table-row>
      </table:table>
      <table:table table:name="HID Consumer Page (0x0c)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0x0030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1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2</text:p>
          </table:table-cell>
          <table:table-cell office:value-type="string" calcext:value-type="string">
            <text:p>Slee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3</text:p>
          </table:table-cell>
          <table:table-cell office:value-type="string" calcext:value-type="string">
            <text:p>Sleep 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Sleep Mode</text:p>
          </table:table-cell>
          <table:table-cell table:style-name="ce2" office:value-type="string" calcext:value-type="string">
            <text:p>0x008e</text:p>
          </table:table-cell>
          <table:table-cell table:style-name="ce2" office:value-type="string" calcext:value-type="string">
            <text:p>KEY_SLEE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Menu</text:p>
          </table:table-cell>
          <table:table-cell table:style-name="ce2" office:value-type="string" calcext:value-type="string">
            <text:p>0x008b</text:p>
          </table:table-cell>
          <table:table-cell table:style-name="ce2" office:value-type="string" calcext:value-type="string">
            <text:p>KEY_MENU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52</text:p>
          </table:table-cell>
          <table:table-cell table:style-name="ce2" office:value-type="string" calcext:value-type="string">
            <text:p>KEYCODE_MENU</text:p>
          </table:table-cell>
          <table:table-cell/>
        </table:table-row>
        <table:table-row table:style-name="ro3">
          <table:table-cell office:value-type="string" calcext:value-type="string">
            <text:p>0x0041</text:p>
          </table:table-cell>
          <table:table-cell office:value-type="string" calcext:value-type="string">
            <text:p>Menu Pi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2</text:p>
          </table:table-cell>
          <table:table-cell office:value-type="string" calcext:value-type="string">
            <text:p>Menu U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3</text:p>
          </table:table-cell>
          <table:table-cell office:value-type="string" calcext:value-type="string">
            <text:p>Menu Dow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4</text:p>
          </table:table-cell>
          <table:table-cell office:value-type="string" calcext:value-type="string">
            <text:p>Menu 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5</text:p>
          </table:table-cell>
          <table:table-cell office:value-type="string" calcext:value-type="string">
            <text:p>Menu Right</text:p>
          </table:table-cell>
          <table:table-cell table:style-name="ce2" office:value-type="string" calcext:value-type="string">
            <text:p>0x0181</text:p>
          </table:table-cell>
          <table:table-cell table:style-name="ce2" office:value-type="string" calcext:value-type="string">
            <text:p>KEY_RIGH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46</text:p>
          </table:table-cell>
          <table:table-cell office:value-type="string" calcext:value-type="string">
            <text:p>Menu Esca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47</text:p>
          </table:table-cell>
          <table:table-cell office:value-type="string" calcext:value-type="string">
            <text:p>Menu Value In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48</text:p>
          </table:table-cell>
          <table:table-cell office:value-type="string" calcext:value-type="string">
            <text:p>Menu Value De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67</text:p>
          </table:table-cell>
          <table:table-cell office:value-type="string" calcext:value-type="string">
            <text:p>Picture-in-Picture Toggle</text:p>
          </table:table-cell>
          <table:table-cell table:number-columns-repeated="3"/>
          <table:table-cell table:style-name="ce2" office:value-type="string" calcext:value-type="string">
            <text:p>0x00ab</text:p>
          </table:table-cell>
          <table:table-cell table:style-name="ce2" office:value-type="string" calcext:value-type="string">
            <text:p>KEYCODE_WINDOW</text:p>
          </table:table-cell>
          <table:table-cell table:style-name="ce2" office:value-type="string" calcext:value-type="string">
            <text:p>Added in <text:a xlink:href="https://android-review.googlesource.com/c/platform/frameworks/base/+/1365553" xlink:type="simple">aosp/1365553</text:a></text:p>
          </table:table-cell>
        </table:table-row>
        <table:table-row table:style-name="ro1">
          <table:table-cell office:value-type="string" calcext:value-type="string">
            <text:p>0x0069</text:p>
          </table:table-cell>
          <table:table-cell office:value-type="string" calcext:value-type="string">
            <text:p>Red Menu Button</text:p>
          </table:table-cell>
          <table:table-cell table:style-name="ce2" office:value-type="string" calcext:value-type="string">
            <text:p>0x18e</text:p>
          </table:table-cell>
          <table:table-cell table:style-name="ce2" office:value-type="string" calcext:value-type="string">
            <text:p>KEY_RED</text:p>
          </table:table-cell>
          <table:table-cell/>
          <table:table-cell table:style-name="ce2" office:value-type="string" calcext:value-type="string">
            <text:p>0x00b7</text:p>
          </table:table-cell>
          <table:table-cell table:style-name="ce2" office:value-type="string" calcext:value-type="string">
            <text:p>KEYCODE_PROG_RED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6a</text:p>
          </table:table-cell>
          <table:table-cell office:value-type="string" calcext:value-type="string">
            <text:p>Green Menu Button</text:p>
          </table:table-cell>
          <table:table-cell table:style-name="ce2" office:value-type="string" calcext:value-type="string">
            <text:p>0x18f</text:p>
          </table:table-cell>
          <table:table-cell table:style-name="ce2" office:value-type="string" calcext:value-type="string">
            <text:p>KEY_GREEN</text:p>
          </table:table-cell>
          <table:table-cell/>
          <table:table-cell table:style-name="ce2" office:value-type="string" calcext:value-type="string">
            <text:p>0x00b8</text:p>
          </table:table-cell>
          <table:table-cell table:style-name="ce2" office:value-type="string" calcext:value-type="string">
            <text:p>KEYCODE_PROG_GREEN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6b</text:p>
          </table:table-cell>
          <table:table-cell office:value-type="string" calcext:value-type="string">
            <text:p>Blue Menu Button</text:p>
          </table:table-cell>
          <table:table-cell table:style-name="ce2" office:value-type="string" calcext:value-type="string">
            <text:p>0x191</text:p>
          </table:table-cell>
          <table:table-cell table:style-name="ce2" office:value-type="string" calcext:value-type="string">
            <text:p>KEY_BLUE</text:p>
          </table:table-cell>
          <table:table-cell/>
          <table:table-cell table:style-name="ce2" office:value-type="string" calcext:value-type="string">
            <text:p>0x00ba</text:p>
          </table:table-cell>
          <table:table-cell table:style-name="ce2" office:value-type="string" calcext:value-type="string">
            <text:p>KEYCODE_PROG_BLUE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2">
          <table:table-cell office:value-type="string" calcext:value-type="string">
            <text:p>0x006c</text:p>
          </table:table-cell>
          <table:table-cell office:value-type="string" calcext:value-type="string">
            <text:p>Yellow Menu Button</text:p>
          </table:table-cell>
          <table:table-cell table:style-name="ce2" office:value-type="string" calcext:value-type="string">
            <text:p>0x190</text:p>
          </table:table-cell>
          <table:table-cell table:style-name="ce2" office:value-type="string" calcext:value-type="string">
            <text:p>KEY_YELLOW</text:p>
          </table:table-cell>
          <table:table-cell/>
          <table:table-cell table:style-name="ce2" office:value-type="string" calcext:value-type="string">
            <text:p>0x00b9</text:p>
          </table:table-cell>
          <table:table-cell table:style-name="ce2" office:value-type="string" calcext:value-type="string">
            <text:p>KEYCODE_PROG_YELLOW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81</text:p>
          </table:table-cell>
          <table:table-cell office:value-type="string" calcext:value-type="string">
            <text:p>Assign Selec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82</text:p>
          </table:table-cell>
          <table:table-cell office:value-type="string" calcext:value-type="string">
            <text:p>Mode Ste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83</text:p>
          </table:table-cell>
          <table:table-cell office:value-type="string" calcext:value-type="string">
            <text:p>Recall Last</text:p>
          </table:table-cell>
          <table:table-cell table:style-name="ce2" office:value-type="string" calcext:value-type="string">
            <text:p>0x0195</text:p>
          </table:table-cell>
          <table:table-cell table:style-name="ce2" office:value-type="string" calcext:value-type="string">
            <text:p>KEY_LAST</text:p>
          </table:table-cell>
          <table:table-cell/>
          <table:table-cell table:style-name="ce2" office:value-type="string" calcext:value-type="string">
            <text:p>0xe5</text:p>
          </table:table-cell>
          <table:table-cell table:style-name="ce2" office:value-type="string" calcext:value-type="string">
            <text:p>KEYCODE_LAST_CHANNEL</text:p>
          </table:table-cell>
          <table:table-cell table:style-name="ce2" office:value-type="string" calcext:value-type="string">
            <text:p>Added in <text:a xlink:href="https://android-review.googlesource.com/c/platform/frameworks/base/+/1365551" xlink:type="simple">aosp/1365551</text:a></text:p>
          </table:table-cell>
        </table:table-row>
        <table:table-row table:style-name="ro3">
          <table:table-cell office:value-type="string" calcext:value-type="string">
            <text:p>0x0084</text:p>
          </table:table-cell>
          <table:table-cell office:value-type="string" calcext:value-type="string">
            <text:p>Enter Channe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85</text:p>
          </table:table-cell>
          <table:table-cell office:value-type="string" calcext:value-type="string">
            <text:p>Order Mov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8</text:p>
          </table:table-cell>
          <table:table-cell office:value-type="string" calcext:value-type="string">
            <text:p>Media Select Computer</text:p>
          </table:table-cell>
          <table:table-cell table:style-name="ce2" office:value-type="string" calcext:value-type="string">
            <text:p>0x0178</text:p>
          </table:table-cell>
          <table:table-cell table:style-name="ce2" office:value-type="string" calcext:value-type="string">
            <text:p>KEY_P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Media Select TV</text:p>
          </table:table-cell>
          <table:table-cell table:style-name="ce2" office:value-type="string" calcext:value-type="string">
            <text:p>0x0179</text:p>
          </table:table-cell>
          <table:table-cell table:style-name="ce2" office:value-type="string" calcext:value-type="string">
            <text:p>KEY_TV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a</text:p>
          </table:table-cell>
          <table:table-cell table:style-name="ce2" office:value-type="string" calcext:value-type="string">
            <text:p>KEYCODE_TV</text:p>
          </table:table-cell>
          <table:table-cell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Media Select WWW</text:p>
          </table:table-cell>
          <table:table-cell table:style-name="ce2" office:value-type="string" calcext:value-type="string">
            <text:p>0x0096</text:p>
          </table:table-cell>
          <table:table-cell table:style-name="ce2" office:value-type="string" calcext:value-type="string">
            <text:p>KEY_WWW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0</text:p>
          </table:table-cell>
          <table:table-cell table:style-name="ce2" office:value-type="string" calcext:value-type="string">
            <text:p>KEYCODE_EXPLORER</text:p>
          </table:table-cell>
          <table:table-cell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Media Select DVD</text:p>
          </table:table-cell>
          <table:table-cell table:style-name="ce2" office:value-type="string" calcext:value-type="string">
            <text:p>0x0185</text:p>
          </table:table-cell>
          <table:table-cell table:style-name="ce2" office:value-type="string" calcext:value-type="string">
            <text:p>KEY_D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Media Select Telephone</text:p>
          </table:table-cell>
          <table:table-cell table:style-name="ce2" office:value-type="string" calcext:value-type="string">
            <text:p>0x00a9</text:p>
          </table:table-cell>
          <table:table-cell table:style-name="ce2" office:value-type="string" calcext:value-type="string">
            <text:p>KEY_PHON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05</text:p>
          </table:table-cell>
          <table:table-cell table:style-name="ce2" office:value-type="string" calcext:value-type="string">
            <text:p>KEYCODE_CALL</text:p>
          </table:table-cell>
          <table:table-cell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Media Select Program Guide</text:p>
          </table:table-cell>
          <table:table-cell table:style-name="ce2" office:value-type="string" calcext:value-type="string">
            <text:p>0x016a</text:p>
          </table:table-cell>
          <table:table-cell table:style-name="ce2" office:value-type="string" calcext:value-type="string">
            <text:p>KEY_PROGRAM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c</text:p>
          </table:table-cell>
          <table:table-cell table:style-name="ce2" office:value-type="string" calcext:value-type="string">
            <text:p>KEYCODE_GUIDE</text:p>
          </table:table-cell>
          <table:table-cell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Media Select Video Phone</text:p>
          </table:table-cell>
          <table:table-cell table:style-name="ce2" office:value-type="string" calcext:value-type="string">
            <text:p>0x01a0</text:p>
          </table:table-cell>
          <table:table-cell table:style-name="ce2" office:value-type="string" calcext:value-type="string">
            <text:p>KEY_VIDEO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Media Select Games</text:p>
          </table:table-cell>
          <table:table-cell table:style-name="ce2" office:value-type="string" calcext:value-type="string">
            <text:p>0x01a1</text:p>
          </table:table-cell>
          <table:table-cell table:style-name="ce2" office:value-type="string" calcext:value-type="string">
            <text:p>KEY_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0</text:p>
          </table:table-cell>
          <table:table-cell office:value-type="string" calcext:value-type="string">
            <text:p>Media Select Messages</text:p>
          </table:table-cell>
          <table:table-cell table:style-name="ce2" office:value-type="string" calcext:value-type="string">
            <text:p>0x018c</text:p>
          </table:table-cell>
          <table:table-cell table:style-name="ce2" office:value-type="string" calcext:value-type="string">
            <text:p>KEY_ME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1</text:p>
          </table:table-cell>
          <table:table-cell office:value-type="string" calcext:value-type="string">
            <text:p>Media Select CD</text:p>
          </table:table-cell>
          <table:table-cell table:style-name="ce2" office:value-type="string" calcext:value-type="string">
            <text:p>0x017f</text:p>
          </table:table-cell>
          <table:table-cell table:style-name="ce2" office:value-type="string" calcext:value-type="string">
            <text:p>KEY_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2</text:p>
          </table:table-cell>
          <table:table-cell office:value-type="string" calcext:value-type="string">
            <text:p>Media Select VCR</text:p>
          </table:table-cell>
          <table:table-cell table:style-name="ce2" office:value-type="string" calcext:value-type="string">
            <text:p>0x017b</text:p>
          </table:table-cell>
          <table:table-cell table:style-name="ce2" office:value-type="string" calcext:value-type="string">
            <text:p>KEY_VC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3</text:p>
          </table:table-cell>
          <table:table-cell office:value-type="string" calcext:value-type="string">
            <text:p>Media Select Tuner</text:p>
          </table:table-cell>
          <table:table-cell table:style-name="ce2" office:value-type="string" calcext:value-type="string">
            <text:p>0x0182</text:p>
          </table:table-cell>
          <table:table-cell table:style-name="ce2" office:value-type="string" calcext:value-type="string">
            <text:p>KEY_TUN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94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_EXI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95</text:p>
          </table:table-cell>
          <table:table-cell office:value-type="string" calcext:value-type="string">
            <text:p>Help</text:p>
          </table:table-cell>
          <table:table-cell table:style-name="ce2" office:value-type="string" calcext:value-type="string">
            <text:p>0x008a</text:p>
          </table:table-cell>
          <table:table-cell table:style-name="ce2" office:value-type="string" calcext:value-type="string">
            <text:p>KEY_HE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6</text:p>
          </table:table-cell>
          <table:table-cell office:value-type="string" calcext:value-type="string">
            <text:p>Media Select Tape</text:p>
          </table:table-cell>
          <table:table-cell table:style-name="ce2" office:value-type="string" calcext:value-type="string">
            <text:p>0x0180</text:p>
          </table:table-cell>
          <table:table-cell table:style-name="ce2" office:value-type="string" calcext:value-type="string">
            <text:p>KEY_T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7</text:p>
          </table:table-cell>
          <table:table-cell office:value-type="string" calcext:value-type="string">
            <text:p>Media Select Cable</text:p>
          </table:table-cell>
          <table:table-cell table:style-name="ce2" office:value-type="string" calcext:value-type="string">
            <text:p>0x017a</text:p>
          </table:table-cell>
          <table:table-cell table:style-name="ce2" office:value-type="string" calcext:value-type="string">
            <text:p>KEY_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8</text:p>
          </table:table-cell>
          <table:table-cell office:value-type="string" calcext:value-type="string">
            <text:p>Media Select Satellite</text:p>
          </table:table-cell>
          <table:table-cell table:style-name="ce2" office:value-type="string" calcext:value-type="string">
            <text:p>0x017d</text:p>
          </table:table-cell>
          <table:table-cell table:style-name="ce2" office:value-type="string" calcext:value-type="string">
            <text:p>KEY_S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9</text:p>
          </table:table-cell>
          <table:table-cell office:value-type="string" calcext:value-type="string">
            <text:p>Media Select Secu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9a</text:p>
          </table:table-cell>
          <table:table-cell office:value-type="string" calcext:value-type="string">
            <text:p>Media Select Home</text:p>
          </table:table-cell>
          <table:table-cell table:style-name="ce2" office:value-type="string" calcext:value-type="string">
            <text:p>0x016e</text:p>
          </table:table-cell>
          <table:table-cell table:style-name="ce2" office:value-type="string" calcext:value-type="string">
            <text:p>KEY_PVR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d</text:p>
          </table:table-cell>
          <table:table-cell table:style-name="ce2" office:value-type="string" calcext:value-type="string">
            <text:p>KEYCODE_DVR</text:p>
          </table:table-cell>
          <table:table-cell/>
        </table:table-row>
        <table:table-row table:style-name="ro1">
          <table:table-cell office:value-type="string" calcext:value-type="string">
            <text:p>0x0061</text:p>
          </table:table-cell>
          <table:table-cell office:value-type="string" calcext:value-type="string">
            <text:p>Closed caption</text:p>
          </table:table-cell>
          <table:table-cell table:style-name="ce2" office:value-type="string" calcext:value-type="string">
            <text:p>0x0172</text:p>
          </table:table-cell>
          <table:table-cell table:style-name="ce2" office:value-type="string" calcext:value-type="string">
            <text:p>KEY_SUBTITLE</text:p>
          </table:table-cell>
          <table:table-cell/>
          <table:table-cell table:style-name="ce2" office:value-type="string" calcext:value-type="string">
            <text:p>0x00af</text:p>
          </table:table-cell>
          <table:table-cell table:style-name="ce2" office:value-type="string" calcext:value-type="string">
            <text:p>KEYCODE_CAPTIONS</text:p>
          </table:table-cell>
          <table:table-cell table:style-name="ce2" office:value-type="string" calcext:value-type="string">
            <text:p>Added in <text:a xlink:href="https://android-review.googlesource.com/c/platform/frameworks/base/+/1365552" xlink:type="simple">aosp/1365552</text:a></text:p>
          </table:table-cell>
        </table:table-row>
        <table:table-row table:style-name="ro1">
          <table:table-cell office:value-type="string" calcext:value-type="string">
            <text:p>0x009c</text:p>
          </table:table-cell>
          <table:table-cell office:value-type="string" calcext:value-type="string">
            <text:p>Channel Increment</text:p>
          </table:table-cell>
          <table:table-cell table:style-name="ce2" office:value-type="string" calcext:value-type="string">
            <text:p>0x0192</text:p>
          </table:table-cell>
          <table:table-cell table:style-name="ce2" office:value-type="string" calcext:value-type="string">
            <text:p>KEY_CHANNELU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6</text:p>
          </table:table-cell>
          <table:table-cell table:style-name="ce2" office:value-type="string" calcext:value-type="string">
            <text:p>KEYCODE_CHANNEL_UP</text:p>
          </table:table-cell>
          <table:table-cell/>
        </table:table-row>
        <table:table-row table:style-name="ro2">
          <table:table-cell office:value-type="string" calcext:value-type="string">
            <text:p>0x009d</text:p>
          </table:table-cell>
          <table:table-cell office:value-type="string" calcext:value-type="string">
            <text:p>Channel Decrement</text:p>
          </table:table-cell>
          <table:table-cell table:style-name="ce2" office:value-type="string" calcext:value-type="string">
            <text:p>0x0193</text:p>
          </table:table-cell>
          <table:table-cell table:style-name="ce2" office:value-type="string" calcext:value-type="string">
            <text:p>KEY_CHANNELDOWN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7</text:p>
          </table:table-cell>
          <table:table-cell table:style-name="ce2" office:value-type="string" calcext:value-type="string">
            <text:p>KEYCODE_CHANNEL_DOWN</text:p>
          </table:table-cell>
          <table:table-cell/>
        </table:table-row>
        <table:table-row table:style-name="ro1">
          <table:table-cell office:value-type="string" calcext:value-type="string">
            <text:p>0x009e</text:p>
          </table:table-cell>
          <table:table-cell office:value-type="string" calcext:value-type="string">
            <text:p>Media Select SA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VCR Plus</text:p>
          </table:table-cell>
          <table:table-cell table:style-name="ce2" office:value-type="string" calcext:value-type="string">
            <text:p>0x017c</text:p>
          </table:table-cell>
          <table:table-cell table:style-name="ce2" office:value-type="string" calcext:value-type="string">
            <text:p>KEY_VCR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a1</text:p>
          </table:table-cell>
          <table:table-cell office:value-type="string" calcext:value-type="string">
            <text:p>O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2</text:p>
          </table:table-cell>
          <table:table-cell office:value-type="string" calcext:value-type="string">
            <text:p>Dai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3</text:p>
          </table:table-cell>
          <table:table-cell office:value-type="string" calcext:value-type="string">
            <text:p>Week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4</text:p>
          </table:table-cell>
          <table:table-cell office:value-type="string" calcext:value-type="string">
            <text:p>Month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0</text:p>
          </table:table-cell>
          <table:table-cell office:value-type="string" calcext:value-type="string">
            <text:p>Play</text:p>
          </table:table-cell>
          <table:table-cell table:style-name="ce2" office:value-type="string" calcext:value-type="string">
            <text:p>0x00cf</text:p>
          </table:table-cell>
          <table:table-cell table:style-name="ce2" office:value-type="string" calcext:value-type="string">
            <text:p>KEY_PLAY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e</text:p>
          </table:table-cell>
          <table:table-cell table:style-name="ce2" office:value-type="string" calcext:value-type="string">
            <text:p>KEYCODE_MEDIA_PLAY</text:p>
          </table:table-cell>
          <table:table-cell/>
        </table:table-row>
        <table:table-row table:style-name="ro1">
          <table:table-cell office:value-type="string" calcext:value-type="string">
            <text:p>0x00b1</text:p>
          </table:table-cell>
          <table:table-cell office:value-type="string" calcext:value-type="string">
            <text:p>Pause</text:p>
          </table:table-cell>
          <table:table-cell table:style-name="ce2" office:value-type="string" calcext:value-type="string">
            <text:p>0x0077</text:p>
          </table:table-cell>
          <table:table-cell table:style-name="ce2" office:value-type="string" calcext:value-type="string">
            <text:p>KEY_PAUS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9</text:p>
          </table:table-cell>
          <table:table-cell table:style-name="ce2" office:value-type="string" calcext:value-type="string">
            <text:p>KEYCODE_BREAK</text:p>
          </table:table-cell>
          <table:table-cell/>
        </table:table-row>
        <table:table-row table:style-name="ro2">
          <table:table-cell office:value-type="string" calcext:value-type="string">
            <text:p>0x00b2</text:p>
          </table:table-cell>
          <table:table-cell office:value-type="string" calcext:value-type="string">
            <text:p>Record</text:p>
          </table:table-cell>
          <table:table-cell table:style-name="ce2" office:value-type="string" calcext:value-type="string">
            <text:p>0x00a7</text:p>
          </table:table-cell>
          <table:table-cell table:style-name="ce2" office:value-type="string" calcext:value-type="string">
            <text:p>KEY_RECO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82</text:p>
          </table:table-cell>
          <table:table-cell table:style-name="ce2" office:value-type="string" calcext:value-type="string">
            <text:p>KEYCODE_MEDIA_RECORD</text:p>
          </table:table-cell>
          <table:table-cell/>
        </table:table-row>
        <table:table-row table:style-name="ro2">
          <table:table-cell office:value-type="string" calcext:value-type="string">
            <text:p>0x00b3</text:p>
          </table:table-cell>
          <table:table-cell office:value-type="string" calcext:value-type="string">
            <text:p>Fast Forward</text:p>
          </table:table-cell>
          <table:table-cell table:style-name="ce2" office:value-type="string" calcext:value-type="string">
            <text:p>0x00d0</text:p>
          </table:table-cell>
          <table:table-cell table:style-name="ce2" office:value-type="string" calcext:value-type="string">
            <text:p>KEY_FASTFORWA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a</text:p>
          </table:table-cell>
          <table:table-cell table:style-name="ce2" office:value-type="string" calcext:value-type="string">
            <text:p>KEYCODE_MEDIA_FAST_FORWARD</text:p>
          </table:table-cell>
          <table:table-cell/>
        </table:table-row>
        <table:table-row table:style-name="ro2">
          <table:table-cell office:value-type="string" calcext:value-type="string">
            <text:p>0x00b4</text:p>
          </table:table-cell>
          <table:table-cell office:value-type="string" calcext:value-type="string">
            <text:p>Rewind</text:p>
          </table:table-cell>
          <table:table-cell table:style-name="ce2" office:value-type="string" calcext:value-type="string">
            <text:p>0x00a8</text:p>
          </table:table-cell>
          <table:table-cell table:style-name="ce2" office:value-type="string" calcext:value-type="string">
            <text:p>KEY_REWIN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9</text:p>
          </table:table-cell>
          <table:table-cell table:style-name="ce2" office:value-type="string" calcext:value-type="string">
            <text:p>KEYCODE_MEDIA_REWIND</text:p>
          </table:table-cell>
          <table:table-cell/>
        </table:table-row>
        <table:table-row table:style-name="ro1">
          <table:table-cell office:value-type="string" calcext:value-type="string">
            <text:p>0x00b5</text:p>
          </table:table-cell>
          <table:table-cell office:value-type="string" calcext:value-type="string">
            <text:p>Scan Next Track</text:p>
          </table:table-cell>
          <table:table-cell table:style-name="ce2" office:value-type="string" calcext:value-type="string">
            <text:p>0x00a3</text:p>
          </table:table-cell>
          <table:table-cell table:style-name="ce2" office:value-type="string" calcext:value-type="string">
            <text:p>KEY_NEXTSONG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7</text:p>
          </table:table-cell>
          <table:table-cell table:style-name="ce2" office:value-type="string" calcext:value-type="string">
            <text:p>KEYCODE_MEDIA_NEXT</text:p>
          </table:table-cell>
          <table:table-cell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Scan Previous Track</text:p>
          </table:table-cell>
          <table:table-cell table:style-name="ce2" office:value-type="string" calcext:value-type="string">
            <text:p>0x00a5</text:p>
          </table:table-cell>
          <table:table-cell table:style-name="ce2" office:value-type="string" calcext:value-type="string">
            <text:p>KEY_PREVIOUSSONG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8</text:p>
          </table:table-cell>
          <table:table-cell table:style-name="ce2" office:value-type="string" calcext:value-type="string">
            <text:p>KEYCODE_MEDIA_PREVIOUS</text:p>
          </table:table-cell>
          <table:table-cell/>
        </table:table-row>
        <table:table-row table:style-name="ro1">
          <table:table-cell office:value-type="string" calcext:value-type="string">
            <text:p>0x00b7</text:p>
          </table:table-cell>
          <table:table-cell office:value-type="string" calcext:value-type="string">
            <text:p>Stop</text:p>
          </table:table-cell>
          <table:table-cell table:style-name="ce2" office:value-type="string" calcext:value-type="string">
            <text:p>0x00a6</text:p>
          </table:table-cell>
          <table:table-cell table:style-name="ce2" office:value-type="string" calcext:value-type="string">
            <text:p>KEY_STOPC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6</text:p>
          </table:table-cell>
          <table:table-cell table:style-name="ce2" office:value-type="string" calcext:value-type="string">
            <text:p>KEYCODE_MEDIA_STOP</text:p>
          </table:table-cell>
          <table:table-cell/>
        </table:table-row>
        <table:table-row table:style-name="ro1">
          <table:table-cell office:value-type="string" calcext:value-type="string">
            <text:p>0x00b8</text:p>
          </table:table-cell>
          <table:table-cell office:value-type="string" calcext:value-type="string">
            <text:p>Eject</text:p>
          </table:table-cell>
          <table:table-cell table:style-name="ce2" office:value-type="string" calcext:value-type="string">
            <text:p>0x00a1</text:p>
          </table:table-cell>
          <table:table-cell table:style-name="ce2" office:value-type="string" calcext:value-type="string">
            <text:p>KEY_EJECTC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81</text:p>
          </table:table-cell>
          <table:table-cell table:style-name="ce2" office:value-type="string" calcext:value-type="string">
            <text:p>KEYCODE_MEDIA_EJECT</text:p>
          </table:table-cell>
          <table:table-cell/>
        </table:table-row>
        <table:table-row table:style-name="ro3">
          <table:table-cell office:value-type="string" calcext:value-type="string">
            <text:p>0x00b9</text:p>
          </table:table-cell>
          <table:table-cell office:value-type="string" calcext:value-type="string">
            <text:p>Random Pla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ba</text:p>
          </table:table-cell>
          <table:table-cell office:value-type="string" calcext:value-type="string">
            <text:p>Select Disc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bb</text:p>
          </table:table-cell>
          <table:table-cell office:value-type="string" calcext:value-type="string">
            <text:p>Enter D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c</text:p>
          </table:table-cell>
          <table:table-cell office:value-type="string" calcext:value-type="string">
            <text:p>Repeat</text:p>
          </table:table-cell>
          <table:table-cell table:style-name="ce2" office:value-type="string" calcext:value-type="string">
            <text:p>0x01b7</text:p>
          </table:table-cell>
          <table:table-cell table:style-name="ce2" office:value-type="string" calcext:value-type="string">
            <text:p>KEY_MEDIA_REPE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be</text:p>
          </table:table-cell>
          <table:table-cell office:value-type="string" calcext:value-type="string">
            <text:p>Track Norm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0</text:p>
          </table:table-cell>
          <table:table-cell office:value-type="string" calcext:value-type="string">
            <text:p>Frame Forwar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1</text:p>
          </table:table-cell>
          <table:table-cell office:value-type="string" calcext:value-type="string">
            <text:p>Frame Ba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2</text:p>
          </table:table-cell>
          <table:table-cell office:value-type="string" calcext:value-type="string">
            <text:p>Mar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3</text:p>
          </table:table-cell>
          <table:table-cell office:value-type="string" calcext:value-type="string">
            <text:p>Clear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4</text:p>
          </table:table-cell>
          <table:table-cell office:value-type="string" calcext:value-type="string">
            <text:p>Repeat From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5</text:p>
          </table:table-cell>
          <table:table-cell office:value-type="string" calcext:value-type="string">
            <text:p>Return To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6</text:p>
          </table:table-cell>
          <table:table-cell office:value-type="string" calcext:value-type="string">
            <text:p>Search Mark Forw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7</text:p>
          </table:table-cell>
          <table:table-cell office:value-type="string" calcext:value-type="string">
            <text:p>Search Mark Backward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8</text:p>
          </table:table-cell>
          <table:table-cell office:value-type="string" calcext:value-type="string">
            <text:p>Counter Res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9</text:p>
          </table:table-cell>
          <table:table-cell office:value-type="string" calcext:value-type="string">
            <text:p>Show Co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a</text:p>
          </table:table-cell>
          <table:table-cell office:value-type="string" calcext:value-type="string">
            <text:p>Tracking Incr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b</text:p>
          </table:table-cell>
          <table:table-cell office:value-type="string" calcext:value-type="string">
            <text:p>Tracking Decreme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c</text:p>
          </table:table-cell>
          <table:table-cell office:value-type="string" calcext:value-type="string">
            <text:p>Stop / Eje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cd</text:p>
          </table:table-cell>
          <table:table-cell office:value-type="string" calcext:value-type="string">
            <text:p>Play / Pause</text:p>
          </table:table-cell>
          <table:table-cell table:style-name="ce2" office:value-type="string" calcext:value-type="string">
            <text:p>0x00a4</text:p>
          </table:table-cell>
          <table:table-cell table:style-name="ce2" office:value-type="string" calcext:value-type="string">
            <text:p>KEY_PLAYPAUS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5</text:p>
          </table:table-cell>
          <table:table-cell table:style-name="ce2" office:value-type="string" calcext:value-type="string">
            <text:p>KEYCODE_MEDIA_PLAY_PAUSE</text:p>
          </table:table-cell>
          <table:table-cell/>
        </table:table-row>
        <table:table-row table:style-name="ro3">
          <table:table-cell office:value-type="string" calcext:value-type="string">
            <text:p>0x00ce</text:p>
          </table:table-cell>
          <table:table-cell office:value-type="string" calcext:value-type="string">
            <text:p>Play / Ski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e2</text:p>
          </table:table-cell>
          <table:table-cell office:value-type="string" calcext:value-type="string">
            <text:p>Mute</text:p>
          </table:table-cell>
          <table:table-cell table:style-name="ce2" office:value-type="string" calcext:value-type="string">
            <text:p>0x0071</text:p>
          </table:table-cell>
          <table:table-cell table:style-name="ce2" office:value-type="string" calcext:value-type="string">
            <text:p>KEY_MUT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4</text:p>
          </table:table-cell>
          <table:table-cell table:style-name="ce2" office:value-type="string" calcext:value-type="string">
            <text:p>KEYCODE_VOLUME_MUTE</text:p>
          </table:table-cell>
          <table:table-cell/>
        </table:table-row>
        <table:table-row table:style-name="ro1">
          <table:table-cell office:value-type="string" calcext:value-type="string">
            <text:p>0x00e5</text:p>
          </table:table-cell>
          <table:table-cell office:value-type="string" calcext:value-type="string">
            <text:p>Bass Boost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_BASS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e6</text:p>
          </table:table-cell>
          <table:table-cell office:value-type="string" calcext:value-type="string">
            <text:p>Surround M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e7</text:p>
          </table:table-cell>
          <table:table-cell office:value-type="string" calcext:value-type="string">
            <text:p>Loudnes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e8</text:p>
          </table:table-cell>
          <table:table-cell office:value-type="string" calcext:value-type="string">
            <text:p>M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e9</text:p>
          </table:table-cell>
          <table:table-cell office:value-type="string" calcext:value-type="string">
            <text:p>Volume Increment</text:p>
          </table:table-cell>
          <table:table-cell table:style-name="ce2" office:value-type="string" calcext:value-type="string">
            <text:p>0x0073</text:p>
          </table:table-cell>
          <table:table-cell table:style-name="ce2" office:value-type="string" calcext:value-type="string">
            <text:p>KEY_VOLUMEUP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8</text:p>
          </table:table-cell>
          <table:table-cell table:style-name="ce2" office:value-type="string" calcext:value-type="string">
            <text:p>KEYCODE_VOLUME_UP</text:p>
          </table:table-cell>
          <table:table-cell/>
        </table:table-row>
        <table:table-row table:style-name="ro2">
          <table:table-cell office:value-type="string" calcext:value-type="string">
            <text:p>0x00ea</text:p>
          </table:table-cell>
          <table:table-cell office:value-type="string" calcext:value-type="string">
            <text:p>Volume Decrement</text:p>
          </table:table-cell>
          <table:table-cell table:style-name="ce2" office:value-type="string" calcext:value-type="string">
            <text:p>0x0072</text:p>
          </table:table-cell>
          <table:table-cell table:style-name="ce2" office:value-type="string" calcext:value-type="string">
            <text:p>KEY_VOLUMEDOWN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9</text:p>
          </table:table-cell>
          <table:table-cell table:style-name="ce2" office:value-type="string" calcext:value-type="string">
            <text:p>KEYCODE_VOLUME_DOWN</text:p>
          </table:table-cell>
          <table:table-cell/>
        </table:table-row>
        <table:table-row table:style-name="ro2">
          <table:table-cell office:value-type="string" calcext:value-type="string">
            <text:p>0x0173</text:p>
          </table:table-cell>
          <table:table-cell office:value-type="string" calcext:value-type="string">
            <text:p>Alternate Audio Increment</text:p>
          </table:table-cell>
          <table:table-cell table:number-columns-repeated="3"/>
          <table:table-cell table:style-name="ce2" office:value-type="string" calcext:value-type="string">
            <text:p>0x00de</text:p>
          </table:table-cell>
          <table:table-cell table:style-name="ce2" office:value-type="string" calcext:value-type="string">
            <text:p>KEYCODE_MEDIA_AUDIO_TRACK</text:p>
          </table:table-cell>
          <table:table-cell table:style-name="ce2" office:value-type="string" calcext:value-type="string">
            <text:p>Added in <text:a xlink:href="https://android-review.googlesource.com/c/platform/frameworks/base/+/1365554" xlink:type="simple">aosp/1365554</text:a></text:p>
          </table:table-cell>
        </table:table-row>
        <table:table-row table:style-name="ro2">
          <table:table-cell office:value-type="string" calcext:value-type="string">
            <text:p>0x0181</text:p>
          </table:table-cell>
          <table:table-cell office:value-type="string" calcext:value-type="string">
            <text:p>AL Launch Button Config. Tool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82</text:p>
          </table:table-cell>
          <table:table-cell office:value-type="string" calcext:value-type="string">
            <text:p>AL Programmable Button Config.</text:p>
          </table:table-cell>
          <table:table-cell table:style-name="ce2" office:value-type="string" calcext:value-type="string">
            <text:p>0x009c</text:p>
          </table:table-cell>
          <table:table-cell table:style-name="ce2" office:value-type="string" calcext:value-type="string">
            <text:p>KEY_BOOKMARKS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CODE_BOOKMARK</text:p>
          </table:table-cell>
          <table:table-cell/>
        </table:table-row>
        <table:table-row table:style-name="ro2">
          <table:table-cell office:value-type="string" calcext:value-type="string">
            <text:p>0x0183</text:p>
          </table:table-cell>
          <table:table-cell office:value-type="string" calcext:value-type="string">
            <text:p>AL Consumer Control Config.</text:p>
          </table:table-cell>
          <table:table-cell table:style-name="ce2" office:value-type="string" calcext:value-type="string">
            <text:p>0x00ab</text:p>
          </table:table-cell>
          <table:table-cell table:style-name="ce2" office:value-type="string" calcext:value-type="string">
            <text:p>KEY_CONFIG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CODE_MUSIC</text:p>
          </table:table-cell>
          <table:table-cell/>
        </table:table-row>
        <table:table-row table:style-name="ro1">
          <table:table-cell office:value-type="string" calcext:value-type="string">
            <text:p>0x0184</text:p>
          </table:table-cell>
          <table:table-cell office:value-type="string" calcext:value-type="string">
            <text:p>AL Word Processor</text:p>
          </table:table-cell>
          <table:table-cell table:style-name="ce2" office:value-type="string" calcext:value-type="string">
            <text:p>0x01a5</text:p>
          </table:table-cell>
          <table:table-cell table:style-name="ce2" office:value-type="string" calcext:value-type="string">
            <text:p>KEY_WORDPROCES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5</text:p>
          </table:table-cell>
          <table:table-cell office:value-type="string" calcext:value-type="string">
            <text:p>AL Text Editor</text:p>
          </table:table-cell>
          <table:table-cell table:style-name="ce2" office:value-type="string" calcext:value-type="string">
            <text:p>0x01a6</text:p>
          </table:table-cell>
          <table:table-cell table:style-name="ce2" office:value-type="string" calcext:value-type="string">
            <text:p>KEY_ED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6</text:p>
          </table:table-cell>
          <table:table-cell office:value-type="string" calcext:value-type="string">
            <text:p>AL Spreadsheet</text:p>
          </table:table-cell>
          <table:table-cell table:style-name="ce2" office:value-type="string" calcext:value-type="string">
            <text:p>0x01a7</text:p>
          </table:table-cell>
          <table:table-cell table:style-name="ce2" office:value-type="string" calcext:value-type="string">
            <text:p>KEY_SPREADSH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7</text:p>
          </table:table-cell>
          <table:table-cell office:value-type="string" calcext:value-type="string">
            <text:p>AL Graphics Editor</text:p>
          </table:table-cell>
          <table:table-cell table:style-name="ce2" office:value-type="string" calcext:value-type="string">
            <text:p>0x01a8</text:p>
          </table:table-cell>
          <table:table-cell table:style-name="ce2" office:value-type="string" calcext:value-type="string">
            <text:p>KEY_GRAPHICSEDI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88</text:p>
          </table:table-cell>
          <table:table-cell office:value-type="string" calcext:value-type="string">
            <text:p>AL Presentation App</text:p>
          </table:table-cell>
          <table:table-cell table:style-name="ce2" office:value-type="string" calcext:value-type="string">
            <text:p>0x01a9</text:p>
          </table:table-cell>
          <table:table-cell table:style-name="ce2" office:value-type="string" calcext:value-type="string">
            <text:p>KEY_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9</text:p>
          </table:table-cell>
          <table:table-cell office:value-type="string" calcext:value-type="string">
            <text:p>AL Database App</text:p>
          </table:table-cell>
          <table:table-cell table:style-name="ce2" office:value-type="string" calcext:value-type="string">
            <text:p>0x01aa</text:p>
          </table:table-cell>
          <table:table-cell table:style-name="ce2" office:value-type="string" calcext:value-type="string">
            <text:p>KEY_DATA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a</text:p>
          </table:table-cell>
          <table:table-cell office:value-type="string" calcext:value-type="string">
            <text:p>AL Email Reader</text:p>
          </table:table-cell>
          <table:table-cell table:style-name="ce2" office:value-type="string" calcext:value-type="string">
            <text:p>0x009b</text:p>
          </table:table-cell>
          <table:table-cell table:style-name="ce2" office:value-type="string" calcext:value-type="string">
            <text:p>KEY_MAIL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1</text:p>
          </table:table-cell>
          <table:table-cell table:style-name="ce2" office:value-type="string" calcext:value-type="string">
            <text:p>KEYCODE_ENVELOPE</text:p>
          </table:table-cell>
          <table:table-cell/>
        </table:table-row>
        <table:table-row table:style-name="ro1">
          <table:table-cell office:value-type="string" calcext:value-type="string">
            <text:p>0x018b</text:p>
          </table:table-cell>
          <table:table-cell office:value-type="string" calcext:value-type="string">
            <text:p>AL Newsreader</text:p>
          </table:table-cell>
          <table:table-cell table:style-name="ce2" office:value-type="string" calcext:value-type="string">
            <text:p>0x01ab</text:p>
          </table:table-cell>
          <table:table-cell table:style-name="ce2" office:value-type="string" calcext:value-type="string">
            <text:p>KEY_N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c</text:p>
          </table:table-cell>
          <table:table-cell office:value-type="string" calcext:value-type="string">
            <text:p>AL Voicemail</text:p>
          </table:table-cell>
          <table:table-cell table:style-name="ce2" office:value-type="string" calcext:value-type="string">
            <text:p>0x01ac</text:p>
          </table:table-cell>
          <table:table-cell table:style-name="ce2" office:value-type="string" calcext:value-type="string">
            <text:p>KEY_VOIC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d</text:p>
          </table:table-cell>
          <table:table-cell office:value-type="string" calcext:value-type="string">
            <text:p>AL Contacts / Address Book</text:p>
          </table:table-cell>
          <table:table-cell table:style-name="ce2" office:value-type="string" calcext:value-type="string">
            <text:p>0x01ad</text:p>
          </table:table-cell>
          <table:table-cell table:style-name="ce2" office:value-type="string" calcext:value-type="string">
            <text:p>KEY_ADDRESSBOOK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cf</text:p>
          </table:table-cell>
          <table:table-cell table:style-name="ce2" office:value-type="string" calcext:value-type="string">
            <text:p>KEYCODE_CONTACTS</text:p>
          </table:table-cell>
          <table:table-cell/>
        </table:table-row>
        <table:table-row table:style-name="ro1">
          <table:table-cell office:value-type="string" calcext:value-type="string">
            <text:p>0x018e</text:p>
          </table:table-cell>
          <table:table-cell office:value-type="string" calcext:value-type="string">
            <text:p>AL Calendar / Schedule</text:p>
          </table:table-cell>
          <table:table-cell table:style-name="ce2" office:value-type="string" calcext:value-type="string">
            <text:p>0x018d</text:p>
          </table:table-cell>
          <table:table-cell table:style-name="ce2" office:value-type="string" calcext:value-type="string">
            <text:p>KEY_CALENDAR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0</text:p>
          </table:table-cell>
          <table:table-cell table:style-name="ce2" office:value-type="string" calcext:value-type="string">
            <text:p>KEYCODE_CALENDAR</text:p>
          </table:table-cell>
          <table:table-cell/>
        </table:table-row>
        <table:table-row table:style-name="ro2">
          <table:table-cell office:value-type="string" calcext:value-type="string">
            <text:p>0x018f</text:p>
          </table:table-cell>
          <table:table-cell office:value-type="string" calcext:value-type="string">
            <text:p>AL Task / Project Mana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0</text:p>
          </table:table-cell>
          <table:table-cell office:value-type="string" calcext:value-type="string">
            <text:p>AL Log / Journal / Timecar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1</text:p>
          </table:table-cell>
          <table:table-cell office:value-type="string" calcext:value-type="string">
            <text:p>AL Checkbook / Finance</text:p>
          </table:table-cell>
          <table:table-cell table:style-name="ce2" office:value-type="string" calcext:value-type="string">
            <text:p>0x00db</text:p>
          </table:table-cell>
          <table:table-cell table:style-name="ce2" office:value-type="string" calcext:value-type="string">
            <text:p>KEY_FIN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2</text:p>
          </table:table-cell>
          <table:table-cell office:value-type="string" calcext:value-type="string">
            <text:p>AL Calculator</text:p>
          </table:table-cell>
          <table:table-cell table:style-name="ce2" office:value-type="string" calcext:value-type="string">
            <text:p>0x008c</text:p>
          </table:table-cell>
          <table:table-cell table:style-name="ce2" office:value-type="string" calcext:value-type="string">
            <text:p>KEY_CALC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2</text:p>
          </table:table-cell>
          <table:table-cell table:style-name="ce2" office:value-type="string" calcext:value-type="string">
            <text:p>KEYCODE_CALCULATOR</text:p>
          </table:table-cell>
          <table:table-cell/>
        </table:table-row>
        <table:table-row table:style-name="ro2">
          <table:table-cell office:value-type="string" calcext:value-type="string">
            <text:p>0x0193</text:p>
          </table:table-cell>
          <table:table-cell office:value-type="string" calcext:value-type="string">
            <text:p>AL A/V Capture / Playbac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4</text:p>
          </table:table-cell>
          <table:table-cell office:value-type="string" calcext:value-type="string">
            <text:p>AL Local Machine Browser</text:p>
          </table:table-cell>
          <table:table-cell table:style-name="ce2" office:value-type="string" calcext:value-type="string">
            <text:p>0x0090</text:p>
          </table:table-cell>
          <table:table-cell table:style-name="ce2" office:value-type="string" calcext:value-type="string">
            <text:p>KEY_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5</text:p>
          </table:table-cell>
          <table:table-cell office:value-type="string" calcext:value-type="string">
            <text:p>AL LAN/WAN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6</text:p>
          </table:table-cell>
          <table:table-cell office:value-type="string" calcext:value-type="string">
            <text:p>AL Internet Browser</text:p>
          </table:table-cell>
          <table:table-cell table:style-name="ce2" office:value-type="string" calcext:value-type="string">
            <text:p>0x0096</text:p>
          </table:table-cell>
          <table:table-cell table:style-name="ce2" office:value-type="string" calcext:value-type="string">
            <text:p>KEY_WWW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0</text:p>
          </table:table-cell>
          <table:table-cell table:style-name="ce2" office:value-type="string" calcext:value-type="string">
            <text:p>KEYCODE_EXPLORER</text:p>
          </table:table-cell>
          <table:table-cell/>
        </table:table-row>
        <table:table-row table:style-name="ro2">
          <table:table-cell office:value-type="string" calcext:value-type="string">
            <text:p>0x0197</text:p>
          </table:table-cell>
          <table:table-cell office:value-type="string" calcext:value-type="string">
            <text:p>AL Remote Networking/ISP 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8</text:p>
          </table:table-cell>
          <table:table-cell office:value-type="string" calcext:value-type="string">
            <text:p>AL Network Con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9</text:p>
          </table:table-cell>
          <table:table-cell office:value-type="string" calcext:value-type="string">
            <text:p>AL Network Chat</text:p>
          </table:table-cell>
          <table:table-cell table:style-name="ce2" office:value-type="string" calcext:value-type="string">
            <text:p>0x00d8</text:p>
          </table:table-cell>
          <table:table-cell table:style-name="ce2" office:value-type="string" calcext:value-type="string">
            <text:p>KEY_CH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a</text:p>
          </table:table-cell>
          <table:table-cell office:value-type="string" calcext:value-type="string">
            <text:p>AL Telephony / Dial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9b</text:p>
          </table:table-cell>
          <table:table-cell office:value-type="string" calcext:value-type="string">
            <text:p>AL Log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c</text:p>
          </table:table-cell>
          <table:table-cell office:value-type="string" calcext:value-type="string">
            <text:p>AL Logoff</text:p>
          </table:table-cell>
          <table:table-cell table:style-name="ce2" office:value-type="string" calcext:value-type="string">
            <text:p>0x01b1</text:p>
          </table:table-cell>
          <table:table-cell table:style-name="ce2" office:value-type="string" calcext:value-type="string">
            <text:p>KEY_LOG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d</text:p>
          </table:table-cell>
          <table:table-cell office:value-type="string" calcext:value-type="string">
            <text:p>AL Logon / Logo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e</text:p>
          </table:table-cell>
          <table:table-cell office:value-type="string" calcext:value-type="string">
            <text:p>AL Terminal Lock / Screensaver</text:p>
          </table:table-cell>
          <table:table-cell table:style-name="ce2" office:value-type="string" calcext:value-type="string">
            <text:p>0x0098</text:p>
          </table:table-cell>
          <table:table-cell table:style-name="ce2" office:value-type="string" calcext:value-type="string">
            <text:p>KEY_COFFEE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19f</text:p>
          </table:table-cell>
          <table:table-cell office:value-type="string" calcext:value-type="string">
            <text:p>AL Control Pan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0</text:p>
          </table:table-cell>
          <table:table-cell office:value-type="string" calcext:value-type="string">
            <text:p>AL Command Line Processor /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1</text:p>
          </table:table-cell>
          <table:table-cell office:value-type="string" calcext:value-type="string">
            <text:p>AL Process / Task Mana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2</text:p>
          </table:table-cell>
          <table:table-cell office:value-type="string" calcext:value-type="string">
            <text:p>AL Select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3</text:p>
          </table:table-cell>
          <table:table-cell office:value-type="string" calcext:value-type="string">
            <text:p>AL Next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4</text:p>
          </table:table-cell>
          <table:table-cell office:value-type="string" calcext:value-type="string">
            <text:p>AL Previous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5</text:p>
          </table:table-cell>
          <table:table-cell office:value-type="string" calcext:value-type="string">
            <text:p>AL Preemptive Halt Task / Ap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6</text:p>
          </table:table-cell>
          <table:table-cell office:value-type="string" calcext:value-type="string">
            <text:p>AL Integrated Help Center</text:p>
          </table:table-cell>
          <table:table-cell table:style-name="ce2" office:value-type="string" calcext:value-type="string">
            <text:p>0x008a</text:p>
          </table:table-cell>
          <table:table-cell table:style-name="ce2" office:value-type="string" calcext:value-type="string">
            <text:p>KEY_HE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a7</text:p>
          </table:table-cell>
          <table:table-cell office:value-type="string" calcext:value-type="string">
            <text:p>AL Documents</text:p>
          </table:table-cell>
          <table:table-cell table:style-name="ce2" office:value-type="string" calcext:value-type="string">
            <text:p>0x00eb</text:p>
          </table:table-cell>
          <table:table-cell table:style-name="ce2" office:value-type="string" calcext:value-type="string">
            <text:p>KEY_DOCUMEN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1a8</text:p>
          </table:table-cell>
          <table:table-cell office:value-type="string" calcext:value-type="string">
            <text:p>AL Thesauru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a9</text:p>
          </table:table-cell>
          <table:table-cell office:value-type="string" calcext:value-type="string">
            <text:p>AL Dictionar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aa</text:p>
          </table:table-cell>
          <table:table-cell office:value-type="string" calcext:value-type="string">
            <text:p>AL 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b</text:p>
          </table:table-cell>
          <table:table-cell office:value-type="string" calcext:value-type="string">
            <text:p>AL Spell Check</text:p>
          </table:table-cell>
          <table:table-cell table:style-name="ce2" office:value-type="string" calcext:value-type="string">
            <text:p>0x01b0</text:p>
          </table:table-cell>
          <table:table-cell table:style-name="ce2" office:value-type="string" calcext:value-type="string">
            <text:p>KEY_SPELLCH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ac</text:p>
          </table:table-cell>
          <table:table-cell office:value-type="string" calcext:value-type="string">
            <text:p>AL Grammar Ch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d</text:p>
          </table:table-cell>
          <table:table-cell office:value-type="string" calcext:value-type="string">
            <text:p>AL Wireless Stat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e</text:p>
          </table:table-cell>
          <table:table-cell office:value-type="string" calcext:value-type="string">
            <text:p>AL Keyboard Lay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f</text:p>
          </table:table-cell>
          <table:table-cell office:value-type="string" calcext:value-type="string">
            <text:p>AL Virus Protec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0</text:p>
          </table:table-cell>
          <table:table-cell office:value-type="string" calcext:value-type="string">
            <text:p>AL Encry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1</text:p>
          </table:table-cell>
          <table:table-cell office:value-type="string" calcext:value-type="string">
            <text:p>AL Screen Sav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2</text:p>
          </table:table-cell>
          <table:table-cell office:value-type="string" calcext:value-type="string">
            <text:p>AL Alarm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3</text:p>
          </table:table-cell>
          <table:table-cell office:value-type="string" calcext:value-type="string">
            <text:p>AL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4</text:p>
          </table:table-cell>
          <table:table-cell office:value-type="string" calcext:value-type="string">
            <text:p>AL File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5</text:p>
          </table:table-cell>
          <table:table-cell office:value-type="string" calcext:value-type="string">
            <text:p>AL Power Stat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b6</text:p>
          </table:table-cell>
          <table:table-cell office:value-type="string" calcext:value-type="string">
            <text:p>AL Image Browser</text:p>
          </table:table-cell>
          <table:table-cell table:style-name="ce2" office:value-type="string" calcext:value-type="string">
            <text:p>0x00e2</text:p>
          </table:table-cell>
          <table:table-cell table:style-name="ce2" office:value-type="string" calcext:value-type="string">
            <text:p>KEY_MEDIA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4f</text:p>
          </table:table-cell>
          <table:table-cell table:style-name="ce2" office:value-type="string" calcext:value-type="string">
            <text:p>KEYCODE_HEADSETHOOK</text:p>
          </table:table-cell>
          <table:table-cell/>
        </table:table-row>
        <table:table-row table:style-name="ro1">
          <table:table-cell office:value-type="string" calcext:value-type="string">
            <text:p>0x01b7</text:p>
          </table:table-cell>
          <table:table-cell office:value-type="string" calcext:value-type="string">
            <text:p>AL Audio Browser</text:p>
          </table:table-cell>
          <table:table-cell table:style-name="ce2" office:value-type="string" calcext:value-type="string">
            <text:p>0x00d5</text:p>
          </table:table-cell>
          <table:table-cell table:style-name="ce2" office:value-type="string" calcext:value-type="string">
            <text:p>KEY_SOUND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CODE_MUSIC</text:p>
          </table:table-cell>
          <table:table-cell/>
        </table:table-row>
        <table:table-row table:style-name="ro1">
          <table:table-cell office:value-type="string" calcext:value-type="string">
            <text:p>0x01b8</text:p>
          </table:table-cell>
          <table:table-cell office:value-type="string" calcext:value-type="string">
            <text:p>AL Movie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b9</text:p>
          </table:table-cell>
          <table:table-cell office:value-type="string" calcext:value-type="string">
            <text:p>AL Digital Rights Mana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a</text:p>
          </table:table-cell>
          <table:table-cell office:value-type="string" calcext:value-type="string">
            <text:p>AL Digital Wa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c</text:p>
          </table:table-cell>
          <table:table-cell office:value-type="string" calcext:value-type="string">
            <text:p>AL Instant Messaging</text:p>
          </table:table-cell>
          <table:table-cell table:style-name="ce2" office:value-type="string" calcext:value-type="string">
            <text:p>0x01ae</text:p>
          </table:table-cell>
          <table:table-cell table:style-name="ce2" office:value-type="string" calcext:value-type="string">
            <text:p>KEY_MESSEN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bd</text:p>
          </table:table-cell>
          <table:table-cell office:value-type="string" calcext:value-type="string">
            <text:p>AL OEM Features / Tips Browser</text:p>
          </table:table-cell>
          <table:table-cell table:style-name="ce2" office:value-type="string" calcext:value-type="string">
            <text:p>0x0166</text:p>
          </table:table-cell>
          <table:table-cell table:style-name="ce2" office:value-type="string" calcext:value-type="string">
            <text:p>KEY_IN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1be</text:p>
          </table:table-cell>
          <table:table-cell office:value-type="string" calcext:value-type="string">
            <text:p>AL OEM Hel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f</text:p>
          </table:table-cell>
          <table:table-cell office:value-type="string" calcext:value-type="string">
            <text:p>AL Online Communit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c0</text:p>
          </table:table-cell>
          <table:table-cell office:value-type="string" calcext:value-type="string">
            <text:p>AL Entertainment Content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1</text:p>
          </table:table-cell>
          <table:table-cell office:value-type="string" calcext:value-type="string">
            <text:p>AL Online Shopping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2</text:p>
          </table:table-cell>
          <table:table-cell office:value-type="string" calcext:value-type="string">
            <text:p>AL SmartCard Information / Hel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3</text:p>
          </table:table-cell>
          <table:table-cell office:value-type="string" calcext:value-type="string">
            <text:p>AL Market / Finance Browser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c4</text:p>
          </table:table-cell>
          <table:table-cell office:value-type="string" calcext:value-type="string">
            <text:p>AL Customized Corp. News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5</text:p>
          </table:table-cell>
          <table:table-cell office:value-type="string" calcext:value-type="string">
            <text:p>AL Online Activity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6</text:p>
          </table:table-cell>
          <table:table-cell office:value-type="string" calcext:value-type="string">
            <text:p>AL Research / Search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c7</text:p>
          </table:table-cell>
          <table:table-cell office:value-type="string" calcext:value-type="string">
            <text:p>AL Audio Play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1</text:p>
          </table:table-cell>
          <table:table-cell office:value-type="string" calcext:value-type="string">
            <text:p>AC New</text:p>
          </table:table-cell>
          <table:table-cell table:style-name="ce2" office:value-type="string" calcext:value-type="string">
            <text:p>0x00b5</text:p>
          </table:table-cell>
          <table:table-cell table:style-name="ce2" office:value-type="string" calcext:value-type="string">
            <text:p>KEY_NE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2</text:p>
          </table:table-cell>
          <table:table-cell office:value-type="string" calcext:value-type="string">
            <text:p>AC Open</text:p>
          </table:table-cell>
          <table:table-cell table:style-name="ce2" office:value-type="string" calcext:value-type="string">
            <text:p>0x0086</text:p>
          </table:table-cell>
          <table:table-cell table:style-name="ce2" office:value-type="string" calcext:value-type="string">
            <text:p>KEY_OP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3</text:p>
          </table:table-cell>
          <table:table-cell office:value-type="string" calcext:value-type="string">
            <text:p>AC Close</text:p>
          </table:table-cell>
          <table:table-cell table:style-name="ce2" office:value-type="string" calcext:value-type="string">
            <text:p>0x00ce</text:p>
          </table:table-cell>
          <table:table-cell table:style-name="ce2" office:value-type="string" calcext:value-type="string">
            <text:p>KEY_CLO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4</text:p>
          </table:table-cell>
          <table:table-cell office:value-type="string" calcext:value-type="string">
            <text:p>AC Exit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_EXI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5</text:p>
          </table:table-cell>
          <table:table-cell office:value-type="string" calcext:value-type="string">
            <text:p>AC Maxim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6</text:p>
          </table:table-cell>
          <table:table-cell office:value-type="string" calcext:value-type="string">
            <text:p>AC Minim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7</text:p>
          </table:table-cell>
          <table:table-cell office:value-type="string" calcext:value-type="string">
            <text:p>AC Save</text:p>
          </table:table-cell>
          <table:table-cell table:style-name="ce2" office:value-type="string" calcext:value-type="string">
            <text:p>0x00ea</text:p>
          </table:table-cell>
          <table:table-cell table:style-name="ce2" office:value-type="string" calcext:value-type="string">
            <text:p>KEY_SAV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8</text:p>
          </table:table-cell>
          <table:table-cell office:value-type="string" calcext:value-type="string">
            <text:p>AC Print</text:p>
          </table:table-cell>
          <table:table-cell table:style-name="ce2" office:value-type="string" calcext:value-type="string">
            <text:p>0x00d2</text:p>
          </table:table-cell>
          <table:table-cell table:style-name="ce2" office:value-type="string" calcext:value-type="string">
            <text:p>KEY_PRI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9</text:p>
          </table:table-cell>
          <table:table-cell office:value-type="string" calcext:value-type="string">
            <text:p>AC Properties</text:p>
          </table:table-cell>
          <table:table-cell table:style-name="ce2" office:value-type="string" calcext:value-type="string">
            <text:p>0x0082</text:p>
          </table:table-cell>
          <table:table-cell table:style-name="ce2" office:value-type="string" calcext:value-type="string">
            <text:p>KEY_PROP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a</text:p>
          </table:table-cell>
          <table:table-cell office:value-type="string" calcext:value-type="string">
            <text:p>AC Undo</text:p>
          </table:table-cell>
          <table:table-cell table:style-name="ce2" office:value-type="string" calcext:value-type="string">
            <text:p>0x0083</text:p>
          </table:table-cell>
          <table:table-cell table:style-name="ce2" office:value-type="string" calcext:value-type="string">
            <text:p>KEY_UN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b</text:p>
          </table:table-cell>
          <table:table-cell office:value-type="string" calcext:value-type="string">
            <text:p>AC Copy</text:p>
          </table:table-cell>
          <table:table-cell table:style-name="ce2" office:value-type="string" calcext:value-type="string">
            <text:p>0x0085</text:p>
          </table:table-cell>
          <table:table-cell table:style-name="ce2" office:value-type="string" calcext:value-type="string">
            <text:p>KEY_COP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c</text:p>
          </table:table-cell>
          <table:table-cell office:value-type="string" calcext:value-type="string">
            <text:p>AC Cut</text:p>
          </table:table-cell>
          <table:table-cell table:style-name="ce2" office:value-type="string" calcext:value-type="string">
            <text:p>0x0089</text:p>
          </table:table-cell>
          <table:table-cell table:style-name="ce2" office:value-type="string" calcext:value-type="string">
            <text:p>KEY_CU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d</text:p>
          </table:table-cell>
          <table:table-cell office:value-type="string" calcext:value-type="string">
            <text:p>AC Paste</text:p>
          </table:table-cell>
          <table:table-cell table:style-name="ce2" office:value-type="string" calcext:value-type="string">
            <text:p>0x0087</text:p>
          </table:table-cell>
          <table:table-cell table:style-name="ce2" office:value-type="string" calcext:value-type="string">
            <text:p>KEY_PAS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e</text:p>
          </table:table-cell>
          <table:table-cell office:value-type="string" calcext:value-type="string">
            <text:p>AC Select Al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1f</text:p>
          </table:table-cell>
          <table:table-cell office:value-type="string" calcext:value-type="string">
            <text:p>AC Find</text:p>
          </table:table-cell>
          <table:table-cell table:style-name="ce2" office:value-type="string" calcext:value-type="string">
            <text:p>0x0088</text:p>
          </table:table-cell>
          <table:table-cell table:style-name="ce2" office:value-type="string" calcext:value-type="string">
            <text:p>KEY_F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0</text:p>
          </table:table-cell>
          <table:table-cell office:value-type="string" calcext:value-type="string">
            <text:p>AC Find and Rep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1</text:p>
          </table:table-cell>
          <table:table-cell office:value-type="string" calcext:value-type="string">
            <text:p>AC Search</text:p>
          </table:table-cell>
          <table:table-cell table:style-name="ce2" office:value-type="string" calcext:value-type="string">
            <text:p>0x00d9</text:p>
          </table:table-cell>
          <table:table-cell table:style-name="ce2" office:value-type="string" calcext:value-type="string">
            <text:p>KEY_SEARCH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54</text:p>
          </table:table-cell>
          <table:table-cell table:style-name="ce2" office:value-type="string" calcext:value-type="string">
            <text:p>KEYCODE_SEARCH</text:p>
          </table:table-cell>
          <table:table-cell/>
        </table:table-row>
        <table:table-row table:style-name="ro3">
          <table:table-cell office:value-type="string" calcext:value-type="string">
            <text:p>0x0222</text:p>
          </table:table-cell>
          <table:table-cell office:value-type="string" calcext:value-type="string">
            <text:p>AC Go To</text:p>
          </table:table-cell>
          <table:table-cell table:style-name="ce2" office:value-type="string" calcext:value-type="string">
            <text:p>0x0162</text:p>
          </table:table-cell>
          <table:table-cell table:style-name="ce2" office:value-type="string" calcext:value-type="string">
            <text:p>KEY_G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3</text:p>
          </table:table-cell>
          <table:table-cell office:value-type="string" calcext:value-type="string">
            <text:p>AC Home</text:p>
          </table:table-cell>
          <table:table-cell table:style-name="ce2" office:value-type="string" calcext:value-type="string">
            <text:p>0x00ac</text:p>
          </table:table-cell>
          <table:table-cell table:style-name="ce2" office:value-type="string" calcext:value-type="string">
            <text:p>KEY_HOMEPAG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03</text:p>
          </table:table-cell>
          <table:table-cell table:style-name="ce2" office:value-type="string" calcext:value-type="string">
            <text:p>KEYCODE_HOME</text:p>
          </table:table-cell>
          <table:table-cell/>
        </table:table-row>
        <table:table-row table:style-name="ro1">
          <table:table-cell office:value-type="string" calcext:value-type="string">
            <text:p>0x0224</text:p>
          </table:table-cell>
          <table:table-cell office:value-type="string" calcext:value-type="string">
            <text:p>AC Back</text:p>
          </table:table-cell>
          <table:table-cell table:style-name="ce2" office:value-type="string" calcext:value-type="string">
            <text:p>0x009e</text:p>
          </table:table-cell>
          <table:table-cell table:style-name="ce2" office:value-type="string" calcext:value-type="string">
            <text:p>KEY_BACK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04</text:p>
          </table:table-cell>
          <table:table-cell table:style-name="ce2" office:value-type="string" calcext:value-type="string">
            <text:p>KEYCODE_BACK</text:p>
          </table:table-cell>
          <table:table-cell/>
        </table:table-row>
        <table:table-row table:style-name="ro1">
          <table:table-cell office:value-type="string" calcext:value-type="string">
            <text:p>0x0225</text:p>
          </table:table-cell>
          <table:table-cell office:value-type="string" calcext:value-type="string">
            <text:p>AC Forward</text:p>
          </table:table-cell>
          <table:table-cell table:style-name="ce2" office:value-type="string" calcext:value-type="string">
            <text:p>0x009f</text:p>
          </table:table-cell>
          <table:table-cell table:style-name="ce2" office:value-type="string" calcext:value-type="string">
            <text:p>KEY_FORWA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d</text:p>
          </table:table-cell>
          <table:table-cell table:style-name="ce2" office:value-type="string" calcext:value-type="string">
            <text:p>KEYCODE_FORWARD</text:p>
          </table:table-cell>
          <table:table-cell/>
        </table:table-row>
        <table:table-row table:style-name="ro1">
          <table:table-cell office:value-type="string" calcext:value-type="string">
            <text:p>0x0226</text:p>
          </table:table-cell>
          <table:table-cell office:value-type="string" calcext:value-type="string">
            <text:p>AC Stop</text:p>
          </table:table-cell>
          <table:table-cell table:style-name="ce2" office:value-type="string" calcext:value-type="string">
            <text:p>0x0080</text:p>
          </table:table-cell>
          <table:table-cell table:style-name="ce2" office:value-type="string" calcext:value-type="string">
            <text:p>KEY_STO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6</text:p>
          </table:table-cell>
          <table:table-cell table:style-name="ce2" office:value-type="string" calcext:value-type="string">
            <text:p>KEYCODE_MEDIA_STOP</text:p>
          </table:table-cell>
          <table:table-cell/>
        </table:table-row>
        <table:table-row table:style-name="ro1">
          <table:table-cell office:value-type="string" calcext:value-type="string">
            <text:p>0x0227</text:p>
          </table:table-cell>
          <table:table-cell office:value-type="string" calcext:value-type="string">
            <text:p>AC Refresh</text:p>
          </table:table-cell>
          <table:table-cell table:style-name="ce2" office:value-type="string" calcext:value-type="string">
            <text:p>0x00ad</text:p>
          </table:table-cell>
          <table:table-cell table:style-name="ce2" office:value-type="string" calcext:value-type="string">
            <text:p>KEY_REFRE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8</text:p>
          </table:table-cell>
          <table:table-cell office:value-type="string" calcext:value-type="string">
            <text:p>AC Previous Lin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29</text:p>
          </table:table-cell>
          <table:table-cell office:value-type="string" calcext:value-type="string">
            <text:p>AC Next 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a</text:p>
          </table:table-cell>
          <table:table-cell office:value-type="string" calcext:value-type="string">
            <text:p>AC Bookmarks</text:p>
          </table:table-cell>
          <table:table-cell table:style-name="ce2" office:value-type="string" calcext:value-type="string">
            <text:p>0x009c</text:p>
          </table:table-cell>
          <table:table-cell table:style-name="ce2" office:value-type="string" calcext:value-type="string">
            <text:p>KEY_BOOKMARKS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CODE_BOOKMARK</text:p>
          </table:table-cell>
          <table:table-cell/>
        </table:table-row>
        <table:table-row table:style-name="ro3">
          <table:table-cell office:value-type="string" calcext:value-type="string">
            <text:p>0x022b</text:p>
          </table:table-cell>
          <table:table-cell office:value-type="string" calcext:value-type="string">
            <text:p>AC Hist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c</text:p>
          </table:table-cell>
          <table:table-cell office:value-type="string" calcext:value-type="string">
            <text:p>AC Subscrip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d</text:p>
          </table:table-cell>
          <table:table-cell office:value-type="string" calcext:value-type="string">
            <text:p>AC Zoom In</text:p>
          </table:table-cell>
          <table:table-cell table:style-name="ce2" office:value-type="string" calcext:value-type="string">
            <text:p>0x01a2</text:p>
          </table:table-cell>
          <table:table-cell table:style-name="ce2" office:value-type="string" calcext:value-type="string">
            <text:p>KEY_ZOO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e</text:p>
          </table:table-cell>
          <table:table-cell office:value-type="string" calcext:value-type="string">
            <text:p>AC Zoom Out</text:p>
          </table:table-cell>
          <table:table-cell table:style-name="ce2" office:value-type="string" calcext:value-type="string">
            <text:p>0x01a3</text:p>
          </table:table-cell>
          <table:table-cell table:style-name="ce2" office:value-type="string" calcext:value-type="string">
            <text:p>KEY_ZOOM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f</text:p>
          </table:table-cell>
          <table:table-cell office:value-type="string" calcext:value-type="string">
            <text:p>AC Zoom</text:p>
          </table:table-cell>
          <table:table-cell table:style-name="ce2" office:value-type="string" calcext:value-type="string">
            <text:p>0x01a4</text:p>
          </table:table-cell>
          <table:table-cell table:style-name="ce2" office:value-type="string" calcext:value-type="string">
            <text:p>KEY_ZOOMRESET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230</text:p>
          </table:table-cell>
          <table:table-cell office:value-type="string" calcext:value-type="string">
            <text:p>AC Full Screen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1</text:p>
          </table:table-cell>
          <table:table-cell office:value-type="string" calcext:value-type="string">
            <text:p>AC Normal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2</text:p>
          </table:table-cell>
          <table:table-cell office:value-type="string" calcext:value-type="string">
            <text:p>AC View Tog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3</text:p>
          </table:table-cell>
          <table:table-cell office:value-type="string" calcext:value-type="string">
            <text:p>AC Scroll Up</text:p>
          </table:table-cell>
          <table:table-cell table:style-name="ce2" office:value-type="string" calcext:value-type="string">
            <text:p>0x00b1</text:p>
          </table:table-cell>
          <table:table-cell table:style-name="ce2" office:value-type="string" calcext:value-type="string">
            <text:p>KEY_SCROLLU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c</text:p>
          </table:table-cell>
          <table:table-cell table:style-name="ce2" office:value-type="string" calcext:value-type="string">
            <text:p>KEYCODE_PAGE_UP</text:p>
          </table:table-cell>
          <table:table-cell/>
        </table:table-row>
        <table:table-row table:style-name="ro1">
          <table:table-cell office:value-type="string" calcext:value-type="string">
            <text:p>0x0234</text:p>
          </table:table-cell>
          <table:table-cell office:value-type="string" calcext:value-type="string">
            <text:p>AC Scroll Down</text:p>
          </table:table-cell>
          <table:table-cell table:style-name="ce2" office:value-type="string" calcext:value-type="string">
            <text:p>0x00b2</text:p>
          </table:table-cell>
          <table:table-cell table:style-name="ce2" office:value-type="string" calcext:value-type="string">
            <text:p>KEY_SCROLLDOWN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d</text:p>
          </table:table-cell>
          <table:table-cell table:style-name="ce2" office:value-type="string" calcext:value-type="string">
            <text:p>KEYCODE_PAGE_DOWN</text:p>
          </table:table-cell>
          <table:table-cell/>
        </table:table-row>
        <table:table-row table:style-name="ro3">
          <table:table-cell office:value-type="string" calcext:value-type="string">
            <text:p>0x0236</text:p>
          </table:table-cell>
          <table:table-cell office:value-type="string" calcext:value-type="string">
            <text:p>AC Pan 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7</text:p>
          </table:table-cell>
          <table:table-cell office:value-type="string" calcext:value-type="string">
            <text:p>AC Pan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9</text:p>
          </table:table-cell>
          <table:table-cell office:value-type="string" calcext:value-type="string">
            <text:p>AC New Wind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a</text:p>
          </table:table-cell>
          <table:table-cell office:value-type="string" calcext:value-type="string">
            <text:p>AC Tile Horizonta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b</text:p>
          </table:table-cell>
          <table:table-cell office:value-type="string" calcext:value-type="string">
            <text:p>AC Tile Vertical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c</text:p>
          </table:table-cell>
          <table:table-cell office:value-type="string" calcext:value-type="string">
            <text:p>AC Form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d</text:p>
          </table:table-cell>
          <table:table-cell office:value-type="string" calcext:value-type="string">
            <text:p>AC Edi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e</text:p>
          </table:table-cell>
          <table:table-cell office:value-type="string" calcext:value-type="string">
            <text:p>AC Bol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f</text:p>
          </table:table-cell>
          <table:table-cell office:value-type="string" calcext:value-type="string">
            <text:p>AC Italic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0</text:p>
          </table:table-cell>
          <table:table-cell office:value-type="string" calcext:value-type="string">
            <text:p>AC Under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1</text:p>
          </table:table-cell>
          <table:table-cell office:value-type="string" calcext:value-type="string">
            <text:p>AC Strikethroug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2</text:p>
          </table:table-cell>
          <table:table-cell office:value-type="string" calcext:value-type="string">
            <text:p>AC Sub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3</text:p>
          </table:table-cell>
          <table:table-cell office:value-type="string" calcext:value-type="string">
            <text:p>AC Superscrip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4</text:p>
          </table:table-cell>
          <table:table-cell office:value-type="string" calcext:value-type="string">
            <text:p>AC All Cap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5</text:p>
          </table:table-cell>
          <table:table-cell office:value-type="string" calcext:value-type="string">
            <text:p>AC Rot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6</text:p>
          </table:table-cell>
          <table:table-cell office:value-type="string" calcext:value-type="string">
            <text:p>AC Re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7</text:p>
          </table:table-cell>
          <table:table-cell office:value-type="string" calcext:value-type="string">
            <text:p>AC Flip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8</text:p>
          </table:table-cell>
          <table:table-cell office:value-type="string" calcext:value-type="string">
            <text:p>AC Flip Vert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9</text:p>
          </table:table-cell>
          <table:table-cell office:value-type="string" calcext:value-type="string">
            <text:p>AC Mirror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a</text:p>
          </table:table-cell>
          <table:table-cell office:value-type="string" calcext:value-type="string">
            <text:p>AC Mirror Vert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b</text:p>
          </table:table-cell>
          <table:table-cell office:value-type="string" calcext:value-type="string">
            <text:p>AC Font Sele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c</text:p>
          </table:table-cell>
          <table:table-cell office:value-type="string" calcext:value-type="string">
            <text:p>AC Font Colo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d</text:p>
          </table:table-cell>
          <table:table-cell office:value-type="string" calcext:value-type="string">
            <text:p>AC Font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e</text:p>
          </table:table-cell>
          <table:table-cell office:value-type="string" calcext:value-type="string">
            <text:p>AC Justify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f</text:p>
          </table:table-cell>
          <table:table-cell office:value-type="string" calcext:value-type="string">
            <text:p>AC Justify Center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0</text:p>
          </table:table-cell>
          <table:table-cell office:value-type="string" calcext:value-type="string">
            <text:p>AC Justify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1</text:p>
          </table:table-cell>
          <table:table-cell office:value-type="string" calcext:value-type="string">
            <text:p>AC Justify Block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2</text:p>
          </table:table-cell>
          <table:table-cell office:value-type="string" calcext:value-type="string">
            <text:p>AC Justify 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3</text:p>
          </table:table-cell>
          <table:table-cell office:value-type="string" calcext:value-type="string">
            <text:p>AC Justify Cente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4</text:p>
          </table:table-cell>
          <table:table-cell office:value-type="string" calcext:value-type="string">
            <text:p>AC Justify Bot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5</text:p>
          </table:table-cell>
          <table:table-cell office:value-type="string" calcext:value-type="string">
            <text:p>AC Justify Block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6</text:p>
          </table:table-cell>
          <table:table-cell office:value-type="string" calcext:value-type="string">
            <text:p>AC Indent De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7</text:p>
          </table:table-cell>
          <table:table-cell office:value-type="string" calcext:value-type="string">
            <text:p>AC Indent In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8</text:p>
          </table:table-cell>
          <table:table-cell office:value-type="string" calcext:value-type="string">
            <text:p>AC Numbered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9</text:p>
          </table:table-cell>
          <table:table-cell office:value-type="string" calcext:value-type="string">
            <text:p>AC Restart Numb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a</text:p>
          </table:table-cell>
          <table:table-cell office:value-type="string" calcext:value-type="string">
            <text:p>AC Bulleted Li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b</text:p>
          </table:table-cell>
          <table:table-cell office:value-type="string" calcext:value-type="string">
            <text:p>AC Promo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c</text:p>
          </table:table-cell>
          <table:table-cell office:value-type="string" calcext:value-type="string">
            <text:p>AC Demo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d</text:p>
          </table:table-cell>
          <table:table-cell office:value-type="string" calcext:value-type="string">
            <text:p>AC Y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e</text:p>
          </table:table-cell>
          <table:table-cell office:value-type="string" calcext:value-type="string">
            <text:p>AC 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f</text:p>
          </table:table-cell>
          <table:table-cell office:value-type="string" calcext:value-type="string">
            <text:p>AC Cancel</text:p>
          </table:table-cell>
          <table:table-cell table:style-name="ce2" office:value-type="string" calcext:value-type="string">
            <text:p>0x00df</text:p>
          </table:table-cell>
          <table:table-cell table:style-name="ce2" office:value-type="string" calcext:value-type="string">
            <text:p>KEY_CANCE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60</text:p>
          </table:table-cell>
          <table:table-cell office:value-type="string" calcext:value-type="string">
            <text:p>AC Cata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1</text:p>
          </table:table-cell>
          <table:table-cell office:value-type="string" calcext:value-type="string">
            <text:p>AC Buy / Check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2</text:p>
          </table:table-cell>
          <table:table-cell office:value-type="string" calcext:value-type="string">
            <text:p>AC Add to Car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3</text:p>
          </table:table-cell>
          <table:table-cell office:value-type="string" calcext:value-type="string">
            <text:p>AC Exp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4</text:p>
          </table:table-cell>
          <table:table-cell office:value-type="string" calcext:value-type="string">
            <text:p>AC Expand Al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5</text:p>
          </table:table-cell>
          <table:table-cell office:value-type="string" calcext:value-type="string">
            <text:p>AC Collap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6</text:p>
          </table:table-cell>
          <table:table-cell office:value-type="string" calcext:value-type="string">
            <text:p>AC Collapse 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7</text:p>
          </table:table-cell>
          <table:table-cell office:value-type="string" calcext:value-type="string">
            <text:p>AC Print Pre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8</text:p>
          </table:table-cell>
          <table:table-cell office:value-type="string" calcext:value-type="string">
            <text:p>AC Paste Spe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9</text:p>
          </table:table-cell>
          <table:table-cell office:value-type="string" calcext:value-type="string">
            <text:p>AC Insert M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a</text:p>
          </table:table-cell>
          <table:table-cell office:value-type="string" calcext:value-type="string">
            <text:p>AC Dele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b</text:p>
          </table:table-cell>
          <table:table-cell office:value-type="string" calcext:value-type="string">
            <text:p>AC L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c</text:p>
          </table:table-cell>
          <table:table-cell office:value-type="string" calcext:value-type="string">
            <text:p>AC Unl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d</text:p>
          </table:table-cell>
          <table:table-cell office:value-type="string" calcext:value-type="string">
            <text:p>AC Prote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e</text:p>
          </table:table-cell>
          <table:table-cell office:value-type="string" calcext:value-type="string">
            <text:p>AC Unprot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f</text:p>
          </table:table-cell>
          <table:table-cell office:value-type="string" calcext:value-type="string">
            <text:p>AC Attach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0</text:p>
          </table:table-cell>
          <table:table-cell office:value-type="string" calcext:value-type="string">
            <text:p>AC Delete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1</text:p>
          </table:table-cell>
          <table:table-cell office:value-type="string" calcext:value-type="string">
            <text:p>AC View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2</text:p>
          </table:table-cell>
          <table:table-cell office:value-type="string" calcext:value-type="string">
            <text:p>AC Select 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3</text:p>
          </table:table-cell>
          <table:table-cell office:value-type="string" calcext:value-type="string">
            <text:p>AC Select Sent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4</text:p>
          </table:table-cell>
          <table:table-cell office:value-type="string" calcext:value-type="string">
            <text:p>AC Select Paragra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5</text:p>
          </table:table-cell>
          <table:table-cell office:value-type="string" calcext:value-type="string">
            <text:p>AC Select Colum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6</text:p>
          </table:table-cell>
          <table:table-cell office:value-type="string" calcext:value-type="string">
            <text:p>AC Selec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7</text:p>
          </table:table-cell>
          <table:table-cell office:value-type="string" calcext:value-type="string">
            <text:p>AC Select 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8</text:p>
          </table:table-cell>
          <table:table-cell office:value-type="string" calcext:value-type="string">
            <text:p>AC Select O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9</text:p>
          </table:table-cell>
          <table:table-cell office:value-type="string" calcext:value-type="string">
            <text:p>AC Redo / Repeat</text:p>
          </table:table-cell>
          <table:table-cell table:style-name="ce2" office:value-type="string" calcext:value-type="string">
            <text:p>0x00b6</text:p>
          </table:table-cell>
          <table:table-cell table:style-name="ce2" office:value-type="string" calcext:value-type="string">
            <text:p>KEY_RE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7a</text:p>
          </table:table-cell>
          <table:table-cell office:value-type="string" calcext:value-type="string">
            <text:p>AC 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b</text:p>
          </table:table-cell>
          <table:table-cell office:value-type="string" calcext:value-type="string">
            <text:p>AC Sort Asce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c</text:p>
          </table:table-cell>
          <table:table-cell office:value-type="string" calcext:value-type="string">
            <text:p>AC Sort Descend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7d</text:p>
          </table:table-cell>
          <table:table-cell office:value-type="string" calcext:value-type="string">
            <text:p>AC Filt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7e</text:p>
          </table:table-cell>
          <table:table-cell office:value-type="string" calcext:value-type="string">
            <text:p>AC Set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f</text:p>
          </table:table-cell>
          <table:table-cell office:value-type="string" calcext:value-type="string">
            <text:p>AC View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0</text:p>
          </table:table-cell>
          <table:table-cell office:value-type="string" calcext:value-type="string">
            <text:p>AC Select Time Z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1</text:p>
          </table:table-cell>
          <table:table-cell office:value-type="string" calcext:value-type="string">
            <text:p>AC Edit Time Zon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2</text:p>
          </table:table-cell>
          <table:table-cell office:value-type="string" calcext:value-type="string">
            <text:p>AC Set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3</text:p>
          </table:table-cell>
          <table:table-cell office:value-type="string" calcext:value-type="string">
            <text:p>AC Clear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4</text:p>
          </table:table-cell>
          <table:table-cell office:value-type="string" calcext:value-type="string">
            <text:p>AC Snooze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5</text:p>
          </table:table-cell>
          <table:table-cell office:value-type="string" calcext:value-type="string">
            <text:p>AC Reset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6</text:p>
          </table:table-cell>
          <table:table-cell office:value-type="string" calcext:value-type="string">
            <text:p>AC Synchro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7</text:p>
          </table:table-cell>
          <table:table-cell office:value-type="string" calcext:value-type="string">
            <text:p>AC Send/Receiv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8</text:p>
          </table:table-cell>
          <table:table-cell office:value-type="string" calcext:value-type="string">
            <text:p>AC Send T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9</text:p>
          </table:table-cell>
          <table:table-cell office:value-type="string" calcext:value-type="string">
            <text:p>AC Reply</text:p>
          </table:table-cell>
          <table:table-cell table:style-name="ce2" office:value-type="string" calcext:value-type="string">
            <text:p>0x00e8</text:p>
          </table:table-cell>
          <table:table-cell table:style-name="ce2" office:value-type="string" calcext:value-type="string">
            <text:p>KEY_RE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a</text:p>
          </table:table-cell>
          <table:table-cell office:value-type="string" calcext:value-type="string">
            <text:p>AC Reply 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b</text:p>
          </table:table-cell>
          <table:table-cell office:value-type="string" calcext:value-type="string">
            <text:p>AC Forward Msg</text:p>
          </table:table-cell>
          <table:table-cell table:style-name="ce2" office:value-type="string" calcext:value-type="string">
            <text:p>0x00e9</text:p>
          </table:table-cell>
          <table:table-cell table:style-name="ce2" office:value-type="string" calcext:value-type="string">
            <text:p>KEY_FORWARDM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c</text:p>
          </table:table-cell>
          <table:table-cell office:value-type="string" calcext:value-type="string">
            <text:p>AC Send</text:p>
          </table:table-cell>
          <table:table-cell table:style-name="ce2" office:value-type="string" calcext:value-type="string">
            <text:p>0x00e7</text:p>
          </table:table-cell>
          <table:table-cell table:style-name="ce2" office:value-type="string" calcext:value-type="string">
            <text:p>KEY_SEN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d</text:p>
          </table:table-cell>
          <table:table-cell office:value-type="string" calcext:value-type="string">
            <text:p>AC Attach Fi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e</text:p>
          </table:table-cell>
          <table:table-cell office:value-type="string" calcext:value-type="string">
            <text:p>AC Uploa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28f</text:p>
          </table:table-cell>
          <table:table-cell office:value-type="string" calcext:value-type="string">
            <text:p>AC Download (Save Target A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0</text:p>
          </table:table-cell>
          <table:table-cell office:value-type="string" calcext:value-type="string">
            <text:p>AC Set Bord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1</text:p>
          </table:table-cell>
          <table:table-cell office:value-type="string" calcext:value-type="string">
            <text:p>AC Inser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2</text:p>
          </table:table-cell>
          <table:table-cell office:value-type="string" calcext:value-type="string">
            <text:p>AC Insert Colum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3</text:p>
          </table:table-cell>
          <table:table-cell office:value-type="string" calcext:value-type="string">
            <text:p>AC Insert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4</text:p>
          </table:table-cell>
          <table:table-cell office:value-type="string" calcext:value-type="string">
            <text:p>AC Insert Pic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5</text:p>
          </table:table-cell>
          <table:table-cell office:value-type="string" calcext:value-type="string">
            <text:p>AC Insert O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6</text:p>
          </table:table-cell>
          <table:table-cell office:value-type="string" calcext:value-type="string">
            <text:p>AC Insert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7</text:p>
          </table:table-cell>
          <table:table-cell office:value-type="string" calcext:value-type="string">
            <text:p>AC Save and Clos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8</text:p>
          </table:table-cell>
          <table:table-cell office:value-type="string" calcext:value-type="string">
            <text:p>AC Renam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9</text:p>
          </table:table-cell>
          <table:table-cell office:value-type="string" calcext:value-type="string">
            <text:p>AC Merg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a</text:p>
          </table:table-cell>
          <table:table-cell office:value-type="string" calcext:value-type="string">
            <text:p>AC Spl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b</text:p>
          </table:table-cell>
          <table:table-cell office:value-type="string" calcext:value-type="string">
            <text:p>AC Distribute Horizonta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c</text:p>
          </table:table-cell>
          <table:table-cell office:value-type="string" calcext:value-type="string">
            <text:p>AC Distribute Vertically</text:p>
          </table:table-cell>
          <table:table-cell/>
          <table:table-cell table:style-name="Default" table:number-columns-repeated="5"/>
        </table:table-row>
      </table:table>
      <table:table table:name="Keyboard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KC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KC Decimal</text:p>
          </table:table-cell>
        </table:table-row>
        <table:table-row table:style-name="ro3" table:visibility="filter">
          <table:table-cell table:formula="of:=[$'HID Keyboard and Keypad Page (0x07)'.G2]" office:value-type="float" office:value="0" calcext:value-type="float">
            <text:p>0</text:p>
          </table:table-cell>
          <table:table-cell table:formula="of:=[$'HID Keyboard and Keypad Page (0x07)'.A2]" office:value-type="string" office:string-value="0x0001" calcext:value-type="string">
            <text:p>0x0001</text:p>
          </table:table-cell>
          <table:table-cell table:formula="of:=[$'HID Keyboard and Keypad Page (0x07)'.F2]" office:value-type="float" office:value="0" calcext:value-type="float">
            <text:p>0</text:p>
          </table:table-cell>
          <table:table-cell table:formula="of:=[$'HID Keyboard and Keypad Page (0x07)'.B2]" office:value-type="string" office:string-value="Keyboard Error Roll Over" calcext:value-type="string">
            <text:p>Keyboard Error Roll Over</text:p>
          </table:table-cell>
          <table:table-cell/>
          <table:table-cell table:formula="of:=HEX2DEC(REPLACE(TRIM([.C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3]" office:value-type="float" office:value="0" calcext:value-type="float">
            <text:p>0</text:p>
          </table:table-cell>
          <table:table-cell table:formula="of:=[$'HID Keyboard and Keypad Page (0x07)'.A3]" office:value-type="string" office:string-value="0x0002" calcext:value-type="string">
            <text:p>0x0002</text:p>
          </table:table-cell>
          <table:table-cell table:formula="of:=[$'HID Keyboard and Keypad Page (0x07)'.F3]" office:value-type="float" office:value="0" calcext:value-type="float">
            <text:p>0</text:p>
          </table:table-cell>
          <table:table-cell table:formula="of:=[$'HID Keyboard and Keypad Page (0x07)'.B3]" office:value-type="string" office:string-value="Keyboard POST Fail" calcext:value-type="string">
            <text:p>Keyboard POST Fail</text:p>
          </table:table-cell>
          <table:table-cell/>
          <table:table-cell table:formula="of:=HEX2DEC(REPLACE(TRIM([.C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4]" office:value-type="float" office:value="0" calcext:value-type="float">
            <text:p>0</text:p>
          </table:table-cell>
          <table:table-cell table:formula="of:=[$'HID Keyboard and Keypad Page (0x07)'.A4]" office:value-type="string" office:string-value="0x0003" calcext:value-type="string">
            <text:p>0x0003</text:p>
          </table:table-cell>
          <table:table-cell table:formula="of:=[$'HID Keyboard and Keypad Page (0x07)'.F4]" office:value-type="float" office:value="0" calcext:value-type="float">
            <text:p>0</text:p>
          </table:table-cell>
          <table:table-cell table:formula="of:=[$'HID Keyboard and Keypad Page (0x07)'.B4]" office:value-type="string" office:string-value="Keyboard Error Undefined" calcext:value-type="string">
            <text:p>Keyboard Error Undefined</text:p>
          </table:table-cell>
          <table:table-cell/>
          <table:table-cell table:formula="of:=HEX2DEC(REPLACE(TRIM([.C4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5]" office:value-type="string" office:string-value="KEYCODE_A" calcext:value-type="string">
            <text:p>KEYCODE_A</text:p>
          </table:table-cell>
          <table:table-cell table:formula="of:=[$'HID Keyboard and Keypad Page (0x07)'.A5]" office:value-type="string" office:string-value="0x0004" calcext:value-type="string">
            <text:p>0x0004</text:p>
          </table:table-cell>
          <table:table-cell table:formula="of:=[$'HID Keyboard and Keypad Page (0x07)'.F5]" office:value-type="string" office:string-value="0x001d" calcext:value-type="string">
            <text:p>0x001d</text:p>
          </table:table-cell>
          <table:table-cell table:formula="of:=[$'HID Keyboard and Keypad Page (0x07)'.B5]" office:value-type="string" office:string-value="Keyboard a and A" calcext:value-type="string">
            <text:p>Keyboard a and A</text:p>
          </table:table-cell>
          <table:table-cell/>
          <table:table-cell table:formula="of:=HEX2DEC(REPLACE(TRIM([.C5]) ;1;3; ))" office:value-type="float" office:value="29" calcext:value-type="float">
            <text:p>29</text:p>
          </table:table-cell>
        </table:table-row>
        <table:table-row table:style-name="ro3">
          <table:table-cell table:formula="of:=[$'HID Keyboard and Keypad Page (0x07)'.G6]" office:value-type="string" office:string-value="KEYCODE_B" calcext:value-type="string">
            <text:p>KEYCODE_B</text:p>
          </table:table-cell>
          <table:table-cell table:formula="of:=[$'HID Keyboard and Keypad Page (0x07)'.A6]" office:value-type="string" office:string-value="0x0005" calcext:value-type="string">
            <text:p>0x0005</text:p>
          </table:table-cell>
          <table:table-cell table:formula="of:=[$'HID Keyboard and Keypad Page (0x07)'.F6]" office:value-type="string" office:string-value="0x001e" calcext:value-type="string">
            <text:p>0x001e</text:p>
          </table:table-cell>
          <table:table-cell table:formula="of:=[$'HID Keyboard and Keypad Page (0x07)'.B6]" office:value-type="string" office:string-value="Keyboard b and B" calcext:value-type="string">
            <text:p>Keyboard b and B</text:p>
          </table:table-cell>
          <table:table-cell/>
          <table:table-cell table:formula="of:=HEX2DEC(REPLACE(TRIM([.C6]) ;1;3; ))" office:value-type="float" office:value="30" calcext:value-type="float">
            <text:p>30</text:p>
          </table:table-cell>
        </table:table-row>
        <table:table-row table:style-name="ro3">
          <table:table-cell table:formula="of:=[$'HID Keyboard and Keypad Page (0x07)'.G7]" office:value-type="string" office:string-value="KEYCODE_C" calcext:value-type="string">
            <text:p>KEYCODE_C</text:p>
          </table:table-cell>
          <table:table-cell table:formula="of:=[$'HID Keyboard and Keypad Page (0x07)'.A7]" office:value-type="string" office:string-value="0x0006" calcext:value-type="string">
            <text:p>0x0006</text:p>
          </table:table-cell>
          <table:table-cell table:formula="of:=[$'HID Keyboard and Keypad Page (0x07)'.F7]" office:value-type="string" office:string-value="0x001f" calcext:value-type="string">
            <text:p>0x001f</text:p>
          </table:table-cell>
          <table:table-cell table:formula="of:=[$'HID Keyboard and Keypad Page (0x07)'.B7]" office:value-type="string" office:string-value="Keyboard c and C" calcext:value-type="string">
            <text:p>Keyboard c and C</text:p>
          </table:table-cell>
          <table:table-cell/>
          <table:table-cell table:formula="of:=HEX2DEC(REPLACE(TRIM([.C7]) ;1;3; ))" office:value-type="float" office:value="31" calcext:value-type="float">
            <text:p>31</text:p>
          </table:table-cell>
        </table:table-row>
        <table:table-row table:style-name="ro3">
          <table:table-cell table:formula="of:=[$'HID Keyboard and Keypad Page (0x07)'.G8]" office:value-type="string" office:string-value="KEYCODE_D" calcext:value-type="string">
            <text:p>KEYCODE_D</text:p>
          </table:table-cell>
          <table:table-cell table:formula="of:=[$'HID Keyboard and Keypad Page (0x07)'.A8]" office:value-type="string" office:string-value="0x0007" calcext:value-type="string">
            <text:p>0x0007</text:p>
          </table:table-cell>
          <table:table-cell table:formula="of:=[$'HID Keyboard and Keypad Page (0x07)'.F8]" office:value-type="string" office:string-value="0x0020" calcext:value-type="string">
            <text:p>0x0020</text:p>
          </table:table-cell>
          <table:table-cell table:formula="of:=[$'HID Keyboard and Keypad Page (0x07)'.B8]" office:value-type="string" office:string-value="Keyboard d and D" calcext:value-type="string">
            <text:p>Keyboard d and D</text:p>
          </table:table-cell>
          <table:table-cell/>
          <table:table-cell table:formula="of:=HEX2DEC(REPLACE(TRIM([.C8]) ;1;3; ))" office:value-type="float" office:value="32" calcext:value-type="float">
            <text:p>32</text:p>
          </table:table-cell>
        </table:table-row>
        <table:table-row table:style-name="ro3">
          <table:table-cell table:formula="of:=[$'HID Keyboard and Keypad Page (0x07)'.G9]" office:value-type="string" office:string-value="KEYCODE_E" calcext:value-type="string">
            <text:p>KEYCODE_E</text:p>
          </table:table-cell>
          <table:table-cell table:formula="of:=[$'HID Keyboard and Keypad Page (0x07)'.A9]" office:value-type="string" office:string-value="0x0008" calcext:value-type="string">
            <text:p>0x0008</text:p>
          </table:table-cell>
          <table:table-cell table:formula="of:=[$'HID Keyboard and Keypad Page (0x07)'.F9]" office:value-type="string" office:string-value="0x0021" calcext:value-type="string">
            <text:p>0x0021</text:p>
          </table:table-cell>
          <table:table-cell table:formula="of:=[$'HID Keyboard and Keypad Page (0x07)'.B9]" office:value-type="string" office:string-value="Keyboard e and E" calcext:value-type="string">
            <text:p>Keyboard e and E</text:p>
          </table:table-cell>
          <table:table-cell/>
          <table:table-cell table:formula="of:=HEX2DEC(REPLACE(TRIM([.C9]) ;1;3; ))" office:value-type="float" office:value="33" calcext:value-type="float">
            <text:p>33</text:p>
          </table:table-cell>
        </table:table-row>
        <table:table-row table:style-name="ro3">
          <table:table-cell table:formula="of:=[$'HID Keyboard and Keypad Page (0x07)'.G10]" office:value-type="string" office:string-value="KEYCODE_F" calcext:value-type="string">
            <text:p>KEYCODE_F</text:p>
          </table:table-cell>
          <table:table-cell table:formula="of:=[$'HID Keyboard and Keypad Page (0x07)'.A10]" office:value-type="string" office:string-value="0x0009" calcext:value-type="string">
            <text:p>0x0009</text:p>
          </table:table-cell>
          <table:table-cell table:formula="of:=[$'HID Keyboard and Keypad Page (0x07)'.F10]" office:value-type="string" office:string-value="0x0022" calcext:value-type="string">
            <text:p>0x0022</text:p>
          </table:table-cell>
          <table:table-cell table:formula="of:=[$'HID Keyboard and Keypad Page (0x07)'.B10]" office:value-type="string" office:string-value="Keyboard f and F" calcext:value-type="string">
            <text:p>Keyboard f and F</text:p>
          </table:table-cell>
          <table:table-cell/>
          <table:table-cell table:formula="of:=HEX2DEC(REPLACE(TRIM([.C10]) ;1;3; ))" office:value-type="float" office:value="34" calcext:value-type="float">
            <text:p>34</text:p>
          </table:table-cell>
        </table:table-row>
        <table:table-row table:style-name="ro3">
          <table:table-cell table:formula="of:=[$'HID Keyboard and Keypad Page (0x07)'.G11]" office:value-type="string" office:string-value="KEYCODE_G" calcext:value-type="string">
            <text:p>KEYCODE_G</text:p>
          </table:table-cell>
          <table:table-cell table:formula="of:=[$'HID Keyboard and Keypad Page (0x07)'.A11]" office:value-type="string" office:string-value="0x000a" calcext:value-type="string">
            <text:p>0x000a</text:p>
          </table:table-cell>
          <table:table-cell table:formula="of:=[$'HID Keyboard and Keypad Page (0x07)'.F11]" office:value-type="string" office:string-value="0x0023" calcext:value-type="string">
            <text:p>0x0023</text:p>
          </table:table-cell>
          <table:table-cell table:formula="of:=[$'HID Keyboard and Keypad Page (0x07)'.B11]" office:value-type="string" office:string-value="Keyboard g and G" calcext:value-type="string">
            <text:p>Keyboard g and G</text:p>
          </table:table-cell>
          <table:table-cell/>
          <table:table-cell table:formula="of:=HEX2DEC(REPLACE(TRIM([.C11]) ;1;3; ))" office:value-type="float" office:value="35" calcext:value-type="float">
            <text:p>35</text:p>
          </table:table-cell>
        </table:table-row>
        <table:table-row table:style-name="ro3">
          <table:table-cell table:formula="of:=[$'HID Keyboard and Keypad Page (0x07)'.G12]" office:value-type="string" office:string-value="KEYCODE_H" calcext:value-type="string">
            <text:p>KEYCODE_H</text:p>
          </table:table-cell>
          <table:table-cell table:formula="of:=[$'HID Keyboard and Keypad Page (0x07)'.A12]" office:value-type="string" office:string-value="0x000b" calcext:value-type="string">
            <text:p>0x000b</text:p>
          </table:table-cell>
          <table:table-cell table:formula="of:=[$'HID Keyboard and Keypad Page (0x07)'.F12]" office:value-type="string" office:string-value="0x0024" calcext:value-type="string">
            <text:p>0x0024</text:p>
          </table:table-cell>
          <table:table-cell table:formula="of:=[$'HID Keyboard and Keypad Page (0x07)'.B12]" office:value-type="string" office:string-value="Keyboard h and H" calcext:value-type="string">
            <text:p>Keyboard h and H</text:p>
          </table:table-cell>
          <table:table-cell/>
          <table:table-cell table:formula="of:=HEX2DEC(REPLACE(TRIM([.C12]) ;1;3; ))" office:value-type="float" office:value="36" calcext:value-type="float">
            <text:p>36</text:p>
          </table:table-cell>
        </table:table-row>
        <table:table-row table:style-name="ro3">
          <table:table-cell table:formula="of:=[$'HID Keyboard and Keypad Page (0x07)'.G13]" office:value-type="string" office:string-value="KEYCODE_I" calcext:value-type="string">
            <text:p>KEYCODE_I</text:p>
          </table:table-cell>
          <table:table-cell table:formula="of:=[$'HID Keyboard and Keypad Page (0x07)'.A13]" office:value-type="string" office:string-value="0x000c" calcext:value-type="string">
            <text:p>0x000c</text:p>
          </table:table-cell>
          <table:table-cell table:formula="of:=[$'HID Keyboard and Keypad Page (0x07)'.F13]" office:value-type="string" office:string-value="0x0025" calcext:value-type="string">
            <text:p>0x0025</text:p>
          </table:table-cell>
          <table:table-cell table:formula="of:=[$'HID Keyboard and Keypad Page (0x07)'.B13]" office:value-type="string" office:string-value="Keyboard i and I" calcext:value-type="string">
            <text:p>Keyboard i and I</text:p>
          </table:table-cell>
          <table:table-cell/>
          <table:table-cell table:formula="of:=HEX2DEC(REPLACE(TRIM([.C13]) ;1;3; ))" office:value-type="float" office:value="37" calcext:value-type="float">
            <text:p>37</text:p>
          </table:table-cell>
        </table:table-row>
        <table:table-row table:style-name="ro3">
          <table:table-cell table:formula="of:=[$'HID Keyboard and Keypad Page (0x07)'.G14]" office:value-type="string" office:string-value="KEYCODE_J" calcext:value-type="string">
            <text:p>KEYCODE_J</text:p>
          </table:table-cell>
          <table:table-cell table:formula="of:=[$'HID Keyboard and Keypad Page (0x07)'.A14]" office:value-type="string" office:string-value="0x000d" calcext:value-type="string">
            <text:p>0x000d</text:p>
          </table:table-cell>
          <table:table-cell table:formula="of:=[$'HID Keyboard and Keypad Page (0x07)'.F14]" office:value-type="string" office:string-value="0x0026" calcext:value-type="string">
            <text:p>0x0026</text:p>
          </table:table-cell>
          <table:table-cell table:formula="of:=[$'HID Keyboard and Keypad Page (0x07)'.B14]" office:value-type="string" office:string-value="Keyboard j and J" calcext:value-type="string">
            <text:p>Keyboard j and J</text:p>
          </table:table-cell>
          <table:table-cell/>
          <table:table-cell table:formula="of:=HEX2DEC(REPLACE(TRIM([.C14]) ;1;3; ))" office:value-type="float" office:value="38" calcext:value-type="float">
            <text:p>38</text:p>
          </table:table-cell>
        </table:table-row>
        <table:table-row table:style-name="ro3">
          <table:table-cell table:formula="of:=[$'HID Keyboard and Keypad Page (0x07)'.G15]" office:value-type="string" office:string-value="KEYCODE_K" calcext:value-type="string">
            <text:p>KEYCODE_K</text:p>
          </table:table-cell>
          <table:table-cell table:formula="of:=[$'HID Keyboard and Keypad Page (0x07)'.A15]" office:value-type="string" office:string-value="0x000e" calcext:value-type="string">
            <text:p>0x000e</text:p>
          </table:table-cell>
          <table:table-cell table:formula="of:=[$'HID Keyboard and Keypad Page (0x07)'.F15]" office:value-type="string" office:string-value="0x0027" calcext:value-type="string">
            <text:p>0x0027</text:p>
          </table:table-cell>
          <table:table-cell table:formula="of:=[$'HID Keyboard and Keypad Page (0x07)'.B15]" office:value-type="string" office:string-value="Keyboard k and K" calcext:value-type="string">
            <text:p>Keyboard k and K</text:p>
          </table:table-cell>
          <table:table-cell/>
          <table:table-cell table:formula="of:=HEX2DEC(REPLACE(TRIM([.C15]) ;1;3; ))" office:value-type="float" office:value="39" calcext:value-type="float">
            <text:p>39</text:p>
          </table:table-cell>
        </table:table-row>
        <table:table-row table:style-name="ro3">
          <table:table-cell table:formula="of:=[$'HID Keyboard and Keypad Page (0x07)'.G16]" office:value-type="string" office:string-value="KEYCODE_L" calcext:value-type="string">
            <text:p>KEYCODE_L</text:p>
          </table:table-cell>
          <table:table-cell table:formula="of:=[$'HID Keyboard and Keypad Page (0x07)'.A16]" office:value-type="string" office:string-value="0x000f" calcext:value-type="string">
            <text:p>0x000f</text:p>
          </table:table-cell>
          <table:table-cell table:formula="of:=[$'HID Keyboard and Keypad Page (0x07)'.F16]" office:value-type="string" office:string-value="0x0028" calcext:value-type="string">
            <text:p>0x0028</text:p>
          </table:table-cell>
          <table:table-cell table:formula="of:=[$'HID Keyboard and Keypad Page (0x07)'.B16]" office:value-type="string" office:string-value="Keyboard l and L" calcext:value-type="string">
            <text:p>Keyboard l and L</text:p>
          </table:table-cell>
          <table:table-cell/>
          <table:table-cell table:formula="of:=HEX2DEC(REPLACE(TRIM([.C16]) ;1;3; ))" office:value-type="float" office:value="40" calcext:value-type="float">
            <text:p>40</text:p>
          </table:table-cell>
        </table:table-row>
        <table:table-row table:style-name="ro3">
          <table:table-cell table:formula="of:=[$'HID Keyboard and Keypad Page (0x07)'.G17]" office:value-type="string" office:string-value="KEYCODE_M" calcext:value-type="string">
            <text:p>KEYCODE_M</text:p>
          </table:table-cell>
          <table:table-cell table:formula="of:=[$'HID Keyboard and Keypad Page (0x07)'.A17]" office:value-type="string" office:string-value="0x0010" calcext:value-type="string">
            <text:p>0x0010</text:p>
          </table:table-cell>
          <table:table-cell table:formula="of:=[$'HID Keyboard and Keypad Page (0x07)'.F17]" office:value-type="string" office:string-value="0x0029" calcext:value-type="string">
            <text:p>0x0029</text:p>
          </table:table-cell>
          <table:table-cell table:formula="of:=[$'HID Keyboard and Keypad Page (0x07)'.B17]" office:value-type="string" office:string-value="Keyboard m and M" calcext:value-type="string">
            <text:p>Keyboard m and M</text:p>
          </table:table-cell>
          <table:table-cell/>
          <table:table-cell table:formula="of:=HEX2DEC(REPLACE(TRIM([.C17]) ;1;3; ))" office:value-type="float" office:value="41" calcext:value-type="float">
            <text:p>41</text:p>
          </table:table-cell>
        </table:table-row>
        <table:table-row table:style-name="ro3">
          <table:table-cell table:formula="of:=[$'HID Keyboard and Keypad Page (0x07)'.G18]" office:value-type="string" office:string-value="KEYCODE_N" calcext:value-type="string">
            <text:p>KEYCODE_N</text:p>
          </table:table-cell>
          <table:table-cell table:formula="of:=[$'HID Keyboard and Keypad Page (0x07)'.A18]" office:value-type="string" office:string-value="0x0011" calcext:value-type="string">
            <text:p>0x0011</text:p>
          </table:table-cell>
          <table:table-cell table:formula="of:=[$'HID Keyboard and Keypad Page (0x07)'.F18]" office:value-type="string" office:string-value="0x002a" calcext:value-type="string">
            <text:p>0x002a</text:p>
          </table:table-cell>
          <table:table-cell table:formula="of:=[$'HID Keyboard and Keypad Page (0x07)'.B18]" office:value-type="string" office:string-value="Keyboard n and N" calcext:value-type="string">
            <text:p>Keyboard n and N</text:p>
          </table:table-cell>
          <table:table-cell/>
          <table:table-cell table:formula="of:=HEX2DEC(REPLACE(TRIM([.C18]) ;1;3; ))" office:value-type="float" office:value="42" calcext:value-type="float">
            <text:p>42</text:p>
          </table:table-cell>
        </table:table-row>
        <table:table-row table:style-name="ro3">
          <table:table-cell table:formula="of:=[$'HID Keyboard and Keypad Page (0x07)'.G19]" office:value-type="string" office:string-value="KEYCODE_O" calcext:value-type="string">
            <text:p>KEYCODE_O</text:p>
          </table:table-cell>
          <table:table-cell table:formula="of:=[$'HID Keyboard and Keypad Page (0x07)'.A19]" office:value-type="string" office:string-value="0x0012" calcext:value-type="string">
            <text:p>0x0012</text:p>
          </table:table-cell>
          <table:table-cell table:formula="of:=[$'HID Keyboard and Keypad Page (0x07)'.F19]" office:value-type="string" office:string-value="0x002b" calcext:value-type="string">
            <text:p>0x002b</text:p>
          </table:table-cell>
          <table:table-cell table:formula="of:=[$'HID Keyboard and Keypad Page (0x07)'.B19]" office:value-type="string" office:string-value="Keyboard o and O" calcext:value-type="string">
            <text:p>Keyboard o and O</text:p>
          </table:table-cell>
          <table:table-cell/>
          <table:table-cell table:formula="of:=HEX2DEC(REPLACE(TRIM([.C19]) ;1;3; ))" office:value-type="float" office:value="43" calcext:value-type="float">
            <text:p>43</text:p>
          </table:table-cell>
        </table:table-row>
        <table:table-row table:style-name="ro3">
          <table:table-cell table:formula="of:=[$'HID Keyboard and Keypad Page (0x07)'.G20]" office:value-type="string" office:string-value="KEYCODE_P" calcext:value-type="string">
            <text:p>KEYCODE_P</text:p>
          </table:table-cell>
          <table:table-cell table:formula="of:=[$'HID Keyboard and Keypad Page (0x07)'.A20]" office:value-type="string" office:string-value="0x0013" calcext:value-type="string">
            <text:p>0x0013</text:p>
          </table:table-cell>
          <table:table-cell table:formula="of:=[$'HID Keyboard and Keypad Page (0x07)'.F20]" office:value-type="string" office:string-value="0x002c" calcext:value-type="string">
            <text:p>0x002c</text:p>
          </table:table-cell>
          <table:table-cell table:formula="of:=[$'HID Keyboard and Keypad Page (0x07)'.B20]" office:value-type="string" office:string-value="Keyboard p and P" calcext:value-type="string">
            <text:p>Keyboard p and P</text:p>
          </table:table-cell>
          <table:table-cell/>
          <table:table-cell table:formula="of:=HEX2DEC(REPLACE(TRIM([.C20]) ;1;3; ))" office:value-type="float" office:value="44" calcext:value-type="float">
            <text:p>44</text:p>
          </table:table-cell>
        </table:table-row>
        <table:table-row table:style-name="ro3">
          <table:table-cell table:formula="of:=[$'HID Keyboard and Keypad Page (0x07)'.G21]" office:value-type="string" office:string-value="KEYCODE_Q" calcext:value-type="string">
            <text:p>KEYCODE_Q</text:p>
          </table:table-cell>
          <table:table-cell table:formula="of:=[$'HID Keyboard and Keypad Page (0x07)'.A21]" office:value-type="string" office:string-value="0x0014" calcext:value-type="string">
            <text:p>0x0014</text:p>
          </table:table-cell>
          <table:table-cell table:formula="of:=[$'HID Keyboard and Keypad Page (0x07)'.F21]" office:value-type="string" office:string-value="0x002d" calcext:value-type="string">
            <text:p>0x002d</text:p>
          </table:table-cell>
          <table:table-cell table:formula="of:=[$'HID Keyboard and Keypad Page (0x07)'.B21]" office:value-type="string" office:string-value="Keyboard q and Q" calcext:value-type="string">
            <text:p>Keyboard q and Q</text:p>
          </table:table-cell>
          <table:table-cell/>
          <table:table-cell table:formula="of:=HEX2DEC(REPLACE(TRIM([.C21]) ;1;3; ))" office:value-type="float" office:value="45" calcext:value-type="float">
            <text:p>45</text:p>
          </table:table-cell>
        </table:table-row>
        <table:table-row table:style-name="ro3">
          <table:table-cell table:formula="of:=[$'HID Keyboard and Keypad Page (0x07)'.G22]" office:value-type="string" office:string-value="KEYCODE_R" calcext:value-type="string">
            <text:p>KEYCODE_R</text:p>
          </table:table-cell>
          <table:table-cell table:formula="of:=[$'HID Keyboard and Keypad Page (0x07)'.A22]" office:value-type="string" office:string-value="0x0015" calcext:value-type="string">
            <text:p>0x0015</text:p>
          </table:table-cell>
          <table:table-cell table:formula="of:=[$'HID Keyboard and Keypad Page (0x07)'.F22]" office:value-type="string" office:string-value="0x002e" calcext:value-type="string">
            <text:p>0x002e</text:p>
          </table:table-cell>
          <table:table-cell table:formula="of:=[$'HID Keyboard and Keypad Page (0x07)'.B22]" office:value-type="string" office:string-value="Keyboard r and R" calcext:value-type="string">
            <text:p>Keyboard r and R</text:p>
          </table:table-cell>
          <table:table-cell/>
          <table:table-cell table:formula="of:=HEX2DEC(REPLACE(TRIM([.C22]) ;1;3; ))" office:value-type="float" office:value="46" calcext:value-type="float">
            <text:p>46</text:p>
          </table:table-cell>
        </table:table-row>
        <table:table-row table:style-name="ro3">
          <table:table-cell table:formula="of:=[$'HID Keyboard and Keypad Page (0x07)'.G23]" office:value-type="string" office:string-value="KEYCODE_S" calcext:value-type="string">
            <text:p>KEYCODE_S</text:p>
          </table:table-cell>
          <table:table-cell table:formula="of:=[$'HID Keyboard and Keypad Page (0x07)'.A23]" office:value-type="string" office:string-value="0x0016" calcext:value-type="string">
            <text:p>0x0016</text:p>
          </table:table-cell>
          <table:table-cell table:formula="of:=[$'HID Keyboard and Keypad Page (0x07)'.F23]" office:value-type="string" office:string-value="0x002f" calcext:value-type="string">
            <text:p>0x002f</text:p>
          </table:table-cell>
          <table:table-cell table:formula="of:=[$'HID Keyboard and Keypad Page (0x07)'.B23]" office:value-type="string" office:string-value="Keyboard s and S" calcext:value-type="string">
            <text:p>Keyboard s and S</text:p>
          </table:table-cell>
          <table:table-cell/>
          <table:table-cell table:formula="of:=HEX2DEC(REPLACE(TRIM([.C23]) ;1;3; ))" office:value-type="float" office:value="47" calcext:value-type="float">
            <text:p>47</text:p>
          </table:table-cell>
        </table:table-row>
        <table:table-row table:style-name="ro3">
          <table:table-cell table:formula="of:=[$'HID Keyboard and Keypad Page (0x07)'.G24]" office:value-type="string" office:string-value="KEYCODE_T" calcext:value-type="string">
            <text:p>KEYCODE_T</text:p>
          </table:table-cell>
          <table:table-cell table:formula="of:=[$'HID Keyboard and Keypad Page (0x07)'.A24]" office:value-type="string" office:string-value="0x0017" calcext:value-type="string">
            <text:p>0x0017</text:p>
          </table:table-cell>
          <table:table-cell table:formula="of:=[$'HID Keyboard and Keypad Page (0x07)'.F24]" office:value-type="string" office:string-value="0x0030" calcext:value-type="string">
            <text:p>0x0030</text:p>
          </table:table-cell>
          <table:table-cell table:formula="of:=[$'HID Keyboard and Keypad Page (0x07)'.B24]" office:value-type="string" office:string-value="Keyboard t and T" calcext:value-type="string">
            <text:p>Keyboard t and T</text:p>
          </table:table-cell>
          <table:table-cell/>
          <table:table-cell table:formula="of:=HEX2DEC(REPLACE(TRIM([.C24]) ;1;3; ))" office:value-type="float" office:value="48" calcext:value-type="float">
            <text:p>48</text:p>
          </table:table-cell>
        </table:table-row>
        <table:table-row table:style-name="ro3">
          <table:table-cell table:formula="of:=[$'HID Keyboard and Keypad Page (0x07)'.G25]" office:value-type="string" office:string-value="KEYCODE_U" calcext:value-type="string">
            <text:p>KEYCODE_U</text:p>
          </table:table-cell>
          <table:table-cell table:formula="of:=[$'HID Keyboard and Keypad Page (0x07)'.A25]" office:value-type="string" office:string-value="0x0018" calcext:value-type="string">
            <text:p>0x0018</text:p>
          </table:table-cell>
          <table:table-cell table:formula="of:=[$'HID Keyboard and Keypad Page (0x07)'.F25]" office:value-type="string" office:string-value="0x0031" calcext:value-type="string">
            <text:p>0x0031</text:p>
          </table:table-cell>
          <table:table-cell table:formula="of:=[$'HID Keyboard and Keypad Page (0x07)'.B25]" office:value-type="string" office:string-value="Keyboard u and U" calcext:value-type="string">
            <text:p>Keyboard u and U</text:p>
          </table:table-cell>
          <table:table-cell/>
          <table:table-cell table:formula="of:=HEX2DEC(REPLACE(TRIM([.C25]) ;1;3; ))" office:value-type="float" office:value="49" calcext:value-type="float">
            <text:p>49</text:p>
          </table:table-cell>
        </table:table-row>
        <table:table-row table:style-name="ro3">
          <table:table-cell table:formula="of:=[$'HID Keyboard and Keypad Page (0x07)'.G26]" office:value-type="string" office:string-value="KEYCODE_V" calcext:value-type="string">
            <text:p>KEYCODE_V</text:p>
          </table:table-cell>
          <table:table-cell table:formula="of:=[$'HID Keyboard and Keypad Page (0x07)'.A26]" office:value-type="string" office:string-value="0x0019" calcext:value-type="string">
            <text:p>0x0019</text:p>
          </table:table-cell>
          <table:table-cell table:formula="of:=[$'HID Keyboard and Keypad Page (0x07)'.F26]" office:value-type="string" office:string-value="0x0032" calcext:value-type="string">
            <text:p>0x0032</text:p>
          </table:table-cell>
          <table:table-cell table:formula="of:=[$'HID Keyboard and Keypad Page (0x07)'.B26]" office:value-type="string" office:string-value="Keyboard v and V" calcext:value-type="string">
            <text:p>Keyboard v and V</text:p>
          </table:table-cell>
          <table:table-cell/>
          <table:table-cell table:formula="of:=HEX2DEC(REPLACE(TRIM([.C26]) ;1;3; ))" office:value-type="float" office:value="50" calcext:value-type="float">
            <text:p>50</text:p>
          </table:table-cell>
        </table:table-row>
        <table:table-row table:style-name="ro3">
          <table:table-cell table:formula="of:=[$'HID Keyboard and Keypad Page (0x07)'.G27]" office:value-type="string" office:string-value="KEYCODE_W" calcext:value-type="string">
            <text:p>KEYCODE_W</text:p>
          </table:table-cell>
          <table:table-cell table:formula="of:=[$'HID Keyboard and Keypad Page (0x07)'.A27]" office:value-type="string" office:string-value="0x001a" calcext:value-type="string">
            <text:p>0x001a</text:p>
          </table:table-cell>
          <table:table-cell table:formula="of:=[$'HID Keyboard and Keypad Page (0x07)'.F27]" office:value-type="string" office:string-value="0x0033" calcext:value-type="string">
            <text:p>0x0033</text:p>
          </table:table-cell>
          <table:table-cell table:formula="of:=[$'HID Keyboard and Keypad Page (0x07)'.B27]" office:value-type="string" office:string-value="Keyboard w and W" calcext:value-type="string">
            <text:p>Keyboard w and W</text:p>
          </table:table-cell>
          <table:table-cell/>
          <table:table-cell table:formula="of:=HEX2DEC(REPLACE(TRIM([.C27]) ;1;3; ))" office:value-type="float" office:value="51" calcext:value-type="float">
            <text:p>51</text:p>
          </table:table-cell>
        </table:table-row>
        <table:table-row table:style-name="ro3">
          <table:table-cell table:formula="of:=[$'HID Keyboard and Keypad Page (0x07)'.G28]" office:value-type="string" office:string-value="KEYCODE_X" calcext:value-type="string">
            <text:p>KEYCODE_X</text:p>
          </table:table-cell>
          <table:table-cell table:formula="of:=[$'HID Keyboard and Keypad Page (0x07)'.A28]" office:value-type="string" office:string-value="0x001b" calcext:value-type="string">
            <text:p>0x001b</text:p>
          </table:table-cell>
          <table:table-cell table:formula="of:=[$'HID Keyboard and Keypad Page (0x07)'.F28]" office:value-type="string" office:string-value="0x0034" calcext:value-type="string">
            <text:p>0x0034</text:p>
          </table:table-cell>
          <table:table-cell table:formula="of:=[$'HID Keyboard and Keypad Page (0x07)'.B28]" office:value-type="string" office:string-value="Keyboard x and X" calcext:value-type="string">
            <text:p>Keyboard x and X</text:p>
          </table:table-cell>
          <table:table-cell/>
          <table:table-cell table:formula="of:=HEX2DEC(REPLACE(TRIM([.C28]) ;1;3; ))" office:value-type="float" office:value="52" calcext:value-type="float">
            <text:p>52</text:p>
          </table:table-cell>
        </table:table-row>
        <table:table-row table:style-name="ro3">
          <table:table-cell table:formula="of:=[$'HID Keyboard and Keypad Page (0x07)'.G29]" office:value-type="string" office:string-value="KEYCODE_Y" calcext:value-type="string">
            <text:p>KEYCODE_Y</text:p>
          </table:table-cell>
          <table:table-cell table:formula="of:=[$'HID Keyboard and Keypad Page (0x07)'.A29]" office:value-type="string" office:string-value="0x001c" calcext:value-type="string">
            <text:p>0x001c</text:p>
          </table:table-cell>
          <table:table-cell table:formula="of:=[$'HID Keyboard and Keypad Page (0x07)'.F29]" office:value-type="string" office:string-value="0x0035" calcext:value-type="string">
            <text:p>0x0035</text:p>
          </table:table-cell>
          <table:table-cell table:formula="of:=[$'HID Keyboard and Keypad Page (0x07)'.B29]" office:value-type="string" office:string-value="Keyboard y and Y" calcext:value-type="string">
            <text:p>Keyboard y and Y</text:p>
          </table:table-cell>
          <table:table-cell/>
          <table:table-cell table:formula="of:=HEX2DEC(REPLACE(TRIM([.C29]) ;1;3; ))" office:value-type="float" office:value="53" calcext:value-type="float">
            <text:p>53</text:p>
          </table:table-cell>
        </table:table-row>
        <table:table-row table:style-name="ro3">
          <table:table-cell table:formula="of:=[$'HID Keyboard and Keypad Page (0x07)'.G30]" office:value-type="string" office:string-value="KEYCODE_Z" calcext:value-type="string">
            <text:p>KEYCODE_Z</text:p>
          </table:table-cell>
          <table:table-cell table:formula="of:=[$'HID Keyboard and Keypad Page (0x07)'.A30]" office:value-type="string" office:string-value="0x001d" calcext:value-type="string">
            <text:p>0x001d</text:p>
          </table:table-cell>
          <table:table-cell table:formula="of:=[$'HID Keyboard and Keypad Page (0x07)'.F30]" office:value-type="string" office:string-value="0x0036" calcext:value-type="string">
            <text:p>0x0036</text:p>
          </table:table-cell>
          <table:table-cell table:formula="of:=[$'HID Keyboard and Keypad Page (0x07)'.B30]" office:value-type="string" office:string-value="Keyboard z and Z" calcext:value-type="string">
            <text:p>Keyboard z and Z</text:p>
          </table:table-cell>
          <table:table-cell/>
          <table:table-cell table:formula="of:=HEX2DEC(REPLACE(TRIM([.C30]) ;1;3; ))" office:value-type="float" office:value="54" calcext:value-type="float">
            <text:p>54</text:p>
          </table:table-cell>
        </table:table-row>
        <table:table-row table:style-name="ro3">
          <table:table-cell table:formula="of:=[$'HID Keyboard and Keypad Page (0x07)'.G31]" office:value-type="string" office:string-value="KEYCODE_1" calcext:value-type="string">
            <text:p>KEYCODE_1</text:p>
          </table:table-cell>
          <table:table-cell table:formula="of:=[$'HID Keyboard and Keypad Page (0x07)'.A31]" office:value-type="string" office:string-value="0x001e" calcext:value-type="string">
            <text:p>0x001e</text:p>
          </table:table-cell>
          <table:table-cell table:formula="of:=[$'HID Keyboard and Keypad Page (0x07)'.F31]" office:value-type="string" office:string-value="0x0008" calcext:value-type="string">
            <text:p>0x0008</text:p>
          </table:table-cell>
          <table:table-cell table:formula="of:=[$'HID Keyboard and Keypad Page (0x07)'.B31]" office:value-type="string" office:string-value="Keyboard 1 and !" calcext:value-type="string">
            <text:p>Keyboard 1 and !</text:p>
          </table:table-cell>
          <table:table-cell/>
          <table:table-cell table:formula="of:=HEX2DEC(REPLACE(TRIM([.C31]) ;1;3; ))" office:value-type="float" office:value="8" calcext:value-type="float">
            <text:p>8</text:p>
          </table:table-cell>
        </table:table-row>
        <table:table-row table:style-name="ro3">
          <table:table-cell table:formula="of:=[$'HID Keyboard and Keypad Page (0x07)'.G32]" office:value-type="string" office:string-value="KEYCODE_2" calcext:value-type="string">
            <text:p>KEYCODE_2</text:p>
          </table:table-cell>
          <table:table-cell table:formula="of:=[$'HID Keyboard and Keypad Page (0x07)'.A32]" office:value-type="string" office:string-value="0x001f" calcext:value-type="string">
            <text:p>0x001f</text:p>
          </table:table-cell>
          <table:table-cell table:formula="of:=[$'HID Keyboard and Keypad Page (0x07)'.F32]" office:value-type="string" office:string-value="0x0009" calcext:value-type="string">
            <text:p>0x0009</text:p>
          </table:table-cell>
          <table:table-cell table:formula="of:=[$'HID Keyboard and Keypad Page (0x07)'.B32]" office:value-type="string" office:string-value="Keyboard 2 and @" calcext:value-type="string">
            <text:p>Keyboard 2 and @</text:p>
          </table:table-cell>
          <table:table-cell/>
          <table:table-cell table:formula="of:=HEX2DEC(REPLACE(TRIM([.C32]) ;1;3; ))" office:value-type="float" office:value="9" calcext:value-type="float">
            <text:p>9</text:p>
          </table:table-cell>
        </table:table-row>
        <table:table-row table:style-name="ro3">
          <table:table-cell table:formula="of:=[$'HID Keyboard and Keypad Page (0x07)'.G33]" office:value-type="string" office:string-value="KEYCODE_3" calcext:value-type="string">
            <text:p>KEYCODE_3</text:p>
          </table:table-cell>
          <table:table-cell table:formula="of:=[$'HID Keyboard and Keypad Page (0x07)'.A33]" office:value-type="string" office:string-value="0x0020" calcext:value-type="string">
            <text:p>0x0020</text:p>
          </table:table-cell>
          <table:table-cell table:formula="of:=[$'HID Keyboard and Keypad Page (0x07)'.F33]" office:value-type="string" office:string-value="0x000a" calcext:value-type="string">
            <text:p>0x000a</text:p>
          </table:table-cell>
          <table:table-cell table:formula="of:=[$'HID Keyboard and Keypad Page (0x07)'.B33]" office:value-type="string" office:string-value="Keyboard 3 and #" calcext:value-type="string">
            <text:p>Keyboard 3 and #</text:p>
          </table:table-cell>
          <table:table-cell/>
          <table:table-cell table:formula="of:=HEX2DEC(REPLACE(TRIM([.C33]) ;1;3; ))" office:value-type="float" office:value="10" calcext:value-type="float">
            <text:p>10</text:p>
          </table:table-cell>
        </table:table-row>
        <table:table-row table:style-name="ro3">
          <table:table-cell table:formula="of:=[$'HID Keyboard and Keypad Page (0x07)'.G34]" office:value-type="string" office:string-value="KEYCODE_4" calcext:value-type="string">
            <text:p>KEYCODE_4</text:p>
          </table:table-cell>
          <table:table-cell table:formula="of:=[$'HID Keyboard and Keypad Page (0x07)'.A34]" office:value-type="string" office:string-value="0x0021" calcext:value-type="string">
            <text:p>0x0021</text:p>
          </table:table-cell>
          <table:table-cell table:formula="of:=[$'HID Keyboard and Keypad Page (0x07)'.F34]" office:value-type="string" office:string-value="0x000b" calcext:value-type="string">
            <text:p>0x000b</text:p>
          </table:table-cell>
          <table:table-cell table:formula="of:=[$'HID Keyboard and Keypad Page (0x07)'.B34]" office:value-type="string" office:string-value="Keyboard 4 and $" calcext:value-type="string">
            <text:p>Keyboard 4 and $</text:p>
          </table:table-cell>
          <table:table-cell/>
          <table:table-cell table:formula="of:=HEX2DEC(REPLACE(TRIM([.C34]) ;1;3; ))" office:value-type="float" office:value="11" calcext:value-type="float">
            <text:p>11</text:p>
          </table:table-cell>
        </table:table-row>
        <table:table-row table:style-name="ro3">
          <table:table-cell table:formula="of:=[$'HID Keyboard and Keypad Page (0x07)'.G35]" office:value-type="string" office:string-value="KEYCODE_5" calcext:value-type="string">
            <text:p>KEYCODE_5</text:p>
          </table:table-cell>
          <table:table-cell table:formula="of:=[$'HID Keyboard and Keypad Page (0x07)'.A35]" office:value-type="string" office:string-value="0x0022" calcext:value-type="string">
            <text:p>0x0022</text:p>
          </table:table-cell>
          <table:table-cell table:formula="of:=[$'HID Keyboard and Keypad Page (0x07)'.F35]" office:value-type="string" office:string-value="0x000c" calcext:value-type="string">
            <text:p>0x000c</text:p>
          </table:table-cell>
          <table:table-cell table:formula="of:=[$'HID Keyboard and Keypad Page (0x07)'.B35]" office:value-type="string" office:string-value="Keyboard 5 and %" calcext:value-type="string">
            <text:p>Keyboard 5 and %</text:p>
          </table:table-cell>
          <table:table-cell/>
          <table:table-cell table:formula="of:=HEX2DEC(REPLACE(TRIM([.C35]) ;1;3; ))" office:value-type="float" office:value="12" calcext:value-type="float">
            <text:p>12</text:p>
          </table:table-cell>
        </table:table-row>
        <table:table-row table:style-name="ro3">
          <table:table-cell table:formula="of:=[$'HID Keyboard and Keypad Page (0x07)'.G36]" office:value-type="string" office:string-value="KEYCODE_6" calcext:value-type="string">
            <text:p>KEYCODE_6</text:p>
          </table:table-cell>
          <table:table-cell table:formula="of:=[$'HID Keyboard and Keypad Page (0x07)'.A36]" office:value-type="string" office:string-value="0x0023" calcext:value-type="string">
            <text:p>0x0023</text:p>
          </table:table-cell>
          <table:table-cell table:formula="of:=[$'HID Keyboard and Keypad Page (0x07)'.F36]" office:value-type="string" office:string-value="0x000d" calcext:value-type="string">
            <text:p>0x000d</text:p>
          </table:table-cell>
          <table:table-cell table:formula="of:=[$'HID Keyboard and Keypad Page (0x07)'.B36]" office:value-type="string" office:string-value="Keyboard 6 and ^" calcext:value-type="string">
            <text:p>Keyboard 6 and ^</text:p>
          </table:table-cell>
          <table:table-cell/>
          <table:table-cell table:formula="of:=HEX2DEC(REPLACE(TRIM([.C36]) ;1;3; ))" office:value-type="float" office:value="13" calcext:value-type="float">
            <text:p>13</text:p>
          </table:table-cell>
        </table:table-row>
        <table:table-row table:style-name="ro3">
          <table:table-cell table:formula="of:=[$'HID Keyboard and Keypad Page (0x07)'.G37]" office:value-type="string" office:string-value="KEYCODE_7" calcext:value-type="string">
            <text:p>KEYCODE_7</text:p>
          </table:table-cell>
          <table:table-cell table:formula="of:=[$'HID Keyboard and Keypad Page (0x07)'.A37]" office:value-type="string" office:string-value="0x0024" calcext:value-type="string">
            <text:p>0x0024</text:p>
          </table:table-cell>
          <table:table-cell table:formula="of:=[$'HID Keyboard and Keypad Page (0x07)'.F37]" office:value-type="string" office:string-value="0x000e" calcext:value-type="string">
            <text:p>0x000e</text:p>
          </table:table-cell>
          <table:table-cell table:formula="of:=[$'HID Keyboard and Keypad Page (0x07)'.B37]" office:value-type="string" office:string-value="Keyboard 7 and &amp;" calcext:value-type="string">
            <text:p>Keyboard 7 and &amp;</text:p>
          </table:table-cell>
          <table:table-cell/>
          <table:table-cell table:formula="of:=HEX2DEC(REPLACE(TRIM([.C37]) ;1;3; ))" office:value-type="float" office:value="14" calcext:value-type="float">
            <text:p>14</text:p>
          </table:table-cell>
        </table:table-row>
        <table:table-row table:style-name="ro3">
          <table:table-cell table:formula="of:=[$'HID Keyboard and Keypad Page (0x07)'.G38]" office:value-type="string" office:string-value="KEYCODE_8" calcext:value-type="string">
            <text:p>KEYCODE_8</text:p>
          </table:table-cell>
          <table:table-cell table:formula="of:=[$'HID Keyboard and Keypad Page (0x07)'.A38]" office:value-type="string" office:string-value="0x0025" calcext:value-type="string">
            <text:p>0x0025</text:p>
          </table:table-cell>
          <table:table-cell table:formula="of:=[$'HID Keyboard and Keypad Page (0x07)'.F38]" office:value-type="string" office:string-value="0x000f" calcext:value-type="string">
            <text:p>0x000f</text:p>
          </table:table-cell>
          <table:table-cell table:formula="of:=[$'HID Keyboard and Keypad Page (0x07)'.B38]" office:value-type="string" office:string-value="Keyboard 8 and *" calcext:value-type="string">
            <text:p>Keyboard 8 and *</text:p>
          </table:table-cell>
          <table:table-cell/>
          <table:table-cell table:formula="of:=HEX2DEC(REPLACE(TRIM([.C38]) ;1;3; ))" office:value-type="float" office:value="15" calcext:value-type="float">
            <text:p>15</text:p>
          </table:table-cell>
        </table:table-row>
        <table:table-row table:style-name="ro3">
          <table:table-cell table:formula="of:=[$'HID Keyboard and Keypad Page (0x07)'.G39]" office:value-type="string" office:string-value="KEYCODE_9" calcext:value-type="string">
            <text:p>KEYCODE_9</text:p>
          </table:table-cell>
          <table:table-cell table:formula="of:=[$'HID Keyboard and Keypad Page (0x07)'.A39]" office:value-type="string" office:string-value="0x0026" calcext:value-type="string">
            <text:p>0x0026</text:p>
          </table:table-cell>
          <table:table-cell table:formula="of:=[$'HID Keyboard and Keypad Page (0x07)'.F39]" office:value-type="string" office:string-value="0x0010" calcext:value-type="string">
            <text:p>0x0010</text:p>
          </table:table-cell>
          <table:table-cell table:formula="of:=[$'HID Keyboard and Keypad Page (0x07)'.B39]" office:value-type="string" office:string-value="Keyboard 9 and (" calcext:value-type="string">
            <text:p>Keyboard 9 and (</text:p>
          </table:table-cell>
          <table:table-cell/>
          <table:table-cell table:formula="of:=HEX2DEC(REPLACE(TRIM([.C39]) ;1;3; ))" office:value-type="float" office:value="16" calcext:value-type="float">
            <text:p>16</text:p>
          </table:table-cell>
        </table:table-row>
        <table:table-row table:style-name="ro3">
          <table:table-cell table:formula="of:=[$'HID Keyboard and Keypad Page (0x07)'.G40]" office:value-type="string" office:string-value="KEYCODE_0" calcext:value-type="string">
            <text:p>KEYCODE_0</text:p>
          </table:table-cell>
          <table:table-cell table:formula="of:=[$'HID Keyboard and Keypad Page (0x07)'.A40]" office:value-type="string" office:string-value="0x0027" calcext:value-type="string">
            <text:p>0x0027</text:p>
          </table:table-cell>
          <table:table-cell table:formula="of:=[$'HID Keyboard and Keypad Page (0x07)'.F40]" office:value-type="string" office:string-value="0x0007" calcext:value-type="string">
            <text:p>0x0007</text:p>
          </table:table-cell>
          <table:table-cell table:formula="of:=[$'HID Keyboard and Keypad Page (0x07)'.B40]" office:value-type="string" office:string-value="Keyboard 0 and )" calcext:value-type="string">
            <text:p>Keyboard 0 and )</text:p>
          </table:table-cell>
          <table:table-cell/>
          <table:table-cell table:formula="of:=HEX2DEC(REPLACE(TRIM([.C40]) ;1;3; ))" office:value-type="float" office:value="7" calcext:value-type="float">
            <text:p>7</text:p>
          </table:table-cell>
        </table:table-row>
        <table:table-row table:style-name="ro3">
          <table:table-cell table:formula="of:=[$'HID Keyboard and Keypad Page (0x07)'.G41]" office:value-type="string" office:string-value="KEYCODE_ENTER" calcext:value-type="string">
            <text:p>KEYCODE_ENTER</text:p>
          </table:table-cell>
          <table:table-cell table:formula="of:=[$'HID Keyboard and Keypad Page (0x07)'.A41]" office:value-type="string" office:string-value="0x0028" calcext:value-type="string">
            <text:p>0x0028</text:p>
          </table:table-cell>
          <table:table-cell table:formula="of:=[$'HID Keyboard and Keypad Page (0x07)'.F41]" office:value-type="string" office:string-value="0x0042" calcext:value-type="string">
            <text:p>0x0042</text:p>
          </table:table-cell>
          <table:table-cell table:formula="of:=[$'HID Keyboard and Keypad Page (0x07)'.B41]" office:value-type="string" office:string-value="Keyboard Return (ENTER)" calcext:value-type="string">
            <text:p>Keyboard Return (ENTER)</text:p>
          </table:table-cell>
          <table:table-cell/>
          <table:table-cell table:formula="of:=HEX2DEC(REPLACE(TRIM([.C41]) ;1;3; ))" office:value-type="float" office:value="66" calcext:value-type="float">
            <text:p>66</text:p>
          </table:table-cell>
        </table:table-row>
        <table:table-row table:style-name="ro3">
          <table:table-cell table:formula="of:=[$'HID Keyboard and Keypad Page (0x07)'.G42]" office:value-type="string" office:string-value="KEYCODE_ESCAPE" calcext:value-type="string">
            <text:p>KEYCODE_ESCAPE</text:p>
          </table:table-cell>
          <table:table-cell table:formula="of:=[$'HID Keyboard and Keypad Page (0x07)'.A42]" office:value-type="string" office:string-value="0x0029" calcext:value-type="string">
            <text:p>0x0029</text:p>
          </table:table-cell>
          <table:table-cell table:formula="of:=[$'HID Keyboard and Keypad Page (0x07)'.F42]" office:value-type="string" office:string-value="0x006f" calcext:value-type="string">
            <text:p>0x006f</text:p>
          </table:table-cell>
          <table:table-cell table:formula="of:=[$'HID Keyboard and Keypad Page (0x07)'.B42]" office:value-type="string" office:string-value="Keyboard ESCAPE" calcext:value-type="string">
            <text:p>Keyboard ESCAPE</text:p>
          </table:table-cell>
          <table:table-cell/>
          <table:table-cell table:formula="of:=HEX2DEC(REPLACE(TRIM([.C42]) ;1;3; ))" office:value-type="float" office:value="111" calcext:value-type="float">
            <text:p>111</text:p>
          </table:table-cell>
        </table:table-row>
        <table:table-row table:style-name="ro3" table:visibility="filter">
          <table:table-cell table:formula="of:=[$'HID Keyboard and Keypad Page (0x07)'.G43]" office:value-type="string" office:string-value="KEYCODE_BACK" calcext:value-type="string">
            <text:p>KEYCODE_BACK</text:p>
          </table:table-cell>
          <table:table-cell table:formula="of:=[$'HID Keyboard and Keypad Page (0x07)'.A43]" office:value-type="string" office:string-value="&quot;&quot;" calcext:value-type="string">
            <text:p>""</text:p>
          </table:table-cell>
          <table:table-cell table:formula="of:=[$'HID Keyboard and Keypad Page (0x07)'.F43]" office:value-type="string" office:string-value="0x0004" calcext:value-type="string">
            <text:p>0x0004</text:p>
          </table:table-cell>
          <table:table-cell table:formula="of:=[$'HID Keyboard and Keypad Page (0x07)'.B43]" office:value-type="string" office:string-value="&quot;&quot;" calcext:value-type="string">
            <text:p>""</text:p>
          </table:table-cell>
          <table:table-cell/>
          <table:table-cell table:formula="of:=HEX2DEC(REPLACE(TRIM([.C43]) ;1;3; ))" office:value-type="float" office:value="4" calcext:value-type="float">
            <text:p>4</text:p>
          </table:table-cell>
        </table:table-row>
        <table:table-row table:style-name="ro3">
          <table:table-cell table:formula="of:=[$'HID Keyboard and Keypad Page (0x07)'.G44]" office:value-type="string" office:string-value="KEYCODE_DEL" calcext:value-type="string">
            <text:p>KEYCODE_DEL</text:p>
          </table:table-cell>
          <table:table-cell table:formula="of:=[$'HID Keyboard and Keypad Page (0x07)'.A44]" office:value-type="string" office:string-value="0x002a" calcext:value-type="string">
            <text:p>0x002a</text:p>
          </table:table-cell>
          <table:table-cell table:formula="of:=[$'HID Keyboard and Keypad Page (0x07)'.F44]" office:value-type="string" office:string-value="0x0043" calcext:value-type="string">
            <text:p>0x0043</text:p>
          </table:table-cell>
          <table:table-cell table:formula="of:=[$'HID Keyboard and Keypad Page (0x07)'.B44]" office:value-type="string" office:string-value="Keyboard DELETE (Backspace)" calcext:value-type="string">
            <text:p>Keyboard DELETE (Backspace)</text:p>
          </table:table-cell>
          <table:table-cell/>
          <table:table-cell table:formula="of:=HEX2DEC(REPLACE(TRIM([.C44]) ;1;3; ))" office:value-type="float" office:value="67" calcext:value-type="float">
            <text:p>67</text:p>
          </table:table-cell>
        </table:table-row>
        <table:table-row table:style-name="ro3">
          <table:table-cell table:formula="of:=[$'HID Keyboard and Keypad Page (0x07)'.G45]" office:value-type="string" office:string-value="KEYCODE_TAB" calcext:value-type="string">
            <text:p>KEYCODE_TAB</text:p>
          </table:table-cell>
          <table:table-cell table:formula="of:=[$'HID Keyboard and Keypad Page (0x07)'.A45]" office:value-type="string" office:string-value="0x002b" calcext:value-type="string">
            <text:p>0x002b</text:p>
          </table:table-cell>
          <table:table-cell table:formula="of:=[$'HID Keyboard and Keypad Page (0x07)'.F45]" office:value-type="string" office:string-value="0x003d" calcext:value-type="string">
            <text:p>0x003d</text:p>
          </table:table-cell>
          <table:table-cell table:formula="of:=[$'HID Keyboard and Keypad Page (0x07)'.B45]" office:value-type="string" office:string-value="Keyboard Tab" calcext:value-type="string">
            <text:p>Keyboard Tab</text:p>
          </table:table-cell>
          <table:table-cell/>
          <table:table-cell table:formula="of:=HEX2DEC(REPLACE(TRIM([.C45]) ;1;3; ))" office:value-type="float" office:value="61" calcext:value-type="float">
            <text:p>61</text:p>
          </table:table-cell>
        </table:table-row>
        <table:table-row table:style-name="ro3">
          <table:table-cell table:formula="of:=[$'HID Keyboard and Keypad Page (0x07)'.G46]" office:value-type="string" office:string-value="KEYCODE_SPACE" calcext:value-type="string">
            <text:p>KEYCODE_SPACE</text:p>
          </table:table-cell>
          <table:table-cell table:formula="of:=[$'HID Keyboard and Keypad Page (0x07)'.A46]" office:value-type="string" office:string-value="0x002c" calcext:value-type="string">
            <text:p>0x002c</text:p>
          </table:table-cell>
          <table:table-cell table:formula="of:=[$'HID Keyboard and Keypad Page (0x07)'.F46]" office:value-type="string" office:string-value="0x003e" calcext:value-type="string">
            <text:p>0x003e</text:p>
          </table:table-cell>
          <table:table-cell table:formula="of:=[$'HID Keyboard and Keypad Page (0x07)'.B46]" office:value-type="string" office:string-value="Keyboard Spacebar" calcext:value-type="string">
            <text:p>Keyboard Spacebar</text:p>
          </table:table-cell>
          <table:table-cell/>
          <table:table-cell table:formula="of:=HEX2DEC(REPLACE(TRIM([.C46]) ;1;3; ))" office:value-type="float" office:value="62" calcext:value-type="float">
            <text:p>62</text:p>
          </table:table-cell>
        </table:table-row>
        <table:table-row table:style-name="ro3">
          <table:table-cell table:formula="of:=[$'HID Keyboard and Keypad Page (0x07)'.G47]" office:value-type="string" office:string-value="KEYCODE_MINUS" calcext:value-type="string">
            <text:p>KEYCODE_MINUS</text:p>
          </table:table-cell>
          <table:table-cell table:formula="of:=[$'HID Keyboard and Keypad Page (0x07)'.A47]" office:value-type="string" office:string-value="0x002d" calcext:value-type="string">
            <text:p>0x002d</text:p>
          </table:table-cell>
          <table:table-cell table:formula="of:=[$'HID Keyboard and Keypad Page (0x07)'.F47]" office:value-type="string" office:string-value="0x0045" calcext:value-type="string">
            <text:p>0x0045</text:p>
          </table:table-cell>
          <table:table-cell table:formula="of:=[$'HID Keyboard and Keypad Page (0x07)'.B47]" office:value-type="string" office:string-value="Keyboard - and _" calcext:value-type="string">
            <text:p>Keyboard - and _</text:p>
          </table:table-cell>
          <table:table-cell/>
          <table:table-cell table:formula="of:=HEX2DEC(REPLACE(TRIM([.C47]) ;1;3; ))" office:value-type="float" office:value="69" calcext:value-type="float">
            <text:p>69</text:p>
          </table:table-cell>
        </table:table-row>
        <table:table-row table:style-name="ro3">
          <table:table-cell table:formula="of:=[$'HID Keyboard and Keypad Page (0x07)'.G48]" office:value-type="string" office:string-value="KEYCODE_EQUALS" calcext:value-type="string">
            <text:p>KEYCODE_EQUALS</text:p>
          </table:table-cell>
          <table:table-cell table:formula="of:=[$'HID Keyboard and Keypad Page (0x07)'.A48]" office:value-type="string" office:string-value="0x002e" calcext:value-type="string">
            <text:p>0x002e</text:p>
          </table:table-cell>
          <table:table-cell table:formula="of:=[$'HID Keyboard and Keypad Page (0x07)'.F48]" office:value-type="string" office:string-value="0x0046" calcext:value-type="string">
            <text:p>0x0046</text:p>
          </table:table-cell>
          <table:table-cell table:formula="of:=[$'HID Keyboard and Keypad Page (0x07)'.B48]" office:value-type="string" office:string-value="Keyboard = and +" calcext:value-type="string">
            <text:p>Keyboard = and +</text:p>
          </table:table-cell>
          <table:table-cell/>
          <table:table-cell table:formula="of:=HEX2DEC(REPLACE(TRIM([.C48]) ;1;3; ))" office:value-type="float" office:value="70" calcext:value-type="float">
            <text:p>70</text:p>
          </table:table-cell>
        </table:table-row>
        <table:table-row table:style-name="ro3">
          <table:table-cell table:formula="of:=[$'HID Keyboard and Keypad Page (0x07)'.G49]" office:value-type="string" office:string-value="KEYCODE_LEFT_BRACKET" calcext:value-type="string">
            <text:p>KEYCODE_LEFT_BRACKET</text:p>
          </table:table-cell>
          <table:table-cell table:formula="of:=[$'HID Keyboard and Keypad Page (0x07)'.A49]" office:value-type="string" office:string-value="0x002f" calcext:value-type="string">
            <text:p>0x002f</text:p>
          </table:table-cell>
          <table:table-cell table:formula="of:=[$'HID Keyboard and Keypad Page (0x07)'.F49]" office:value-type="string" office:string-value="0x0047" calcext:value-type="string">
            <text:p>0x0047</text:p>
          </table:table-cell>
          <table:table-cell table:formula="of:=[$'HID Keyboard and Keypad Page (0x07)'.B49]" office:value-type="string" office:string-value="Keyboard [ and {" calcext:value-type="string">
            <text:p>Keyboard [ and {</text:p>
          </table:table-cell>
          <table:table-cell/>
          <table:table-cell table:formula="of:=HEX2DEC(REPLACE(TRIM([.C49]) ;1;3; ))" office:value-type="float" office:value="71" calcext:value-type="float">
            <text:p>71</text:p>
          </table:table-cell>
        </table:table-row>
        <table:table-row table:style-name="ro3">
          <table:table-cell table:formula="of:=[$'HID Keyboard and Keypad Page (0x07)'.G50]" office:value-type="string" office:string-value="KEYCODE_RIGHT_BRACKET" calcext:value-type="string">
            <text:p>KEYCODE_RIGHT_BRACKET</text:p>
          </table:table-cell>
          <table:table-cell table:formula="of:=[$'HID Keyboard and Keypad Page (0x07)'.A50]" office:value-type="string" office:string-value="0x0030" calcext:value-type="string">
            <text:p>0x0030</text:p>
          </table:table-cell>
          <table:table-cell table:formula="of:=[$'HID Keyboard and Keypad Page (0x07)'.F50]" office:value-type="string" office:string-value="0x0048" calcext:value-type="string">
            <text:p>0x0048</text:p>
          </table:table-cell>
          <table:table-cell table:formula="of:=[$'HID Keyboard and Keypad Page (0x07)'.B50]" office:value-type="string" office:string-value="Keyboard ] and }" calcext:value-type="string">
            <text:p>Keyboard ] and }</text:p>
          </table:table-cell>
          <table:table-cell/>
          <table:table-cell table:formula="of:=HEX2DEC(REPLACE(TRIM([.C50]) ;1;3; ))" office:value-type="float" office:value="72" calcext:value-type="float">
            <text:p>72</text:p>
          </table:table-cell>
        </table:table-row>
        <table:table-row table:style-name="ro3">
          <table:table-cell table:formula="of:=[$'HID Keyboard and Keypad Page (0x07)'.G51]" office:value-type="string" office:string-value="KEYCODE_BACKSLASH" calcext:value-type="string">
            <text:p>KEYCODE_BACKSLASH</text:p>
          </table:table-cell>
          <table:table-cell table:formula="of:=[$'HID Keyboard and Keypad Page (0x07)'.A51]" office:value-type="string" office:string-value="0x0031" calcext:value-type="string">
            <text:p>0x0031</text:p>
          </table:table-cell>
          <table:table-cell table:formula="of:=[$'HID Keyboard and Keypad Page (0x07)'.F51]" office:value-type="string" office:string-value="0x0049" calcext:value-type="string">
            <text:p>0x0049</text:p>
          </table:table-cell>
          <table:table-cell table:formula="of:=[$'HID Keyboard and Keypad Page (0x07)'.B51]" office:value-type="string" office:string-value="Keyboard \ and |" calcext:value-type="string">
            <text:p>Keyboard \ and |</text:p>
          </table:table-cell>
          <table:table-cell/>
          <table:table-cell table:formula="of:=HEX2DEC(REPLACE(TRIM([.C51]) ;1;3; ))" office:value-type="float" office:value="73" calcext:value-type="float">
            <text:p>73</text:p>
          </table:table-cell>
        </table:table-row>
        <table:table-row table:style-name="ro3">
          <table:table-cell table:formula="of:=[$'HID Keyboard and Keypad Page (0x07)'.G52]" office:value-type="string" office:string-value="KEYCODE_BACKSLASH" calcext:value-type="string">
            <text:p>KEYCODE_BACKSLASH</text:p>
          </table:table-cell>
          <table:table-cell table:formula="of:=[$'HID Keyboard and Keypad Page (0x07)'.A52]" office:value-type="string" office:string-value="0x0032" calcext:value-type="string">
            <text:p>0x0032</text:p>
          </table:table-cell>
          <table:table-cell table:formula="of:=[$'HID Keyboard and Keypad Page (0x07)'.F52]" office:value-type="string" office:string-value="0x0049" calcext:value-type="string">
            <text:p>0x0049</text:p>
          </table:table-cell>
          <table:table-cell table:formula="of:=[$'HID Keyboard and Keypad Page (0x07)'.B52]" office:value-type="string" office:string-value="Keyboard Non-US # and ~" calcext:value-type="string">
            <text:p>Keyboard Non-US # and ~</text:p>
          </table:table-cell>
          <table:table-cell/>
          <table:table-cell table:formula="of:=HEX2DEC(REPLACE(TRIM([.C52]) ;1;3; ))" office:value-type="float" office:value="73" calcext:value-type="float">
            <text:p>73</text:p>
          </table:table-cell>
        </table:table-row>
        <table:table-row table:style-name="ro3">
          <table:table-cell table:formula="of:=[$'HID Keyboard and Keypad Page (0x07)'.G53]" office:value-type="string" office:string-value="KEYCODE_SEMICOLON" calcext:value-type="string">
            <text:p>KEYCODE_SEMICOLON</text:p>
          </table:table-cell>
          <table:table-cell table:formula="of:=[$'HID Keyboard and Keypad Page (0x07)'.A53]" office:value-type="string" office:string-value="0x0033" calcext:value-type="string">
            <text:p>0x0033</text:p>
          </table:table-cell>
          <table:table-cell table:formula="of:=[$'HID Keyboard and Keypad Page (0x07)'.F53]" office:value-type="string" office:string-value="0x004a" calcext:value-type="string">
            <text:p>0x004a</text:p>
          </table:table-cell>
          <table:table-cell table:formula="of:=[$'HID Keyboard and Keypad Page (0x07)'.B53]" office:value-type="string" office:string-value="Keyboard ; and :" calcext:value-type="string">
            <text:p>Keyboard ; and :</text:p>
          </table:table-cell>
          <table:table-cell/>
          <table:table-cell table:formula="of:=HEX2DEC(REPLACE(TRIM([.C53]) ;1;3; ))" office:value-type="float" office:value="74" calcext:value-type="float">
            <text:p>74</text:p>
          </table:table-cell>
        </table:table-row>
        <table:table-row table:style-name="ro3">
          <table:table-cell table:formula="of:=[$'HID Keyboard and Keypad Page (0x07)'.G54]" office:value-type="string" office:string-value="KEYCODE_APOSTROPHE" calcext:value-type="string">
            <text:p>KEYCODE_APOSTROPHE</text:p>
          </table:table-cell>
          <table:table-cell table:formula="of:=[$'HID Keyboard and Keypad Page (0x07)'.A54]" office:value-type="string" office:string-value="0x0034" calcext:value-type="string">
            <text:p>0x0034</text:p>
          </table:table-cell>
          <table:table-cell table:formula="of:=[$'HID Keyboard and Keypad Page (0x07)'.F54]" office:value-type="string" office:string-value="0x004b" calcext:value-type="string">
            <text:p>0x004b</text:p>
          </table:table-cell>
          <table:table-cell table:formula="of:=[$'HID Keyboard and Keypad Page (0x07)'.B54]" office:value-type="string" office:string-value="Keyboard ' and &quot;" calcext:value-type="string">
            <text:p>Keyboard ' and "</text:p>
          </table:table-cell>
          <table:table-cell/>
          <table:table-cell table:formula="of:=HEX2DEC(REPLACE(TRIM([.C54]) ;1;3; ))" office:value-type="float" office:value="75" calcext:value-type="float">
            <text:p>75</text:p>
          </table:table-cell>
        </table:table-row>
        <table:table-row table:style-name="ro3">
          <table:table-cell table:formula="of:=[$'HID Keyboard and Keypad Page (0x07)'.G55]" office:value-type="string" office:string-value="KEYCODE_GRAVE" calcext:value-type="string">
            <text:p>KEYCODE_GRAVE</text:p>
          </table:table-cell>
          <table:table-cell table:formula="of:=[$'HID Keyboard and Keypad Page (0x07)'.A55]" office:value-type="string" office:string-value="0x0035" calcext:value-type="string">
            <text:p>0x0035</text:p>
          </table:table-cell>
          <table:table-cell table:formula="of:=[$'HID Keyboard and Keypad Page (0x07)'.F55]" office:value-type="string" office:string-value="0x0044" calcext:value-type="string">
            <text:p>0x0044</text:p>
          </table:table-cell>
          <table:table-cell table:formula="of:=[$'HID Keyboard and Keypad Page (0x07)'.B55]" office:value-type="string" office:string-value="Keyboard ` and ~" calcext:value-type="string">
            <text:p>Keyboard ` and ~</text:p>
          </table:table-cell>
          <table:table-cell/>
          <table:table-cell table:formula="of:=HEX2DEC(REPLACE(TRIM([.C55]) ;1;3; ))" office:value-type="float" office:value="68" calcext:value-type="float">
            <text:p>68</text:p>
          </table:table-cell>
        </table:table-row>
        <table:table-row table:style-name="ro3">
          <table:table-cell table:formula="of:=[$'HID Keyboard and Keypad Page (0x07)'.G56]" office:value-type="string" office:string-value="KEYCODE_COMMA" calcext:value-type="string">
            <text:p>KEYCODE_COMMA</text:p>
          </table:table-cell>
          <table:table-cell table:formula="of:=[$'HID Keyboard and Keypad Page (0x07)'.A56]" office:value-type="string" office:string-value="0x0036" calcext:value-type="string">
            <text:p>0x0036</text:p>
          </table:table-cell>
          <table:table-cell table:formula="of:=[$'HID Keyboard and Keypad Page (0x07)'.F56]" office:value-type="string" office:string-value="0x0037" calcext:value-type="string">
            <text:p>0x0037</text:p>
          </table:table-cell>
          <table:table-cell table:formula="of:=[$'HID Keyboard and Keypad Page (0x07)'.B56]" office:value-type="string" office:string-value="Keyboard , and &lt;" calcext:value-type="string">
            <text:p>Keyboard , and &lt;</text:p>
          </table:table-cell>
          <table:table-cell/>
          <table:table-cell table:formula="of:=HEX2DEC(REPLACE(TRIM([.C56]) ;1;3; ))" office:value-type="float" office:value="55" calcext:value-type="float">
            <text:p>55</text:p>
          </table:table-cell>
        </table:table-row>
        <table:table-row table:style-name="ro3">
          <table:table-cell table:formula="of:=[$'HID Keyboard and Keypad Page (0x07)'.G57]" office:value-type="string" office:string-value="KEYCODE_PERIOD" calcext:value-type="string">
            <text:p>KEYCODE_PERIOD</text:p>
          </table:table-cell>
          <table:table-cell table:formula="of:=[$'HID Keyboard and Keypad Page (0x07)'.A57]" office:value-type="string" office:string-value="0x0037" calcext:value-type="string">
            <text:p>0x0037</text:p>
          </table:table-cell>
          <table:table-cell table:formula="of:=[$'HID Keyboard and Keypad Page (0x07)'.F57]" office:value-type="string" office:string-value="0x0038" calcext:value-type="string">
            <text:p>0x0038</text:p>
          </table:table-cell>
          <table:table-cell table:formula="of:=[$'HID Keyboard and Keypad Page (0x07)'.B57]" office:value-type="string" office:string-value="Keyboard . and &gt;" calcext:value-type="string">
            <text:p>Keyboard . and &gt;</text:p>
          </table:table-cell>
          <table:table-cell/>
          <table:table-cell table:formula="of:=HEX2DEC(REPLACE(TRIM([.C57]) ;1;3; ))" office:value-type="float" office:value="56" calcext:value-type="float">
            <text:p>56</text:p>
          </table:table-cell>
        </table:table-row>
        <table:table-row table:style-name="ro3">
          <table:table-cell table:formula="of:=[$'HID Keyboard and Keypad Page (0x07)'.G58]" office:value-type="string" office:string-value="KEYCODE_SLASH" calcext:value-type="string">
            <text:p>KEYCODE_SLASH</text:p>
          </table:table-cell>
          <table:table-cell table:formula="of:=[$'HID Keyboard and Keypad Page (0x07)'.A58]" office:value-type="string" office:string-value="0x0038" calcext:value-type="string">
            <text:p>0x0038</text:p>
          </table:table-cell>
          <table:table-cell table:formula="of:=[$'HID Keyboard and Keypad Page (0x07)'.F58]" office:value-type="string" office:string-value="0x004c" calcext:value-type="string">
            <text:p>0x004c</text:p>
          </table:table-cell>
          <table:table-cell table:formula="of:=[$'HID Keyboard and Keypad Page (0x07)'.B58]" office:value-type="string" office:string-value="Keyboard / and ?" calcext:value-type="string">
            <text:p>Keyboard / and ?</text:p>
          </table:table-cell>
          <table:table-cell/>
          <table:table-cell table:formula="of:=HEX2DEC(REPLACE(TRIM([.C58]) ;1;3; ))" office:value-type="float" office:value="76" calcext:value-type="float">
            <text:p>76</text:p>
          </table:table-cell>
        </table:table-row>
        <table:table-row table:style-name="ro3">
          <table:table-cell table:formula="of:=[$'HID Keyboard and Keypad Page (0x07)'.G59]" office:value-type="string" office:string-value="KEYCODE_CAPS_LOCK" calcext:value-type="string">
            <text:p>KEYCODE_CAPS_LOCK</text:p>
          </table:table-cell>
          <table:table-cell table:formula="of:=[$'HID Keyboard and Keypad Page (0x07)'.A59]" office:value-type="string" office:string-value="0x0039" calcext:value-type="string">
            <text:p>0x0039</text:p>
          </table:table-cell>
          <table:table-cell table:formula="of:=[$'HID Keyboard and Keypad Page (0x07)'.F59]" office:value-type="string" office:string-value="0x0073" calcext:value-type="string">
            <text:p>0x0073</text:p>
          </table:table-cell>
          <table:table-cell table:formula="of:=[$'HID Keyboard and Keypad Page (0x07)'.B59]" office:value-type="string" office:string-value="Keyboard Caps Lock" calcext:value-type="string">
            <text:p>Keyboard Caps Lock</text:p>
          </table:table-cell>
          <table:table-cell/>
          <table:table-cell table:formula="of:=HEX2DEC(REPLACE(TRIM([.C59]) ;1;3; ))" office:value-type="float" office:value="115" calcext:value-type="float">
            <text:p>115</text:p>
          </table:table-cell>
        </table:table-row>
        <table:table-row table:style-name="ro3">
          <table:table-cell table:formula="of:=[$'HID Keyboard and Keypad Page (0x07)'.G60]" office:value-type="string" office:string-value="KEYCODE_F1" calcext:value-type="string">
            <text:p>KEYCODE_F1</text:p>
          </table:table-cell>
          <table:table-cell table:formula="of:=[$'HID Keyboard and Keypad Page (0x07)'.A60]" office:value-type="string" office:string-value="0x003a" calcext:value-type="string">
            <text:p>0x003a</text:p>
          </table:table-cell>
          <table:table-cell table:formula="of:=[$'HID Keyboard and Keypad Page (0x07)'.F60]" office:value-type="string" office:string-value="0x0083" calcext:value-type="string">
            <text:p>0x0083</text:p>
          </table:table-cell>
          <table:table-cell table:formula="of:=[$'HID Keyboard and Keypad Page (0x07)'.B60]" office:value-type="string" office:string-value="Keyboard F1" calcext:value-type="string">
            <text:p>Keyboard F1</text:p>
          </table:table-cell>
          <table:table-cell/>
          <table:table-cell table:formula="of:=HEX2DEC(REPLACE(TRIM([.C60]) ;1;3; ))" office:value-type="float" office:value="131" calcext:value-type="float">
            <text:p>131</text:p>
          </table:table-cell>
        </table:table-row>
        <table:table-row table:style-name="ro3" table:visibility="filter">
          <table:table-cell table:formula="of:=[$'HID Keyboard and Keypad Page (0x07)'.G61]" office:value-type="string" office:string-value="KEYCODE_MENU" calcext:value-type="string">
            <text:p>KEYCODE_MENU</text:p>
          </table:table-cell>
          <table:table-cell table:formula="of:=[$'HID Keyboard and Keypad Page (0x07)'.A61]" office:value-type="string" office:string-value="&quot;&quot;" calcext:value-type="string">
            <text:p>""</text:p>
          </table:table-cell>
          <table:table-cell table:formula="of:=[$'HID Keyboard and Keypad Page (0x07)'.F61]" office:value-type="string" office:string-value="0x0052" calcext:value-type="string">
            <text:p>0x0052</text:p>
          </table:table-cell>
          <table:table-cell table:formula="of:=[$'HID Keyboard and Keypad Page (0x07)'.B61]" office:value-type="string" office:string-value="&quot;&quot;" calcext:value-type="string">
            <text:p>""</text:p>
          </table:table-cell>
          <table:table-cell/>
          <table:table-cell table:formula="of:=HEX2DEC(REPLACE(TRIM([.C61]) ;1;3; ))" office:value-type="float" office:value="82" calcext:value-type="float">
            <text:p>82</text:p>
          </table:table-cell>
        </table:table-row>
        <table:table-row table:style-name="ro3">
          <table:table-cell table:formula="of:=[$'HID Keyboard and Keypad Page (0x07)'.G62]" office:value-type="string" office:string-value="KEYCODE_F2" calcext:value-type="string">
            <text:p>KEYCODE_F2</text:p>
          </table:table-cell>
          <table:table-cell table:formula="of:=[$'HID Keyboard and Keypad Page (0x07)'.A62]" office:value-type="string" office:string-value="0x003b" calcext:value-type="string">
            <text:p>0x003b</text:p>
          </table:table-cell>
          <table:table-cell table:formula="of:=[$'HID Keyboard and Keypad Page (0x07)'.F62]" office:value-type="string" office:string-value="0x0084" calcext:value-type="string">
            <text:p>0x0084</text:p>
          </table:table-cell>
          <table:table-cell table:formula="of:=[$'HID Keyboard and Keypad Page (0x07)'.B62]" office:value-type="string" office:string-value="Keyboard F2" calcext:value-type="string">
            <text:p>Keyboard F2</text:p>
          </table:table-cell>
          <table:table-cell/>
          <table:table-cell table:formula="of:=HEX2DEC(REPLACE(TRIM([.C62]) ;1;3; ))" office:value-type="float" office:value="132" calcext:value-type="float">
            <text:p>132</text:p>
          </table:table-cell>
        </table:table-row>
        <table:table-row table:style-name="ro3" table:visibility="filter">
          <table:table-cell table:formula="of:=[$'HID Keyboard and Keypad Page (0x07)'.G63]" office:value-type="string" office:string-value="KEYCODE_SOFT_RIGHT" calcext:value-type="string">
            <text:p>KEYCODE_SOFT_RIGHT</text:p>
          </table:table-cell>
          <table:table-cell table:formula="of:=[$'HID Keyboard and Keypad Page (0x07)'.A63]" office:value-type="string" office:string-value="&quot;&quot;" calcext:value-type="string">
            <text:p>""</text:p>
          </table:table-cell>
          <table:table-cell table:formula="of:=[$'HID Keyboard and Keypad Page (0x07)'.F63]" office:value-type="string" office:string-value="0x0002" calcext:value-type="string">
            <text:p>0x0002</text:p>
          </table:table-cell>
          <table:table-cell table:formula="of:=[$'HID Keyboard and Keypad Page (0x07)'.B63]" office:value-type="string" office:string-value="&quot;&quot;" calcext:value-type="string">
            <text:p>""</text:p>
          </table:table-cell>
          <table:table-cell/>
          <table:table-cell table:formula="of:=HEX2DEC(REPLACE(TRIM([.C63]) ;1;3; ))" office:value-type="float" office:value="2" calcext:value-type="float">
            <text:p>2</text:p>
          </table:table-cell>
        </table:table-row>
        <table:table-row table:style-name="ro3">
          <table:table-cell table:formula="of:=[$'HID Keyboard and Keypad Page (0x07)'.G64]" office:value-type="string" office:string-value="KEYCODE_F3" calcext:value-type="string">
            <text:p>KEYCODE_F3</text:p>
          </table:table-cell>
          <table:table-cell table:formula="of:=[$'HID Keyboard and Keypad Page (0x07)'.A64]" office:value-type="string" office:string-value="0x003c" calcext:value-type="string">
            <text:p>0x003c</text:p>
          </table:table-cell>
          <table:table-cell table:formula="of:=[$'HID Keyboard and Keypad Page (0x07)'.F64]" office:value-type="string" office:string-value="0x0085" calcext:value-type="string">
            <text:p>0x0085</text:p>
          </table:table-cell>
          <table:table-cell table:formula="of:=[$'HID Keyboard and Keypad Page (0x07)'.B64]" office:value-type="string" office:string-value="Keyboard F3" calcext:value-type="string">
            <text:p>Keyboard F3</text:p>
          </table:table-cell>
          <table:table-cell/>
          <table:table-cell table:formula="of:=HEX2DEC(REPLACE(TRIM([.C64]) ;1;3; ))" office:value-type="float" office:value="133" calcext:value-type="float">
            <text:p>133</text:p>
          </table:table-cell>
        </table:table-row>
        <table:table-row table:style-name="ro3" table:visibility="filter">
          <table:table-cell table:formula="of:=[$'HID Keyboard and Keypad Page (0x07)'.G65]" office:value-type="string" office:string-value="KEYCODE_CALL" calcext:value-type="string">
            <text:p>KEYCODE_CALL</text:p>
          </table:table-cell>
          <table:table-cell table:formula="of:=[$'HID Keyboard and Keypad Page (0x07)'.A65]" office:value-type="string" office:string-value="&quot;&quot;" calcext:value-type="string">
            <text:p>""</text:p>
          </table:table-cell>
          <table:table-cell table:formula="of:=[$'HID Keyboard and Keypad Page (0x07)'.F65]" office:value-type="string" office:string-value="0x0005" calcext:value-type="string">
            <text:p>0x0005</text:p>
          </table:table-cell>
          <table:table-cell table:formula="of:=[$'HID Keyboard and Keypad Page (0x07)'.B65]" office:value-type="string" office:string-value="&quot;&quot;" calcext:value-type="string">
            <text:p>""</text:p>
          </table:table-cell>
          <table:table-cell/>
          <table:table-cell table:formula="of:=HEX2DEC(REPLACE(TRIM([.C65]) ;1;3; ))" office:value-type="float" office:value="5" calcext:value-type="float">
            <text:p>5</text:p>
          </table:table-cell>
        </table:table-row>
        <table:table-row table:style-name="ro3">
          <table:table-cell table:formula="of:=[$'HID Keyboard and Keypad Page (0x07)'.G66]" office:value-type="string" office:string-value="KEYCODE_F4" calcext:value-type="string">
            <text:p>KEYCODE_F4</text:p>
          </table:table-cell>
          <table:table-cell table:formula="of:=[$'HID Keyboard and Keypad Page (0x07)'.A66]" office:value-type="string" office:string-value="0x003d" calcext:value-type="string">
            <text:p>0x003d</text:p>
          </table:table-cell>
          <table:table-cell table:formula="of:=[$'HID Keyboard and Keypad Page (0x07)'.F66]" office:value-type="string" office:string-value="0x0086" calcext:value-type="string">
            <text:p>0x0086</text:p>
          </table:table-cell>
          <table:table-cell table:formula="of:=[$'HID Keyboard and Keypad Page (0x07)'.B66]" office:value-type="string" office:string-value="Keyboard F4" calcext:value-type="string">
            <text:p>Keyboard F4</text:p>
          </table:table-cell>
          <table:table-cell/>
          <table:table-cell table:formula="of:=HEX2DEC(REPLACE(TRIM([.C66]) ;1;3; ))" office:value-type="float" office:value="134" calcext:value-type="float">
            <text:p>134</text:p>
          </table:table-cell>
        </table:table-row>
        <table:table-row table:style-name="ro3" table:visibility="filter">
          <table:table-cell table:formula="of:=[$'HID Keyboard and Keypad Page (0x07)'.G67]" office:value-type="string" office:string-value="KEYCODE_ENDCALL" calcext:value-type="string">
            <text:p>KEYCODE_ENDCALL</text:p>
          </table:table-cell>
          <table:table-cell table:formula="of:=[$'HID Keyboard and Keypad Page (0x07)'.A67]" office:value-type="string" office:string-value="&quot;&quot;" calcext:value-type="string">
            <text:p>""</text:p>
          </table:table-cell>
          <table:table-cell table:formula="of:=[$'HID Keyboard and Keypad Page (0x07)'.F67]" office:value-type="string" office:string-value="0x0006" calcext:value-type="string">
            <text:p>0x0006</text:p>
          </table:table-cell>
          <table:table-cell table:formula="of:=[$'HID Keyboard and Keypad Page (0x07)'.B67]" office:value-type="string" office:string-value="&quot;&quot;" calcext:value-type="string">
            <text:p>""</text:p>
          </table:table-cell>
          <table:table-cell/>
          <table:table-cell table:formula="of:=HEX2DEC(REPLACE(TRIM([.C67]) ;1;3; ))" office:value-type="float" office:value="6" calcext:value-type="float">
            <text:p>6</text:p>
          </table:table-cell>
        </table:table-row>
        <table:table-row table:style-name="ro3">
          <table:table-cell table:formula="of:=[$'HID Keyboard and Keypad Page (0x07)'.G68]" office:value-type="string" office:string-value="KEYCODE_F5" calcext:value-type="string">
            <text:p>KEYCODE_F5</text:p>
          </table:table-cell>
          <table:table-cell table:formula="of:=[$'HID Keyboard and Keypad Page (0x07)'.A68]" office:value-type="string" office:string-value="0x003e" calcext:value-type="string">
            <text:p>0x003e</text:p>
          </table:table-cell>
          <table:table-cell table:formula="of:=[$'HID Keyboard and Keypad Page (0x07)'.F68]" office:value-type="string" office:string-value="0x0087" calcext:value-type="string">
            <text:p>0x0087</text:p>
          </table:table-cell>
          <table:table-cell table:formula="of:=[$'HID Keyboard and Keypad Page (0x07)'.B68]" office:value-type="string" office:string-value="Keyboard F5" calcext:value-type="string">
            <text:p>Keyboard F5</text:p>
          </table:table-cell>
          <table:table-cell/>
          <table:table-cell table:formula="of:=HEX2DEC(REPLACE(TRIM([.C68]) ;1;3; ))" office:value-type="float" office:value="135" calcext:value-type="float">
            <text:p>135</text:p>
          </table:table-cell>
        </table:table-row>
        <table:table-row table:style-name="ro3">
          <table:table-cell table:formula="of:=[$'HID Keyboard and Keypad Page (0x07)'.G69]" office:value-type="string" office:string-value="KEYCODE_F6" calcext:value-type="string">
            <text:p>KEYCODE_F6</text:p>
          </table:table-cell>
          <table:table-cell table:formula="of:=[$'HID Keyboard and Keypad Page (0x07)'.A69]" office:value-type="string" office:string-value="0x003f" calcext:value-type="string">
            <text:p>0x003f</text:p>
          </table:table-cell>
          <table:table-cell table:formula="of:=[$'HID Keyboard and Keypad Page (0x07)'.F69]" office:value-type="string" office:string-value="0x0088" calcext:value-type="string">
            <text:p>0x0088</text:p>
          </table:table-cell>
          <table:table-cell table:formula="of:=[$'HID Keyboard and Keypad Page (0x07)'.B69]" office:value-type="string" office:string-value="Keyboard F6" calcext:value-type="string">
            <text:p>Keyboard F6</text:p>
          </table:table-cell>
          <table:table-cell/>
          <table:table-cell table:formula="of:=HEX2DEC(REPLACE(TRIM([.C69]) ;1;3; ))" office:value-type="float" office:value="136" calcext:value-type="float">
            <text:p>136</text:p>
          </table:table-cell>
        </table:table-row>
        <table:table-row table:style-name="ro3">
          <table:table-cell table:formula="of:=[$'HID Keyboard and Keypad Page (0x07)'.G70]" office:value-type="string" office:string-value="KEYCODE_F7" calcext:value-type="string">
            <text:p>KEYCODE_F7</text:p>
          </table:table-cell>
          <table:table-cell table:formula="of:=[$'HID Keyboard and Keypad Page (0x07)'.A70]" office:value-type="string" office:string-value="0x0040" calcext:value-type="string">
            <text:p>0x0040</text:p>
          </table:table-cell>
          <table:table-cell table:formula="of:=[$'HID Keyboard and Keypad Page (0x07)'.F70]" office:value-type="string" office:string-value="0x0089" calcext:value-type="string">
            <text:p>0x0089</text:p>
          </table:table-cell>
          <table:table-cell table:formula="of:=[$'HID Keyboard and Keypad Page (0x07)'.B70]" office:value-type="string" office:string-value="Keyboard F7" calcext:value-type="string">
            <text:p>Keyboard F7</text:p>
          </table:table-cell>
          <table:table-cell/>
          <table:table-cell table:formula="of:=HEX2DEC(REPLACE(TRIM([.C70]) ;1;3; ))" office:value-type="float" office:value="137" calcext:value-type="float">
            <text:p>137</text:p>
          </table:table-cell>
        </table:table-row>
        <table:table-row table:style-name="ro3">
          <table:table-cell table:formula="of:=[$'HID Keyboard and Keypad Page (0x07)'.G71]" office:value-type="string" office:string-value="KEYCODE_F8" calcext:value-type="string">
            <text:p>KEYCODE_F8</text:p>
          </table:table-cell>
          <table:table-cell table:formula="of:=[$'HID Keyboard and Keypad Page (0x07)'.A71]" office:value-type="string" office:string-value="0x0041" calcext:value-type="string">
            <text:p>0x0041</text:p>
          </table:table-cell>
          <table:table-cell table:formula="of:=[$'HID Keyboard and Keypad Page (0x07)'.F71]" office:value-type="string" office:string-value="0x008a" calcext:value-type="string">
            <text:p>0x008a</text:p>
          </table:table-cell>
          <table:table-cell table:formula="of:=[$'HID Keyboard and Keypad Page (0x07)'.B71]" office:value-type="string" office:string-value="Keyboard F8" calcext:value-type="string">
            <text:p>Keyboard F8</text:p>
          </table:table-cell>
          <table:table-cell/>
          <table:table-cell table:formula="of:=HEX2DEC(REPLACE(TRIM([.C71]) ;1;3; ))" office:value-type="float" office:value="138" calcext:value-type="float">
            <text:p>138</text:p>
          </table:table-cell>
        </table:table-row>
        <table:table-row table:style-name="ro3">
          <table:table-cell table:formula="of:=[$'HID Keyboard and Keypad Page (0x07)'.G72]" office:value-type="string" office:string-value="KEYCODE_F9" calcext:value-type="string">
            <text:p>KEYCODE_F9</text:p>
          </table:table-cell>
          <table:table-cell table:formula="of:=[$'HID Keyboard and Keypad Page (0x07)'.A72]" office:value-type="string" office:string-value="0x0042" calcext:value-type="string">
            <text:p>0x0042</text:p>
          </table:table-cell>
          <table:table-cell table:formula="of:=[$'HID Keyboard and Keypad Page (0x07)'.F72]" office:value-type="string" office:string-value="0x008b" calcext:value-type="string">
            <text:p>0x008b</text:p>
          </table:table-cell>
          <table:table-cell table:formula="of:=[$'HID Keyboard and Keypad Page (0x07)'.B72]" office:value-type="string" office:string-value="Keyboard F9" calcext:value-type="string">
            <text:p>Keyboard F9</text:p>
          </table:table-cell>
          <table:table-cell/>
          <table:table-cell table:formula="of:=HEX2DEC(REPLACE(TRIM([.C72]) ;1;3; ))" office:value-type="float" office:value="139" calcext:value-type="float">
            <text:p>139</text:p>
          </table:table-cell>
        </table:table-row>
        <table:table-row table:style-name="ro3">
          <table:table-cell table:formula="of:=[$'HID Keyboard and Keypad Page (0x07)'.G73]" office:value-type="string" office:string-value="KEYCODE_F10" calcext:value-type="string">
            <text:p>KEYCODE_F10</text:p>
          </table:table-cell>
          <table:table-cell table:formula="of:=[$'HID Keyboard and Keypad Page (0x07)'.A73]" office:value-type="string" office:string-value="0x0043" calcext:value-type="string">
            <text:p>0x0043</text:p>
          </table:table-cell>
          <table:table-cell table:formula="of:=[$'HID Keyboard and Keypad Page (0x07)'.F73]" office:value-type="string" office:string-value="0x008c" calcext:value-type="string">
            <text:p>0x008c</text:p>
          </table:table-cell>
          <table:table-cell table:formula="of:=[$'HID Keyboard and Keypad Page (0x07)'.B73]" office:value-type="string" office:string-value="Keyboard F10" calcext:value-type="string">
            <text:p>Keyboard F10</text:p>
          </table:table-cell>
          <table:table-cell/>
          <table:table-cell table:formula="of:=HEX2DEC(REPLACE(TRIM([.C73]) ;1;3; ))" office:value-type="float" office:value="140" calcext:value-type="float">
            <text:p>140</text:p>
          </table:table-cell>
        </table:table-row>
        <table:table-row table:style-name="ro3" table:visibility="filter">
          <table:table-cell table:formula="of:=[$'HID Keyboard and Keypad Page (0x07)'.G74]" office:value-type="string" office:string-value="KEYCODE_MENU" calcext:value-type="string">
            <text:p>KEYCODE_MENU</text:p>
          </table:table-cell>
          <table:table-cell table:formula="of:=[$'HID Keyboard and Keypad Page (0x07)'.A74]" office:value-type="string" office:string-value="&quot;&quot;" calcext:value-type="string">
            <text:p>""</text:p>
          </table:table-cell>
          <table:table-cell table:formula="of:=[$'HID Keyboard and Keypad Page (0x07)'.F74]" office:value-type="string" office:string-value="0x0052" calcext:value-type="string">
            <text:p>0x0052</text:p>
          </table:table-cell>
          <table:table-cell table:formula="of:=[$'HID Keyboard and Keypad Page (0x07)'.B74]" office:value-type="string" office:string-value="&quot;&quot;" calcext:value-type="string">
            <text:p>""</text:p>
          </table:table-cell>
          <table:table-cell/>
          <table:table-cell table:formula="of:=HEX2DEC(REPLACE(TRIM([.C74]) ;1;3; ))" office:value-type="float" office:value="82" calcext:value-type="float">
            <text:p>82</text:p>
          </table:table-cell>
        </table:table-row>
        <table:table-row table:style-name="ro3">
          <table:table-cell table:formula="of:=[$'HID Keyboard and Keypad Page (0x07)'.G75]" office:value-type="string" office:string-value="KEYCODE_F11" calcext:value-type="string">
            <text:p>KEYCODE_F11</text:p>
          </table:table-cell>
          <table:table-cell table:formula="of:=[$'HID Keyboard and Keypad Page (0x07)'.A75]" office:value-type="string" office:string-value="0x0044" calcext:value-type="string">
            <text:p>0x0044</text:p>
          </table:table-cell>
          <table:table-cell table:formula="of:=[$'HID Keyboard and Keypad Page (0x07)'.F75]" office:value-type="string" office:string-value="0x008d" calcext:value-type="string">
            <text:p>0x008d</text:p>
          </table:table-cell>
          <table:table-cell table:formula="of:=[$'HID Keyboard and Keypad Page (0x07)'.B75]" office:value-type="string" office:string-value="Keyboard F11" calcext:value-type="string">
            <text:p>Keyboard F11</text:p>
          </table:table-cell>
          <table:table-cell/>
          <table:table-cell table:formula="of:=HEX2DEC(REPLACE(TRIM([.C75]) ;1;3; ))" office:value-type="float" office:value="141" calcext:value-type="float">
            <text:p>141</text:p>
          </table:table-cell>
        </table:table-row>
        <table:table-row table:style-name="ro3">
          <table:table-cell table:formula="of:=[$'HID Keyboard and Keypad Page (0x07)'.G76]" office:value-type="string" office:string-value="KEYCODE_F12" calcext:value-type="string">
            <text:p>KEYCODE_F12</text:p>
          </table:table-cell>
          <table:table-cell table:formula="of:=[$'HID Keyboard and Keypad Page (0x07)'.A76]" office:value-type="string" office:string-value="0x0045" calcext:value-type="string">
            <text:p>0x0045</text:p>
          </table:table-cell>
          <table:table-cell table:formula="of:=[$'HID Keyboard and Keypad Page (0x07)'.F76]" office:value-type="string" office:string-value="0x008e" calcext:value-type="string">
            <text:p>0x008e</text:p>
          </table:table-cell>
          <table:table-cell table:formula="of:=[$'HID Keyboard and Keypad Page (0x07)'.B76]" office:value-type="string" office:string-value="Keyboard F12" calcext:value-type="string">
            <text:p>Keyboard F12</text:p>
          </table:table-cell>
          <table:table-cell/>
          <table:table-cell table:formula="of:=HEX2DEC(REPLACE(TRIM([.C76]) ;1;3; ))" office:value-type="float" office:value="142" calcext:value-type="float">
            <text:p>142</text:p>
          </table:table-cell>
        </table:table-row>
        <table:table-row table:style-name="ro3">
          <table:table-cell table:formula="of:=[$'HID Keyboard and Keypad Page (0x07)'.G77]" office:value-type="string" office:string-value="KEYCODE_SYSRQ" calcext:value-type="string">
            <text:p>KEYCODE_SYSRQ</text:p>
          </table:table-cell>
          <table:table-cell table:formula="of:=[$'HID Keyboard and Keypad Page (0x07)'.A77]" office:value-type="string" office:string-value="0x0046" calcext:value-type="string">
            <text:p>0x0046</text:p>
          </table:table-cell>
          <table:table-cell table:formula="of:=[$'HID Keyboard and Keypad Page (0x07)'.F77]" office:value-type="string" office:string-value="0x0078" calcext:value-type="string">
            <text:p>0x0078</text:p>
          </table:table-cell>
          <table:table-cell table:formula="of:=[$'HID Keyboard and Keypad Page (0x07)'.B77]" office:value-type="string" office:string-value="Keyboard Print Screen" calcext:value-type="string">
            <text:p>Keyboard Print Screen</text:p>
          </table:table-cell>
          <table:table-cell/>
          <table:table-cell table:formula="of:=HEX2DEC(REPLACE(TRIM([.C77]) ;1;3; ))" office:value-type="float" office:value="120" calcext:value-type="float">
            <text:p>120</text:p>
          </table:table-cell>
        </table:table-row>
        <table:table-row table:style-name="ro3">
          <table:table-cell table:formula="of:=[$'HID Keyboard and Keypad Page (0x07)'.G78]" office:value-type="string" office:string-value="KEYCODE_SCROLL_LOCK" calcext:value-type="string">
            <text:p>KEYCODE_SCROLL_LOCK</text:p>
          </table:table-cell>
          <table:table-cell table:formula="of:=[$'HID Keyboard and Keypad Page (0x07)'.A78]" office:value-type="string" office:string-value="0x0047" calcext:value-type="string">
            <text:p>0x0047</text:p>
          </table:table-cell>
          <table:table-cell table:formula="of:=[$'HID Keyboard and Keypad Page (0x07)'.F78]" office:value-type="string" office:string-value="0x0074" calcext:value-type="string">
            <text:p>0x0074</text:p>
          </table:table-cell>
          <table:table-cell table:formula="of:=[$'HID Keyboard and Keypad Page (0x07)'.B78]" office:value-type="string" office:string-value="Keyboard Scroll Lock" calcext:value-type="string">
            <text:p>Keyboard Scroll Lock</text:p>
          </table:table-cell>
          <table:table-cell/>
          <table:table-cell table:formula="of:=HEX2DEC(REPLACE(TRIM([.C78]) ;1;3; ))" office:value-type="float" office:value="116" calcext:value-type="float">
            <text:p>116</text:p>
          </table:table-cell>
        </table:table-row>
        <table:table-row table:style-name="ro3">
          <table:table-cell table:formula="of:=[$'HID Keyboard and Keypad Page (0x07)'.G79]" office:value-type="string" office:string-value="KEYCODE_BREAK" calcext:value-type="string">
            <text:p>KEYCODE_BREAK</text:p>
          </table:table-cell>
          <table:table-cell table:formula="of:=[$'HID Keyboard and Keypad Page (0x07)'.A79]" office:value-type="string" office:string-value="0x0048" calcext:value-type="string">
            <text:p>0x0048</text:p>
          </table:table-cell>
          <table:table-cell table:formula="of:=[$'HID Keyboard and Keypad Page (0x07)'.F79]" office:value-type="string" office:string-value="0x0079" calcext:value-type="string">
            <text:p>0x0079</text:p>
          </table:table-cell>
          <table:table-cell table:formula="of:=[$'HID Keyboard and Keypad Page (0x07)'.B79]" office:value-type="string" office:string-value="Keyboard Pause" calcext:value-type="string">
            <text:p>Keyboard Pause</text:p>
          </table:table-cell>
          <table:table-cell/>
          <table:table-cell table:formula="of:=HEX2DEC(REPLACE(TRIM([.C79]) ;1;3; ))" office:value-type="float" office:value="121" calcext:value-type="float">
            <text:p>121</text:p>
          </table:table-cell>
        </table:table-row>
        <table:table-row table:style-name="ro3">
          <table:table-cell table:formula="of:=[$'HID Keyboard and Keypad Page (0x07)'.G80]" office:value-type="string" office:string-value="KEYCODE_INSERT" calcext:value-type="string">
            <text:p>KEYCODE_INSERT</text:p>
          </table:table-cell>
          <table:table-cell table:formula="of:=[$'HID Keyboard and Keypad Page (0x07)'.A80]" office:value-type="string" office:string-value="0x0049" calcext:value-type="string">
            <text:p>0x0049</text:p>
          </table:table-cell>
          <table:table-cell table:formula="of:=[$'HID Keyboard and Keypad Page (0x07)'.F80]" office:value-type="string" office:string-value="0x007c" calcext:value-type="string">
            <text:p>0x007c</text:p>
          </table:table-cell>
          <table:table-cell table:formula="of:=[$'HID Keyboard and Keypad Page (0x07)'.B80]" office:value-type="string" office:string-value="Keyboard Insert" calcext:value-type="string">
            <text:p>Keyboard Insert</text:p>
          </table:table-cell>
          <table:table-cell/>
          <table:table-cell table:formula="of:=HEX2DEC(REPLACE(TRIM([.C80]) ;1;3; ))" office:value-type="float" office:value="124" calcext:value-type="float">
            <text:p>124</text:p>
          </table:table-cell>
        </table:table-row>
        <table:table-row table:style-name="ro3">
          <table:table-cell table:formula="of:=[$'HID Keyboard and Keypad Page (0x07)'.G81]" office:value-type="string" office:string-value="KEYCODE_MOVE_HOME" calcext:value-type="string">
            <text:p>KEYCODE_MOVE_HOME</text:p>
          </table:table-cell>
          <table:table-cell table:formula="of:=[$'HID Keyboard and Keypad Page (0x07)'.A81]" office:value-type="string" office:string-value="0x004a" calcext:value-type="string">
            <text:p>0x004a</text:p>
          </table:table-cell>
          <table:table-cell table:formula="of:=[$'HID Keyboard and Keypad Page (0x07)'.F81]" office:value-type="string" office:string-value="0x007a" calcext:value-type="string">
            <text:p>0x007a</text:p>
          </table:table-cell>
          <table:table-cell table:formula="of:=[$'HID Keyboard and Keypad Page (0x07)'.B81]" office:value-type="string" office:string-value="Keyboard Home" calcext:value-type="string">
            <text:p>Keyboard Home</text:p>
          </table:table-cell>
          <table:table-cell/>
          <table:table-cell table:formula="of:=HEX2DEC(REPLACE(TRIM([.C81]) ;1;3; ))" office:value-type="float" office:value="122" calcext:value-type="float">
            <text:p>122</text:p>
          </table:table-cell>
        </table:table-row>
        <table:table-row table:style-name="ro3" table:visibility="filter">
          <table:table-cell table:formula="of:=[$'HID Keyboard and Keypad Page (0x07)'.G82]" office:value-type="string" office:string-value="KEYCODE_HOME" calcext:value-type="string">
            <text:p>KEYCODE_HOME</text:p>
          </table:table-cell>
          <table:table-cell table:formula="of:=[$'HID Keyboard and Keypad Page (0x07)'.A82]" office:value-type="string" office:string-value="&quot;&quot;" calcext:value-type="string">
            <text:p>""</text:p>
          </table:table-cell>
          <table:table-cell table:formula="of:=[$'HID Keyboard and Keypad Page (0x07)'.F82]" office:value-type="string" office:string-value="0x0003" calcext:value-type="string">
            <text:p>0x0003</text:p>
          </table:table-cell>
          <table:table-cell table:formula="of:=[$'HID Keyboard and Keypad Page (0x07)'.B82]" office:value-type="string" office:string-value="&quot;&quot;" calcext:value-type="string">
            <text:p>""</text:p>
          </table:table-cell>
          <table:table-cell/>
          <table:table-cell table:formula="of:=HEX2DEC(REPLACE(TRIM([.C82]) ;1;3; ))" office:value-type="float" office:value="3" calcext:value-type="float">
            <text:p>3</text:p>
          </table:table-cell>
        </table:table-row>
        <table:table-row table:style-name="ro3">
          <table:table-cell table:formula="of:=[$'HID Keyboard and Keypad Page (0x07)'.G83]" office:value-type="string" office:string-value="KEYCODE_PAGE_UP" calcext:value-type="string">
            <text:p>KEYCODE_PAGE_UP</text:p>
          </table:table-cell>
          <table:table-cell table:formula="of:=[$'HID Keyboard and Keypad Page (0x07)'.A83]" office:value-type="string" office:string-value="0x004b" calcext:value-type="string">
            <text:p>0x004b</text:p>
          </table:table-cell>
          <table:table-cell table:formula="of:=[$'HID Keyboard and Keypad Page (0x07)'.F83]" office:value-type="string" office:string-value="0x005c" calcext:value-type="string">
            <text:p>0x005c</text:p>
          </table:table-cell>
          <table:table-cell table:formula="of:=[$'HID Keyboard and Keypad Page (0x07)'.B83]" office:value-type="string" office:string-value="Keyboard Page Up" calcext:value-type="string">
            <text:p>Keyboard Page Up</text:p>
          </table:table-cell>
          <table:table-cell/>
          <table:table-cell table:formula="of:=HEX2DEC(REPLACE(TRIM([.C83]) ;1;3; ))" office:value-type="float" office:value="92" calcext:value-type="float">
            <text:p>92</text:p>
          </table:table-cell>
        </table:table-row>
        <table:table-row table:style-name="ro3">
          <table:table-cell table:formula="of:=[$'HID Keyboard and Keypad Page (0x07)'.G84]" office:value-type="string" office:string-value="KEYCODE_FORWARD_DEL" calcext:value-type="string">
            <text:p>KEYCODE_FORWARD_DEL</text:p>
          </table:table-cell>
          <table:table-cell table:formula="of:=[$'HID Keyboard and Keypad Page (0x07)'.A84]" office:value-type="string" office:string-value="0x004c" calcext:value-type="string">
            <text:p>0x004c</text:p>
          </table:table-cell>
          <table:table-cell table:formula="of:=[$'HID Keyboard and Keypad Page (0x07)'.F84]" office:value-type="string" office:string-value="0x0070" calcext:value-type="string">
            <text:p>0x0070</text:p>
          </table:table-cell>
          <table:table-cell table:formula="of:=[$'HID Keyboard and Keypad Page (0x07)'.B84]" office:value-type="string" office:string-value="Keyboard Delete Forward" calcext:value-type="string">
            <text:p>Keyboard Delete Forward</text:p>
          </table:table-cell>
          <table:table-cell/>
          <table:table-cell table:formula="of:=HEX2DEC(REPLACE(TRIM([.C84]) ;1;3; ))" office:value-type="float" office:value="112" calcext:value-type="float">
            <text:p>112</text:p>
          </table:table-cell>
        </table:table-row>
        <table:table-row table:style-name="ro3">
          <table:table-cell table:formula="of:=[$'HID Keyboard and Keypad Page (0x07)'.G85]" office:value-type="string" office:string-value="KEYCODE_MOVE_END" calcext:value-type="string">
            <text:p>KEYCODE_MOVE_END</text:p>
          </table:table-cell>
          <table:table-cell table:formula="of:=[$'HID Keyboard and Keypad Page (0x07)'.A85]" office:value-type="string" office:string-value="0x004d" calcext:value-type="string">
            <text:p>0x004d</text:p>
          </table:table-cell>
          <table:table-cell table:formula="of:=[$'HID Keyboard and Keypad Page (0x07)'.F85]" office:value-type="string" office:string-value="0x007b" calcext:value-type="string">
            <text:p>0x007b</text:p>
          </table:table-cell>
          <table:table-cell table:formula="of:=[$'HID Keyboard and Keypad Page (0x07)'.B85]" office:value-type="string" office:string-value="Keyboard End" calcext:value-type="string">
            <text:p>Keyboard End</text:p>
          </table:table-cell>
          <table:table-cell/>
          <table:table-cell table:formula="of:=HEX2DEC(REPLACE(TRIM([.C85]) ;1;3; ))" office:value-type="float" office:value="123" calcext:value-type="float">
            <text:p>123</text:p>
          </table:table-cell>
        </table:table-row>
        <table:table-row table:style-name="ro3" table:visibility="filter">
          <table:table-cell table:formula="of:=[$'HID Keyboard and Keypad Page (0x07)'.G86]" office:value-type="string" office:string-value="KEYCODE_ENDCALL" calcext:value-type="string">
            <text:p>KEYCODE_ENDCALL</text:p>
          </table:table-cell>
          <table:table-cell table:formula="of:=[$'HID Keyboard and Keypad Page (0x07)'.A86]" office:value-type="string" office:string-value="&quot;&quot;" calcext:value-type="string">
            <text:p>""</text:p>
          </table:table-cell>
          <table:table-cell table:formula="of:=[$'HID Keyboard and Keypad Page (0x07)'.F86]" office:value-type="string" office:string-value="0x0006" calcext:value-type="string">
            <text:p>0x0006</text:p>
          </table:table-cell>
          <table:table-cell table:formula="of:=[$'HID Keyboard and Keypad Page (0x07)'.B86]" office:value-type="string" office:string-value="&quot;&quot;" calcext:value-type="string">
            <text:p>""</text:p>
          </table:table-cell>
          <table:table-cell/>
          <table:table-cell table:formula="of:=HEX2DEC(REPLACE(TRIM([.C86]) ;1;3; ))" office:value-type="float" office:value="6" calcext:value-type="float">
            <text:p>6</text:p>
          </table:table-cell>
        </table:table-row>
        <table:table-row table:style-name="ro3">
          <table:table-cell table:formula="of:=[$'HID Keyboard and Keypad Page (0x07)'.G87]" office:value-type="string" office:string-value="KEYCODE_PAGE_DOWN" calcext:value-type="string">
            <text:p>KEYCODE_PAGE_DOWN</text:p>
          </table:table-cell>
          <table:table-cell table:formula="of:=[$'HID Keyboard and Keypad Page (0x07)'.A87]" office:value-type="string" office:string-value="0x004e" calcext:value-type="string">
            <text:p>0x004e</text:p>
          </table:table-cell>
          <table:table-cell table:formula="of:=[$'HID Keyboard and Keypad Page (0x07)'.F87]" office:value-type="string" office:string-value="0x005d" calcext:value-type="string">
            <text:p>0x005d</text:p>
          </table:table-cell>
          <table:table-cell table:formula="of:=[$'HID Keyboard and Keypad Page (0x07)'.B87]" office:value-type="string" office:string-value="Keyboard Page Down" calcext:value-type="string">
            <text:p>Keyboard Page Down</text:p>
          </table:table-cell>
          <table:table-cell/>
          <table:table-cell table:formula="of:=HEX2DEC(REPLACE(TRIM([.C87]) ;1;3; ))" office:value-type="float" office:value="93" calcext:value-type="float">
            <text:p>93</text:p>
          </table:table-cell>
        </table:table-row>
        <table:table-row table:style-name="ro3">
          <table:table-cell table:formula="of:=[$'HID Keyboard and Keypad Page (0x07)'.G88]" office:value-type="string" office:string-value="KEYCODE_DPAD_RIGHT" calcext:value-type="string">
            <text:p>KEYCODE_DPAD_RIGHT</text:p>
          </table:table-cell>
          <table:table-cell table:formula="of:=[$'HID Keyboard and Keypad Page (0x07)'.A88]" office:value-type="string" office:string-value="0x004f" calcext:value-type="string">
            <text:p>0x004f</text:p>
          </table:table-cell>
          <table:table-cell table:formula="of:=[$'HID Keyboard and Keypad Page (0x07)'.F88]" office:value-type="string" office:string-value="0x0016" calcext:value-type="string">
            <text:p>0x0016</text:p>
          </table:table-cell>
          <table:table-cell table:formula="of:=[$'HID Keyboard and Keypad Page (0x07)'.B88]" office:value-type="string" office:string-value="Keyboard Right Arrow" calcext:value-type="string">
            <text:p>Keyboard Right Arrow</text:p>
          </table:table-cell>
          <table:table-cell/>
          <table:table-cell table:formula="of:=HEX2DEC(REPLACE(TRIM([.C88]) ;1;3; ))" office:value-type="float" office:value="22" calcext:value-type="float">
            <text:p>22</text:p>
          </table:table-cell>
        </table:table-row>
        <table:table-row table:style-name="ro3">
          <table:table-cell table:formula="of:=[$'HID Keyboard and Keypad Page (0x07)'.G89]" office:value-type="string" office:string-value="KEYCODE_DPAD_LEFT" calcext:value-type="string">
            <text:p>KEYCODE_DPAD_LEFT</text:p>
          </table:table-cell>
          <table:table-cell table:formula="of:=[$'HID Keyboard and Keypad Page (0x07)'.A89]" office:value-type="string" office:string-value="0x0050" calcext:value-type="string">
            <text:p>0x0050</text:p>
          </table:table-cell>
          <table:table-cell table:formula="of:=[$'HID Keyboard and Keypad Page (0x07)'.F89]" office:value-type="string" office:string-value="0x0015" calcext:value-type="string">
            <text:p>0x0015</text:p>
          </table:table-cell>
          <table:table-cell table:formula="of:=[$'HID Keyboard and Keypad Page (0x07)'.B89]" office:value-type="string" office:string-value="Keyboard Left Arrow" calcext:value-type="string">
            <text:p>Keyboard Left Arrow</text:p>
          </table:table-cell>
          <table:table-cell/>
          <table:table-cell table:formula="of:=HEX2DEC(REPLACE(TRIM([.C89]) ;1;3; ))" office:value-type="float" office:value="21" calcext:value-type="float">
            <text:p>21</text:p>
          </table:table-cell>
        </table:table-row>
        <table:table-row table:style-name="ro3">
          <table:table-cell table:formula="of:=[$'HID Keyboard and Keypad Page (0x07)'.G90]" office:value-type="string" office:string-value="KEYCODE_DPAD_DOWN" calcext:value-type="string">
            <text:p>KEYCODE_DPAD_DOWN</text:p>
          </table:table-cell>
          <table:table-cell table:formula="of:=[$'HID Keyboard and Keypad Page (0x07)'.A90]" office:value-type="string" office:string-value="0x0051" calcext:value-type="string">
            <text:p>0x0051</text:p>
          </table:table-cell>
          <table:table-cell table:formula="of:=[$'HID Keyboard and Keypad Page (0x07)'.F90]" office:value-type="string" office:string-value="0x0014" calcext:value-type="string">
            <text:p>0x0014</text:p>
          </table:table-cell>
          <table:table-cell table:formula="of:=[$'HID Keyboard and Keypad Page (0x07)'.B90]" office:value-type="string" office:string-value="Keyboard Down Arrow" calcext:value-type="string">
            <text:p>Keyboard Down Arrow</text:p>
          </table:table-cell>
          <table:table-cell/>
          <table:table-cell table:formula="of:=HEX2DEC(REPLACE(TRIM([.C90]) ;1;3; ))" office:value-type="float" office:value="20" calcext:value-type="float">
            <text:p>20</text:p>
          </table:table-cell>
        </table:table-row>
        <table:table-row table:style-name="ro3">
          <table:table-cell table:formula="of:=[$'HID Keyboard and Keypad Page (0x07)'.G91]" office:value-type="string" office:string-value="KEYCODE_DPAD_UP" calcext:value-type="string">
            <text:p>KEYCODE_DPAD_UP</text:p>
          </table:table-cell>
          <table:table-cell table:formula="of:=[$'HID Keyboard and Keypad Page (0x07)'.A91]" office:value-type="string" office:string-value="0x0052" calcext:value-type="string">
            <text:p>0x0052</text:p>
          </table:table-cell>
          <table:table-cell table:formula="of:=[$'HID Keyboard and Keypad Page (0x07)'.F91]" office:value-type="string" office:string-value="0x0013" calcext:value-type="string">
            <text:p>0x0013</text:p>
          </table:table-cell>
          <table:table-cell table:formula="of:=[$'HID Keyboard and Keypad Page (0x07)'.B91]" office:value-type="string" office:string-value="Keyboard Up Arrow" calcext:value-type="string">
            <text:p>Keyboard Up Arrow</text:p>
          </table:table-cell>
          <table:table-cell/>
          <table:table-cell table:formula="of:=HEX2DEC(REPLACE(TRIM([.C91]) ;1;3; ))" office:value-type="float" office:value="19" calcext:value-type="float">
            <text:p>19</text:p>
          </table:table-cell>
        </table:table-row>
        <table:table-row table:style-name="ro3">
          <table:table-cell table:formula="of:=[$'HID Keyboard and Keypad Page (0x07)'.G92]" office:value-type="string" office:string-value="KEYCODE_NUM_LOCK" calcext:value-type="string">
            <text:p>KEYCODE_NUM_LOCK</text:p>
          </table:table-cell>
          <table:table-cell table:formula="of:=[$'HID Keyboard and Keypad Page (0x07)'.A92]" office:value-type="string" office:string-value="0x0053" calcext:value-type="string">
            <text:p>0x0053</text:p>
          </table:table-cell>
          <table:table-cell table:formula="of:=[$'HID Keyboard and Keypad Page (0x07)'.F92]" office:value-type="string" office:string-value="0x008f" calcext:value-type="string">
            <text:p>0x008f</text:p>
          </table:table-cell>
          <table:table-cell table:formula="of:=[$'HID Keyboard and Keypad Page (0x07)'.B92]" office:value-type="string" office:string-value="Keyboard Num Lock and Clear" calcext:value-type="string">
            <text:p>Keyboard Num Lock and Clear</text:p>
          </table:table-cell>
          <table:table-cell/>
          <table:table-cell table:formula="of:=HEX2DEC(REPLACE(TRIM([.C92]) ;1;3; ))" office:value-type="float" office:value="143" calcext:value-type="float">
            <text:p>143</text:p>
          </table:table-cell>
        </table:table-row>
        <table:table-row table:style-name="ro3">
          <table:table-cell table:formula="of:=[$'HID Keyboard and Keypad Page (0x07)'.G93]" office:value-type="string" office:string-value="KEYCODE_NUMPAD_DIVIDE" calcext:value-type="string">
            <text:p>KEYCODE_NUMPAD_DIVIDE</text:p>
          </table:table-cell>
          <table:table-cell table:formula="of:=[$'HID Keyboard and Keypad Page (0x07)'.A93]" office:value-type="string" office:string-value="0x0054" calcext:value-type="string">
            <text:p>0x0054</text:p>
          </table:table-cell>
          <table:table-cell table:formula="of:=[$'HID Keyboard and Keypad Page (0x07)'.F93]" office:value-type="string" office:string-value="0x009a" calcext:value-type="string">
            <text:p>0x009a</text:p>
          </table:table-cell>
          <table:table-cell table:formula="of:=[$'HID Keyboard and Keypad Page (0x07)'.B93]" office:value-type="string" office:string-value="Keypad /" calcext:value-type="string">
            <text:p>Keypad /</text:p>
          </table:table-cell>
          <table:table-cell/>
          <table:table-cell table:formula="of:=HEX2DEC(REPLACE(TRIM([.C93]) ;1;3; ))" office:value-type="float" office:value="154" calcext:value-type="float">
            <text:p>154</text:p>
          </table:table-cell>
        </table:table-row>
        <table:table-row table:style-name="ro3">
          <table:table-cell table:formula="of:=[$'HID Keyboard and Keypad Page (0x07)'.G94]" office:value-type="string" office:string-value="KEYCODE_NUMPAD_MULTIPLY" calcext:value-type="string">
            <text:p>KEYCODE_NUMPAD_MULTIPLY</text:p>
          </table:table-cell>
          <table:table-cell table:formula="of:=[$'HID Keyboard and Keypad Page (0x07)'.A94]" office:value-type="string" office:string-value="0x0055" calcext:value-type="string">
            <text:p>0x0055</text:p>
          </table:table-cell>
          <table:table-cell table:formula="of:=[$'HID Keyboard and Keypad Page (0x07)'.F94]" office:value-type="string" office:string-value="0x009b" calcext:value-type="string">
            <text:p>0x009b</text:p>
          </table:table-cell>
          <table:table-cell table:formula="of:=[$'HID Keyboard and Keypad Page (0x07)'.B94]" office:value-type="string" office:string-value="Keypad *" calcext:value-type="string">
            <text:p>Keypad *</text:p>
          </table:table-cell>
          <table:table-cell/>
          <table:table-cell table:formula="of:=HEX2DEC(REPLACE(TRIM([.C94]) ;1;3; ))" office:value-type="float" office:value="155" calcext:value-type="float">
            <text:p>155</text:p>
          </table:table-cell>
        </table:table-row>
        <table:table-row table:style-name="ro3">
          <table:table-cell table:formula="of:=[$'HID Keyboard and Keypad Page (0x07)'.G95]" office:value-type="string" office:string-value="KEYCODE_NUMPAD_SUBTRACT" calcext:value-type="string">
            <text:p>KEYCODE_NUMPAD_SUBTRACT</text:p>
          </table:table-cell>
          <table:table-cell table:formula="of:=[$'HID Keyboard and Keypad Page (0x07)'.A95]" office:value-type="string" office:string-value="0x0056" calcext:value-type="string">
            <text:p>0x0056</text:p>
          </table:table-cell>
          <table:table-cell table:formula="of:=[$'HID Keyboard and Keypad Page (0x07)'.F95]" office:value-type="string" office:string-value="0x009c" calcext:value-type="string">
            <text:p>0x009c</text:p>
          </table:table-cell>
          <table:table-cell table:formula="of:=[$'HID Keyboard and Keypad Page (0x07)'.B95]" office:value-type="string" office:string-value="Keypad -" calcext:value-type="string">
            <text:p>Keypad -</text:p>
          </table:table-cell>
          <table:table-cell/>
          <table:table-cell table:formula="of:=HEX2DEC(REPLACE(TRIM([.C95]) ;1;3; ))" office:value-type="float" office:value="156" calcext:value-type="float">
            <text:p>156</text:p>
          </table:table-cell>
        </table:table-row>
        <table:table-row table:style-name="ro3">
          <table:table-cell table:formula="of:=[$'HID Keyboard and Keypad Page (0x07)'.G96]" office:value-type="string" office:string-value="KEYCODE_NUMPAD_ADD" calcext:value-type="string">
            <text:p>KEYCODE_NUMPAD_ADD</text:p>
          </table:table-cell>
          <table:table-cell table:formula="of:=[$'HID Keyboard and Keypad Page (0x07)'.A96]" office:value-type="string" office:string-value="0x0057" calcext:value-type="string">
            <text:p>0x0057</text:p>
          </table:table-cell>
          <table:table-cell table:formula="of:=[$'HID Keyboard and Keypad Page (0x07)'.F96]" office:value-type="string" office:string-value="0x009d" calcext:value-type="string">
            <text:p>0x009d</text:p>
          </table:table-cell>
          <table:table-cell table:formula="of:=[$'HID Keyboard and Keypad Page (0x07)'.B96]" office:value-type="string" office:string-value="Keypad +" calcext:value-type="string">
            <text:p>Keypad +</text:p>
          </table:table-cell>
          <table:table-cell/>
          <table:table-cell table:formula="of:=HEX2DEC(REPLACE(TRIM([.C96]) ;1;3; ))" office:value-type="float" office:value="157" calcext:value-type="float">
            <text:p>157</text:p>
          </table:table-cell>
        </table:table-row>
        <table:table-row table:style-name="ro3">
          <table:table-cell table:formula="of:=[$'HID Keyboard and Keypad Page (0x07)'.G97]" office:value-type="string" office:string-value="KEYCODE_NUMPAD_ENTER" calcext:value-type="string">
            <text:p>KEYCODE_NUMPAD_ENTER</text:p>
          </table:table-cell>
          <table:table-cell table:formula="of:=[$'HID Keyboard and Keypad Page (0x07)'.A97]" office:value-type="string" office:string-value="0x0058" calcext:value-type="string">
            <text:p>0x0058</text:p>
          </table:table-cell>
          <table:table-cell table:formula="of:=[$'HID Keyboard and Keypad Page (0x07)'.F97]" office:value-type="string" office:string-value="0x00a0" calcext:value-type="string">
            <text:p>0x00a0</text:p>
          </table:table-cell>
          <table:table-cell table:formula="of:=[$'HID Keyboard and Keypad Page (0x07)'.B97]" office:value-type="string" office:string-value="Keypad ENTER" calcext:value-type="string">
            <text:p>Keypad ENTER</text:p>
          </table:table-cell>
          <table:table-cell/>
          <table:table-cell table:formula="of:=HEX2DEC(REPLACE(TRIM([.C97]) ;1;3; ))" office:value-type="float" office:value="160" calcext:value-type="float">
            <text:p>160</text:p>
          </table:table-cell>
        </table:table-row>
        <table:table-row table:style-name="ro3">
          <table:table-cell table:formula="of:=[$'HID Keyboard and Keypad Page (0x07)'.G98]" office:value-type="string" office:string-value="KEYCODE_NUMPAD_1" calcext:value-type="string">
            <text:p>KEYCODE_NUMPAD_1</text:p>
          </table:table-cell>
          <table:table-cell table:formula="of:=[$'HID Keyboard and Keypad Page (0x07)'.A98]" office:value-type="string" office:string-value="0x0059" calcext:value-type="string">
            <text:p>0x0059</text:p>
          </table:table-cell>
          <table:table-cell table:formula="of:=[$'HID Keyboard and Keypad Page (0x07)'.F98]" office:value-type="string" office:string-value="0x0091" calcext:value-type="string">
            <text:p>0x0091</text:p>
          </table:table-cell>
          <table:table-cell table:formula="of:=[$'HID Keyboard and Keypad Page (0x07)'.B98]" office:value-type="string" office:string-value="Keypad 1 and End" calcext:value-type="string">
            <text:p>Keypad 1 and End</text:p>
          </table:table-cell>
          <table:table-cell/>
          <table:table-cell table:formula="of:=HEX2DEC(REPLACE(TRIM([.C98]) ;1;3; ))" office:value-type="float" office:value="145" calcext:value-type="float">
            <text:p>145</text:p>
          </table:table-cell>
        </table:table-row>
        <table:table-row table:style-name="ro3">
          <table:table-cell table:formula="of:=[$'HID Keyboard and Keypad Page (0x07)'.G99]" office:value-type="string" office:string-value="KEYCODE_NUMPAD_2" calcext:value-type="string">
            <text:p>KEYCODE_NUMPAD_2</text:p>
          </table:table-cell>
          <table:table-cell table:formula="of:=[$'HID Keyboard and Keypad Page (0x07)'.A99]" office:value-type="string" office:string-value="0x005a" calcext:value-type="string">
            <text:p>0x005a</text:p>
          </table:table-cell>
          <table:table-cell table:formula="of:=[$'HID Keyboard and Keypad Page (0x07)'.F99]" office:value-type="string" office:string-value="0x0092" calcext:value-type="string">
            <text:p>0x0092</text:p>
          </table:table-cell>
          <table:table-cell table:formula="of:=[$'HID Keyboard and Keypad Page (0x07)'.B99]" office:value-type="string" office:string-value="Keypad 2 and Down Arrow" calcext:value-type="string">
            <text:p>Keypad 2 and Down Arrow</text:p>
          </table:table-cell>
          <table:table-cell/>
          <table:table-cell table:formula="of:=HEX2DEC(REPLACE(TRIM([.C99]) ;1;3; ))" office:value-type="float" office:value="146" calcext:value-type="float">
            <text:p>146</text:p>
          </table:table-cell>
        </table:table-row>
        <table:table-row table:style-name="ro3">
          <table:table-cell table:formula="of:=[$'HID Keyboard and Keypad Page (0x07)'.G100]" office:value-type="string" office:string-value="KEYCODE_NUMPAD_3" calcext:value-type="string">
            <text:p>KEYCODE_NUMPAD_3</text:p>
          </table:table-cell>
          <table:table-cell table:formula="of:=[$'HID Keyboard and Keypad Page (0x07)'.A100]" office:value-type="string" office:string-value="0x005b" calcext:value-type="string">
            <text:p>0x005b</text:p>
          </table:table-cell>
          <table:table-cell table:formula="of:=[$'HID Keyboard and Keypad Page (0x07)'.F100]" office:value-type="string" office:string-value="0x0093" calcext:value-type="string">
            <text:p>0x0093</text:p>
          </table:table-cell>
          <table:table-cell table:formula="of:=[$'HID Keyboard and Keypad Page (0x07)'.B100]" office:value-type="string" office:string-value="Keypad 3 and PageDn" calcext:value-type="string">
            <text:p>Keypad 3 and PageDn</text:p>
          </table:table-cell>
          <table:table-cell/>
          <table:table-cell table:formula="of:=HEX2DEC(REPLACE(TRIM([.C100]) ;1;3; ))" office:value-type="float" office:value="147" calcext:value-type="float">
            <text:p>147</text:p>
          </table:table-cell>
        </table:table-row>
        <table:table-row table:style-name="ro3">
          <table:table-cell table:formula="of:=[$'HID Keyboard and Keypad Page (0x07)'.G101]" office:value-type="string" office:string-value="KEYCODE_NUMPAD_4" calcext:value-type="string">
            <text:p>KEYCODE_NUMPAD_4</text:p>
          </table:table-cell>
          <table:table-cell table:formula="of:=[$'HID Keyboard and Keypad Page (0x07)'.A101]" office:value-type="string" office:string-value="0x005c" calcext:value-type="string">
            <text:p>0x005c</text:p>
          </table:table-cell>
          <table:table-cell table:formula="of:=[$'HID Keyboard and Keypad Page (0x07)'.F101]" office:value-type="string" office:string-value="0x0094" calcext:value-type="string">
            <text:p>0x0094</text:p>
          </table:table-cell>
          <table:table-cell table:formula="of:=[$'HID Keyboard and Keypad Page (0x07)'.B101]" office:value-type="string" office:string-value="Keypad 4 and Left Arrow" calcext:value-type="string">
            <text:p>Keypad 4 and Left Arrow</text:p>
          </table:table-cell>
          <table:table-cell/>
          <table:table-cell table:formula="of:=HEX2DEC(REPLACE(TRIM([.C101]) ;1;3; ))" office:value-type="float" office:value="148" calcext:value-type="float">
            <text:p>148</text:p>
          </table:table-cell>
        </table:table-row>
        <table:table-row table:style-name="ro3">
          <table:table-cell table:formula="of:=[$'HID Keyboard and Keypad Page (0x07)'.G102]" office:value-type="string" office:string-value="KEYCODE_NUMPAD_5" calcext:value-type="string">
            <text:p>KEYCODE_NUMPAD_5</text:p>
          </table:table-cell>
          <table:table-cell table:formula="of:=[$'HID Keyboard and Keypad Page (0x07)'.A102]" office:value-type="string" office:string-value="0x005d" calcext:value-type="string">
            <text:p>0x005d</text:p>
          </table:table-cell>
          <table:table-cell table:formula="of:=[$'HID Keyboard and Keypad Page (0x07)'.F102]" office:value-type="string" office:string-value="0x0095" calcext:value-type="string">
            <text:p>0x0095</text:p>
          </table:table-cell>
          <table:table-cell table:formula="of:=[$'HID Keyboard and Keypad Page (0x07)'.B102]" office:value-type="string" office:string-value="Keypad 5" calcext:value-type="string">
            <text:p>Keypad 5</text:p>
          </table:table-cell>
          <table:table-cell/>
          <table:table-cell table:formula="of:=HEX2DEC(REPLACE(TRIM([.C102]) ;1;3; ))" office:value-type="float" office:value="149" calcext:value-type="float">
            <text:p>149</text:p>
          </table:table-cell>
        </table:table-row>
        <table:table-row table:style-name="ro3">
          <table:table-cell table:formula="of:=[$'HID Keyboard and Keypad Page (0x07)'.G103]" office:value-type="string" office:string-value="KEYCODE_NUMPAD_6" calcext:value-type="string">
            <text:p>KEYCODE_NUMPAD_6</text:p>
          </table:table-cell>
          <table:table-cell table:formula="of:=[$'HID Keyboard and Keypad Page (0x07)'.A103]" office:value-type="string" office:string-value="0x005e" calcext:value-type="string">
            <text:p>0x005e</text:p>
          </table:table-cell>
          <table:table-cell table:formula="of:=[$'HID Keyboard and Keypad Page (0x07)'.F103]" office:value-type="string" office:string-value="0x0096" calcext:value-type="string">
            <text:p>0x0096</text:p>
          </table:table-cell>
          <table:table-cell table:formula="of:=[$'HID Keyboard and Keypad Page (0x07)'.B103]" office:value-type="string" office:string-value="Keypad 6 and Right Arrow" calcext:value-type="string">
            <text:p>Keypad 6 and Right Arrow</text:p>
          </table:table-cell>
          <table:table-cell/>
          <table:table-cell table:formula="of:=HEX2DEC(REPLACE(TRIM([.C103]) ;1;3; ))" office:value-type="float" office:value="150" calcext:value-type="float">
            <text:p>150</text:p>
          </table:table-cell>
        </table:table-row>
        <table:table-row table:style-name="ro3">
          <table:table-cell table:formula="of:=[$'HID Keyboard and Keypad Page (0x07)'.G104]" office:value-type="string" office:string-value="KEYCODE_NUMPAD_7" calcext:value-type="string">
            <text:p>KEYCODE_NUMPAD_7</text:p>
          </table:table-cell>
          <table:table-cell table:formula="of:=[$'HID Keyboard and Keypad Page (0x07)'.A104]" office:value-type="string" office:string-value="0x005f" calcext:value-type="string">
            <text:p>0x005f</text:p>
          </table:table-cell>
          <table:table-cell table:formula="of:=[$'HID Keyboard and Keypad Page (0x07)'.F104]" office:value-type="string" office:string-value="0x0097" calcext:value-type="string">
            <text:p>0x0097</text:p>
          </table:table-cell>
          <table:table-cell table:formula="of:=[$'HID Keyboard and Keypad Page (0x07)'.B104]" office:value-type="string" office:string-value="Keypad 7 and Home" calcext:value-type="string">
            <text:p>Keypad 7 and Home</text:p>
          </table:table-cell>
          <table:table-cell/>
          <table:table-cell table:formula="of:=HEX2DEC(REPLACE(TRIM([.C104]) ;1;3; ))" office:value-type="float" office:value="151" calcext:value-type="float">
            <text:p>151</text:p>
          </table:table-cell>
        </table:table-row>
        <table:table-row table:style-name="ro3">
          <table:table-cell table:formula="of:=[$'HID Keyboard and Keypad Page (0x07)'.G105]" office:value-type="string" office:string-value="KEYCODE_NUMPAD_8" calcext:value-type="string">
            <text:p>KEYCODE_NUMPAD_8</text:p>
          </table:table-cell>
          <table:table-cell table:formula="of:=[$'HID Keyboard and Keypad Page (0x07)'.A105]" office:value-type="string" office:string-value="0x0060" calcext:value-type="string">
            <text:p>0x0060</text:p>
          </table:table-cell>
          <table:table-cell table:formula="of:=[$'HID Keyboard and Keypad Page (0x07)'.F105]" office:value-type="string" office:string-value="0x0098" calcext:value-type="string">
            <text:p>0x0098</text:p>
          </table:table-cell>
          <table:table-cell table:formula="of:=[$'HID Keyboard and Keypad Page (0x07)'.B105]" office:value-type="string" office:string-value="Keypad 8 and Up Arrow" calcext:value-type="string">
            <text:p>Keypad 8 and Up Arrow</text:p>
          </table:table-cell>
          <table:table-cell/>
          <table:table-cell table:formula="of:=HEX2DEC(REPLACE(TRIM([.C105]) ;1;3; ))" office:value-type="float" office:value="152" calcext:value-type="float">
            <text:p>152</text:p>
          </table:table-cell>
        </table:table-row>
        <table:table-row table:style-name="ro3">
          <table:table-cell table:formula="of:=[$'HID Keyboard and Keypad Page (0x07)'.G106]" office:value-type="string" office:string-value="KEYCODE_NUMPAD_9" calcext:value-type="string">
            <text:p>KEYCODE_NUMPAD_9</text:p>
          </table:table-cell>
          <table:table-cell table:formula="of:=[$'HID Keyboard and Keypad Page (0x07)'.A106]" office:value-type="string" office:string-value="0x0061" calcext:value-type="string">
            <text:p>0x0061</text:p>
          </table:table-cell>
          <table:table-cell table:formula="of:=[$'HID Keyboard and Keypad Page (0x07)'.F106]" office:value-type="string" office:string-value="0x0099" calcext:value-type="string">
            <text:p>0x0099</text:p>
          </table:table-cell>
          <table:table-cell table:formula="of:=[$'HID Keyboard and Keypad Page (0x07)'.B106]" office:value-type="string" office:string-value="Keypad 9 and Page Up" calcext:value-type="string">
            <text:p>Keypad 9 and Page Up</text:p>
          </table:table-cell>
          <table:table-cell/>
          <table:table-cell table:formula="of:=HEX2DEC(REPLACE(TRIM([.C106]) ;1;3; ))" office:value-type="float" office:value="153" calcext:value-type="float">
            <text:p>153</text:p>
          </table:table-cell>
        </table:table-row>
        <table:table-row table:style-name="ro3">
          <table:table-cell table:formula="of:=[$'HID Keyboard and Keypad Page (0x07)'.G107]" office:value-type="string" office:string-value="KEYCODE_NUMPAD_0" calcext:value-type="string">
            <text:p>KEYCODE_NUMPAD_0</text:p>
          </table:table-cell>
          <table:table-cell table:formula="of:=[$'HID Keyboard and Keypad Page (0x07)'.A107]" office:value-type="string" office:string-value="0x0062" calcext:value-type="string">
            <text:p>0x0062</text:p>
          </table:table-cell>
          <table:table-cell table:formula="of:=[$'HID Keyboard and Keypad Page (0x07)'.F107]" office:value-type="string" office:string-value="0x0090" calcext:value-type="string">
            <text:p>0x0090</text:p>
          </table:table-cell>
          <table:table-cell table:formula="of:=[$'HID Keyboard and Keypad Page (0x07)'.B107]" office:value-type="string" office:string-value="Keypad 0 and Insert" calcext:value-type="string">
            <text:p>Keypad 0 and Insert</text:p>
          </table:table-cell>
          <table:table-cell/>
          <table:table-cell table:formula="of:=HEX2DEC(REPLACE(TRIM([.C107]) ;1;3; ))" office:value-type="float" office:value="144" calcext:value-type="float">
            <text:p>144</text:p>
          </table:table-cell>
        </table:table-row>
        <table:table-row table:style-name="ro3">
          <table:table-cell table:formula="of:=[$'HID Keyboard and Keypad Page (0x07)'.G108]" office:value-type="string" office:string-value="KEYCODE_NUMPAD_DOT" calcext:value-type="string">
            <text:p>KEYCODE_NUMPAD_DOT</text:p>
          </table:table-cell>
          <table:table-cell table:formula="of:=[$'HID Keyboard and Keypad Page (0x07)'.A108]" office:value-type="string" office:string-value="0x0063" calcext:value-type="string">
            <text:p>0x0063</text:p>
          </table:table-cell>
          <table:table-cell table:formula="of:=[$'HID Keyboard and Keypad Page (0x07)'.F108]" office:value-type="string" office:string-value="0x009e" calcext:value-type="string">
            <text:p>0x009e</text:p>
          </table:table-cell>
          <table:table-cell table:formula="of:=[$'HID Keyboard and Keypad Page (0x07)'.B108]" office:value-type="string" office:string-value="Keypad . and Delete" calcext:value-type="string">
            <text:p>Keypad . and Delete</text:p>
          </table:table-cell>
          <table:table-cell/>
          <table:table-cell table:formula="of:=HEX2DEC(REPLACE(TRIM([.C108]) ;1;3; ))" office:value-type="float" office:value="158" calcext:value-type="float">
            <text:p>158</text:p>
          </table:table-cell>
        </table:table-row>
        <table:table-row table:style-name="ro3">
          <table:table-cell table:formula="of:=[$'HID Keyboard and Keypad Page (0x07)'.G109]" office:value-type="string" office:string-value="KEYCODE_BACKSLASH" calcext:value-type="string">
            <text:p>KEYCODE_BACKSLASH</text:p>
          </table:table-cell>
          <table:table-cell table:formula="of:=[$'HID Keyboard and Keypad Page (0x07)'.A109]" office:value-type="string" office:string-value="0x0064" calcext:value-type="string">
            <text:p>0x0064</text:p>
          </table:table-cell>
          <table:table-cell table:formula="of:=[$'HID Keyboard and Keypad Page (0x07)'.F109]" office:value-type="string" office:string-value="0x0049" calcext:value-type="string">
            <text:p>0x0049</text:p>
          </table:table-cell>
          <table:table-cell table:formula="of:=[$'HID Keyboard and Keypad Page (0x07)'.B109]" office:value-type="string" office:string-value="Keyboard Non-US \ and |" calcext:value-type="string">
            <text:p>Keyboard Non-US \ and |</text:p>
          </table:table-cell>
          <table:table-cell/>
          <table:table-cell table:formula="of:=HEX2DEC(REPLACE(TRIM([.C109]) ;1;3; ))" office:value-type="float" office:value="73" calcext:value-type="float">
            <text:p>73</text:p>
          </table:table-cell>
        </table:table-row>
        <table:table-row table:style-name="ro3">
          <table:table-cell table:formula="of:=[$'HID Keyboard and Keypad Page (0x07)'.G110]" office:value-type="string" office:string-value="KEYCODE_MENU" calcext:value-type="string">
            <text:p>KEYCODE_MENU</text:p>
          </table:table-cell>
          <table:table-cell table:formula="of:=[$'HID Keyboard and Keypad Page (0x07)'.A110]" office:value-type="string" office:string-value="0x0065" calcext:value-type="string">
            <text:p>0x0065</text:p>
          </table:table-cell>
          <table:table-cell table:formula="of:=[$'HID Keyboard and Keypad Page (0x07)'.F110]" office:value-type="string" office:string-value="0x0052" calcext:value-type="string">
            <text:p>0x0052</text:p>
          </table:table-cell>
          <table:table-cell table:formula="of:=[$'HID Keyboard and Keypad Page (0x07)'.B110]" office:value-type="string" office:string-value="Keyboard Application" calcext:value-type="string">
            <text:p>Keyboard Application</text:p>
          </table:table-cell>
          <table:table-cell/>
          <table:table-cell table:formula="of:=HEX2DEC(REPLACE(TRIM([.C110]) ;1;3; ))" office:value-type="float" office:value="82" calcext:value-type="float">
            <text:p>82</text:p>
          </table:table-cell>
        </table:table-row>
        <table:table-row table:style-name="ro3" table:visibility="filter">
          <table:table-cell table:formula="of:=[$'HID Keyboard and Keypad Page (0x07)'.G111]" office:value-type="string" office:string-value="KEYCODE_SEARCH" calcext:value-type="string">
            <text:p>KEYCODE_SEARCH</text:p>
          </table:table-cell>
          <table:table-cell table:formula="of:=[$'HID Keyboard and Keypad Page (0x07)'.A111]" office:value-type="string" office:string-value="&quot;&quot;" calcext:value-type="string">
            <text:p>""</text:p>
          </table:table-cell>
          <table:table-cell table:formula="of:=[$'HID Keyboard and Keypad Page (0x07)'.F111]" office:value-type="string" office:string-value="0x0054" calcext:value-type="string">
            <text:p>0x0054</text:p>
          </table:table-cell>
          <table:table-cell table:formula="of:=[$'HID Keyboard and Keypad Page (0x07)'.B111]" office:value-type="string" office:string-value="&quot;&quot;" calcext:value-type="string">
            <text:p>""</text:p>
          </table:table-cell>
          <table:table-cell/>
          <table:table-cell table:formula="of:=HEX2DEC(REPLACE(TRIM([.C111]) ;1;3; ))" office:value-type="float" office:value="84" calcext:value-type="float">
            <text:p>84</text:p>
          </table:table-cell>
        </table:table-row>
        <table:table-row table:style-name="ro3">
          <table:table-cell table:formula="of:=[$'HID Keyboard and Keypad Page (0x07)'.G112]" office:value-type="string" office:string-value="KEYCODE_POWER" calcext:value-type="string">
            <text:p>KEYCODE_POWER</text:p>
          </table:table-cell>
          <table:table-cell table:formula="of:=[$'HID Keyboard and Keypad Page (0x07)'.A112]" office:value-type="string" office:string-value="0x0066" calcext:value-type="string">
            <text:p>0x0066</text:p>
          </table:table-cell>
          <table:table-cell table:formula="of:=[$'HID Keyboard and Keypad Page (0x07)'.F112]" office:value-type="string" office:string-value="0x001a" calcext:value-type="string">
            <text:p>0x001a</text:p>
          </table:table-cell>
          <table:table-cell table:formula="of:=[$'HID Keyboard and Keypad Page (0x07)'.B112]" office:value-type="string" office:string-value="Keyboard Power" calcext:value-type="string">
            <text:p>Keyboard Power</text:p>
          </table:table-cell>
          <table:table-cell/>
          <table:table-cell table:formula="of:=HEX2DEC(REPLACE(TRIM([.C112]) ;1;3; ))" office:value-type="float" office:value="26" calcext:value-type="float">
            <text:p>26</text:p>
          </table:table-cell>
        </table:table-row>
        <table:table-row table:style-name="ro3">
          <table:table-cell table:formula="of:=[$'HID Keyboard and Keypad Page (0x07)'.G113]" office:value-type="string" office:string-value="KEYCODE_NUMPAD_EQUALS" calcext:value-type="string">
            <text:p>KEYCODE_NUMPAD_EQUALS</text:p>
          </table:table-cell>
          <table:table-cell table:formula="of:=[$'HID Keyboard and Keypad Page (0x07)'.A113]" office:value-type="string" office:string-value="0x0067" calcext:value-type="string">
            <text:p>0x0067</text:p>
          </table:table-cell>
          <table:table-cell table:formula="of:=[$'HID Keyboard and Keypad Page (0x07)'.F113]" office:value-type="string" office:string-value="0x00a1" calcext:value-type="string">
            <text:p>0x00a1</text:p>
          </table:table-cell>
          <table:table-cell table:formula="of:=[$'HID Keyboard and Keypad Page (0x07)'.B113]" office:value-type="string" office:string-value="Keypad =" calcext:value-type="string">
            <text:p>Keypad =</text:p>
          </table:table-cell>
          <table:table-cell/>
          <table:table-cell table:formula="of:=HEX2DEC(REPLACE(TRIM([.C113]) ;1;3; ))" office:value-type="float" office:value="161" calcext:value-type="float">
            <text:p>161</text:p>
          </table:table-cell>
        </table:table-row>
        <table:table-row table:style-name="ro3" table:visibility="filter">
          <table:table-cell table:formula="of:=[$'HID Keyboard and Keypad Page (0x07)'.G114]" office:value-type="float" office:value="0" calcext:value-type="float">
            <text:p>0</text:p>
          </table:table-cell>
          <table:table-cell table:formula="of:=[$'HID Keyboard and Keypad Page (0x07)'.A114]" office:value-type="string" office:string-value="0x0068" calcext:value-type="string">
            <text:p>0x0068</text:p>
          </table:table-cell>
          <table:table-cell table:formula="of:=[$'HID Keyboard and Keypad Page (0x07)'.F114]" office:value-type="float" office:value="0" calcext:value-type="float">
            <text:p>0</text:p>
          </table:table-cell>
          <table:table-cell table:formula="of:=[$'HID Keyboard and Keypad Page (0x07)'.B114]" office:value-type="string" office:string-value="Keyboard F13" calcext:value-type="string">
            <text:p>Keyboard F13</text:p>
          </table:table-cell>
          <table:table-cell/>
          <table:table-cell table:formula="of:=HEX2DEC(REPLACE(TRIM([.C11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5]" office:value-type="float" office:value="0" calcext:value-type="float">
            <text:p>0</text:p>
          </table:table-cell>
          <table:table-cell table:formula="of:=[$'HID Keyboard and Keypad Page (0x07)'.A115]" office:value-type="string" office:string-value="0x0069" calcext:value-type="string">
            <text:p>0x0069</text:p>
          </table:table-cell>
          <table:table-cell table:formula="of:=[$'HID Keyboard and Keypad Page (0x07)'.F115]" office:value-type="float" office:value="0" calcext:value-type="float">
            <text:p>0</text:p>
          </table:table-cell>
          <table:table-cell table:formula="of:=[$'HID Keyboard and Keypad Page (0x07)'.B115]" office:value-type="string" office:string-value="Keyboard F14" calcext:value-type="string">
            <text:p>Keyboard F14</text:p>
          </table:table-cell>
          <table:table-cell/>
          <table:table-cell table:formula="of:=HEX2DEC(REPLACE(TRIM([.C11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6]" office:value-type="float" office:value="0" calcext:value-type="float">
            <text:p>0</text:p>
          </table:table-cell>
          <table:table-cell table:formula="of:=[$'HID Keyboard and Keypad Page (0x07)'.A116]" office:value-type="string" office:string-value="0x006a" calcext:value-type="string">
            <text:p>0x006a</text:p>
          </table:table-cell>
          <table:table-cell table:formula="of:=[$'HID Keyboard and Keypad Page (0x07)'.F116]" office:value-type="float" office:value="0" calcext:value-type="float">
            <text:p>0</text:p>
          </table:table-cell>
          <table:table-cell table:formula="of:=[$'HID Keyboard and Keypad Page (0x07)'.B116]" office:value-type="string" office:string-value="Keyboard F15" calcext:value-type="string">
            <text:p>Keyboard F15</text:p>
          </table:table-cell>
          <table:table-cell/>
          <table:table-cell table:formula="of:=HEX2DEC(REPLACE(TRIM([.C11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7]" office:value-type="float" office:value="0" calcext:value-type="float">
            <text:p>0</text:p>
          </table:table-cell>
          <table:table-cell table:formula="of:=[$'HID Keyboard and Keypad Page (0x07)'.A117]" office:value-type="string" office:string-value="0x006b" calcext:value-type="string">
            <text:p>0x006b</text:p>
          </table:table-cell>
          <table:table-cell table:formula="of:=[$'HID Keyboard and Keypad Page (0x07)'.F117]" office:value-type="float" office:value="0" calcext:value-type="float">
            <text:p>0</text:p>
          </table:table-cell>
          <table:table-cell table:formula="of:=[$'HID Keyboard and Keypad Page (0x07)'.B117]" office:value-type="string" office:string-value="Keyboard F16" calcext:value-type="string">
            <text:p>Keyboard F16</text:p>
          </table:table-cell>
          <table:table-cell/>
          <table:table-cell table:formula="of:=HEX2DEC(REPLACE(TRIM([.C11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8]" office:value-type="float" office:value="0" calcext:value-type="float">
            <text:p>0</text:p>
          </table:table-cell>
          <table:table-cell table:formula="of:=[$'HID Keyboard and Keypad Page (0x07)'.A118]" office:value-type="string" office:string-value="0x006c" calcext:value-type="string">
            <text:p>0x006c</text:p>
          </table:table-cell>
          <table:table-cell table:formula="of:=[$'HID Keyboard and Keypad Page (0x07)'.F118]" office:value-type="float" office:value="0" calcext:value-type="float">
            <text:p>0</text:p>
          </table:table-cell>
          <table:table-cell table:formula="of:=[$'HID Keyboard and Keypad Page (0x07)'.B118]" office:value-type="string" office:string-value="Keyboard F17" calcext:value-type="string">
            <text:p>Keyboard F17</text:p>
          </table:table-cell>
          <table:table-cell/>
          <table:table-cell table:formula="of:=HEX2DEC(REPLACE(TRIM([.C11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9]" office:value-type="float" office:value="0" calcext:value-type="float">
            <text:p>0</text:p>
          </table:table-cell>
          <table:table-cell table:formula="of:=[$'HID Keyboard and Keypad Page (0x07)'.A119]" office:value-type="string" office:string-value="0x006d" calcext:value-type="string">
            <text:p>0x006d</text:p>
          </table:table-cell>
          <table:table-cell table:formula="of:=[$'HID Keyboard and Keypad Page (0x07)'.F119]" office:value-type="float" office:value="0" calcext:value-type="float">
            <text:p>0</text:p>
          </table:table-cell>
          <table:table-cell table:formula="of:=[$'HID Keyboard and Keypad Page (0x07)'.B119]" office:value-type="string" office:string-value="Keyboard F18" calcext:value-type="string">
            <text:p>Keyboard F18</text:p>
          </table:table-cell>
          <table:table-cell/>
          <table:table-cell table:formula="of:=HEX2DEC(REPLACE(TRIM([.C11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0]" office:value-type="float" office:value="0" calcext:value-type="float">
            <text:p>0</text:p>
          </table:table-cell>
          <table:table-cell table:formula="of:=[$'HID Keyboard and Keypad Page (0x07)'.A120]" office:value-type="string" office:string-value="0x006e" calcext:value-type="string">
            <text:p>0x006e</text:p>
          </table:table-cell>
          <table:table-cell table:formula="of:=[$'HID Keyboard and Keypad Page (0x07)'.F120]" office:value-type="float" office:value="0" calcext:value-type="float">
            <text:p>0</text:p>
          </table:table-cell>
          <table:table-cell table:formula="of:=[$'HID Keyboard and Keypad Page (0x07)'.B120]" office:value-type="string" office:string-value="Keyboard F19" calcext:value-type="string">
            <text:p>Keyboard F19</text:p>
          </table:table-cell>
          <table:table-cell/>
          <table:table-cell table:formula="of:=HEX2DEC(REPLACE(TRIM([.C12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1]" office:value-type="float" office:value="0" calcext:value-type="float">
            <text:p>0</text:p>
          </table:table-cell>
          <table:table-cell table:formula="of:=[$'HID Keyboard and Keypad Page (0x07)'.A121]" office:value-type="string" office:string-value="0x006f" calcext:value-type="string">
            <text:p>0x006f</text:p>
          </table:table-cell>
          <table:table-cell table:formula="of:=[$'HID Keyboard and Keypad Page (0x07)'.F121]" office:value-type="float" office:value="0" calcext:value-type="float">
            <text:p>0</text:p>
          </table:table-cell>
          <table:table-cell table:formula="of:=[$'HID Keyboard and Keypad Page (0x07)'.B121]" office:value-type="string" office:string-value="Keyboard F20" calcext:value-type="string">
            <text:p>Keyboard F20</text:p>
          </table:table-cell>
          <table:table-cell/>
          <table:table-cell table:formula="of:=HEX2DEC(REPLACE(TRIM([.C12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2]" office:value-type="float" office:value="0" calcext:value-type="float">
            <text:p>0</text:p>
          </table:table-cell>
          <table:table-cell table:formula="of:=[$'HID Keyboard and Keypad Page (0x07)'.A122]" office:value-type="string" office:string-value="0x0070" calcext:value-type="string">
            <text:p>0x0070</text:p>
          </table:table-cell>
          <table:table-cell table:formula="of:=[$'HID Keyboard and Keypad Page (0x07)'.F122]" office:value-type="float" office:value="0" calcext:value-type="float">
            <text:p>0</text:p>
          </table:table-cell>
          <table:table-cell table:formula="of:=[$'HID Keyboard and Keypad Page (0x07)'.B122]" office:value-type="string" office:string-value="Keyboard F21" calcext:value-type="string">
            <text:p>Keyboard F21</text:p>
          </table:table-cell>
          <table:table-cell/>
          <table:table-cell table:formula="of:=HEX2DEC(REPLACE(TRIM([.C12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3]" office:value-type="float" office:value="0" calcext:value-type="float">
            <text:p>0</text:p>
          </table:table-cell>
          <table:table-cell table:formula="of:=[$'HID Keyboard and Keypad Page (0x07)'.A123]" office:value-type="string" office:string-value="0x0071" calcext:value-type="string">
            <text:p>0x0071</text:p>
          </table:table-cell>
          <table:table-cell table:formula="of:=[$'HID Keyboard and Keypad Page (0x07)'.F123]" office:value-type="float" office:value="0" calcext:value-type="float">
            <text:p>0</text:p>
          </table:table-cell>
          <table:table-cell table:formula="of:=[$'HID Keyboard and Keypad Page (0x07)'.B123]" office:value-type="string" office:string-value="Keyboard F22" calcext:value-type="string">
            <text:p>Keyboard F22</text:p>
          </table:table-cell>
          <table:table-cell/>
          <table:table-cell table:formula="of:=HEX2DEC(REPLACE(TRIM([.C12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4]" office:value-type="float" office:value="0" calcext:value-type="float">
            <text:p>0</text:p>
          </table:table-cell>
          <table:table-cell table:formula="of:=[$'HID Keyboard and Keypad Page (0x07)'.A124]" office:value-type="string" office:string-value="0x0072" calcext:value-type="string">
            <text:p>0x0072</text:p>
          </table:table-cell>
          <table:table-cell table:formula="of:=[$'HID Keyboard and Keypad Page (0x07)'.F124]" office:value-type="float" office:value="0" calcext:value-type="float">
            <text:p>0</text:p>
          </table:table-cell>
          <table:table-cell table:formula="of:=[$'HID Keyboard and Keypad Page (0x07)'.B124]" office:value-type="string" office:string-value="Keyboard F23" calcext:value-type="string">
            <text:p>Keyboard F23</text:p>
          </table:table-cell>
          <table:table-cell/>
          <table:table-cell table:formula="of:=HEX2DEC(REPLACE(TRIM([.C12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5]" office:value-type="float" office:value="0" calcext:value-type="float">
            <text:p>0</text:p>
          </table:table-cell>
          <table:table-cell table:formula="of:=[$'HID Keyboard and Keypad Page (0x07)'.A125]" office:value-type="string" office:string-value="0x0073" calcext:value-type="string">
            <text:p>0x0073</text:p>
          </table:table-cell>
          <table:table-cell table:formula="of:=[$'HID Keyboard and Keypad Page (0x07)'.F125]" office:value-type="float" office:value="0" calcext:value-type="float">
            <text:p>0</text:p>
          </table:table-cell>
          <table:table-cell table:formula="of:=[$'HID Keyboard and Keypad Page (0x07)'.B125]" office:value-type="string" office:string-value="Keyboard F24" calcext:value-type="string">
            <text:p>Keyboard F24</text:p>
          </table:table-cell>
          <table:table-cell/>
          <table:table-cell table:formula="of:=HEX2DEC(REPLACE(TRIM([.C12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6]" office:value-type="float" office:value="0" calcext:value-type="float">
            <text:p>0</text:p>
          </table:table-cell>
          <table:table-cell table:formula="of:=[$'HID Keyboard and Keypad Page (0x07)'.A126]" office:value-type="string" office:string-value="0x0074" calcext:value-type="string">
            <text:p>0x0074</text:p>
          </table:table-cell>
          <table:table-cell table:formula="of:=[$'HID Keyboard and Keypad Page (0x07)'.F126]" office:value-type="float" office:value="0" calcext:value-type="float">
            <text:p>0</text:p>
          </table:table-cell>
          <table:table-cell table:formula="of:=[$'HID Keyboard and Keypad Page (0x07)'.B126]" office:value-type="string" office:string-value="Keyboard Execute" calcext:value-type="string">
            <text:p>Keyboard Execute</text:p>
          </table:table-cell>
          <table:table-cell/>
          <table:table-cell table:formula="of:=HEX2DEC(REPLACE(TRIM([.C12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7]" office:value-type="float" office:value="0" calcext:value-type="float">
            <text:p>0</text:p>
          </table:table-cell>
          <table:table-cell table:formula="of:=[$'HID Keyboard and Keypad Page (0x07)'.A127]" office:value-type="string" office:string-value="0x0075" calcext:value-type="string">
            <text:p>0x0075</text:p>
          </table:table-cell>
          <table:table-cell table:formula="of:=[$'HID Keyboard and Keypad Page (0x07)'.F127]" office:value-type="float" office:value="0" calcext:value-type="float">
            <text:p>0</text:p>
          </table:table-cell>
          <table:table-cell table:formula="of:=[$'HID Keyboard and Keypad Page (0x07)'.B127]" office:value-type="string" office:string-value="Keyboard Help" calcext:value-type="string">
            <text:p>Keyboard Help</text:p>
          </table:table-cell>
          <table:table-cell/>
          <table:table-cell table:formula="of:=HEX2DEC(REPLACE(TRIM([.C12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8]" office:value-type="float" office:value="0" calcext:value-type="float">
            <text:p>0</text:p>
          </table:table-cell>
          <table:table-cell table:formula="of:=[$'HID Keyboard and Keypad Page (0x07)'.A128]" office:value-type="string" office:string-value="0x0076" calcext:value-type="string">
            <text:p>0x0076</text:p>
          </table:table-cell>
          <table:table-cell table:formula="of:=[$'HID Keyboard and Keypad Page (0x07)'.F128]" office:value-type="float" office:value="0" calcext:value-type="float">
            <text:p>0</text:p>
          </table:table-cell>
          <table:table-cell table:formula="of:=[$'HID Keyboard and Keypad Page (0x07)'.B128]" office:value-type="string" office:string-value="Keyboard Menu" calcext:value-type="string">
            <text:p>Keyboard Menu</text:p>
          </table:table-cell>
          <table:table-cell/>
          <table:table-cell table:formula="of:=HEX2DEC(REPLACE(TRIM([.C12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9]" office:value-type="float" office:value="0" calcext:value-type="float">
            <text:p>0</text:p>
          </table:table-cell>
          <table:table-cell table:formula="of:=[$'HID Keyboard and Keypad Page (0x07)'.A129]" office:value-type="string" office:string-value="0x0077" calcext:value-type="string">
            <text:p>0x0077</text:p>
          </table:table-cell>
          <table:table-cell table:formula="of:=[$'HID Keyboard and Keypad Page (0x07)'.F129]" office:value-type="float" office:value="0" calcext:value-type="float">
            <text:p>0</text:p>
          </table:table-cell>
          <table:table-cell table:formula="of:=[$'HID Keyboard and Keypad Page (0x07)'.B129]" office:value-type="string" office:string-value="Keyboard Select" calcext:value-type="string">
            <text:p>Keyboard Select</text:p>
          </table:table-cell>
          <table:table-cell/>
          <table:table-cell table:formula="of:=HEX2DEC(REPLACE(TRIM([.C129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30]" office:value-type="string" office:string-value="KEYCODE_MEDIA_STOP" calcext:value-type="string">
            <text:p>KEYCODE_MEDIA_STOP</text:p>
          </table:table-cell>
          <table:table-cell table:formula="of:=[$'HID Keyboard and Keypad Page (0x07)'.A130]" office:value-type="string" office:string-value="0x0078" calcext:value-type="string">
            <text:p>0x0078</text:p>
          </table:table-cell>
          <table:table-cell table:formula="of:=[$'HID Keyboard and Keypad Page (0x07)'.F130]" office:value-type="string" office:string-value="0x0056" calcext:value-type="string">
            <text:p>0x0056</text:p>
          </table:table-cell>
          <table:table-cell table:formula="of:=[$'HID Keyboard and Keypad Page (0x07)'.B130]" office:value-type="string" office:string-value="Keyboard Stop" calcext:value-type="string">
            <text:p>Keyboard Stop</text:p>
          </table:table-cell>
          <table:table-cell/>
          <table:table-cell table:formula="of:=HEX2DEC(REPLACE(TRIM([.C130]) ;1;3; ))" office:value-type="float" office:value="86" calcext:value-type="float">
            <text:p>86</text:p>
          </table:table-cell>
        </table:table-row>
        <table:table-row table:style-name="ro3" table:visibility="filter">
          <table:table-cell table:formula="of:=[$'HID Keyboard and Keypad Page (0x07)'.G131]" office:value-type="float" office:value="0" calcext:value-type="float">
            <text:p>0</text:p>
          </table:table-cell>
          <table:table-cell table:formula="of:=[$'HID Keyboard and Keypad Page (0x07)'.A131]" office:value-type="string" office:string-value="0x0079" calcext:value-type="string">
            <text:p>0x0079</text:p>
          </table:table-cell>
          <table:table-cell table:formula="of:=[$'HID Keyboard and Keypad Page (0x07)'.F131]" office:value-type="float" office:value="0" calcext:value-type="float">
            <text:p>0</text:p>
          </table:table-cell>
          <table:table-cell table:formula="of:=[$'HID Keyboard and Keypad Page (0x07)'.B131]" office:value-type="string" office:string-value="Keyboard Again" calcext:value-type="string">
            <text:p>Keyboard Again</text:p>
          </table:table-cell>
          <table:table-cell/>
          <table:table-cell table:formula="of:=HEX2DEC(REPLACE(TRIM([.C13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2]" office:value-type="float" office:value="0" calcext:value-type="float">
            <text:p>0</text:p>
          </table:table-cell>
          <table:table-cell table:formula="of:=[$'HID Keyboard and Keypad Page (0x07)'.A132]" office:value-type="string" office:string-value="0x007a" calcext:value-type="string">
            <text:p>0x007a</text:p>
          </table:table-cell>
          <table:table-cell table:formula="of:=[$'HID Keyboard and Keypad Page (0x07)'.F132]" office:value-type="float" office:value="0" calcext:value-type="float">
            <text:p>0</text:p>
          </table:table-cell>
          <table:table-cell table:formula="of:=[$'HID Keyboard and Keypad Page (0x07)'.B132]" office:value-type="string" office:string-value="Keyboard Undo" calcext:value-type="string">
            <text:p>Keyboard Undo</text:p>
          </table:table-cell>
          <table:table-cell/>
          <table:table-cell table:formula="of:=HEX2DEC(REPLACE(TRIM([.C13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3]" office:value-type="float" office:value="0" calcext:value-type="float">
            <text:p>0</text:p>
          </table:table-cell>
          <table:table-cell table:formula="of:=[$'HID Keyboard and Keypad Page (0x07)'.A133]" office:value-type="string" office:string-value="0x007b" calcext:value-type="string">
            <text:p>0x007b</text:p>
          </table:table-cell>
          <table:table-cell table:formula="of:=[$'HID Keyboard and Keypad Page (0x07)'.F133]" office:value-type="float" office:value="0" calcext:value-type="float">
            <text:p>0</text:p>
          </table:table-cell>
          <table:table-cell table:formula="of:=[$'HID Keyboard and Keypad Page (0x07)'.B133]" office:value-type="string" office:string-value="Keyboard Cut" calcext:value-type="string">
            <text:p>Keyboard Cut</text:p>
          </table:table-cell>
          <table:table-cell/>
          <table:table-cell table:formula="of:=HEX2DEC(REPLACE(TRIM([.C13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4]" office:value-type="float" office:value="0" calcext:value-type="float">
            <text:p>0</text:p>
          </table:table-cell>
          <table:table-cell table:formula="of:=[$'HID Keyboard and Keypad Page (0x07)'.A134]" office:value-type="string" office:string-value="0x007c" calcext:value-type="string">
            <text:p>0x007c</text:p>
          </table:table-cell>
          <table:table-cell table:formula="of:=[$'HID Keyboard and Keypad Page (0x07)'.F134]" office:value-type="float" office:value="0" calcext:value-type="float">
            <text:p>0</text:p>
          </table:table-cell>
          <table:table-cell table:formula="of:=[$'HID Keyboard and Keypad Page (0x07)'.B134]" office:value-type="string" office:string-value="Keyboard Copy" calcext:value-type="string">
            <text:p>Keyboard Copy</text:p>
          </table:table-cell>
          <table:table-cell/>
          <table:table-cell table:formula="of:=HEX2DEC(REPLACE(TRIM([.C13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5]" office:value-type="float" office:value="0" calcext:value-type="float">
            <text:p>0</text:p>
          </table:table-cell>
          <table:table-cell table:formula="of:=[$'HID Keyboard and Keypad Page (0x07)'.A135]" office:value-type="string" office:string-value="0x007d" calcext:value-type="string">
            <text:p>0x007d</text:p>
          </table:table-cell>
          <table:table-cell table:formula="of:=[$'HID Keyboard and Keypad Page (0x07)'.F135]" office:value-type="float" office:value="0" calcext:value-type="float">
            <text:p>0</text:p>
          </table:table-cell>
          <table:table-cell table:formula="of:=[$'HID Keyboard and Keypad Page (0x07)'.B135]" office:value-type="string" office:string-value="Keyboard Paste" calcext:value-type="string">
            <text:p>Keyboard Paste</text:p>
          </table:table-cell>
          <table:table-cell/>
          <table:table-cell table:formula="of:=HEX2DEC(REPLACE(TRIM([.C13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6]" office:value-type="float" office:value="0" calcext:value-type="float">
            <text:p>0</text:p>
          </table:table-cell>
          <table:table-cell table:formula="of:=[$'HID Keyboard and Keypad Page (0x07)'.A136]" office:value-type="string" office:string-value="0x007e" calcext:value-type="string">
            <text:p>0x007e</text:p>
          </table:table-cell>
          <table:table-cell table:formula="of:=[$'HID Keyboard and Keypad Page (0x07)'.F136]" office:value-type="float" office:value="0" calcext:value-type="float">
            <text:p>0</text:p>
          </table:table-cell>
          <table:table-cell table:formula="of:=[$'HID Keyboard and Keypad Page (0x07)'.B136]" office:value-type="string" office:string-value="Keyboard Find" calcext:value-type="string">
            <text:p>Keyboard Find</text:p>
          </table:table-cell>
          <table:table-cell/>
          <table:table-cell table:formula="of:=HEX2DEC(REPLACE(TRIM([.C136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37]" office:value-type="string" office:string-value="KEYCODE_VOLUME_MUTE" calcext:value-type="string">
            <text:p>KEYCODE_VOLUME_MUTE</text:p>
          </table:table-cell>
          <table:table-cell table:formula="of:=[$'HID Keyboard and Keypad Page (0x07)'.A137]" office:value-type="string" office:string-value="0x007f" calcext:value-type="string">
            <text:p>0x007f</text:p>
          </table:table-cell>
          <table:table-cell table:formula="of:=[$'HID Keyboard and Keypad Page (0x07)'.F137]" office:value-type="string" office:string-value="0x00a4" calcext:value-type="string">
            <text:p>0x00a4</text:p>
          </table:table-cell>
          <table:table-cell table:formula="of:=[$'HID Keyboard and Keypad Page (0x07)'.B137]" office:value-type="string" office:string-value="Keyboard Mute" calcext:value-type="string">
            <text:p>Keyboard Mute</text:p>
          </table:table-cell>
          <table:table-cell/>
          <table:table-cell table:formula="of:=HEX2DEC(REPLACE(TRIM([.C137]) ;1;3; ))" office:value-type="float" office:value="164" calcext:value-type="float">
            <text:p>164</text:p>
          </table:table-cell>
        </table:table-row>
        <table:table-row table:style-name="ro3">
          <table:table-cell table:formula="of:=[$'HID Keyboard and Keypad Page (0x07)'.G138]" office:value-type="string" office:string-value="KEYCODE_VOLUME_UP" calcext:value-type="string">
            <text:p>KEYCODE_VOLUME_UP</text:p>
          </table:table-cell>
          <table:table-cell table:formula="of:=[$'HID Keyboard and Keypad Page (0x07)'.A138]" office:value-type="string" office:string-value="0x0080" calcext:value-type="string">
            <text:p>0x0080</text:p>
          </table:table-cell>
          <table:table-cell table:formula="of:=[$'HID Keyboard and Keypad Page (0x07)'.F138]" office:value-type="string" office:string-value="0x0018" calcext:value-type="string">
            <text:p>0x0018</text:p>
          </table:table-cell>
          <table:table-cell table:formula="of:=[$'HID Keyboard and Keypad Page (0x07)'.B138]" office:value-type="string" office:string-value="Keyboard Volume Up" calcext:value-type="string">
            <text:p>Keyboard Volume Up</text:p>
          </table:table-cell>
          <table:table-cell/>
          <table:table-cell table:formula="of:=HEX2DEC(REPLACE(TRIM([.C138]) ;1;3; ))" office:value-type="float" office:value="24" calcext:value-type="float">
            <text:p>24</text:p>
          </table:table-cell>
        </table:table-row>
        <table:table-row table:style-name="ro3">
          <table:table-cell table:formula="of:=[$'HID Keyboard and Keypad Page (0x07)'.G139]" office:value-type="string" office:string-value="KEYCODE_VOLUME_DOWN" calcext:value-type="string">
            <text:p>KEYCODE_VOLUME_DOWN</text:p>
          </table:table-cell>
          <table:table-cell table:formula="of:=[$'HID Keyboard and Keypad Page (0x07)'.A139]" office:value-type="string" office:string-value="0x0081" calcext:value-type="string">
            <text:p>0x0081</text:p>
          </table:table-cell>
          <table:table-cell table:formula="of:=[$'HID Keyboard and Keypad Page (0x07)'.F139]" office:value-type="string" office:string-value="0x0019" calcext:value-type="string">
            <text:p>0x0019</text:p>
          </table:table-cell>
          <table:table-cell table:formula="of:=[$'HID Keyboard and Keypad Page (0x07)'.B139]" office:value-type="string" office:string-value="Keyboard Volume Down" calcext:value-type="string">
            <text:p>Keyboard Volume Down</text:p>
          </table:table-cell>
          <table:table-cell/>
          <table:table-cell table:formula="of:=HEX2DEC(REPLACE(TRIM([.C139]) ;1;3; ))" office:value-type="float" office:value="25" calcext:value-type="float">
            <text:p>25</text:p>
          </table:table-cell>
        </table:table-row>
        <table:table-row table:style-name="ro3" table:visibility="filter">
          <table:table-cell table:formula="of:=[$'HID Keyboard and Keypad Page (0x07)'.G140]" office:value-type="float" office:value="0" calcext:value-type="float">
            <text:p>0</text:p>
          </table:table-cell>
          <table:table-cell table:formula="of:=[$'HID Keyboard and Keypad Page (0x07)'.A140]" office:value-type="string" office:string-value="0x0082" calcext:value-type="string">
            <text:p>0x0082</text:p>
          </table:table-cell>
          <table:table-cell table:formula="of:=[$'HID Keyboard and Keypad Page (0x07)'.F140]" office:value-type="float" office:value="0" calcext:value-type="float">
            <text:p>0</text:p>
          </table:table-cell>
          <table:table-cell table:formula="of:=[$'HID Keyboard and Keypad Page (0x07)'.B140]" office:value-type="string" office:string-value="Keyboard Locking Caps Lock" calcext:value-type="string">
            <text:p>Keyboard Locking Caps Lock</text:p>
          </table:table-cell>
          <table:table-cell/>
          <table:table-cell table:formula="of:=HEX2DEC(REPLACE(TRIM([.C14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1]" office:value-type="float" office:value="0" calcext:value-type="float">
            <text:p>0</text:p>
          </table:table-cell>
          <table:table-cell table:formula="of:=[$'HID Keyboard and Keypad Page (0x07)'.A141]" office:value-type="string" office:string-value="0x0083" calcext:value-type="string">
            <text:p>0x0083</text:p>
          </table:table-cell>
          <table:table-cell table:formula="of:=[$'HID Keyboard and Keypad Page (0x07)'.F141]" office:value-type="float" office:value="0" calcext:value-type="float">
            <text:p>0</text:p>
          </table:table-cell>
          <table:table-cell table:formula="of:=[$'HID Keyboard and Keypad Page (0x07)'.B141]" office:value-type="string" office:string-value="Keyboard Locking Num Lock" calcext:value-type="string">
            <text:p>Keyboard Locking Num Lock</text:p>
          </table:table-cell>
          <table:table-cell/>
          <table:table-cell table:formula="of:=HEX2DEC(REPLACE(TRIM([.C14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2]" office:value-type="float" office:value="0" calcext:value-type="float">
            <text:p>0</text:p>
          </table:table-cell>
          <table:table-cell table:formula="of:=[$'HID Keyboard and Keypad Page (0x07)'.A142]" office:value-type="string" office:string-value="0x0084" calcext:value-type="string">
            <text:p>0x0084</text:p>
          </table:table-cell>
          <table:table-cell table:formula="of:=[$'HID Keyboard and Keypad Page (0x07)'.F142]" office:value-type="float" office:value="0" calcext:value-type="float">
            <text:p>0</text:p>
          </table:table-cell>
          <table:table-cell table:formula="of:=[$'HID Keyboard and Keypad Page (0x07)'.B142]" office:value-type="string" office:string-value="Keyboard Locking Scroll Lock" calcext:value-type="string">
            <text:p>Keyboard Locking Scroll Lock</text:p>
          </table:table-cell>
          <table:table-cell/>
          <table:table-cell table:formula="of:=HEX2DEC(REPLACE(TRIM([.C142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43]" office:value-type="string" office:string-value="KEYCODE_NUMPAD_COMMA" calcext:value-type="string">
            <text:p>KEYCODE_NUMPAD_COMMA</text:p>
          </table:table-cell>
          <table:table-cell table:formula="of:=[$'HID Keyboard and Keypad Page (0x07)'.A143]" office:value-type="string" office:string-value="0x0085" calcext:value-type="string">
            <text:p>0x0085</text:p>
          </table:table-cell>
          <table:table-cell table:formula="of:=[$'HID Keyboard and Keypad Page (0x07)'.F143]" office:value-type="string" office:string-value="0x009f" calcext:value-type="string">
            <text:p>0x009f</text:p>
          </table:table-cell>
          <table:table-cell table:formula="of:=[$'HID Keyboard and Keypad Page (0x07)'.B143]" office:value-type="string" office:string-value="Keypad Comma" calcext:value-type="string">
            <text:p>Keypad Comma</text:p>
          </table:table-cell>
          <table:table-cell/>
          <table:table-cell table:formula="of:=HEX2DEC(REPLACE(TRIM([.C143]) ;1;3; ))" office:value-type="float" office:value="159" calcext:value-type="float">
            <text:p>159</text:p>
          </table:table-cell>
        </table:table-row>
        <table:table-row table:style-name="ro3" table:visibility="filter">
          <table:table-cell table:formula="of:=[$'HID Keyboard and Keypad Page (0x07)'.G144]" office:value-type="float" office:value="0" calcext:value-type="float">
            <text:p>0</text:p>
          </table:table-cell>
          <table:table-cell table:formula="of:=[$'HID Keyboard and Keypad Page (0x07)'.A144]" office:value-type="string" office:string-value="0x0086" calcext:value-type="string">
            <text:p>0x0086</text:p>
          </table:table-cell>
          <table:table-cell table:formula="of:=[$'HID Keyboard and Keypad Page (0x07)'.F144]" office:value-type="float" office:value="0" calcext:value-type="float">
            <text:p>0</text:p>
          </table:table-cell>
          <table:table-cell table:formula="of:=[$'HID Keyboard and Keypad Page (0x07)'.B144]" office:value-type="string" office:string-value="Keypad Equal Sign" calcext:value-type="string">
            <text:p>Keypad Equal Sign</text:p>
          </table:table-cell>
          <table:table-cell/>
          <table:table-cell table:formula="of:=HEX2DEC(REPLACE(TRIM([.C14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5]" office:value-type="float" office:value="0" calcext:value-type="float">
            <text:p>0</text:p>
          </table:table-cell>
          <table:table-cell table:formula="of:=[$'HID Keyboard and Keypad Page (0x07)'.A145]" office:value-type="string" office:string-value="0x0087" calcext:value-type="string">
            <text:p>0x0087</text:p>
          </table:table-cell>
          <table:table-cell table:formula="of:=[$'HID Keyboard and Keypad Page (0x07)'.F145]" office:value-type="float" office:value="0" calcext:value-type="float">
            <text:p>0</text:p>
          </table:table-cell>
          <table:table-cell table:formula="of:=[$'HID Keyboard and Keypad Page (0x07)'.B145]" office:value-type="string" office:string-value="Keyboard International1" calcext:value-type="string">
            <text:p>Keyboard International1</text:p>
          </table:table-cell>
          <table:table-cell/>
          <table:table-cell table:formula="of:=HEX2DEC(REPLACE(TRIM([.C14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6]" office:value-type="float" office:value="0" calcext:value-type="float">
            <text:p>0</text:p>
          </table:table-cell>
          <table:table-cell table:formula="of:=[$'HID Keyboard and Keypad Page (0x07)'.A146]" office:value-type="string" office:string-value="0x0088" calcext:value-type="string">
            <text:p>0x0088</text:p>
          </table:table-cell>
          <table:table-cell table:formula="of:=[$'HID Keyboard and Keypad Page (0x07)'.F146]" office:value-type="float" office:value="0" calcext:value-type="float">
            <text:p>0</text:p>
          </table:table-cell>
          <table:table-cell table:formula="of:=[$'HID Keyboard and Keypad Page (0x07)'.B146]" office:value-type="string" office:string-value="Keyboard International2" calcext:value-type="string">
            <text:p>Keyboard International2</text:p>
          </table:table-cell>
          <table:table-cell/>
          <table:table-cell table:formula="of:=HEX2DEC(REPLACE(TRIM([.C14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7]" office:value-type="float" office:value="0" calcext:value-type="float">
            <text:p>0</text:p>
          </table:table-cell>
          <table:table-cell table:formula="of:=[$'HID Keyboard and Keypad Page (0x07)'.A147]" office:value-type="string" office:string-value="0x0089" calcext:value-type="string">
            <text:p>0x0089</text:p>
          </table:table-cell>
          <table:table-cell table:formula="of:=[$'HID Keyboard and Keypad Page (0x07)'.F147]" office:value-type="float" office:value="0" calcext:value-type="float">
            <text:p>0</text:p>
          </table:table-cell>
          <table:table-cell table:formula="of:=[$'HID Keyboard and Keypad Page (0x07)'.B147]" office:value-type="string" office:string-value="Keyboard International3" calcext:value-type="string">
            <text:p>Keyboard International3</text:p>
          </table:table-cell>
          <table:table-cell/>
          <table:table-cell table:formula="of:=HEX2DEC(REPLACE(TRIM([.C14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8]" office:value-type="float" office:value="0" calcext:value-type="float">
            <text:p>0</text:p>
          </table:table-cell>
          <table:table-cell table:formula="of:=[$'HID Keyboard and Keypad Page (0x07)'.A148]" office:value-type="string" office:string-value="0x008a" calcext:value-type="string">
            <text:p>0x008a</text:p>
          </table:table-cell>
          <table:table-cell table:formula="of:=[$'HID Keyboard and Keypad Page (0x07)'.F148]" office:value-type="float" office:value="0" calcext:value-type="float">
            <text:p>0</text:p>
          </table:table-cell>
          <table:table-cell table:formula="of:=[$'HID Keyboard and Keypad Page (0x07)'.B148]" office:value-type="string" office:string-value="Keyboard International4" calcext:value-type="string">
            <text:p>Keyboard International4</text:p>
          </table:table-cell>
          <table:table-cell/>
          <table:table-cell table:formula="of:=HEX2DEC(REPLACE(TRIM([.C14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9]" office:value-type="float" office:value="0" calcext:value-type="float">
            <text:p>0</text:p>
          </table:table-cell>
          <table:table-cell table:formula="of:=[$'HID Keyboard and Keypad Page (0x07)'.A149]" office:value-type="string" office:string-value="0x008b" calcext:value-type="string">
            <text:p>0x008b</text:p>
          </table:table-cell>
          <table:table-cell table:formula="of:=[$'HID Keyboard and Keypad Page (0x07)'.F149]" office:value-type="float" office:value="0" calcext:value-type="float">
            <text:p>0</text:p>
          </table:table-cell>
          <table:table-cell table:formula="of:=[$'HID Keyboard and Keypad Page (0x07)'.B149]" office:value-type="string" office:string-value="Keyboard International5" calcext:value-type="string">
            <text:p>Keyboard International5</text:p>
          </table:table-cell>
          <table:table-cell/>
          <table:table-cell table:formula="of:=HEX2DEC(REPLACE(TRIM([.C14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0]" office:value-type="float" office:value="0" calcext:value-type="float">
            <text:p>0</text:p>
          </table:table-cell>
          <table:table-cell table:formula="of:=[$'HID Keyboard and Keypad Page (0x07)'.A150]" office:value-type="string" office:string-value="0x008c" calcext:value-type="string">
            <text:p>0x008c</text:p>
          </table:table-cell>
          <table:table-cell table:formula="of:=[$'HID Keyboard and Keypad Page (0x07)'.F150]" office:value-type="float" office:value="0" calcext:value-type="float">
            <text:p>0</text:p>
          </table:table-cell>
          <table:table-cell table:formula="of:=[$'HID Keyboard and Keypad Page (0x07)'.B150]" office:value-type="string" office:string-value="Keyboard International6" calcext:value-type="string">
            <text:p>Keyboard International6</text:p>
          </table:table-cell>
          <table:table-cell/>
          <table:table-cell table:formula="of:=HEX2DEC(REPLACE(TRIM([.C15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1]" office:value-type="float" office:value="0" calcext:value-type="float">
            <text:p>0</text:p>
          </table:table-cell>
          <table:table-cell table:formula="of:=[$'HID Keyboard and Keypad Page (0x07)'.A151]" office:value-type="string" office:string-value="0x008d" calcext:value-type="string">
            <text:p>0x008d</text:p>
          </table:table-cell>
          <table:table-cell table:formula="of:=[$'HID Keyboard and Keypad Page (0x07)'.F151]" office:value-type="float" office:value="0" calcext:value-type="float">
            <text:p>0</text:p>
          </table:table-cell>
          <table:table-cell table:formula="of:=[$'HID Keyboard and Keypad Page (0x07)'.B151]" office:value-type="string" office:string-value="Keyboard International7" calcext:value-type="string">
            <text:p>Keyboard International7</text:p>
          </table:table-cell>
          <table:table-cell/>
          <table:table-cell table:formula="of:=HEX2DEC(REPLACE(TRIM([.C15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2]" office:value-type="float" office:value="0" calcext:value-type="float">
            <text:p>0</text:p>
          </table:table-cell>
          <table:table-cell table:formula="of:=[$'HID Keyboard and Keypad Page (0x07)'.A152]" office:value-type="string" office:string-value="0x008e" calcext:value-type="string">
            <text:p>0x008e</text:p>
          </table:table-cell>
          <table:table-cell table:formula="of:=[$'HID Keyboard and Keypad Page (0x07)'.F152]" office:value-type="float" office:value="0" calcext:value-type="float">
            <text:p>0</text:p>
          </table:table-cell>
          <table:table-cell table:formula="of:=[$'HID Keyboard and Keypad Page (0x07)'.B152]" office:value-type="string" office:string-value="Keyboard International8" calcext:value-type="string">
            <text:p>Keyboard International8</text:p>
          </table:table-cell>
          <table:table-cell/>
          <table:table-cell table:formula="of:=HEX2DEC(REPLACE(TRIM([.C15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3]" office:value-type="float" office:value="0" calcext:value-type="float">
            <text:p>0</text:p>
          </table:table-cell>
          <table:table-cell table:formula="of:=[$'HID Keyboard and Keypad Page (0x07)'.A153]" office:value-type="string" office:string-value="0x008f" calcext:value-type="string">
            <text:p>0x008f</text:p>
          </table:table-cell>
          <table:table-cell table:formula="of:=[$'HID Keyboard and Keypad Page (0x07)'.F153]" office:value-type="float" office:value="0" calcext:value-type="float">
            <text:p>0</text:p>
          </table:table-cell>
          <table:table-cell table:formula="of:=[$'HID Keyboard and Keypad Page (0x07)'.B153]" office:value-type="string" office:string-value="Keyboard International9" calcext:value-type="string">
            <text:p>Keyboard International9</text:p>
          </table:table-cell>
          <table:table-cell/>
          <table:table-cell table:formula="of:=HEX2DEC(REPLACE(TRIM([.C15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4]" office:value-type="float" office:value="0" calcext:value-type="float">
            <text:p>0</text:p>
          </table:table-cell>
          <table:table-cell table:formula="of:=[$'HID Keyboard and Keypad Page (0x07)'.A154]" office:value-type="string" office:string-value="0x0090" calcext:value-type="string">
            <text:p>0x0090</text:p>
          </table:table-cell>
          <table:table-cell table:formula="of:=[$'HID Keyboard and Keypad Page (0x07)'.F154]" office:value-type="float" office:value="0" calcext:value-type="float">
            <text:p>0</text:p>
          </table:table-cell>
          <table:table-cell table:formula="of:=[$'HID Keyboard and Keypad Page (0x07)'.B154]" office:value-type="string" office:string-value="Keyboard LANG1" calcext:value-type="string">
            <text:p>Keyboard LANG1</text:p>
          </table:table-cell>
          <table:table-cell/>
          <table:table-cell table:formula="of:=HEX2DEC(REPLACE(TRIM([.C15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5]" office:value-type="float" office:value="0" calcext:value-type="float">
            <text:p>0</text:p>
          </table:table-cell>
          <table:table-cell table:formula="of:=[$'HID Keyboard and Keypad Page (0x07)'.A155]" office:value-type="string" office:string-value="0x0091" calcext:value-type="string">
            <text:p>0x0091</text:p>
          </table:table-cell>
          <table:table-cell table:formula="of:=[$'HID Keyboard and Keypad Page (0x07)'.F155]" office:value-type="float" office:value="0" calcext:value-type="float">
            <text:p>0</text:p>
          </table:table-cell>
          <table:table-cell table:formula="of:=[$'HID Keyboard and Keypad Page (0x07)'.B155]" office:value-type="string" office:string-value="Keyboard LANG2" calcext:value-type="string">
            <text:p>Keyboard LANG2</text:p>
          </table:table-cell>
          <table:table-cell/>
          <table:table-cell table:formula="of:=HEX2DEC(REPLACE(TRIM([.C15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6]" office:value-type="float" office:value="0" calcext:value-type="float">
            <text:p>0</text:p>
          </table:table-cell>
          <table:table-cell table:formula="of:=[$'HID Keyboard and Keypad Page (0x07)'.A156]" office:value-type="string" office:string-value="0x0092" calcext:value-type="string">
            <text:p>0x0092</text:p>
          </table:table-cell>
          <table:table-cell table:formula="of:=[$'HID Keyboard and Keypad Page (0x07)'.F156]" office:value-type="float" office:value="0" calcext:value-type="float">
            <text:p>0</text:p>
          </table:table-cell>
          <table:table-cell table:formula="of:=[$'HID Keyboard and Keypad Page (0x07)'.B156]" office:value-type="string" office:string-value="Keyboard LANG3" calcext:value-type="string">
            <text:p>Keyboard LANG3</text:p>
          </table:table-cell>
          <table:table-cell/>
          <table:table-cell table:formula="of:=HEX2DEC(REPLACE(TRIM([.C15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7]" office:value-type="float" office:value="0" calcext:value-type="float">
            <text:p>0</text:p>
          </table:table-cell>
          <table:table-cell table:formula="of:=[$'HID Keyboard and Keypad Page (0x07)'.A157]" office:value-type="string" office:string-value="0x0093" calcext:value-type="string">
            <text:p>0x0093</text:p>
          </table:table-cell>
          <table:table-cell table:formula="of:=[$'HID Keyboard and Keypad Page (0x07)'.F157]" office:value-type="float" office:value="0" calcext:value-type="float">
            <text:p>0</text:p>
          </table:table-cell>
          <table:table-cell table:formula="of:=[$'HID Keyboard and Keypad Page (0x07)'.B157]" office:value-type="string" office:string-value="Keyboard LANG4" calcext:value-type="string">
            <text:p>Keyboard LANG4</text:p>
          </table:table-cell>
          <table:table-cell/>
          <table:table-cell table:formula="of:=HEX2DEC(REPLACE(TRIM([.C15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8]" office:value-type="float" office:value="0" calcext:value-type="float">
            <text:p>0</text:p>
          </table:table-cell>
          <table:table-cell table:formula="of:=[$'HID Keyboard and Keypad Page (0x07)'.A158]" office:value-type="string" office:string-value="0x0094" calcext:value-type="string">
            <text:p>0x0094</text:p>
          </table:table-cell>
          <table:table-cell table:formula="of:=[$'HID Keyboard and Keypad Page (0x07)'.F158]" office:value-type="float" office:value="0" calcext:value-type="float">
            <text:p>0</text:p>
          </table:table-cell>
          <table:table-cell table:formula="of:=[$'HID Keyboard and Keypad Page (0x07)'.B158]" office:value-type="string" office:string-value="Keyboard LANG5" calcext:value-type="string">
            <text:p>Keyboard LANG5</text:p>
          </table:table-cell>
          <table:table-cell/>
          <table:table-cell table:formula="of:=HEX2DEC(REPLACE(TRIM([.C15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9]" office:value-type="float" office:value="0" calcext:value-type="float">
            <text:p>0</text:p>
          </table:table-cell>
          <table:table-cell table:formula="of:=[$'HID Keyboard and Keypad Page (0x07)'.A159]" office:value-type="string" office:string-value="0x0095" calcext:value-type="string">
            <text:p>0x0095</text:p>
          </table:table-cell>
          <table:table-cell table:formula="of:=[$'HID Keyboard and Keypad Page (0x07)'.F159]" office:value-type="float" office:value="0" calcext:value-type="float">
            <text:p>0</text:p>
          </table:table-cell>
          <table:table-cell table:formula="of:=[$'HID Keyboard and Keypad Page (0x07)'.B159]" office:value-type="string" office:string-value="Keyboard LANG6" calcext:value-type="string">
            <text:p>Keyboard LANG6</text:p>
          </table:table-cell>
          <table:table-cell/>
          <table:table-cell table:formula="of:=HEX2DEC(REPLACE(TRIM([.C15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0]" office:value-type="float" office:value="0" calcext:value-type="float">
            <text:p>0</text:p>
          </table:table-cell>
          <table:table-cell table:formula="of:=[$'HID Keyboard and Keypad Page (0x07)'.A160]" office:value-type="string" office:string-value="0x0096" calcext:value-type="string">
            <text:p>0x0096</text:p>
          </table:table-cell>
          <table:table-cell table:formula="of:=[$'HID Keyboard and Keypad Page (0x07)'.F160]" office:value-type="float" office:value="0" calcext:value-type="float">
            <text:p>0</text:p>
          </table:table-cell>
          <table:table-cell table:formula="of:=[$'HID Keyboard and Keypad Page (0x07)'.B160]" office:value-type="string" office:string-value="Keyboard LANG7" calcext:value-type="string">
            <text:p>Keyboard LANG7</text:p>
          </table:table-cell>
          <table:table-cell/>
          <table:table-cell table:formula="of:=HEX2DEC(REPLACE(TRIM([.C16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1]" office:value-type="float" office:value="0" calcext:value-type="float">
            <text:p>0</text:p>
          </table:table-cell>
          <table:table-cell table:formula="of:=[$'HID Keyboard and Keypad Page (0x07)'.A161]" office:value-type="string" office:string-value="0x0097" calcext:value-type="string">
            <text:p>0x0097</text:p>
          </table:table-cell>
          <table:table-cell table:formula="of:=[$'HID Keyboard and Keypad Page (0x07)'.F161]" office:value-type="float" office:value="0" calcext:value-type="float">
            <text:p>0</text:p>
          </table:table-cell>
          <table:table-cell table:formula="of:=[$'HID Keyboard and Keypad Page (0x07)'.B161]" office:value-type="string" office:string-value="Keyboard LANG8" calcext:value-type="string">
            <text:p>Keyboard LANG8</text:p>
          </table:table-cell>
          <table:table-cell/>
          <table:table-cell table:formula="of:=HEX2DEC(REPLACE(TRIM([.C16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2]" office:value-type="float" office:value="0" calcext:value-type="float">
            <text:p>0</text:p>
          </table:table-cell>
          <table:table-cell table:formula="of:=[$'HID Keyboard and Keypad Page (0x07)'.A162]" office:value-type="string" office:string-value="0x0098" calcext:value-type="string">
            <text:p>0x0098</text:p>
          </table:table-cell>
          <table:table-cell table:formula="of:=[$'HID Keyboard and Keypad Page (0x07)'.F162]" office:value-type="float" office:value="0" calcext:value-type="float">
            <text:p>0</text:p>
          </table:table-cell>
          <table:table-cell table:formula="of:=[$'HID Keyboard and Keypad Page (0x07)'.B162]" office:value-type="string" office:string-value="Keyboard LANG9" calcext:value-type="string">
            <text:p>Keyboard LANG9</text:p>
          </table:table-cell>
          <table:table-cell/>
          <table:table-cell table:formula="of:=HEX2DEC(REPLACE(TRIM([.C16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3]" office:value-type="float" office:value="0" calcext:value-type="float">
            <text:p>0</text:p>
          </table:table-cell>
          <table:table-cell table:formula="of:=[$'HID Keyboard and Keypad Page (0x07)'.A163]" office:value-type="string" office:string-value="0x0099" calcext:value-type="string">
            <text:p>0x0099</text:p>
          </table:table-cell>
          <table:table-cell table:formula="of:=[$'HID Keyboard and Keypad Page (0x07)'.F163]" office:value-type="float" office:value="0" calcext:value-type="float">
            <text:p>0</text:p>
          </table:table-cell>
          <table:table-cell table:formula="of:=[$'HID Keyboard and Keypad Page (0x07)'.B163]" office:value-type="string" office:string-value="Keyboard Alternate Erase" calcext:value-type="string">
            <text:p>Keyboard Alternate Erase</text:p>
          </table:table-cell>
          <table:table-cell/>
          <table:table-cell table:formula="of:=HEX2DEC(REPLACE(TRIM([.C16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4]" office:value-type="float" office:value="0" calcext:value-type="float">
            <text:p>0</text:p>
          </table:table-cell>
          <table:table-cell table:formula="of:=[$'HID Keyboard and Keypad Page (0x07)'.A164]" office:value-type="string" office:string-value="0x009a" calcext:value-type="string">
            <text:p>0x009a</text:p>
          </table:table-cell>
          <table:table-cell table:formula="of:=[$'HID Keyboard and Keypad Page (0x07)'.F164]" office:value-type="float" office:value="0" calcext:value-type="float">
            <text:p>0</text:p>
          </table:table-cell>
          <table:table-cell table:formula="of:=[$'HID Keyboard and Keypad Page (0x07)'.B164]" office:value-type="string" office:string-value="Keyboard SysReq/Attention" calcext:value-type="string">
            <text:p>Keyboard SysReq/Attention</text:p>
          </table:table-cell>
          <table:table-cell/>
          <table:table-cell table:formula="of:=HEX2DEC(REPLACE(TRIM([.C16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5]" office:value-type="float" office:value="0" calcext:value-type="float">
            <text:p>0</text:p>
          </table:table-cell>
          <table:table-cell table:formula="of:=[$'HID Keyboard and Keypad Page (0x07)'.A165]" office:value-type="string" office:string-value="0x009b" calcext:value-type="string">
            <text:p>0x009b</text:p>
          </table:table-cell>
          <table:table-cell table:formula="of:=[$'HID Keyboard and Keypad Page (0x07)'.F165]" office:value-type="float" office:value="0" calcext:value-type="float">
            <text:p>0</text:p>
          </table:table-cell>
          <table:table-cell table:formula="of:=[$'HID Keyboard and Keypad Page (0x07)'.B165]" office:value-type="string" office:string-value="Keyboard Cancel" calcext:value-type="string">
            <text:p>Keyboard Cancel</text:p>
          </table:table-cell>
          <table:table-cell/>
          <table:table-cell table:formula="of:=HEX2DEC(REPLACE(TRIM([.C16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6]" office:value-type="float" office:value="0" calcext:value-type="float">
            <text:p>0</text:p>
          </table:table-cell>
          <table:table-cell table:formula="of:=[$'HID Keyboard and Keypad Page (0x07)'.A166]" office:value-type="string" office:string-value="0x009c" calcext:value-type="string">
            <text:p>0x009c</text:p>
          </table:table-cell>
          <table:table-cell table:formula="of:=[$'HID Keyboard and Keypad Page (0x07)'.F166]" office:value-type="float" office:value="0" calcext:value-type="float">
            <text:p>0</text:p>
          </table:table-cell>
          <table:table-cell table:formula="of:=[$'HID Keyboard and Keypad Page (0x07)'.B166]" office:value-type="string" office:string-value="Keyboard Clear" calcext:value-type="string">
            <text:p>Keyboard Clear</text:p>
          </table:table-cell>
          <table:table-cell/>
          <table:table-cell table:formula="of:=HEX2DEC(REPLACE(TRIM([.C16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7]" office:value-type="float" office:value="0" calcext:value-type="float">
            <text:p>0</text:p>
          </table:table-cell>
          <table:table-cell table:formula="of:=[$'HID Keyboard and Keypad Page (0x07)'.A167]" office:value-type="string" office:string-value="0x009d" calcext:value-type="string">
            <text:p>0x009d</text:p>
          </table:table-cell>
          <table:table-cell table:formula="of:=[$'HID Keyboard and Keypad Page (0x07)'.F167]" office:value-type="float" office:value="0" calcext:value-type="float">
            <text:p>0</text:p>
          </table:table-cell>
          <table:table-cell table:formula="of:=[$'HID Keyboard and Keypad Page (0x07)'.B167]" office:value-type="string" office:string-value="Keyboard Prior" calcext:value-type="string">
            <text:p>Keyboard Prior</text:p>
          </table:table-cell>
          <table:table-cell/>
          <table:table-cell table:formula="of:=HEX2DEC(REPLACE(TRIM([.C16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8]" office:value-type="float" office:value="0" calcext:value-type="float">
            <text:p>0</text:p>
          </table:table-cell>
          <table:table-cell table:formula="of:=[$'HID Keyboard and Keypad Page (0x07)'.A168]" office:value-type="string" office:string-value="0x009e" calcext:value-type="string">
            <text:p>0x009e</text:p>
          </table:table-cell>
          <table:table-cell table:formula="of:=[$'HID Keyboard and Keypad Page (0x07)'.F168]" office:value-type="float" office:value="0" calcext:value-type="float">
            <text:p>0</text:p>
          </table:table-cell>
          <table:table-cell table:formula="of:=[$'HID Keyboard and Keypad Page (0x07)'.B168]" office:value-type="string" office:string-value="Keyboard Return" calcext:value-type="string">
            <text:p>Keyboard Return</text:p>
          </table:table-cell>
          <table:table-cell/>
          <table:table-cell table:formula="of:=HEX2DEC(REPLACE(TRIM([.C16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9]" office:value-type="float" office:value="0" calcext:value-type="float">
            <text:p>0</text:p>
          </table:table-cell>
          <table:table-cell table:formula="of:=[$'HID Keyboard and Keypad Page (0x07)'.A169]" office:value-type="string" office:string-value="0x009f" calcext:value-type="string">
            <text:p>0x009f</text:p>
          </table:table-cell>
          <table:table-cell table:formula="of:=[$'HID Keyboard and Keypad Page (0x07)'.F169]" office:value-type="float" office:value="0" calcext:value-type="float">
            <text:p>0</text:p>
          </table:table-cell>
          <table:table-cell table:formula="of:=[$'HID Keyboard and Keypad Page (0x07)'.B169]" office:value-type="string" office:string-value="Keyboard Separator" calcext:value-type="string">
            <text:p>Keyboard Separator</text:p>
          </table:table-cell>
          <table:table-cell/>
          <table:table-cell table:formula="of:=HEX2DEC(REPLACE(TRIM([.C16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0]" office:value-type="float" office:value="0" calcext:value-type="float">
            <text:p>0</text:p>
          </table:table-cell>
          <table:table-cell table:formula="of:=[$'HID Keyboard and Keypad Page (0x07)'.A170]" office:value-type="string" office:string-value="0x00a0" calcext:value-type="string">
            <text:p>0x00a0</text:p>
          </table:table-cell>
          <table:table-cell table:formula="of:=[$'HID Keyboard and Keypad Page (0x07)'.F170]" office:value-type="float" office:value="0" calcext:value-type="float">
            <text:p>0</text:p>
          </table:table-cell>
          <table:table-cell table:formula="of:=[$'HID Keyboard and Keypad Page (0x07)'.B170]" office:value-type="string" office:string-value="Keyboard Out" calcext:value-type="string">
            <text:p>Keyboard Out</text:p>
          </table:table-cell>
          <table:table-cell/>
          <table:table-cell table:formula="of:=HEX2DEC(REPLACE(TRIM([.C17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1]" office:value-type="float" office:value="0" calcext:value-type="float">
            <text:p>0</text:p>
          </table:table-cell>
          <table:table-cell table:formula="of:=[$'HID Keyboard and Keypad Page (0x07)'.A171]" office:value-type="string" office:string-value="0x00a1" calcext:value-type="string">
            <text:p>0x00a1</text:p>
          </table:table-cell>
          <table:table-cell table:formula="of:=[$'HID Keyboard and Keypad Page (0x07)'.F171]" office:value-type="float" office:value="0" calcext:value-type="float">
            <text:p>0</text:p>
          </table:table-cell>
          <table:table-cell table:formula="of:=[$'HID Keyboard and Keypad Page (0x07)'.B171]" office:value-type="string" office:string-value="Keyboard Oper" calcext:value-type="string">
            <text:p>Keyboard Oper</text:p>
          </table:table-cell>
          <table:table-cell/>
          <table:table-cell table:formula="of:=HEX2DEC(REPLACE(TRIM([.C17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2]" office:value-type="float" office:value="0" calcext:value-type="float">
            <text:p>0</text:p>
          </table:table-cell>
          <table:table-cell table:formula="of:=[$'HID Keyboard and Keypad Page (0x07)'.A172]" office:value-type="string" office:string-value="0x00a2" calcext:value-type="string">
            <text:p>0x00a2</text:p>
          </table:table-cell>
          <table:table-cell table:formula="of:=[$'HID Keyboard and Keypad Page (0x07)'.F172]" office:value-type="float" office:value="0" calcext:value-type="float">
            <text:p>0</text:p>
          </table:table-cell>
          <table:table-cell table:formula="of:=[$'HID Keyboard and Keypad Page (0x07)'.B172]" office:value-type="string" office:string-value="Keyboard Clear/Again" calcext:value-type="string">
            <text:p>Keyboard Clear/Again</text:p>
          </table:table-cell>
          <table:table-cell/>
          <table:table-cell table:formula="of:=HEX2DEC(REPLACE(TRIM([.C17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3]" office:value-type="float" office:value="0" calcext:value-type="float">
            <text:p>0</text:p>
          </table:table-cell>
          <table:table-cell table:formula="of:=[$'HID Keyboard and Keypad Page (0x07)'.A173]" office:value-type="string" office:string-value="0x00a3" calcext:value-type="string">
            <text:p>0x00a3</text:p>
          </table:table-cell>
          <table:table-cell table:formula="of:=[$'HID Keyboard and Keypad Page (0x07)'.F173]" office:value-type="float" office:value="0" calcext:value-type="float">
            <text:p>0</text:p>
          </table:table-cell>
          <table:table-cell table:formula="of:=[$'HID Keyboard and Keypad Page (0x07)'.B173]" office:value-type="string" office:string-value="Keyboard CrSel/Props" calcext:value-type="string">
            <text:p>Keyboard CrSel/Props</text:p>
          </table:table-cell>
          <table:table-cell/>
          <table:table-cell table:formula="of:=HEX2DEC(REPLACE(TRIM([.C17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4]" office:value-type="float" office:value="0" calcext:value-type="float">
            <text:p>0</text:p>
          </table:table-cell>
          <table:table-cell table:formula="of:=[$'HID Keyboard and Keypad Page (0x07)'.A174]" office:value-type="string" office:string-value="0x00a4" calcext:value-type="string">
            <text:p>0x00a4</text:p>
          </table:table-cell>
          <table:table-cell table:formula="of:=[$'HID Keyboard and Keypad Page (0x07)'.F174]" office:value-type="float" office:value="0" calcext:value-type="float">
            <text:p>0</text:p>
          </table:table-cell>
          <table:table-cell table:formula="of:=[$'HID Keyboard and Keypad Page (0x07)'.B174]" office:value-type="string" office:string-value="Keyboard ExSel" calcext:value-type="string">
            <text:p>Keyboard ExSel</text:p>
          </table:table-cell>
          <table:table-cell/>
          <table:table-cell table:formula="of:=HEX2DEC(REPLACE(TRIM([.C17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5]" office:value-type="float" office:value="0" calcext:value-type="float">
            <text:p>0</text:p>
          </table:table-cell>
          <table:table-cell table:formula="of:=[$'HID Keyboard and Keypad Page (0x07)'.A175]" office:value-type="string" office:string-value="0x00b0" calcext:value-type="string">
            <text:p>0x00b0</text:p>
          </table:table-cell>
          <table:table-cell table:formula="of:=[$'HID Keyboard and Keypad Page (0x07)'.F175]" office:value-type="float" office:value="0" calcext:value-type="float">
            <text:p>0</text:p>
          </table:table-cell>
          <table:table-cell table:formula="of:=[$'HID Keyboard and Keypad Page (0x07)'.B175]" office:value-type="string" office:string-value="Keypad 00" calcext:value-type="string">
            <text:p>Keypad 00</text:p>
          </table:table-cell>
          <table:table-cell/>
          <table:table-cell table:formula="of:=HEX2DEC(REPLACE(TRIM([.C17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6]" office:value-type="float" office:value="0" calcext:value-type="float">
            <text:p>0</text:p>
          </table:table-cell>
          <table:table-cell table:formula="of:=[$'HID Keyboard and Keypad Page (0x07)'.A176]" office:value-type="string" office:string-value="0x00b1" calcext:value-type="string">
            <text:p>0x00b1</text:p>
          </table:table-cell>
          <table:table-cell table:formula="of:=[$'HID Keyboard and Keypad Page (0x07)'.F176]" office:value-type="float" office:value="0" calcext:value-type="float">
            <text:p>0</text:p>
          </table:table-cell>
          <table:table-cell table:formula="of:=[$'HID Keyboard and Keypad Page (0x07)'.B176]" office:value-type="string" office:string-value="Keypad 000" calcext:value-type="string">
            <text:p>Keypad 000</text:p>
          </table:table-cell>
          <table:table-cell/>
          <table:table-cell table:formula="of:=HEX2DEC(REPLACE(TRIM([.C17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7]" office:value-type="float" office:value="0" calcext:value-type="float">
            <text:p>0</text:p>
          </table:table-cell>
          <table:table-cell table:formula="of:=[$'HID Keyboard and Keypad Page (0x07)'.A177]" office:value-type="string" office:string-value="0x00b2" calcext:value-type="string">
            <text:p>0x00b2</text:p>
          </table:table-cell>
          <table:table-cell table:formula="of:=[$'HID Keyboard and Keypad Page (0x07)'.F177]" office:value-type="float" office:value="0" calcext:value-type="float">
            <text:p>0</text:p>
          </table:table-cell>
          <table:table-cell table:formula="of:=[$'HID Keyboard and Keypad Page (0x07)'.B177]" office:value-type="string" office:string-value="Thousands Separator" calcext:value-type="string">
            <text:p>Thousands Separator</text:p>
          </table:table-cell>
          <table:table-cell/>
          <table:table-cell table:formula="of:=HEX2DEC(REPLACE(TRIM([.C17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8]" office:value-type="float" office:value="0" calcext:value-type="float">
            <text:p>0</text:p>
          </table:table-cell>
          <table:table-cell table:formula="of:=[$'HID Keyboard and Keypad Page (0x07)'.A178]" office:value-type="string" office:string-value="0x00b3" calcext:value-type="string">
            <text:p>0x00b3</text:p>
          </table:table-cell>
          <table:table-cell table:formula="of:=[$'HID Keyboard and Keypad Page (0x07)'.F178]" office:value-type="float" office:value="0" calcext:value-type="float">
            <text:p>0</text:p>
          </table:table-cell>
          <table:table-cell table:formula="of:=[$'HID Keyboard and Keypad Page (0x07)'.B178]" office:value-type="string" office:string-value="Decimal Separator" calcext:value-type="string">
            <text:p>Decimal Separator</text:p>
          </table:table-cell>
          <table:table-cell/>
          <table:table-cell table:formula="of:=HEX2DEC(REPLACE(TRIM([.C17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9]" office:value-type="float" office:value="0" calcext:value-type="float">
            <text:p>0</text:p>
          </table:table-cell>
          <table:table-cell table:formula="of:=[$'HID Keyboard and Keypad Page (0x07)'.A179]" office:value-type="string" office:string-value="0x00b4" calcext:value-type="string">
            <text:p>0x00b4</text:p>
          </table:table-cell>
          <table:table-cell table:formula="of:=[$'HID Keyboard and Keypad Page (0x07)'.F179]" office:value-type="float" office:value="0" calcext:value-type="float">
            <text:p>0</text:p>
          </table:table-cell>
          <table:table-cell table:formula="of:=[$'HID Keyboard and Keypad Page (0x07)'.B179]" office:value-type="string" office:string-value="Currency Unit" calcext:value-type="string">
            <text:p>Currency Unit</text:p>
          </table:table-cell>
          <table:table-cell/>
          <table:table-cell table:formula="of:=HEX2DEC(REPLACE(TRIM([.C17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0]" office:value-type="float" office:value="0" calcext:value-type="float">
            <text:p>0</text:p>
          </table:table-cell>
          <table:table-cell table:formula="of:=[$'HID Keyboard and Keypad Page (0x07)'.A180]" office:value-type="string" office:string-value="0x00b5" calcext:value-type="string">
            <text:p>0x00b5</text:p>
          </table:table-cell>
          <table:table-cell table:formula="of:=[$'HID Keyboard and Keypad Page (0x07)'.F180]" office:value-type="float" office:value="0" calcext:value-type="float">
            <text:p>0</text:p>
          </table:table-cell>
          <table:table-cell table:formula="of:=[$'HID Keyboard and Keypad Page (0x07)'.B180]" office:value-type="string" office:string-value="Currency Sub-unit" calcext:value-type="string">
            <text:p>Currency Sub-unit</text:p>
          </table:table-cell>
          <table:table-cell/>
          <table:table-cell table:formula="of:=HEX2DEC(REPLACE(TRIM([.C180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81]" office:value-type="string" office:string-value="KEYCODE_NUMPAD_LEFT_PAREN" calcext:value-type="string">
            <text:p>KEYCODE_NUMPAD_LEFT_PAREN</text:p>
          </table:table-cell>
          <table:table-cell table:formula="of:=[$'HID Keyboard and Keypad Page (0x07)'.A181]" office:value-type="string" office:string-value="0x00b6" calcext:value-type="string">
            <text:p>0x00b6</text:p>
          </table:table-cell>
          <table:table-cell table:formula="of:=[$'HID Keyboard and Keypad Page (0x07)'.F181]" office:value-type="string" office:string-value="0x00a2" calcext:value-type="string">
            <text:p>0x00a2</text:p>
          </table:table-cell>
          <table:table-cell table:formula="of:=[$'HID Keyboard and Keypad Page (0x07)'.B181]" office:value-type="string" office:string-value="Keypad (" calcext:value-type="string">
            <text:p>Keypad (</text:p>
          </table:table-cell>
          <table:table-cell/>
          <table:table-cell table:formula="of:=HEX2DEC(REPLACE(TRIM([.C181]) ;1;3; ))" office:value-type="float" office:value="162" calcext:value-type="float">
            <text:p>162</text:p>
          </table:table-cell>
        </table:table-row>
        <table:table-row table:style-name="ro3">
          <table:table-cell table:formula="of:=[$'HID Keyboard and Keypad Page (0x07)'.G182]" office:value-type="string" office:string-value="KEYCODE_NUMPAD_RIGHT_PAREN" calcext:value-type="string">
            <text:p>KEYCODE_NUMPAD_RIGHT_PAREN</text:p>
          </table:table-cell>
          <table:table-cell table:formula="of:=[$'HID Keyboard and Keypad Page (0x07)'.A182]" office:value-type="string" office:string-value="0x00b7" calcext:value-type="string">
            <text:p>0x00b7</text:p>
          </table:table-cell>
          <table:table-cell table:formula="of:=[$'HID Keyboard and Keypad Page (0x07)'.F182]" office:value-type="string" office:string-value="0x00a3" calcext:value-type="string">
            <text:p>0x00a3</text:p>
          </table:table-cell>
          <table:table-cell table:formula="of:=[$'HID Keyboard and Keypad Page (0x07)'.B182]" office:value-type="string" office:string-value="Keypad )" calcext:value-type="string">
            <text:p>Keypad )</text:p>
          </table:table-cell>
          <table:table-cell/>
          <table:table-cell table:formula="of:=HEX2DEC(REPLACE(TRIM([.C182]) ;1;3; ))" office:value-type="float" office:value="163" calcext:value-type="float">
            <text:p>163</text:p>
          </table:table-cell>
        </table:table-row>
        <table:table-row table:style-name="ro3" table:visibility="filter">
          <table:table-cell table:formula="of:=[$'HID Keyboard and Keypad Page (0x07)'.G183]" office:value-type="float" office:value="0" calcext:value-type="float">
            <text:p>0</text:p>
          </table:table-cell>
          <table:table-cell table:formula="of:=[$'HID Keyboard and Keypad Page (0x07)'.A183]" office:value-type="string" office:string-value="0x00b8" calcext:value-type="string">
            <text:p>0x00b8</text:p>
          </table:table-cell>
          <table:table-cell table:formula="of:=[$'HID Keyboard and Keypad Page (0x07)'.F183]" office:value-type="float" office:value="0" calcext:value-type="float">
            <text:p>0</text:p>
          </table:table-cell>
          <table:table-cell table:formula="of:=[$'HID Keyboard and Keypad Page (0x07)'.B183]" office:value-type="string" office:string-value="Keypad {" calcext:value-type="string">
            <text:p>Keypad {</text:p>
          </table:table-cell>
          <table:table-cell/>
          <table:table-cell table:formula="of:=HEX2DEC(REPLACE(TRIM([.C18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4]" office:value-type="float" office:value="0" calcext:value-type="float">
            <text:p>0</text:p>
          </table:table-cell>
          <table:table-cell table:formula="of:=[$'HID Keyboard and Keypad Page (0x07)'.A184]" office:value-type="string" office:string-value="0x00b9" calcext:value-type="string">
            <text:p>0x00b9</text:p>
          </table:table-cell>
          <table:table-cell table:formula="of:=[$'HID Keyboard and Keypad Page (0x07)'.F184]" office:value-type="float" office:value="0" calcext:value-type="float">
            <text:p>0</text:p>
          </table:table-cell>
          <table:table-cell table:formula="of:=[$'HID Keyboard and Keypad Page (0x07)'.B184]" office:value-type="string" office:string-value="Keypad }" calcext:value-type="string">
            <text:p>Keypad }</text:p>
          </table:table-cell>
          <table:table-cell/>
          <table:table-cell table:formula="of:=HEX2DEC(REPLACE(TRIM([.C18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5]" office:value-type="float" office:value="0" calcext:value-type="float">
            <text:p>0</text:p>
          </table:table-cell>
          <table:table-cell table:formula="of:=[$'HID Keyboard and Keypad Page (0x07)'.A185]" office:value-type="string" office:string-value="0x00ba" calcext:value-type="string">
            <text:p>0x00ba</text:p>
          </table:table-cell>
          <table:table-cell table:formula="of:=[$'HID Keyboard and Keypad Page (0x07)'.F185]" office:value-type="float" office:value="0" calcext:value-type="float">
            <text:p>0</text:p>
          </table:table-cell>
          <table:table-cell table:formula="of:=[$'HID Keyboard and Keypad Page (0x07)'.B185]" office:value-type="string" office:string-value="Keypad Tab" calcext:value-type="string">
            <text:p>Keypad Tab</text:p>
          </table:table-cell>
          <table:table-cell/>
          <table:table-cell table:formula="of:=HEX2DEC(REPLACE(TRIM([.C18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6]" office:value-type="float" office:value="0" calcext:value-type="float">
            <text:p>0</text:p>
          </table:table-cell>
          <table:table-cell table:formula="of:=[$'HID Keyboard and Keypad Page (0x07)'.A186]" office:value-type="string" office:string-value="0x00bb" calcext:value-type="string">
            <text:p>0x00bb</text:p>
          </table:table-cell>
          <table:table-cell table:formula="of:=[$'HID Keyboard and Keypad Page (0x07)'.F186]" office:value-type="float" office:value="0" calcext:value-type="float">
            <text:p>0</text:p>
          </table:table-cell>
          <table:table-cell table:formula="of:=[$'HID Keyboard and Keypad Page (0x07)'.B186]" office:value-type="string" office:string-value="Keypad Backspace" calcext:value-type="string">
            <text:p>Keypad Backspace</text:p>
          </table:table-cell>
          <table:table-cell/>
          <table:table-cell table:formula="of:=HEX2DEC(REPLACE(TRIM([.C18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7]" office:value-type="float" office:value="0" calcext:value-type="float">
            <text:p>0</text:p>
          </table:table-cell>
          <table:table-cell table:formula="of:=[$'HID Keyboard and Keypad Page (0x07)'.A187]" office:value-type="string" office:string-value="0x00bc" calcext:value-type="string">
            <text:p>0x00bc</text:p>
          </table:table-cell>
          <table:table-cell table:formula="of:=[$'HID Keyboard and Keypad Page (0x07)'.F187]" office:value-type="float" office:value="0" calcext:value-type="float">
            <text:p>0</text:p>
          </table:table-cell>
          <table:table-cell table:formula="of:=[$'HID Keyboard and Keypad Page (0x07)'.B187]" office:value-type="string" office:string-value="Keypad A" calcext:value-type="string">
            <text:p>Keypad A</text:p>
          </table:table-cell>
          <table:table-cell/>
          <table:table-cell table:formula="of:=HEX2DEC(REPLACE(TRIM([.C18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8]" office:value-type="float" office:value="0" calcext:value-type="float">
            <text:p>0</text:p>
          </table:table-cell>
          <table:table-cell table:formula="of:=[$'HID Keyboard and Keypad Page (0x07)'.A188]" office:value-type="string" office:string-value="0x00bd" calcext:value-type="string">
            <text:p>0x00bd</text:p>
          </table:table-cell>
          <table:table-cell table:formula="of:=[$'HID Keyboard and Keypad Page (0x07)'.F188]" office:value-type="float" office:value="0" calcext:value-type="float">
            <text:p>0</text:p>
          </table:table-cell>
          <table:table-cell table:formula="of:=[$'HID Keyboard and Keypad Page (0x07)'.B188]" office:value-type="string" office:string-value="Keypad B" calcext:value-type="string">
            <text:p>Keypad B</text:p>
          </table:table-cell>
          <table:table-cell/>
          <table:table-cell table:formula="of:=HEX2DEC(REPLACE(TRIM([.C18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9]" office:value-type="float" office:value="0" calcext:value-type="float">
            <text:p>0</text:p>
          </table:table-cell>
          <table:table-cell table:formula="of:=[$'HID Keyboard and Keypad Page (0x07)'.A189]" office:value-type="string" office:string-value="0x00be" calcext:value-type="string">
            <text:p>0x00be</text:p>
          </table:table-cell>
          <table:table-cell table:formula="of:=[$'HID Keyboard and Keypad Page (0x07)'.F189]" office:value-type="float" office:value="0" calcext:value-type="float">
            <text:p>0</text:p>
          </table:table-cell>
          <table:table-cell table:formula="of:=[$'HID Keyboard and Keypad Page (0x07)'.B189]" office:value-type="string" office:string-value="Keypad C" calcext:value-type="string">
            <text:p>Keypad C</text:p>
          </table:table-cell>
          <table:table-cell/>
          <table:table-cell table:formula="of:=HEX2DEC(REPLACE(TRIM([.C18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0]" office:value-type="float" office:value="0" calcext:value-type="float">
            <text:p>0</text:p>
          </table:table-cell>
          <table:table-cell table:formula="of:=[$'HID Keyboard and Keypad Page (0x07)'.A190]" office:value-type="string" office:string-value="0x00bf" calcext:value-type="string">
            <text:p>0x00bf</text:p>
          </table:table-cell>
          <table:table-cell table:formula="of:=[$'HID Keyboard and Keypad Page (0x07)'.F190]" office:value-type="float" office:value="0" calcext:value-type="float">
            <text:p>0</text:p>
          </table:table-cell>
          <table:table-cell table:formula="of:=[$'HID Keyboard and Keypad Page (0x07)'.B190]" office:value-type="string" office:string-value="Keypad D" calcext:value-type="string">
            <text:p>Keypad D</text:p>
          </table:table-cell>
          <table:table-cell/>
          <table:table-cell table:formula="of:=HEX2DEC(REPLACE(TRIM([.C19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1]" office:value-type="float" office:value="0" calcext:value-type="float">
            <text:p>0</text:p>
          </table:table-cell>
          <table:table-cell table:formula="of:=[$'HID Keyboard and Keypad Page (0x07)'.A191]" office:value-type="string" office:string-value="0x00c0" calcext:value-type="string">
            <text:p>0x00c0</text:p>
          </table:table-cell>
          <table:table-cell table:formula="of:=[$'HID Keyboard and Keypad Page (0x07)'.F191]" office:value-type="float" office:value="0" calcext:value-type="float">
            <text:p>0</text:p>
          </table:table-cell>
          <table:table-cell table:formula="of:=[$'HID Keyboard and Keypad Page (0x07)'.B191]" office:value-type="string" office:string-value="Keypad E" calcext:value-type="string">
            <text:p>Keypad E</text:p>
          </table:table-cell>
          <table:table-cell/>
          <table:table-cell table:formula="of:=HEX2DEC(REPLACE(TRIM([.C19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2]" office:value-type="float" office:value="0" calcext:value-type="float">
            <text:p>0</text:p>
          </table:table-cell>
          <table:table-cell table:formula="of:=[$'HID Keyboard and Keypad Page (0x07)'.A192]" office:value-type="string" office:string-value="0x00c1" calcext:value-type="string">
            <text:p>0x00c1</text:p>
          </table:table-cell>
          <table:table-cell table:formula="of:=[$'HID Keyboard and Keypad Page (0x07)'.F192]" office:value-type="float" office:value="0" calcext:value-type="float">
            <text:p>0</text:p>
          </table:table-cell>
          <table:table-cell table:formula="of:=[$'HID Keyboard and Keypad Page (0x07)'.B192]" office:value-type="string" office:string-value="Keypad F" calcext:value-type="string">
            <text:p>Keypad F</text:p>
          </table:table-cell>
          <table:table-cell/>
          <table:table-cell table:formula="of:=HEX2DEC(REPLACE(TRIM([.C19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3]" office:value-type="float" office:value="0" calcext:value-type="float">
            <text:p>0</text:p>
          </table:table-cell>
          <table:table-cell table:formula="of:=[$'HID Keyboard and Keypad Page (0x07)'.A193]" office:value-type="string" office:string-value="0x00c2" calcext:value-type="string">
            <text:p>0x00c2</text:p>
          </table:table-cell>
          <table:table-cell table:formula="of:=[$'HID Keyboard and Keypad Page (0x07)'.F193]" office:value-type="float" office:value="0" calcext:value-type="float">
            <text:p>0</text:p>
          </table:table-cell>
          <table:table-cell table:formula="of:=[$'HID Keyboard and Keypad Page (0x07)'.B193]" office:value-type="string" office:string-value="Keypad XOR" calcext:value-type="string">
            <text:p>Keypad XOR</text:p>
          </table:table-cell>
          <table:table-cell/>
          <table:table-cell table:formula="of:=HEX2DEC(REPLACE(TRIM([.C19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4]" office:value-type="float" office:value="0" calcext:value-type="float">
            <text:p>0</text:p>
          </table:table-cell>
          <table:table-cell table:formula="of:=[$'HID Keyboard and Keypad Page (0x07)'.A194]" office:value-type="string" office:string-value="0x00c3" calcext:value-type="string">
            <text:p>0x00c3</text:p>
          </table:table-cell>
          <table:table-cell table:formula="of:=[$'HID Keyboard and Keypad Page (0x07)'.F194]" office:value-type="float" office:value="0" calcext:value-type="float">
            <text:p>0</text:p>
          </table:table-cell>
          <table:table-cell table:formula="of:=[$'HID Keyboard and Keypad Page (0x07)'.B194]" office:value-type="string" office:string-value="Keypad ^" calcext:value-type="string">
            <text:p>Keypad ^</text:p>
          </table:table-cell>
          <table:table-cell/>
          <table:table-cell table:formula="of:=HEX2DEC(REPLACE(TRIM([.C19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5]" office:value-type="float" office:value="0" calcext:value-type="float">
            <text:p>0</text:p>
          </table:table-cell>
          <table:table-cell table:formula="of:=[$'HID Keyboard and Keypad Page (0x07)'.A195]" office:value-type="string" office:string-value="0x00c4" calcext:value-type="string">
            <text:p>0x00c4</text:p>
          </table:table-cell>
          <table:table-cell table:formula="of:=[$'HID Keyboard and Keypad Page (0x07)'.F195]" office:value-type="float" office:value="0" calcext:value-type="float">
            <text:p>0</text:p>
          </table:table-cell>
          <table:table-cell table:formula="of:=[$'HID Keyboard and Keypad Page (0x07)'.B195]" office:value-type="string" office:string-value="Keypad %" calcext:value-type="string">
            <text:p>Keypad %</text:p>
          </table:table-cell>
          <table:table-cell/>
          <table:table-cell table:formula="of:=HEX2DEC(REPLACE(TRIM([.C19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6]" office:value-type="float" office:value="0" calcext:value-type="float">
            <text:p>0</text:p>
          </table:table-cell>
          <table:table-cell table:formula="of:=[$'HID Keyboard and Keypad Page (0x07)'.A196]" office:value-type="string" office:string-value="0x00c5" calcext:value-type="string">
            <text:p>0x00c5</text:p>
          </table:table-cell>
          <table:table-cell table:formula="of:=[$'HID Keyboard and Keypad Page (0x07)'.F196]" office:value-type="float" office:value="0" calcext:value-type="float">
            <text:p>0</text:p>
          </table:table-cell>
          <table:table-cell table:formula="of:=[$'HID Keyboard and Keypad Page (0x07)'.B196]" office:value-type="string" office:string-value="Keypad &lt;" calcext:value-type="string">
            <text:p>Keypad &lt;</text:p>
          </table:table-cell>
          <table:table-cell/>
          <table:table-cell table:formula="of:=HEX2DEC(REPLACE(TRIM([.C19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7]" office:value-type="float" office:value="0" calcext:value-type="float">
            <text:p>0</text:p>
          </table:table-cell>
          <table:table-cell table:formula="of:=[$'HID Keyboard and Keypad Page (0x07)'.A197]" office:value-type="string" office:string-value="0x00c6" calcext:value-type="string">
            <text:p>0x00c6</text:p>
          </table:table-cell>
          <table:table-cell table:formula="of:=[$'HID Keyboard and Keypad Page (0x07)'.F197]" office:value-type="float" office:value="0" calcext:value-type="float">
            <text:p>0</text:p>
          </table:table-cell>
          <table:table-cell table:formula="of:=[$'HID Keyboard and Keypad Page (0x07)'.B197]" office:value-type="string" office:string-value="Keypad &gt;" calcext:value-type="string">
            <text:p>Keypad &gt;</text:p>
          </table:table-cell>
          <table:table-cell/>
          <table:table-cell table:formula="of:=HEX2DEC(REPLACE(TRIM([.C19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8]" office:value-type="float" office:value="0" calcext:value-type="float">
            <text:p>0</text:p>
          </table:table-cell>
          <table:table-cell table:formula="of:=[$'HID Keyboard and Keypad Page (0x07)'.A198]" office:value-type="string" office:string-value="0x00c7" calcext:value-type="string">
            <text:p>0x00c7</text:p>
          </table:table-cell>
          <table:table-cell table:formula="of:=[$'HID Keyboard and Keypad Page (0x07)'.F198]" office:value-type="float" office:value="0" calcext:value-type="float">
            <text:p>0</text:p>
          </table:table-cell>
          <table:table-cell table:formula="of:=[$'HID Keyboard and Keypad Page (0x07)'.B198]" office:value-type="string" office:string-value="Keypad &amp;" calcext:value-type="string">
            <text:p>Keypad &amp;</text:p>
          </table:table-cell>
          <table:table-cell/>
          <table:table-cell table:formula="of:=HEX2DEC(REPLACE(TRIM([.C19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9]" office:value-type="float" office:value="0" calcext:value-type="float">
            <text:p>0</text:p>
          </table:table-cell>
          <table:table-cell table:formula="of:=[$'HID Keyboard and Keypad Page (0x07)'.A199]" office:value-type="string" office:string-value="0x00c8" calcext:value-type="string">
            <text:p>0x00c8</text:p>
          </table:table-cell>
          <table:table-cell table:formula="of:=[$'HID Keyboard and Keypad Page (0x07)'.F199]" office:value-type="float" office:value="0" calcext:value-type="float">
            <text:p>0</text:p>
          </table:table-cell>
          <table:table-cell table:formula="of:=[$'HID Keyboard and Keypad Page (0x07)'.B199]" office:value-type="string" office:string-value="Keypad &amp;&amp;" calcext:value-type="string">
            <text:p>Keypad &amp;&amp;</text:p>
          </table:table-cell>
          <table:table-cell/>
          <table:table-cell table:formula="of:=HEX2DEC(REPLACE(TRIM([.C19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0]" office:value-type="float" office:value="0" calcext:value-type="float">
            <text:p>0</text:p>
          </table:table-cell>
          <table:table-cell table:formula="of:=[$'HID Keyboard and Keypad Page (0x07)'.A200]" office:value-type="string" office:string-value="0x00c9" calcext:value-type="string">
            <text:p>0x00c9</text:p>
          </table:table-cell>
          <table:table-cell table:formula="of:=[$'HID Keyboard and Keypad Page (0x07)'.F200]" office:value-type="float" office:value="0" calcext:value-type="float">
            <text:p>0</text:p>
          </table:table-cell>
          <table:table-cell table:formula="of:=[$'HID Keyboard and Keypad Page (0x07)'.B200]" office:value-type="string" office:string-value="Keypad |" calcext:value-type="string">
            <text:p>Keypad |</text:p>
          </table:table-cell>
          <table:table-cell/>
          <table:table-cell table:formula="of:=HEX2DEC(REPLACE(TRIM([.C20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1]" office:value-type="float" office:value="0" calcext:value-type="float">
            <text:p>0</text:p>
          </table:table-cell>
          <table:table-cell table:formula="of:=[$'HID Keyboard and Keypad Page (0x07)'.A201]" office:value-type="string" office:string-value="0x00ca" calcext:value-type="string">
            <text:p>0x00ca</text:p>
          </table:table-cell>
          <table:table-cell table:formula="of:=[$'HID Keyboard and Keypad Page (0x07)'.F201]" office:value-type="float" office:value="0" calcext:value-type="float">
            <text:p>0</text:p>
          </table:table-cell>
          <table:table-cell table:formula="of:=[$'HID Keyboard and Keypad Page (0x07)'.B201]" office:value-type="string" office:string-value="Keypad ||" calcext:value-type="string">
            <text:p>Keypad ||</text:p>
          </table:table-cell>
          <table:table-cell/>
          <table:table-cell table:formula="of:=HEX2DEC(REPLACE(TRIM([.C20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2]" office:value-type="float" office:value="0" calcext:value-type="float">
            <text:p>0</text:p>
          </table:table-cell>
          <table:table-cell table:formula="of:=[$'HID Keyboard and Keypad Page (0x07)'.A202]" office:value-type="string" office:string-value="0x00cb" calcext:value-type="string">
            <text:p>0x00cb</text:p>
          </table:table-cell>
          <table:table-cell table:formula="of:=[$'HID Keyboard and Keypad Page (0x07)'.F202]" office:value-type="float" office:value="0" calcext:value-type="float">
            <text:p>0</text:p>
          </table:table-cell>
          <table:table-cell table:formula="of:=[$'HID Keyboard and Keypad Page (0x07)'.B202]" office:value-type="string" office:string-value="Keypad :" calcext:value-type="string">
            <text:p>Keypad :</text:p>
          </table:table-cell>
          <table:table-cell/>
          <table:table-cell table:formula="of:=HEX2DEC(REPLACE(TRIM([.C20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3]" office:value-type="float" office:value="0" calcext:value-type="float">
            <text:p>0</text:p>
          </table:table-cell>
          <table:table-cell table:formula="of:=[$'HID Keyboard and Keypad Page (0x07)'.A203]" office:value-type="string" office:string-value="0x00cc" calcext:value-type="string">
            <text:p>0x00cc</text:p>
          </table:table-cell>
          <table:table-cell table:formula="of:=[$'HID Keyboard and Keypad Page (0x07)'.F203]" office:value-type="float" office:value="0" calcext:value-type="float">
            <text:p>0</text:p>
          </table:table-cell>
          <table:table-cell table:formula="of:=[$'HID Keyboard and Keypad Page (0x07)'.B203]" office:value-type="string" office:string-value="Keypad #" calcext:value-type="string">
            <text:p>Keypad #</text:p>
          </table:table-cell>
          <table:table-cell/>
          <table:table-cell table:formula="of:=HEX2DEC(REPLACE(TRIM([.C20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4]" office:value-type="float" office:value="0" calcext:value-type="float">
            <text:p>0</text:p>
          </table:table-cell>
          <table:table-cell table:formula="of:=[$'HID Keyboard and Keypad Page (0x07)'.A204]" office:value-type="string" office:string-value="0x00cd" calcext:value-type="string">
            <text:p>0x00cd</text:p>
          </table:table-cell>
          <table:table-cell table:formula="of:=[$'HID Keyboard and Keypad Page (0x07)'.F204]" office:value-type="float" office:value="0" calcext:value-type="float">
            <text:p>0</text:p>
          </table:table-cell>
          <table:table-cell table:formula="of:=[$'HID Keyboard and Keypad Page (0x07)'.B204]" office:value-type="string" office:string-value="Keypad Space" calcext:value-type="string">
            <text:p>Keypad Space</text:p>
          </table:table-cell>
          <table:table-cell/>
          <table:table-cell table:formula="of:=HEX2DEC(REPLACE(TRIM([.C20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5]" office:value-type="float" office:value="0" calcext:value-type="float">
            <text:p>0</text:p>
          </table:table-cell>
          <table:table-cell table:formula="of:=[$'HID Keyboard and Keypad Page (0x07)'.A205]" office:value-type="string" office:string-value="0x00ce" calcext:value-type="string">
            <text:p>0x00ce</text:p>
          </table:table-cell>
          <table:table-cell table:formula="of:=[$'HID Keyboard and Keypad Page (0x07)'.F205]" office:value-type="float" office:value="0" calcext:value-type="float">
            <text:p>0</text:p>
          </table:table-cell>
          <table:table-cell table:formula="of:=[$'HID Keyboard and Keypad Page (0x07)'.B205]" office:value-type="string" office:string-value="Keypad @" calcext:value-type="string">
            <text:p>Keypad @</text:p>
          </table:table-cell>
          <table:table-cell/>
          <table:table-cell table:formula="of:=HEX2DEC(REPLACE(TRIM([.C20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6]" office:value-type="float" office:value="0" calcext:value-type="float">
            <text:p>0</text:p>
          </table:table-cell>
          <table:table-cell table:formula="of:=[$'HID Keyboard and Keypad Page (0x07)'.A206]" office:value-type="string" office:string-value="0x00cf" calcext:value-type="string">
            <text:p>0x00cf</text:p>
          </table:table-cell>
          <table:table-cell table:formula="of:=[$'HID Keyboard and Keypad Page (0x07)'.F206]" office:value-type="float" office:value="0" calcext:value-type="float">
            <text:p>0</text:p>
          </table:table-cell>
          <table:table-cell table:formula="of:=[$'HID Keyboard and Keypad Page (0x07)'.B206]" office:value-type="string" office:string-value="Keypad !" calcext:value-type="string">
            <text:p>Keypad !</text:p>
          </table:table-cell>
          <table:table-cell/>
          <table:table-cell table:formula="of:=HEX2DEC(REPLACE(TRIM([.C20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7]" office:value-type="float" office:value="0" calcext:value-type="float">
            <text:p>0</text:p>
          </table:table-cell>
          <table:table-cell table:formula="of:=[$'HID Keyboard and Keypad Page (0x07)'.A207]" office:value-type="string" office:string-value="0x00d0" calcext:value-type="string">
            <text:p>0x00d0</text:p>
          </table:table-cell>
          <table:table-cell table:formula="of:=[$'HID Keyboard and Keypad Page (0x07)'.F207]" office:value-type="float" office:value="0" calcext:value-type="float">
            <text:p>0</text:p>
          </table:table-cell>
          <table:table-cell table:formula="of:=[$'HID Keyboard and Keypad Page (0x07)'.B207]" office:value-type="string" office:string-value="Keypad Memory Store" calcext:value-type="string">
            <text:p>Keypad Memory Store</text:p>
          </table:table-cell>
          <table:table-cell/>
          <table:table-cell table:formula="of:=HEX2DEC(REPLACE(TRIM([.C20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8]" office:value-type="float" office:value="0" calcext:value-type="float">
            <text:p>0</text:p>
          </table:table-cell>
          <table:table-cell table:formula="of:=[$'HID Keyboard and Keypad Page (0x07)'.A208]" office:value-type="string" office:string-value="0x00d1" calcext:value-type="string">
            <text:p>0x00d1</text:p>
          </table:table-cell>
          <table:table-cell table:formula="of:=[$'HID Keyboard and Keypad Page (0x07)'.F208]" office:value-type="float" office:value="0" calcext:value-type="float">
            <text:p>0</text:p>
          </table:table-cell>
          <table:table-cell table:formula="of:=[$'HID Keyboard and Keypad Page (0x07)'.B208]" office:value-type="string" office:string-value="Keypad Memory Recall" calcext:value-type="string">
            <text:p>Keypad Memory Recall</text:p>
          </table:table-cell>
          <table:table-cell/>
          <table:table-cell table:formula="of:=HEX2DEC(REPLACE(TRIM([.C20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9]" office:value-type="float" office:value="0" calcext:value-type="float">
            <text:p>0</text:p>
          </table:table-cell>
          <table:table-cell table:formula="of:=[$'HID Keyboard and Keypad Page (0x07)'.A209]" office:value-type="string" office:string-value="0x00d2" calcext:value-type="string">
            <text:p>0x00d2</text:p>
          </table:table-cell>
          <table:table-cell table:formula="of:=[$'HID Keyboard and Keypad Page (0x07)'.F209]" office:value-type="float" office:value="0" calcext:value-type="float">
            <text:p>0</text:p>
          </table:table-cell>
          <table:table-cell table:formula="of:=[$'HID Keyboard and Keypad Page (0x07)'.B209]" office:value-type="string" office:string-value="Keypad Memory Clear" calcext:value-type="string">
            <text:p>Keypad Memory Clear</text:p>
          </table:table-cell>
          <table:table-cell/>
          <table:table-cell table:formula="of:=HEX2DEC(REPLACE(TRIM([.C20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0]" office:value-type="float" office:value="0" calcext:value-type="float">
            <text:p>0</text:p>
          </table:table-cell>
          <table:table-cell table:formula="of:=[$'HID Keyboard and Keypad Page (0x07)'.A210]" office:value-type="string" office:string-value="0x00d3" calcext:value-type="string">
            <text:p>0x00d3</text:p>
          </table:table-cell>
          <table:table-cell table:formula="of:=[$'HID Keyboard and Keypad Page (0x07)'.F210]" office:value-type="float" office:value="0" calcext:value-type="float">
            <text:p>0</text:p>
          </table:table-cell>
          <table:table-cell table:formula="of:=[$'HID Keyboard and Keypad Page (0x07)'.B210]" office:value-type="string" office:string-value="Keypad Memory Add" calcext:value-type="string">
            <text:p>Keypad Memory Add</text:p>
          </table:table-cell>
          <table:table-cell/>
          <table:table-cell table:formula="of:=HEX2DEC(REPLACE(TRIM([.C21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1]" office:value-type="float" office:value="0" calcext:value-type="float">
            <text:p>0</text:p>
          </table:table-cell>
          <table:table-cell table:formula="of:=[$'HID Keyboard and Keypad Page (0x07)'.A211]" office:value-type="string" office:string-value="0x00d4" calcext:value-type="string">
            <text:p>0x00d4</text:p>
          </table:table-cell>
          <table:table-cell table:formula="of:=[$'HID Keyboard and Keypad Page (0x07)'.F211]" office:value-type="float" office:value="0" calcext:value-type="float">
            <text:p>0</text:p>
          </table:table-cell>
          <table:table-cell table:formula="of:=[$'HID Keyboard and Keypad Page (0x07)'.B211]" office:value-type="string" office:string-value="Keypad Memory Subtract" calcext:value-type="string">
            <text:p>Keypad Memory Subtract</text:p>
          </table:table-cell>
          <table:table-cell/>
          <table:table-cell table:formula="of:=HEX2DEC(REPLACE(TRIM([.C21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2]" office:value-type="float" office:value="0" calcext:value-type="float">
            <text:p>0</text:p>
          </table:table-cell>
          <table:table-cell table:formula="of:=[$'HID Keyboard and Keypad Page (0x07)'.A212]" office:value-type="string" office:string-value="0x00d5" calcext:value-type="string">
            <text:p>0x00d5</text:p>
          </table:table-cell>
          <table:table-cell table:formula="of:=[$'HID Keyboard and Keypad Page (0x07)'.F212]" office:value-type="float" office:value="0" calcext:value-type="float">
            <text:p>0</text:p>
          </table:table-cell>
          <table:table-cell table:formula="of:=[$'HID Keyboard and Keypad Page (0x07)'.B212]" office:value-type="string" office:string-value="Keypad Memory Multiply" calcext:value-type="string">
            <text:p>Keypad Memory Multiply</text:p>
          </table:table-cell>
          <table:table-cell/>
          <table:table-cell table:formula="of:=HEX2DEC(REPLACE(TRIM([.C21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3]" office:value-type="float" office:value="0" calcext:value-type="float">
            <text:p>0</text:p>
          </table:table-cell>
          <table:table-cell table:formula="of:=[$'HID Keyboard and Keypad Page (0x07)'.A213]" office:value-type="string" office:string-value="0x00d6" calcext:value-type="string">
            <text:p>0x00d6</text:p>
          </table:table-cell>
          <table:table-cell table:formula="of:=[$'HID Keyboard and Keypad Page (0x07)'.F213]" office:value-type="float" office:value="0" calcext:value-type="float">
            <text:p>0</text:p>
          </table:table-cell>
          <table:table-cell table:formula="of:=[$'HID Keyboard and Keypad Page (0x07)'.B213]" office:value-type="string" office:string-value="Keypad Memory Divide" calcext:value-type="string">
            <text:p>Keypad Memory Divide</text:p>
          </table:table-cell>
          <table:table-cell/>
          <table:table-cell table:formula="of:=HEX2DEC(REPLACE(TRIM([.C21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4]" office:value-type="float" office:value="0" calcext:value-type="float">
            <text:p>0</text:p>
          </table:table-cell>
          <table:table-cell table:formula="of:=[$'HID Keyboard and Keypad Page (0x07)'.A214]" office:value-type="string" office:string-value="0x00d7" calcext:value-type="string">
            <text:p>0x00d7</text:p>
          </table:table-cell>
          <table:table-cell table:formula="of:=[$'HID Keyboard and Keypad Page (0x07)'.F214]" office:value-type="float" office:value="0" calcext:value-type="float">
            <text:p>0</text:p>
          </table:table-cell>
          <table:table-cell table:formula="of:=[$'HID Keyboard and Keypad Page (0x07)'.B214]" office:value-type="string" office:string-value="Keypad +/-" calcext:value-type="string">
            <text:p>Keypad +/-</text:p>
          </table:table-cell>
          <table:table-cell/>
          <table:table-cell table:formula="of:=HEX2DEC(REPLACE(TRIM([.C21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5]" office:value-type="float" office:value="0" calcext:value-type="float">
            <text:p>0</text:p>
          </table:table-cell>
          <table:table-cell table:formula="of:=[$'HID Keyboard and Keypad Page (0x07)'.A215]" office:value-type="string" office:string-value="0x00d8" calcext:value-type="string">
            <text:p>0x00d8</text:p>
          </table:table-cell>
          <table:table-cell table:formula="of:=[$'HID Keyboard and Keypad Page (0x07)'.F215]" office:value-type="float" office:value="0" calcext:value-type="float">
            <text:p>0</text:p>
          </table:table-cell>
          <table:table-cell table:formula="of:=[$'HID Keyboard and Keypad Page (0x07)'.B215]" office:value-type="string" office:string-value="Keypad Clear" calcext:value-type="string">
            <text:p>Keypad Clear</text:p>
          </table:table-cell>
          <table:table-cell/>
          <table:table-cell table:formula="of:=HEX2DEC(REPLACE(TRIM([.C21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6]" office:value-type="float" office:value="0" calcext:value-type="float">
            <text:p>0</text:p>
          </table:table-cell>
          <table:table-cell table:formula="of:=[$'HID Keyboard and Keypad Page (0x07)'.A216]" office:value-type="string" office:string-value="0x00d9" calcext:value-type="string">
            <text:p>0x00d9</text:p>
          </table:table-cell>
          <table:table-cell table:formula="of:=[$'HID Keyboard and Keypad Page (0x07)'.F216]" office:value-type="float" office:value="0" calcext:value-type="float">
            <text:p>0</text:p>
          </table:table-cell>
          <table:table-cell table:formula="of:=[$'HID Keyboard and Keypad Page (0x07)'.B216]" office:value-type="string" office:string-value="Keypad Clear Entry" calcext:value-type="string">
            <text:p>Keypad Clear Entry</text:p>
          </table:table-cell>
          <table:table-cell/>
          <table:table-cell table:formula="of:=HEX2DEC(REPLACE(TRIM([.C21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7]" office:value-type="float" office:value="0" calcext:value-type="float">
            <text:p>0</text:p>
          </table:table-cell>
          <table:table-cell table:formula="of:=[$'HID Keyboard and Keypad Page (0x07)'.A217]" office:value-type="string" office:string-value="0x00da" calcext:value-type="string">
            <text:p>0x00da</text:p>
          </table:table-cell>
          <table:table-cell table:formula="of:=[$'HID Keyboard and Keypad Page (0x07)'.F217]" office:value-type="float" office:value="0" calcext:value-type="float">
            <text:p>0</text:p>
          </table:table-cell>
          <table:table-cell table:formula="of:=[$'HID Keyboard and Keypad Page (0x07)'.B217]" office:value-type="string" office:string-value="Keypad Binary" calcext:value-type="string">
            <text:p>Keypad Binary</text:p>
          </table:table-cell>
          <table:table-cell/>
          <table:table-cell table:formula="of:=HEX2DEC(REPLACE(TRIM([.C21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8]" office:value-type="float" office:value="0" calcext:value-type="float">
            <text:p>0</text:p>
          </table:table-cell>
          <table:table-cell table:formula="of:=[$'HID Keyboard and Keypad Page (0x07)'.A218]" office:value-type="string" office:string-value="0x00db" calcext:value-type="string">
            <text:p>0x00db</text:p>
          </table:table-cell>
          <table:table-cell table:formula="of:=[$'HID Keyboard and Keypad Page (0x07)'.F218]" office:value-type="float" office:value="0" calcext:value-type="float">
            <text:p>0</text:p>
          </table:table-cell>
          <table:table-cell table:formula="of:=[$'HID Keyboard and Keypad Page (0x07)'.B218]" office:value-type="string" office:string-value="Keypad Octal" calcext:value-type="string">
            <text:p>Keypad Octal</text:p>
          </table:table-cell>
          <table:table-cell/>
          <table:table-cell table:formula="of:=HEX2DEC(REPLACE(TRIM([.C21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9]" office:value-type="float" office:value="0" calcext:value-type="float">
            <text:p>0</text:p>
          </table:table-cell>
          <table:table-cell table:formula="of:=[$'HID Keyboard and Keypad Page (0x07)'.A219]" office:value-type="string" office:string-value="0x00dc" calcext:value-type="string">
            <text:p>0x00dc</text:p>
          </table:table-cell>
          <table:table-cell table:formula="of:=[$'HID Keyboard and Keypad Page (0x07)'.F219]" office:value-type="float" office:value="0" calcext:value-type="float">
            <text:p>0</text:p>
          </table:table-cell>
          <table:table-cell table:formula="of:=[$'HID Keyboard and Keypad Page (0x07)'.B219]" office:value-type="string" office:string-value="Keypad Decimal" calcext:value-type="string">
            <text:p>Keypad Decimal</text:p>
          </table:table-cell>
          <table:table-cell/>
          <table:table-cell table:formula="of:=HEX2DEC(REPLACE(TRIM([.C21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20]" office:value-type="float" office:value="0" calcext:value-type="float">
            <text:p>0</text:p>
          </table:table-cell>
          <table:table-cell table:formula="of:=[$'HID Keyboard and Keypad Page (0x07)'.A220]" office:value-type="string" office:string-value="0x00dd" calcext:value-type="string">
            <text:p>0x00dd</text:p>
          </table:table-cell>
          <table:table-cell table:formula="of:=[$'HID Keyboard and Keypad Page (0x07)'.F220]" office:value-type="float" office:value="0" calcext:value-type="float">
            <text:p>0</text:p>
          </table:table-cell>
          <table:table-cell table:formula="of:=[$'HID Keyboard and Keypad Page (0x07)'.B220]" office:value-type="string" office:string-value="Keypad Hexadecimal" calcext:value-type="string">
            <text:p>Keypad Hexadecimal</text:p>
          </table:table-cell>
          <table:table-cell/>
          <table:table-cell table:formula="of:=HEX2DEC(REPLACE(TRIM([.C220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21]" office:value-type="string" office:string-value="KEYCODE_CTRL_LEFT" calcext:value-type="string">
            <text:p>KEYCODE_CTRL_LEFT</text:p>
          </table:table-cell>
          <table:table-cell table:formula="of:=[$'HID Keyboard and Keypad Page (0x07)'.A221]" office:value-type="string" office:string-value="0x00e0" calcext:value-type="string">
            <text:p>0x00e0</text:p>
          </table:table-cell>
          <table:table-cell table:formula="of:=[$'HID Keyboard and Keypad Page (0x07)'.F221]" office:value-type="string" office:string-value="0x0071" calcext:value-type="string">
            <text:p>0x0071</text:p>
          </table:table-cell>
          <table:table-cell table:formula="of:=[$'HID Keyboard and Keypad Page (0x07)'.B221]" office:value-type="string" office:string-value="Keyboard Left Control" calcext:value-type="string">
            <text:p>Keyboard Left Control</text:p>
          </table:table-cell>
          <table:table-cell/>
          <table:table-cell table:formula="of:=HEX2DEC(REPLACE(TRIM([.C221]) ;1;3; ))" office:value-type="float" office:value="113" calcext:value-type="float">
            <text:p>113</text:p>
          </table:table-cell>
        </table:table-row>
        <table:table-row table:style-name="ro3">
          <table:table-cell table:formula="of:=[$'HID Keyboard and Keypad Page (0x07)'.G222]" office:value-type="string" office:string-value="KEYCODE_SHIFT_LEFT" calcext:value-type="string">
            <text:p>KEYCODE_SHIFT_LEFT</text:p>
          </table:table-cell>
          <table:table-cell table:formula="of:=[$'HID Keyboard and Keypad Page (0x07)'.A222]" office:value-type="string" office:string-value="0x00e1" calcext:value-type="string">
            <text:p>0x00e1</text:p>
          </table:table-cell>
          <table:table-cell table:formula="of:=[$'HID Keyboard and Keypad Page (0x07)'.F222]" office:value-type="string" office:string-value="0x003b" calcext:value-type="string">
            <text:p>0x003b</text:p>
          </table:table-cell>
          <table:table-cell table:formula="of:=[$'HID Keyboard and Keypad Page (0x07)'.B222]" office:value-type="string" office:string-value="Keyboard Left Shift" calcext:value-type="string">
            <text:p>Keyboard Left Shift</text:p>
          </table:table-cell>
          <table:table-cell/>
          <table:table-cell table:formula="of:=HEX2DEC(REPLACE(TRIM([.C222]) ;1;3; ))" office:value-type="float" office:value="59" calcext:value-type="float">
            <text:p>59</text:p>
          </table:table-cell>
        </table:table-row>
        <table:table-row table:style-name="ro3">
          <table:table-cell table:formula="of:=[$'HID Keyboard and Keypad Page (0x07)'.G223]" office:value-type="string" office:string-value="KEYCODE_ALT_LEFT" calcext:value-type="string">
            <text:p>KEYCODE_ALT_LEFT</text:p>
          </table:table-cell>
          <table:table-cell table:formula="of:=[$'HID Keyboard and Keypad Page (0x07)'.A223]" office:value-type="string" office:string-value="0x00e2" calcext:value-type="string">
            <text:p>0x00e2</text:p>
          </table:table-cell>
          <table:table-cell table:formula="of:=[$'HID Keyboard and Keypad Page (0x07)'.F223]" office:value-type="string" office:string-value="0x0039" calcext:value-type="string">
            <text:p>0x0039</text:p>
          </table:table-cell>
          <table:table-cell table:formula="of:=[$'HID Keyboard and Keypad Page (0x07)'.B223]" office:value-type="string" office:string-value="Keyboard Left Alt" calcext:value-type="string">
            <text:p>Keyboard Left Alt</text:p>
          </table:table-cell>
          <table:table-cell/>
          <table:table-cell table:formula="of:=HEX2DEC(REPLACE(TRIM([.C223]) ;1;3; ))" office:value-type="float" office:value="57" calcext:value-type="float">
            <text:p>57</text:p>
          </table:table-cell>
        </table:table-row>
        <table:table-row table:style-name="ro3">
          <table:table-cell table:formula="of:=[$'HID Keyboard and Keypad Page (0x07)'.G224]" office:value-type="string" office:string-value="KEYCODE_META_LEFT" calcext:value-type="string">
            <text:p>KEYCODE_META_LEFT</text:p>
          </table:table-cell>
          <table:table-cell table:formula="of:=[$'HID Keyboard and Keypad Page (0x07)'.A224]" office:value-type="string" office:string-value="0x00e3" calcext:value-type="string">
            <text:p>0x00e3</text:p>
          </table:table-cell>
          <table:table-cell table:formula="of:=[$'HID Keyboard and Keypad Page (0x07)'.F224]" office:value-type="string" office:string-value="0x0075" calcext:value-type="string">
            <text:p>0x0075</text:p>
          </table:table-cell>
          <table:table-cell table:formula="of:=[$'HID Keyboard and Keypad Page (0x07)'.B224]" office:value-type="string" office:string-value="Keyboard Left GUI" calcext:value-type="string">
            <text:p>Keyboard Left GUI</text:p>
          </table:table-cell>
          <table:table-cell/>
          <table:table-cell table:formula="of:=HEX2DEC(REPLACE(TRIM([.C224]) ;1;3; ))" office:value-type="float" office:value="117" calcext:value-type="float">
            <text:p>117</text:p>
          </table:table-cell>
        </table:table-row>
        <table:table-row table:style-name="ro3">
          <table:table-cell table:formula="of:=[$'HID Keyboard and Keypad Page (0x07)'.G225]" office:value-type="string" office:string-value="KEYCODE_CTRL_RIGHT" calcext:value-type="string">
            <text:p>KEYCODE_CTRL_RIGHT</text:p>
          </table:table-cell>
          <table:table-cell table:formula="of:=[$'HID Keyboard and Keypad Page (0x07)'.A225]" office:value-type="string" office:string-value="0x00e4" calcext:value-type="string">
            <text:p>0x00e4</text:p>
          </table:table-cell>
          <table:table-cell table:formula="of:=[$'HID Keyboard and Keypad Page (0x07)'.F225]" office:value-type="string" office:string-value="0x0072" calcext:value-type="string">
            <text:p>0x0072</text:p>
          </table:table-cell>
          <table:table-cell table:formula="of:=[$'HID Keyboard and Keypad Page (0x07)'.B225]" office:value-type="string" office:string-value="Keyboard Right Control" calcext:value-type="string">
            <text:p>Keyboard Right Control</text:p>
          </table:table-cell>
          <table:table-cell/>
          <table:table-cell table:formula="of:=HEX2DEC(REPLACE(TRIM([.C225]) ;1;3; ))" office:value-type="float" office:value="114" calcext:value-type="float">
            <text:p>114</text:p>
          </table:table-cell>
        </table:table-row>
        <table:table-row table:style-name="ro3">
          <table:table-cell table:formula="of:=[$'HID Keyboard and Keypad Page (0x07)'.G226]" office:value-type="string" office:string-value="KEYCODE_SHIFT_RIGHT" calcext:value-type="string">
            <text:p>KEYCODE_SHIFT_RIGHT</text:p>
          </table:table-cell>
          <table:table-cell table:formula="of:=[$'HID Keyboard and Keypad Page (0x07)'.A226]" office:value-type="string" office:string-value="0x00e5" calcext:value-type="string">
            <text:p>0x00e5</text:p>
          </table:table-cell>
          <table:table-cell table:formula="of:=[$'HID Keyboard and Keypad Page (0x07)'.F226]" office:value-type="string" office:string-value="0x003c" calcext:value-type="string">
            <text:p>0x003c</text:p>
          </table:table-cell>
          <table:table-cell table:formula="of:=[$'HID Keyboard and Keypad Page (0x07)'.B226]" office:value-type="string" office:string-value="Keyboard Right Shift" calcext:value-type="string">
            <text:p>Keyboard Right Shift</text:p>
          </table:table-cell>
          <table:table-cell/>
          <table:table-cell table:formula="of:=HEX2DEC(REPLACE(TRIM([.C226]) ;1;3; ))" office:value-type="float" office:value="60" calcext:value-type="float">
            <text:p>60</text:p>
          </table:table-cell>
        </table:table-row>
        <table:table-row table:style-name="ro3">
          <table:table-cell table:formula="of:=[$'HID Keyboard and Keypad Page (0x07)'.G227]" office:value-type="string" office:string-value="KEYCODE_ALT_RIGHT" calcext:value-type="string">
            <text:p>KEYCODE_ALT_RIGHT</text:p>
          </table:table-cell>
          <table:table-cell table:formula="of:=[$'HID Keyboard and Keypad Page (0x07)'.A227]" office:value-type="string" office:string-value="0x00e6" calcext:value-type="string">
            <text:p>0x00e6</text:p>
          </table:table-cell>
          <table:table-cell table:formula="of:=[$'HID Keyboard and Keypad Page (0x07)'.F227]" office:value-type="string" office:string-value="0x003a" calcext:value-type="string">
            <text:p>0x003a</text:p>
          </table:table-cell>
          <table:table-cell table:formula="of:=[$'HID Keyboard and Keypad Page (0x07)'.B227]" office:value-type="string" office:string-value="Keyboard Right Alt" calcext:value-type="string">
            <text:p>Keyboard Right Alt</text:p>
          </table:table-cell>
          <table:table-cell/>
          <table:table-cell table:formula="of:=HEX2DEC(REPLACE(TRIM([.C227]) ;1;3; ))" office:value-type="float" office:value="58" calcext:value-type="float">
            <text:p>58</text:p>
          </table:table-cell>
        </table:table-row>
        <table:table-row table:style-name="ro3">
          <table:table-cell table:formula="of:=[$'HID Keyboard and Keypad Page (0x07)'.G228]" office:value-type="string" office:string-value="KEYCODE_META_RIGHT" calcext:value-type="string">
            <text:p>KEYCODE_META_RIGHT</text:p>
          </table:table-cell>
          <table:table-cell table:formula="of:=[$'HID Keyboard and Keypad Page (0x07)'.A228]" office:value-type="string" office:string-value="0x00e7" calcext:value-type="string">
            <text:p>0x00e7</text:p>
          </table:table-cell>
          <table:table-cell table:formula="of:=[$'HID Keyboard and Keypad Page (0x07)'.F228]" office:value-type="string" office:string-value="0x0076" calcext:value-type="string">
            <text:p>0x0076</text:p>
          </table:table-cell>
          <table:table-cell table:formula="of:=[$'HID Keyboard and Keypad Page (0x07)'.B228]" office:value-type="string" office:string-value="Keyboard Right GUI" calcext:value-type="string">
            <text:p>Keyboard Right GUI</text:p>
          </table:table-cell>
          <table:table-cell/>
          <table:table-cell table:formula="of:=HEX2DEC(REPLACE(TRIM([.C228]) ;1;3; ))" office:value-type="float" office:value="118" calcext:value-type="float">
            <text:p>118</text:p>
          </table:table-cell>
        </table:table-row>
        <table:table-row table:style-name="ro3">
          <table:table-cell table:formula="of:=[$'HID Keyboard and Keypad Page (0x07)'.G229]" office:value-type="string" office:string-value="KEYCODE_MEDIA_PLAY_PAUSE" calcext:value-type="string">
            <text:p>KEYCODE_MEDIA_PLAY_PAUSE</text:p>
          </table:table-cell>
          <table:table-cell table:formula="of:=[$'HID Keyboard and Keypad Page (0x07)'.A229]" office:value-type="string" office:string-value="0x00e8" calcext:value-type="string">
            <text:p>0x00e8</text:p>
          </table:table-cell>
          <table:table-cell table:formula="of:=[$'HID Keyboard and Keypad Page (0x07)'.F229]" office:value-type="string" office:string-value="0x0055" calcext:value-type="string">
            <text:p>0x0055</text:p>
          </table:table-cell>
          <table:table-cell table:formula="of:=[$'HID Keyboard and Keypad Page (0x07)'.B229]" office:value-type="float" office:value="0" calcext:value-type="float">
            <text:p>0</text:p>
          </table:table-cell>
          <table:table-cell/>
          <table:table-cell table:formula="of:=HEX2DEC(REPLACE(TRIM([.C229]) ;1;3; ))" office:value-type="float" office:value="85" calcext:value-type="float">
            <text:p>85</text:p>
          </table:table-cell>
        </table:table-row>
        <table:table-row table:style-name="ro3">
          <table:table-cell table:formula="of:=[$'HID Keyboard and Keypad Page (0x07)'.G230]" office:value-type="string" office:string-value="KEYCODE_MEDIA_STOP" calcext:value-type="string">
            <text:p>KEYCODE_MEDIA_STOP</text:p>
          </table:table-cell>
          <table:table-cell table:formula="of:=[$'HID Keyboard and Keypad Page (0x07)'.A230]" office:value-type="string" office:string-value="0x00e9" calcext:value-type="string">
            <text:p>0x00e9</text:p>
          </table:table-cell>
          <table:table-cell table:formula="of:=[$'HID Keyboard and Keypad Page (0x07)'.F230]" office:value-type="string" office:string-value="0x0056" calcext:value-type="string">
            <text:p>0x0056</text:p>
          </table:table-cell>
          <table:table-cell table:formula="of:=[$'HID Keyboard and Keypad Page (0x07)'.B230]" office:value-type="float" office:value="0" calcext:value-type="float">
            <text:p>0</text:p>
          </table:table-cell>
          <table:table-cell/>
          <table:table-cell table:formula="of:=HEX2DEC(REPLACE(TRIM([.C230]) ;1;3; ))" office:value-type="float" office:value="86" calcext:value-type="float">
            <text:p>86</text:p>
          </table:table-cell>
        </table:table-row>
        <table:table-row table:style-name="ro3">
          <table:table-cell table:formula="of:=[$'HID Keyboard and Keypad Page (0x07)'.G231]" office:value-type="string" office:string-value="KEYCODE_MEDIA_PREVIOUS" calcext:value-type="string">
            <text:p>KEYCODE_MEDIA_PREVIOUS</text:p>
          </table:table-cell>
          <table:table-cell table:formula="of:=[$'HID Keyboard and Keypad Page (0x07)'.A231]" office:value-type="string" office:string-value="0x00ea" calcext:value-type="string">
            <text:p>0x00ea</text:p>
          </table:table-cell>
          <table:table-cell table:formula="of:=[$'HID Keyboard and Keypad Page (0x07)'.F231]" office:value-type="string" office:string-value="0x0058" calcext:value-type="string">
            <text:p>0x0058</text:p>
          </table:table-cell>
          <table:table-cell table:formula="of:=[$'HID Keyboard and Keypad Page (0x07)'.B231]" office:value-type="float" office:value="0" calcext:value-type="float">
            <text:p>0</text:p>
          </table:table-cell>
          <table:table-cell/>
          <table:table-cell table:formula="of:=HEX2DEC(REPLACE(TRIM([.C231]) ;1;3; ))" office:value-type="float" office:value="88" calcext:value-type="float">
            <text:p>88</text:p>
          </table:table-cell>
        </table:table-row>
        <table:table-row table:style-name="ro3">
          <table:table-cell table:formula="of:=[$'HID Keyboard and Keypad Page (0x07)'.G232]" office:value-type="string" office:string-value="KEYCODE_MEDIA_NEXT" calcext:value-type="string">
            <text:p>KEYCODE_MEDIA_NEXT</text:p>
          </table:table-cell>
          <table:table-cell table:formula="of:=[$'HID Keyboard and Keypad Page (0x07)'.A232]" office:value-type="string" office:string-value="0x00eb" calcext:value-type="string">
            <text:p>0x00eb</text:p>
          </table:table-cell>
          <table:table-cell table:formula="of:=[$'HID Keyboard and Keypad Page (0x07)'.F232]" office:value-type="string" office:string-value="0x0057" calcext:value-type="string">
            <text:p>0x0057</text:p>
          </table:table-cell>
          <table:table-cell table:formula="of:=[$'HID Keyboard and Keypad Page (0x07)'.B232]" office:value-type="float" office:value="0" calcext:value-type="float">
            <text:p>0</text:p>
          </table:table-cell>
          <table:table-cell/>
          <table:table-cell table:formula="of:=HEX2DEC(REPLACE(TRIM([.C232]) ;1;3; ))" office:value-type="float" office:value="87" calcext:value-type="float">
            <text:p>87</text:p>
          </table:table-cell>
        </table:table-row>
        <table:table-row table:style-name="ro3">
          <table:table-cell table:formula="of:=[$'HID Keyboard and Keypad Page (0x07)'.G233]" office:value-type="string" office:string-value="KEYCODE_MEDIA_EJECT" calcext:value-type="string">
            <text:p>KEYCODE_MEDIA_EJECT</text:p>
          </table:table-cell>
          <table:table-cell table:formula="of:=[$'HID Keyboard and Keypad Page (0x07)'.A233]" office:value-type="string" office:string-value="0x00ec" calcext:value-type="string">
            <text:p>0x00ec</text:p>
          </table:table-cell>
          <table:table-cell table:formula="of:=[$'HID Keyboard and Keypad Page (0x07)'.F233]" office:value-type="string" office:string-value="0x0081" calcext:value-type="string">
            <text:p>0x0081</text:p>
          </table:table-cell>
          <table:table-cell table:formula="of:=[$'HID Keyboard and Keypad Page (0x07)'.B233]" office:value-type="float" office:value="0" calcext:value-type="float">
            <text:p>0</text:p>
          </table:table-cell>
          <table:table-cell/>
          <table:table-cell table:formula="of:=HEX2DEC(REPLACE(TRIM([.C233]) ;1;3; ))" office:value-type="float" office:value="129" calcext:value-type="float">
            <text:p>129</text:p>
          </table:table-cell>
        </table:table-row>
        <table:table-row table:style-name="ro3">
          <table:table-cell table:formula="of:=[$'HID Keyboard and Keypad Page (0x07)'.G234]" office:value-type="string" office:string-value="KEYCODE_VOLUME_UP" calcext:value-type="string">
            <text:p>KEYCODE_VOLUME_UP</text:p>
          </table:table-cell>
          <table:table-cell table:formula="of:=[$'HID Keyboard and Keypad Page (0x07)'.A234]" office:value-type="string" office:string-value="0x00ed" calcext:value-type="string">
            <text:p>0x00ed</text:p>
          </table:table-cell>
          <table:table-cell table:formula="of:=[$'HID Keyboard and Keypad Page (0x07)'.F234]" office:value-type="string" office:string-value="0x0018" calcext:value-type="string">
            <text:p>0x0018</text:p>
          </table:table-cell>
          <table:table-cell table:formula="of:=[$'HID Keyboard and Keypad Page (0x07)'.B234]" office:value-type="float" office:value="0" calcext:value-type="float">
            <text:p>0</text:p>
          </table:table-cell>
          <table:table-cell/>
          <table:table-cell table:formula="of:=HEX2DEC(REPLACE(TRIM([.C234]) ;1;3; ))" office:value-type="float" office:value="24" calcext:value-type="float">
            <text:p>24</text:p>
          </table:table-cell>
        </table:table-row>
        <table:table-row table:style-name="ro3">
          <table:table-cell table:formula="of:=[$'HID Keyboard and Keypad Page (0x07)'.G235]" office:value-type="string" office:string-value="KEYCODE_VOLUME_DOWN" calcext:value-type="string">
            <text:p>KEYCODE_VOLUME_DOWN</text:p>
          </table:table-cell>
          <table:table-cell table:formula="of:=[$'HID Keyboard and Keypad Page (0x07)'.A235]" office:value-type="string" office:string-value="0x00ee" calcext:value-type="string">
            <text:p>0x00ee</text:p>
          </table:table-cell>
          <table:table-cell table:formula="of:=[$'HID Keyboard and Keypad Page (0x07)'.F235]" office:value-type="string" office:string-value="0x0019" calcext:value-type="string">
            <text:p>0x0019</text:p>
          </table:table-cell>
          <table:table-cell table:formula="of:=[$'HID Keyboard and Keypad Page (0x07)'.B235]" office:value-type="float" office:value="0" calcext:value-type="float">
            <text:p>0</text:p>
          </table:table-cell>
          <table:table-cell/>
          <table:table-cell table:formula="of:=HEX2DEC(REPLACE(TRIM([.C235]) ;1;3; ))" office:value-type="float" office:value="25" calcext:value-type="float">
            <text:p>25</text:p>
          </table:table-cell>
        </table:table-row>
        <table:table-row table:style-name="ro3">
          <table:table-cell table:formula="of:=[$'HID Keyboard and Keypad Page (0x07)'.G236]" office:value-type="string" office:string-value="KEYCODE_VOLUME_MUTE" calcext:value-type="string">
            <text:p>KEYCODE_VOLUME_MUTE</text:p>
          </table:table-cell>
          <table:table-cell table:formula="of:=[$'HID Keyboard and Keypad Page (0x07)'.A236]" office:value-type="string" office:string-value="0x00ef" calcext:value-type="string">
            <text:p>0x00ef</text:p>
          </table:table-cell>
          <table:table-cell table:formula="of:=[$'HID Keyboard and Keypad Page (0x07)'.F236]" office:value-type="string" office:string-value="0x00a4" calcext:value-type="string">
            <text:p>0x00a4</text:p>
          </table:table-cell>
          <table:table-cell table:formula="of:=[$'HID Keyboard and Keypad Page (0x07)'.B236]" office:value-type="float" office:value="0" calcext:value-type="float">
            <text:p>0</text:p>
          </table:table-cell>
          <table:table-cell/>
          <table:table-cell table:formula="of:=HEX2DEC(REPLACE(TRIM([.C236]) ;1;3; ))" office:value-type="float" office:value="164" calcext:value-type="float">
            <text:p>164</text:p>
          </table:table-cell>
        </table:table-row>
        <table:table-row table:style-name="ro3">
          <table:table-cell table:formula="of:=[$'HID Keyboard and Keypad Page (0x07)'.G237]" office:value-type="string" office:string-value="KEYCODE_EXPLORER" calcext:value-type="string">
            <text:p>KEYCODE_EXPLORER</text:p>
          </table:table-cell>
          <table:table-cell table:formula="of:=[$'HID Keyboard and Keypad Page (0x07)'.A237]" office:value-type="string" office:string-value="0x00f0" calcext:value-type="string">
            <text:p>0x00f0</text:p>
          </table:table-cell>
          <table:table-cell table:formula="of:=[$'HID Keyboard and Keypad Page (0x07)'.F237]" office:value-type="string" office:string-value="0x0040" calcext:value-type="string">
            <text:p>0x0040</text:p>
          </table:table-cell>
          <table:table-cell table:formula="of:=[$'HID Keyboard and Keypad Page (0x07)'.B237]" office:value-type="float" office:value="0" calcext:value-type="float">
            <text:p>0</text:p>
          </table:table-cell>
          <table:table-cell/>
          <table:table-cell table:formula="of:=HEX2DEC(REPLACE(TRIM([.C237]) ;1;3; ))" office:value-type="float" office:value="64" calcext:value-type="float">
            <text:p>64</text:p>
          </table:table-cell>
        </table:table-row>
        <table:table-row table:style-name="ro3">
          <table:table-cell table:formula="of:=[$'HID Keyboard and Keypad Page (0x07)'.G238]" office:value-type="string" office:string-value="KEYCODE_BACK" calcext:value-type="string">
            <text:p>KEYCODE_BACK</text:p>
          </table:table-cell>
          <table:table-cell table:formula="of:=[$'HID Keyboard and Keypad Page (0x07)'.A238]" office:value-type="string" office:string-value="0x00f1" calcext:value-type="string">
            <text:p>0x00f1</text:p>
          </table:table-cell>
          <table:table-cell table:formula="of:=[$'HID Keyboard and Keypad Page (0x07)'.F238]" office:value-type="string" office:string-value="0x0004" calcext:value-type="string">
            <text:p>0x0004</text:p>
          </table:table-cell>
          <table:table-cell table:formula="of:=[$'HID Keyboard and Keypad Page (0x07)'.B238]" office:value-type="float" office:value="0" calcext:value-type="float">
            <text:p>0</text:p>
          </table:table-cell>
          <table:table-cell/>
          <table:table-cell table:formula="of:=HEX2DEC(REPLACE(TRIM([.C238]) ;1;3; ))" office:value-type="float" office:value="4" calcext:value-type="float">
            <text:p>4</text:p>
          </table:table-cell>
        </table:table-row>
        <table:table-row table:style-name="ro3">
          <table:table-cell table:formula="of:=[$'HID Keyboard and Keypad Page (0x07)'.G239]" office:value-type="string" office:string-value="KEYCODE_FORWARD" calcext:value-type="string">
            <text:p>KEYCODE_FORWARD</text:p>
          </table:table-cell>
          <table:table-cell table:formula="of:=[$'HID Keyboard and Keypad Page (0x07)'.A239]" office:value-type="string" office:string-value="0x00f2" calcext:value-type="string">
            <text:p>0x00f2</text:p>
          </table:table-cell>
          <table:table-cell table:formula="of:=[$'HID Keyboard and Keypad Page (0x07)'.F239]" office:value-type="string" office:string-value="0x007d" calcext:value-type="string">
            <text:p>0x007d</text:p>
          </table:table-cell>
          <table:table-cell table:formula="of:=[$'HID Keyboard and Keypad Page (0x07)'.B239]" office:value-type="float" office:value="0" calcext:value-type="float">
            <text:p>0</text:p>
          </table:table-cell>
          <table:table-cell/>
          <table:table-cell table:formula="of:=HEX2DEC(REPLACE(TRIM([.C239]) ;1;3; ))" office:value-type="float" office:value="125" calcext:value-type="float">
            <text:p>125</text:p>
          </table:table-cell>
        </table:table-row>
        <table:table-row table:style-name="ro3">
          <table:table-cell table:formula="of:=[$'HID Keyboard and Keypad Page (0x07)'.G240]" office:value-type="string" office:string-value="KEYCODE_MEDIA_STOP" calcext:value-type="string">
            <text:p>KEYCODE_MEDIA_STOP</text:p>
          </table:table-cell>
          <table:table-cell table:formula="of:=[$'HID Keyboard and Keypad Page (0x07)'.A240]" office:value-type="string" office:string-value="0x00f3" calcext:value-type="string">
            <text:p>0x00f3</text:p>
          </table:table-cell>
          <table:table-cell table:formula="of:=[$'HID Keyboard and Keypad Page (0x07)'.F240]" office:value-type="string" office:string-value="0x0056" calcext:value-type="string">
            <text:p>0x0056</text:p>
          </table:table-cell>
          <table:table-cell table:formula="of:=[$'HID Keyboard and Keypad Page (0x07)'.B240]" office:value-type="float" office:value="0" calcext:value-type="float">
            <text:p>0</text:p>
          </table:table-cell>
          <table:table-cell/>
          <table:table-cell table:formula="of:=HEX2DEC(REPLACE(TRIM([.C240]) ;1;3; ))" office:value-type="float" office:value="86" calcext:value-type="float">
            <text:p>86</text:p>
          </table:table-cell>
        </table:table-row>
        <table:table-row table:style-name="ro3" table:visibility="filter">
          <table:table-cell table:formula="of:=[$'HID Keyboard and Keypad Page (0x07)'.G241]" office:value-type="float" office:value="0" calcext:value-type="float">
            <text:p>0</text:p>
          </table:table-cell>
          <table:table-cell table:formula="of:=[$'HID Keyboard and Keypad Page (0x07)'.A241]" office:value-type="string" office:string-value="0x00f4" calcext:value-type="string">
            <text:p>0x00f4</text:p>
          </table:table-cell>
          <table:table-cell table:formula="of:=[$'HID Keyboard and Keypad Page (0x07)'.F241]" office:value-type="float" office:value="0" calcext:value-type="float">
            <text:p>0</text:p>
          </table:table-cell>
          <table:table-cell table:formula="of:=[$'HID Keyboard and Keypad Page (0x07)'.B241]" office:value-type="float" office:value="0" calcext:value-type="float">
            <text:p>0</text:p>
          </table:table-cell>
          <table:table-cell/>
          <table:table-cell table:formula="of:=HEX2DEC(REPLACE(TRIM([.C241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2]" office:value-type="string" office:string-value="KEYCODE_PAGE_UP" calcext:value-type="string">
            <text:p>KEYCODE_PAGE_UP</text:p>
          </table:table-cell>
          <table:table-cell table:formula="of:=[$'HID Keyboard and Keypad Page (0x07)'.A242]" office:value-type="string" office:string-value="0x00f5" calcext:value-type="string">
            <text:p>0x00f5</text:p>
          </table:table-cell>
          <table:table-cell table:formula="of:=[$'HID Keyboard and Keypad Page (0x07)'.F242]" office:value-type="string" office:string-value="0x005c" calcext:value-type="string">
            <text:p>0x005c</text:p>
          </table:table-cell>
          <table:table-cell table:formula="of:=[$'HID Keyboard and Keypad Page (0x07)'.B242]" office:value-type="float" office:value="0" calcext:value-type="float">
            <text:p>0</text:p>
          </table:table-cell>
          <table:table-cell/>
          <table:table-cell table:formula="of:=HEX2DEC(REPLACE(TRIM([.C242]) ;1;3; ))" office:value-type="float" office:value="92" calcext:value-type="float">
            <text:p>92</text:p>
          </table:table-cell>
        </table:table-row>
        <table:table-row table:style-name="ro3">
          <table:table-cell table:formula="of:=[$'HID Keyboard and Keypad Page (0x07)'.G243]" office:value-type="string" office:string-value="KEYCODE_PAGE_DOWN" calcext:value-type="string">
            <text:p>KEYCODE_PAGE_DOWN</text:p>
          </table:table-cell>
          <table:table-cell table:formula="of:=[$'HID Keyboard and Keypad Page (0x07)'.A243]" office:value-type="string" office:string-value="0x00f6" calcext:value-type="string">
            <text:p>0x00f6</text:p>
          </table:table-cell>
          <table:table-cell table:formula="of:=[$'HID Keyboard and Keypad Page (0x07)'.F243]" office:value-type="string" office:string-value="0x005d" calcext:value-type="string">
            <text:p>0x005d</text:p>
          </table:table-cell>
          <table:table-cell table:formula="of:=[$'HID Keyboard and Keypad Page (0x07)'.B243]" office:value-type="float" office:value="0" calcext:value-type="float">
            <text:p>0</text:p>
          </table:table-cell>
          <table:table-cell/>
          <table:table-cell table:formula="of:=HEX2DEC(REPLACE(TRIM([.C243]) ;1;3; ))" office:value-type="float" office:value="93" calcext:value-type="float">
            <text:p>93</text:p>
          </table:table-cell>
        </table:table-row>
        <table:table-row table:style-name="ro3" table:visibility="filter">
          <table:table-cell table:formula="of:=[$'HID Keyboard and Keypad Page (0x07)'.G244]" office:value-type="float" office:value="0" calcext:value-type="float">
            <text:p>0</text:p>
          </table:table-cell>
          <table:table-cell table:formula="of:=[$'HID Keyboard and Keypad Page (0x07)'.A244]" office:value-type="string" office:string-value="0x00f7" calcext:value-type="string">
            <text:p>0x00f7</text:p>
          </table:table-cell>
          <table:table-cell table:formula="of:=[$'HID Keyboard and Keypad Page (0x07)'.F244]" office:value-type="float" office:value="0" calcext:value-type="float">
            <text:p>0</text:p>
          </table:table-cell>
          <table:table-cell table:formula="of:=[$'HID Keyboard and Keypad Page (0x07)'.B244]" office:value-type="float" office:value="0" calcext:value-type="float">
            <text:p>0</text:p>
          </table:table-cell>
          <table:table-cell/>
          <table:table-cell table:formula="of:=HEX2DEC(REPLACE(TRIM([.C24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45]" office:value-type="float" office:value="0" calcext:value-type="float">
            <text:p>0</text:p>
          </table:table-cell>
          <table:table-cell table:formula="of:=[$'HID Keyboard and Keypad Page (0x07)'.A245]" office:value-type="string" office:string-value="0x00f8" calcext:value-type="string">
            <text:p>0x00f8</text:p>
          </table:table-cell>
          <table:table-cell table:formula="of:=[$'HID Keyboard and Keypad Page (0x07)'.F245]" office:value-type="float" office:value="0" calcext:value-type="float">
            <text:p>0</text:p>
          </table:table-cell>
          <table:table-cell table:formula="of:=[$'HID Keyboard and Keypad Page (0x07)'.B245]" office:value-type="float" office:value="0" calcext:value-type="float">
            <text:p>0</text:p>
          </table:table-cell>
          <table:table-cell/>
          <table:table-cell table:formula="of:=HEX2DEC(REPLACE(TRIM([.C245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6]" office:value-type="string" office:string-value="KEYCODE_POWER" calcext:value-type="string">
            <text:p>KEYCODE_POWER</text:p>
          </table:table-cell>
          <table:table-cell table:formula="of:=[$'HID Keyboard and Keypad Page (0x07)'.A246]" office:value-type="string" office:string-value="0x00f9" calcext:value-type="string">
            <text:p>0x00f9</text:p>
          </table:table-cell>
          <table:table-cell table:formula="of:=[$'HID Keyboard and Keypad Page (0x07)'.F246]" office:value-type="string" office:string-value="0x001a" calcext:value-type="string">
            <text:p>0x001a</text:p>
          </table:table-cell>
          <table:table-cell table:formula="of:=[$'HID Keyboard and Keypad Page (0x07)'.B246]" office:value-type="float" office:value="0" calcext:value-type="float">
            <text:p>0</text:p>
          </table:table-cell>
          <table:table-cell/>
          <table:table-cell table:formula="of:=HEX2DEC(REPLACE(TRIM([.C246]) ;1;3; ))" office:value-type="float" office:value="26" calcext:value-type="float">
            <text:p>26</text:p>
          </table:table-cell>
        </table:table-row>
        <table:table-row table:style-name="ro3" table:visibility="filter">
          <table:table-cell table:formula="of:=[$'HID Keyboard and Keypad Page (0x07)'.G247]" office:value-type="float" office:value="0" calcext:value-type="float">
            <text:p>0</text:p>
          </table:table-cell>
          <table:table-cell table:formula="of:=[$'HID Keyboard and Keypad Page (0x07)'.A247]" office:value-type="string" office:string-value="0x00fa" calcext:value-type="string">
            <text:p>0x00fa</text:p>
          </table:table-cell>
          <table:table-cell table:formula="of:=[$'HID Keyboard and Keypad Page (0x07)'.F247]" office:value-type="float" office:value="0" calcext:value-type="float">
            <text:p>0</text:p>
          </table:table-cell>
          <table:table-cell table:formula="of:=[$'HID Keyboard and Keypad Page (0x07)'.B247]" office:value-type="float" office:value="0" calcext:value-type="float">
            <text:p>0</text:p>
          </table:table-cell>
          <table:table-cell/>
          <table:table-cell table:formula="of:=HEX2DEC(REPLACE(TRIM([.C247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8]" office:value-type="string" office:string-value="KEYCODE_CALCULATOR" calcext:value-type="string">
            <text:p>KEYCODE_CALCULATOR</text:p>
          </table:table-cell>
          <table:table-cell table:formula="of:=[$'HID Keyboard and Keypad Page (0x07)'.A248]" office:value-type="string" office:string-value="0x00fb" calcext:value-type="string">
            <text:p>0x00fb</text:p>
          </table:table-cell>
          <table:table-cell table:formula="of:=[$'HID Keyboard and Keypad Page (0x07)'.F248]" office:value-type="string" office:string-value="0x00d2" calcext:value-type="string">
            <text:p>0x00d2</text:p>
          </table:table-cell>
          <table:table-cell table:formula="of:=[$'HID Keyboard and Keypad Page (0x07)'.B248]" office:value-type="float" office:value="0" calcext:value-type="float">
            <text:p>0</text:p>
          </table:table-cell>
          <table:table-cell/>
          <table:table-cell table:formula="of:=HEX2DEC(REPLACE(TRIM([.C248]) ;1;3; ))" office:value-type="float" office:value="210" calcext:value-type="float">
            <text:p>210</text:p>
          </table:table-cell>
        </table:table-row>
        <table:table-row table:style-name="ro3" table:visibility="filter">
          <table:table-cell table:formula="of:=[$'HID Keyboard and Keypad Page (0x07)'.G249]" office:value-type="float" office:value="0" calcext:value-type="float">
            <text:p>0</text:p>
          </table:table-cell>
          <table:table-cell table:formula="of:=[$'HID Keyboard and Keypad Page (0x07)'.A249]" office:value-type="float" office:value="0" calcext:value-type="float">
            <text:p>0</text:p>
          </table:table-cell>
          <table:table-cell table:formula="of:=[$'HID Keyboard and Keypad Page (0x07)'.F249]" office:value-type="float" office:value="0" calcext:value-type="float">
            <text:p>0</text:p>
          </table:table-cell>
          <table:table-cell table:formula="of:=[$'HID Keyboard and Keypad Page (0x07)'.B249]" office:value-type="float" office:value="0" calcext:value-type="float">
            <text:p>0</text:p>
          </table:table-cell>
          <table:table-cell/>
          <table:table-cell table:formula="of:=HEX2DEC(REPLACE(TRIM([.C24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0]" office:value-type="float" office:value="0" calcext:value-type="float">
            <text:p>0</text:p>
          </table:table-cell>
          <table:table-cell table:formula="of:=[$'HID Keyboard and Keypad Page (0x07)'.A250]" office:value-type="float" office:value="0" calcext:value-type="float">
            <text:p>0</text:p>
          </table:table-cell>
          <table:table-cell table:formula="of:=[$'HID Keyboard and Keypad Page (0x07)'.F250]" office:value-type="float" office:value="0" calcext:value-type="float">
            <text:p>0</text:p>
          </table:table-cell>
          <table:table-cell table:formula="of:=[$'HID Keyboard and Keypad Page (0x07)'.B250]" office:value-type="float" office:value="0" calcext:value-type="float">
            <text:p>0</text:p>
          </table:table-cell>
          <table:table-cell/>
          <table:table-cell table:formula="of:=HEX2DEC(REPLACE(TRIM([.C25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1]" office:value-type="float" office:value="0" calcext:value-type="float">
            <text:p>0</text:p>
          </table:table-cell>
          <table:table-cell table:formula="of:=[$'HID Keyboard and Keypad Page (0x07)'.A251]" office:value-type="float" office:value="0" calcext:value-type="float">
            <text:p>0</text:p>
          </table:table-cell>
          <table:table-cell table:formula="of:=[$'HID Keyboard and Keypad Page (0x07)'.F251]" office:value-type="float" office:value="0" calcext:value-type="float">
            <text:p>0</text:p>
          </table:table-cell>
          <table:table-cell table:formula="of:=[$'HID Keyboard and Keypad Page (0x07)'.B251]" office:value-type="float" office:value="0" calcext:value-type="float">
            <text:p>0</text:p>
          </table:table-cell>
          <table:table-cell/>
          <table:table-cell table:formula="of:=HEX2DEC(REPLACE(TRIM([.C25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2]" office:value-type="float" office:value="0" calcext:value-type="float">
            <text:p>0</text:p>
          </table:table-cell>
          <table:table-cell table:formula="of:=[$'HID Keyboard and Keypad Page (0x07)'.A252]" office:value-type="float" office:value="0" calcext:value-type="float">
            <text:p>0</text:p>
          </table:table-cell>
          <table:table-cell table:formula="of:=[$'HID Keyboard and Keypad Page (0x07)'.F252]" office:value-type="float" office:value="0" calcext:value-type="float">
            <text:p>0</text:p>
          </table:table-cell>
          <table:table-cell table:formula="of:=[$'HID Keyboard and Keypad Page (0x07)'.B252]" office:value-type="float" office:value="0" calcext:value-type="float">
            <text:p>0</text:p>
          </table:table-cell>
          <table:table-cell/>
          <table:table-cell table:formula="of:=HEX2DEC(REPLACE(TRIM([.C25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3]" office:value-type="float" office:value="0" calcext:value-type="float">
            <text:p>0</text:p>
          </table:table-cell>
          <table:table-cell table:formula="of:=[$'HID Keyboard and Keypad Page (0x07)'.A253]" office:value-type="float" office:value="0" calcext:value-type="float">
            <text:p>0</text:p>
          </table:table-cell>
          <table:table-cell table:formula="of:=[$'HID Keyboard and Keypad Page (0x07)'.F253]" office:value-type="float" office:value="0" calcext:value-type="float">
            <text:p>0</text:p>
          </table:table-cell>
          <table:table-cell table:formula="of:=[$'HID Keyboard and Keypad Page (0x07)'.B253]" office:value-type="float" office:value="0" calcext:value-type="float">
            <text:p>0</text:p>
          </table:table-cell>
          <table:table-cell/>
          <table:table-cell table:formula="of:=HEX2DEC(REPLACE(TRIM([.C25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4]" office:value-type="float" office:value="0" calcext:value-type="float">
            <text:p>0</text:p>
          </table:table-cell>
          <table:table-cell table:formula="of:=[$'HID Keyboard and Keypad Page (0x07)'.A254]" office:value-type="float" office:value="0" calcext:value-type="float">
            <text:p>0</text:p>
          </table:table-cell>
          <table:table-cell table:formula="of:=[$'HID Keyboard and Keypad Page (0x07)'.F254]" office:value-type="float" office:value="0" calcext:value-type="float">
            <text:p>0</text:p>
          </table:table-cell>
          <table:table-cell table:formula="of:=[$'HID Keyboard and Keypad Page (0x07)'.B254]" office:value-type="float" office:value="0" calcext:value-type="float">
            <text:p>0</text:p>
          </table:table-cell>
          <table:table-cell/>
          <table:table-cell table:formula="of:=HEX2DEC(REPLACE(TRIM([.C25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5]" office:value-type="float" office:value="0" calcext:value-type="float">
            <text:p>0</text:p>
          </table:table-cell>
          <table:table-cell table:formula="of:=[$'HID Keyboard and Keypad Page (0x07)'.A255]" office:value-type="float" office:value="0" calcext:value-type="float">
            <text:p>0</text:p>
          </table:table-cell>
          <table:table-cell table:formula="of:=[$'HID Keyboard and Keypad Page (0x07)'.F255]" office:value-type="float" office:value="0" calcext:value-type="float">
            <text:p>0</text:p>
          </table:table-cell>
          <table:table-cell table:formula="of:=[$'HID Keyboard and Keypad Page (0x07)'.B255]" office:value-type="float" office:value="0" calcext:value-type="float">
            <text:p>0</text:p>
          </table:table-cell>
          <table:table-cell/>
          <table:table-cell table:formula="of:=HEX2DEC(REPLACE(TRIM([.C255]) ;1;3; ))" office:value-type="float" office:value="0" calcext:value-type="float">
            <text:p>0</text:p>
          </table:table-cell>
        </table:table-row>
      </table:table>
      <table:table table:name="Consumer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K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C Decimal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]" office:value-type="float" office:value="0" calcext:value-type="float">
            <text:p>0</text:p>
          </table:table-cell>
          <table:table-cell table:formula="of:=[$'HID Consumer Page (0x0c)'.A2]" office:value-type="string" office:string-value="0x0030" calcext:value-type="string">
            <text:p>0x0030</text:p>
          </table:table-cell>
          <table:table-cell table:formula="of:=[$'HID Consumer Page (0x0c)'.F2]" office:value-type="float" office:value="0" calcext:value-type="float">
            <text:p>0</text:p>
          </table:table-cell>
          <table:table-cell table:formula="of:=[$'HID Consumer Page (0x0c)'.B2]" office:value-type="string" office:string-value="Power" calcext:value-type="string">
            <text:p>Power</text:p>
          </table:table-cell>
          <table:table-cell table:formula="of:=HEX2DEC(REPLACE(TRIM([.C2]) ;1;3; 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Application Launcher</text:p>
          </table:table-cell>
        </table:table-row>
        <table:table-row table:style-name="ro3" table:visibility="filter">
          <table:table-cell table:formula="of:=[$'HID Consumer Page (0x0c)'.G3]" office:value-type="float" office:value="0" calcext:value-type="float">
            <text:p>0</text:p>
          </table:table-cell>
          <table:table-cell table:formula="of:=[$'HID Consumer Page (0x0c)'.A3]" office:value-type="string" office:string-value="0x0031" calcext:value-type="string">
            <text:p>0x0031</text:p>
          </table:table-cell>
          <table:table-cell table:formula="of:=[$'HID Consumer Page (0x0c)'.F3]" office:value-type="float" office:value="0" calcext:value-type="float">
            <text:p>0</text:p>
          </table:table-cell>
          <table:table-cell table:formula="of:=[$'HID Consumer Page (0x0c)'.B3]" office:value-type="string" office:string-value="Reset" calcext:value-type="string">
            <text:p>Reset</text:p>
          </table:table-cell>
          <table:table-cell table:formula="of:=HEX2DEC(REPLACE(TRIM([.C3]) ;1;3; 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pplication Control</text:p>
          </table:table-cell>
        </table:table-row>
        <table:table-row table:style-name="ro3" table:visibility="filter">
          <table:table-cell table:formula="of:=[$'HID Consumer Page (0x0c)'.G4]" office:value-type="float" office:value="0" calcext:value-type="float">
            <text:p>0</text:p>
          </table:table-cell>
          <table:table-cell table:formula="of:=[$'HID Consumer Page (0x0c)'.A4]" office:value-type="string" office:string-value="0x0032" calcext:value-type="string">
            <text:p>0x0032</text:p>
          </table:table-cell>
          <table:table-cell table:formula="of:=[$'HID Consumer Page (0x0c)'.F4]" office:value-type="float" office:value="0" calcext:value-type="float">
            <text:p>0</text:p>
          </table:table-cell>
          <table:table-cell table:formula="of:=[$'HID Consumer Page (0x0c)'.B4]" office:value-type="string" office:string-value="Sleep" calcext:value-type="string">
            <text:p>Sleep</text:p>
          </table:table-cell>
          <table:table-cell table:formula="of:=HEX2DEC(REPLACE(TRIM([.C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]" office:value-type="float" office:value="0" calcext:value-type="float">
            <text:p>0</text:p>
          </table:table-cell>
          <table:table-cell table:formula="of:=[$'HID Consumer Page (0x0c)'.A5]" office:value-type="string" office:string-value="0x0033" calcext:value-type="string">
            <text:p>0x0033</text:p>
          </table:table-cell>
          <table:table-cell table:formula="of:=[$'HID Consumer Page (0x0c)'.F5]" office:value-type="float" office:value="0" calcext:value-type="float">
            <text:p>0</text:p>
          </table:table-cell>
          <table:table-cell table:formula="of:=[$'HID Consumer Page (0x0c)'.B5]" office:value-type="string" office:string-value="Sleep After" calcext:value-type="string">
            <text:p>Sleep After</text:p>
          </table:table-cell>
          <table:table-cell table:formula="of:=HEX2DEC(REPLACE(TRIM([.C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6]" office:value-type="string" office:string-value="KEYCODE_POWER" calcext:value-type="string">
            <text:p>KEYCODE_POWER</text:p>
          </table:table-cell>
          <table:table-cell table:formula="of:=[$'HID Consumer Page (0x0c)'.A6]" office:value-type="string" office:string-value="0x0034" calcext:value-type="string">
            <text:p>0x0034</text:p>
          </table:table-cell>
          <table:table-cell table:formula="of:=[$'HID Consumer Page (0x0c)'.F6]" office:value-type="string" office:string-value="0x001a" calcext:value-type="string">
            <text:p>0x001a</text:p>
          </table:table-cell>
          <table:table-cell table:formula="of:=[$'HID Consumer Page (0x0c)'.B6]" office:value-type="string" office:string-value="Sleep Mode" calcext:value-type="string">
            <text:p>Sleep Mode</text:p>
          </table:table-cell>
          <table:table-cell table:formula="of:=HEX2DEC(REPLACE(TRIM([.C6]) ;1;3; ))" office:value-type="float" office:value="26" calcext:value-type="float">
            <text:p>26</text:p>
          </table:table-cell>
          <table:table-cell table:number-columns-repeated="4"/>
        </table:table-row>
        <table:table-row table:style-name="ro3">
          <table:table-cell table:formula="of:=[$'HID Consumer Page (0x0c)'.G7]" office:value-type="string" office:string-value="KEYCODE_MENU" calcext:value-type="string">
            <text:p>KEYCODE_MENU</text:p>
          </table:table-cell>
          <table:table-cell table:formula="of:=[$'HID Consumer Page (0x0c)'.A7]" office:value-type="string" office:string-value="0x0040" calcext:value-type="string">
            <text:p>0x0040</text:p>
          </table:table-cell>
          <table:table-cell table:formula="of:=[$'HID Consumer Page (0x0c)'.F7]" office:value-type="string" office:string-value="0x0052" calcext:value-type="string">
            <text:p>0x0052</text:p>
          </table:table-cell>
          <table:table-cell table:formula="of:=[$'HID Consumer Page (0x0c)'.B7]" office:value-type="string" office:string-value="Menu" calcext:value-type="string">
            <text:p>Menu</text:p>
          </table:table-cell>
          <table:table-cell table:formula="of:=HEX2DEC(REPLACE(TRIM([.C7]) ;1;3; ))" office:value-type="float" office:value="82" calcext:value-type="float">
            <text:p>82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]" office:value-type="float" office:value="0" calcext:value-type="float">
            <text:p>0</text:p>
          </table:table-cell>
          <table:table-cell table:formula="of:=[$'HID Consumer Page (0x0c)'.A8]" office:value-type="string" office:string-value="0x0041" calcext:value-type="string">
            <text:p>0x0041</text:p>
          </table:table-cell>
          <table:table-cell table:formula="of:=[$'HID Consumer Page (0x0c)'.F8]" office:value-type="float" office:value="0" calcext:value-type="float">
            <text:p>0</text:p>
          </table:table-cell>
          <table:table-cell table:formula="of:=[$'HID Consumer Page (0x0c)'.B8]" office:value-type="string" office:string-value="Menu Pick" calcext:value-type="string">
            <text:p>Menu Pick</text:p>
          </table:table-cell>
          <table:table-cell table:formula="of:=HEX2DEC(REPLACE(TRIM([.C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]" office:value-type="float" office:value="0" calcext:value-type="float">
            <text:p>0</text:p>
          </table:table-cell>
          <table:table-cell table:formula="of:=[$'HID Consumer Page (0x0c)'.A9]" office:value-type="string" office:string-value="0x0042" calcext:value-type="string">
            <text:p>0x0042</text:p>
          </table:table-cell>
          <table:table-cell table:formula="of:=[$'HID Consumer Page (0x0c)'.F9]" office:value-type="float" office:value="0" calcext:value-type="float">
            <text:p>0</text:p>
          </table:table-cell>
          <table:table-cell table:formula="of:=[$'HID Consumer Page (0x0c)'.B9]" office:value-type="string" office:string-value="Menu Up" calcext:value-type="string">
            <text:p>Menu Up</text:p>
          </table:table-cell>
          <table:table-cell table:formula="of:=HEX2DEC(REPLACE(TRIM([.C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]" office:value-type="float" office:value="0" calcext:value-type="float">
            <text:p>0</text:p>
          </table:table-cell>
          <table:table-cell table:formula="of:=[$'HID Consumer Page (0x0c)'.A10]" office:value-type="string" office:string-value="0x0043" calcext:value-type="string">
            <text:p>0x0043</text:p>
          </table:table-cell>
          <table:table-cell table:formula="of:=[$'HID Consumer Page (0x0c)'.F10]" office:value-type="float" office:value="0" calcext:value-type="float">
            <text:p>0</text:p>
          </table:table-cell>
          <table:table-cell table:formula="of:=[$'HID Consumer Page (0x0c)'.B10]" office:value-type="string" office:string-value="Menu Down" calcext:value-type="string">
            <text:p>Menu Down</text:p>
          </table:table-cell>
          <table:table-cell table:formula="of:=HEX2DEC(REPLACE(TRIM([.C1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]" office:value-type="float" office:value="0" calcext:value-type="float">
            <text:p>0</text:p>
          </table:table-cell>
          <table:table-cell table:formula="of:=[$'HID Consumer Page (0x0c)'.A11]" office:value-type="string" office:string-value="0x0044" calcext:value-type="string">
            <text:p>0x0044</text:p>
          </table:table-cell>
          <table:table-cell table:formula="of:=[$'HID Consumer Page (0x0c)'.F11]" office:value-type="float" office:value="0" calcext:value-type="float">
            <text:p>0</text:p>
          </table:table-cell>
          <table:table-cell table:formula="of:=[$'HID Consumer Page (0x0c)'.B11]" office:value-type="string" office:string-value="Menu Left" calcext:value-type="string">
            <text:p>Menu Left</text:p>
          </table:table-cell>
          <table:table-cell table:formula="of:=HEX2DEC(REPLACE(TRIM([.C1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]" office:value-type="float" office:value="0" calcext:value-type="float">
            <text:p>0</text:p>
          </table:table-cell>
          <table:table-cell table:formula="of:=[$'HID Consumer Page (0x0c)'.A12]" office:value-type="string" office:string-value="0x0045" calcext:value-type="string">
            <text:p>0x0045</text:p>
          </table:table-cell>
          <table:table-cell table:formula="of:=[$'HID Consumer Page (0x0c)'.F12]" office:value-type="float" office:value="0" calcext:value-type="float">
            <text:p>0</text:p>
          </table:table-cell>
          <table:table-cell table:formula="of:=[$'HID Consumer Page (0x0c)'.B12]" office:value-type="string" office:string-value="Menu Right" calcext:value-type="string">
            <text:p>Menu Right</text:p>
          </table:table-cell>
          <table:table-cell table:formula="of:=HEX2DEC(REPLACE(TRIM([.C1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]" office:value-type="float" office:value="0" calcext:value-type="float">
            <text:p>0</text:p>
          </table:table-cell>
          <table:table-cell table:formula="of:=[$'HID Consumer Page (0x0c)'.A13]" office:value-type="string" office:string-value="0x0046" calcext:value-type="string">
            <text:p>0x0046</text:p>
          </table:table-cell>
          <table:table-cell table:formula="of:=[$'HID Consumer Page (0x0c)'.F13]" office:value-type="float" office:value="0" calcext:value-type="float">
            <text:p>0</text:p>
          </table:table-cell>
          <table:table-cell table:formula="of:=[$'HID Consumer Page (0x0c)'.B13]" office:value-type="string" office:string-value="Menu Escape" calcext:value-type="string">
            <text:p>Menu Escape</text:p>
          </table:table-cell>
          <table:table-cell table:formula="of:=HEX2DEC(REPLACE(TRIM([.C1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]" office:value-type="float" office:value="0" calcext:value-type="float">
            <text:p>0</text:p>
          </table:table-cell>
          <table:table-cell table:formula="of:=[$'HID Consumer Page (0x0c)'.A14]" office:value-type="string" office:string-value="0x0047" calcext:value-type="string">
            <text:p>0x0047</text:p>
          </table:table-cell>
          <table:table-cell table:formula="of:=[$'HID Consumer Page (0x0c)'.F14]" office:value-type="float" office:value="0" calcext:value-type="float">
            <text:p>0</text:p>
          </table:table-cell>
          <table:table-cell table:formula="of:=[$'HID Consumer Page (0x0c)'.B14]" office:value-type="string" office:string-value="Menu Value Increase" calcext:value-type="string">
            <text:p>Menu Value Increase</text:p>
          </table:table-cell>
          <table:table-cell table:formula="of:=HEX2DEC(REPLACE(TRIM([.C1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]" office:value-type="float" office:value="0" calcext:value-type="float">
            <text:p>0</text:p>
          </table:table-cell>
          <table:table-cell table:formula="of:=[$'HID Consumer Page (0x0c)'.A15]" office:value-type="string" office:string-value="0x0048" calcext:value-type="string">
            <text:p>0x0048</text:p>
          </table:table-cell>
          <table:table-cell table:formula="of:=[$'HID Consumer Page (0x0c)'.F15]" office:value-type="float" office:value="0" calcext:value-type="float">
            <text:p>0</text:p>
          </table:table-cell>
          <table:table-cell table:formula="of:=[$'HID Consumer Page (0x0c)'.B15]" office:value-type="string" office:string-value="Menu Value Decrease" calcext:value-type="string">
            <text:p>Menu Value Decrease</text:p>
          </table:table-cell>
          <table:table-cell table:formula="of:=HEX2DEC(REPLACE(TRIM([.C1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6]" office:value-type="string" office:string-value="KEYCODE_WINDOW" calcext:value-type="string">
            <text:p>KEYCODE_WINDOW</text:p>
          </table:table-cell>
          <table:table-cell table:formula="of:=[$'HID Consumer Page (0x0c)'.A16]" office:value-type="string" office:string-value="0x0067" calcext:value-type="string">
            <text:p>0x0067</text:p>
          </table:table-cell>
          <table:table-cell table:formula="of:=[$'HID Consumer Page (0x0c)'.F16]" office:value-type="string" office:string-value="0x00ab" calcext:value-type="string">
            <text:p>0x00ab</text:p>
          </table:table-cell>
          <table:table-cell table:formula="of:=[$'HID Consumer Page (0x0c)'.B16]" office:value-type="string" office:string-value="Picture-in-Picture Toggle" calcext:value-type="string">
            <text:p>Picture-in-Picture Toggle</text:p>
          </table:table-cell>
          <table:table-cell table:formula="of:=HEX2DEC(REPLACE(TRIM([.C16]) ;1;3; ))" office:value-type="float" office:value="171" calcext:value-type="float">
            <text:p>171</text:p>
          </table:table-cell>
          <table:table-cell table:number-columns-repeated="4"/>
        </table:table-row>
        <table:table-row table:style-name="ro3">
          <table:table-cell table:formula="of:=[$'HID Consumer Page (0x0c)'.G17]" office:value-type="string" office:string-value="KEYCODE_PROG_RED" calcext:value-type="string">
            <text:p>KEYCODE_PROG_RED</text:p>
          </table:table-cell>
          <table:table-cell table:formula="of:=[$'HID Consumer Page (0x0c)'.A17]" office:value-type="string" office:string-value="0x0069" calcext:value-type="string">
            <text:p>0x0069</text:p>
          </table:table-cell>
          <table:table-cell table:formula="of:=[$'HID Consumer Page (0x0c)'.F17]" office:value-type="string" office:string-value="0x00b7" calcext:value-type="string">
            <text:p>0x00b7</text:p>
          </table:table-cell>
          <table:table-cell table:formula="of:=[$'HID Consumer Page (0x0c)'.B17]" office:value-type="string" office:string-value="Red Menu Button" calcext:value-type="string">
            <text:p>Red Menu Button</text:p>
          </table:table-cell>
          <table:table-cell table:formula="of:=HEX2DEC(REPLACE(TRIM([.C17]) ;1;3; ))" office:value-type="float" office:value="183" calcext:value-type="float">
            <text:p>183</text:p>
          </table:table-cell>
          <table:table-cell table:number-columns-repeated="4"/>
        </table:table-row>
        <table:table-row table:style-name="ro3">
          <table:table-cell table:formula="of:=[$'HID Consumer Page (0x0c)'.G18]" office:value-type="string" office:string-value="KEYCODE_PROG_GREEN" calcext:value-type="string">
            <text:p>KEYCODE_PROG_GREEN</text:p>
          </table:table-cell>
          <table:table-cell table:formula="of:=[$'HID Consumer Page (0x0c)'.A18]" office:value-type="string" office:string-value="0x006a" calcext:value-type="string">
            <text:p>0x006a</text:p>
          </table:table-cell>
          <table:table-cell table:formula="of:=[$'HID Consumer Page (0x0c)'.F18]" office:value-type="string" office:string-value="0x00b8" calcext:value-type="string">
            <text:p>0x00b8</text:p>
          </table:table-cell>
          <table:table-cell table:formula="of:=[$'HID Consumer Page (0x0c)'.B18]" office:value-type="string" office:string-value="Green Menu Button" calcext:value-type="string">
            <text:p>Green Menu Button</text:p>
          </table:table-cell>
          <table:table-cell table:formula="of:=HEX2DEC(REPLACE(TRIM([.C18]) ;1;3; ))" office:value-type="float" office:value="184" calcext:value-type="float">
            <text:p>184</text:p>
          </table:table-cell>
          <table:table-cell table:number-columns-repeated="4"/>
        </table:table-row>
        <table:table-row table:style-name="ro3">
          <table:table-cell table:formula="of:=[$'HID Consumer Page (0x0c)'.G19]" office:value-type="string" office:string-value="KEYCODE_PROG_BLUE" calcext:value-type="string">
            <text:p>KEYCODE_PROG_BLUE</text:p>
          </table:table-cell>
          <table:table-cell table:formula="of:=[$'HID Consumer Page (0x0c)'.A19]" office:value-type="string" office:string-value="0x006b" calcext:value-type="string">
            <text:p>0x006b</text:p>
          </table:table-cell>
          <table:table-cell table:formula="of:=[$'HID Consumer Page (0x0c)'.F19]" office:value-type="string" office:string-value="0x00ba" calcext:value-type="string">
            <text:p>0x00ba</text:p>
          </table:table-cell>
          <table:table-cell table:formula="of:=[$'HID Consumer Page (0x0c)'.B19]" office:value-type="string" office:string-value="Blue Menu Button" calcext:value-type="string">
            <text:p>Blue Menu Button</text:p>
          </table:table-cell>
          <table:table-cell table:formula="of:=HEX2DEC(REPLACE(TRIM([.C19]) ;1;3; ))" office:value-type="float" office:value="186" calcext:value-type="float">
            <text:p>186</text:p>
          </table:table-cell>
          <table:table-cell table:number-columns-repeated="4"/>
        </table:table-row>
        <table:table-row table:style-name="ro3">
          <table:table-cell table:formula="of:=[$'HID Consumer Page (0x0c)'.G20]" office:value-type="string" office:string-value="KEYCODE_PROG_YELLOW" calcext:value-type="string">
            <text:p>KEYCODE_PROG_YELLOW</text:p>
          </table:table-cell>
          <table:table-cell table:formula="of:=[$'HID Consumer Page (0x0c)'.A20]" office:value-type="string" office:string-value="0x006c" calcext:value-type="string">
            <text:p>0x006c</text:p>
          </table:table-cell>
          <table:table-cell table:formula="of:=[$'HID Consumer Page (0x0c)'.F20]" office:value-type="string" office:string-value="0x00b9" calcext:value-type="string">
            <text:p>0x00b9</text:p>
          </table:table-cell>
          <table:table-cell table:formula="of:=[$'HID Consumer Page (0x0c)'.B20]" office:value-type="string" office:string-value="Yellow Menu Button" calcext:value-type="string">
            <text:p>Yellow Menu Button</text:p>
          </table:table-cell>
          <table:table-cell table:formula="of:=HEX2DEC(REPLACE(TRIM([.C20]) ;1;3; ))" office:value-type="float" office:value="185" calcext:value-type="float">
            <text:p>18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]" office:value-type="float" office:value="0" calcext:value-type="float">
            <text:p>0</text:p>
          </table:table-cell>
          <table:table-cell table:formula="of:=[$'HID Consumer Page (0x0c)'.A21]" office:value-type="string" office:string-value="0x0081" calcext:value-type="string">
            <text:p>0x0081</text:p>
          </table:table-cell>
          <table:table-cell table:formula="of:=[$'HID Consumer Page (0x0c)'.F21]" office:value-type="float" office:value="0" calcext:value-type="float">
            <text:p>0</text:p>
          </table:table-cell>
          <table:table-cell table:formula="of:=[$'HID Consumer Page (0x0c)'.B21]" office:value-type="string" office:string-value="Assign Selection" calcext:value-type="string">
            <text:p>Assign Selection</text:p>
          </table:table-cell>
          <table:table-cell table:formula="of:=HEX2DEC(REPLACE(TRIM([.C2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]" office:value-type="float" office:value="0" calcext:value-type="float">
            <text:p>0</text:p>
          </table:table-cell>
          <table:table-cell table:formula="of:=[$'HID Consumer Page (0x0c)'.A22]" office:value-type="string" office:string-value="0x0082" calcext:value-type="string">
            <text:p>0x0082</text:p>
          </table:table-cell>
          <table:table-cell table:formula="of:=[$'HID Consumer Page (0x0c)'.F22]" office:value-type="float" office:value="0" calcext:value-type="float">
            <text:p>0</text:p>
          </table:table-cell>
          <table:table-cell table:formula="of:=[$'HID Consumer Page (0x0c)'.B22]" office:value-type="string" office:string-value="Mode Step" calcext:value-type="string">
            <text:p>Mode Step</text:p>
          </table:table-cell>
          <table:table-cell table:formula="of:=HEX2DEC(REPLACE(TRIM([.C2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23]" office:value-type="string" office:string-value="KEYCODE_LAST_CHANNEL" calcext:value-type="string">
            <text:p>KEYCODE_LAST_CHANNEL</text:p>
          </table:table-cell>
          <table:table-cell table:formula="of:=[$'HID Consumer Page (0x0c)'.A23]" office:value-type="string" office:string-value="0x0083" calcext:value-type="string">
            <text:p>0x0083</text:p>
          </table:table-cell>
          <table:table-cell table:formula="of:=[$'HID Consumer Page (0x0c)'.F23]" office:value-type="string" office:string-value="0xe5" calcext:value-type="string">
            <text:p>0xe5</text:p>
          </table:table-cell>
          <table:table-cell table:formula="of:=[$'HID Consumer Page (0x0c)'.B23]" office:value-type="string" office:string-value="Recall Last" calcext:value-type="string">
            <text:p>Recall Last</text:p>
          </table:table-cell>
          <table:table-cell table:formula="of:=HEX2DEC(REPLACE(TRIM([.C23]) ;1;3; ))" office:value-type="float" office:value="5" calcext:value-type="float">
            <text:p>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]" office:value-type="float" office:value="0" calcext:value-type="float">
            <text:p>0</text:p>
          </table:table-cell>
          <table:table-cell table:formula="of:=[$'HID Consumer Page (0x0c)'.A24]" office:value-type="string" office:string-value="0x0084" calcext:value-type="string">
            <text:p>0x0084</text:p>
          </table:table-cell>
          <table:table-cell table:formula="of:=[$'HID Consumer Page (0x0c)'.F24]" office:value-type="float" office:value="0" calcext:value-type="float">
            <text:p>0</text:p>
          </table:table-cell>
          <table:table-cell table:formula="of:=[$'HID Consumer Page (0x0c)'.B24]" office:value-type="string" office:string-value="Enter Channel" calcext:value-type="string">
            <text:p>Enter Channel</text:p>
          </table:table-cell>
          <table:table-cell table:formula="of:=HEX2DEC(REPLACE(TRIM([.C2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]" office:value-type="float" office:value="0" calcext:value-type="float">
            <text:p>0</text:p>
          </table:table-cell>
          <table:table-cell table:formula="of:=[$'HID Consumer Page (0x0c)'.A25]" office:value-type="string" office:string-value="0x0085" calcext:value-type="string">
            <text:p>0x0085</text:p>
          </table:table-cell>
          <table:table-cell table:formula="of:=[$'HID Consumer Page (0x0c)'.F25]" office:value-type="float" office:value="0" calcext:value-type="float">
            <text:p>0</text:p>
          </table:table-cell>
          <table:table-cell table:formula="of:=[$'HID Consumer Page (0x0c)'.B25]" office:value-type="string" office:string-value="Order Movie" calcext:value-type="string">
            <text:p>Order Movie</text:p>
          </table:table-cell>
          <table:table-cell table:formula="of:=HEX2DEC(REPLACE(TRIM([.C2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]" office:value-type="float" office:value="0" calcext:value-type="float">
            <text:p>0</text:p>
          </table:table-cell>
          <table:table-cell table:formula="of:=[$'HID Consumer Page (0x0c)'.A26]" office:value-type="string" office:string-value="0x0088" calcext:value-type="string">
            <text:p>0x0088</text:p>
          </table:table-cell>
          <table:table-cell table:formula="of:=[$'HID Consumer Page (0x0c)'.F26]" office:value-type="float" office:value="0" calcext:value-type="float">
            <text:p>0</text:p>
          </table:table-cell>
          <table:table-cell table:formula="of:=[$'HID Consumer Page (0x0c)'.B26]" office:value-type="string" office:string-value="Media Select Computer" calcext:value-type="string">
            <text:p>Media Select Computer</text:p>
          </table:table-cell>
          <table:table-cell table:formula="of:=HEX2DEC(REPLACE(TRIM([.C2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27]" office:value-type="string" office:string-value="KEYCODE_TV" calcext:value-type="string">
            <text:p>KEYCODE_TV</text:p>
          </table:table-cell>
          <table:table-cell table:formula="of:=[$'HID Consumer Page (0x0c)'.A27]" office:value-type="string" office:string-value="0x0089" calcext:value-type="string">
            <text:p>0x0089</text:p>
          </table:table-cell>
          <table:table-cell table:formula="of:=[$'HID Consumer Page (0x0c)'.F27]" office:value-type="string" office:string-value="0x00aa" calcext:value-type="string">
            <text:p>0x00aa</text:p>
          </table:table-cell>
          <table:table-cell table:formula="of:=[$'HID Consumer Page (0x0c)'.B27]" office:value-type="string" office:string-value="Media Select TV" calcext:value-type="string">
            <text:p>Media Select TV</text:p>
          </table:table-cell>
          <table:table-cell table:formula="of:=HEX2DEC(REPLACE(TRIM([.C27]) ;1;3; ))" office:value-type="float" office:value="170" calcext:value-type="float">
            <text:p>170</text:p>
          </table:table-cell>
          <table:table-cell table:number-columns-repeated="4"/>
        </table:table-row>
        <table:table-row table:style-name="ro3">
          <table:table-cell table:formula="of:=[$'HID Consumer Page (0x0c)'.G28]" office:value-type="string" office:string-value="KEYCODE_EXPLORER" calcext:value-type="string">
            <text:p>KEYCODE_EXPLORER</text:p>
          </table:table-cell>
          <table:table-cell table:formula="of:=[$'HID Consumer Page (0x0c)'.A28]" office:value-type="string" office:string-value="0x008a" calcext:value-type="string">
            <text:p>0x008a</text:p>
          </table:table-cell>
          <table:table-cell table:formula="of:=[$'HID Consumer Page (0x0c)'.F28]" office:value-type="string" office:string-value="0x0040" calcext:value-type="string">
            <text:p>0x0040</text:p>
          </table:table-cell>
          <table:table-cell table:formula="of:=[$'HID Consumer Page (0x0c)'.B28]" office:value-type="string" office:string-value="Media Select WWW" calcext:value-type="string">
            <text:p>Media Select WWW</text:p>
          </table:table-cell>
          <table:table-cell table:formula="of:=HEX2DEC(REPLACE(TRIM([.C28]) ;1;3; ))" office:value-type="float" office:value="64" calcext:value-type="float">
            <text:p>6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]" office:value-type="float" office:value="0" calcext:value-type="float">
            <text:p>0</text:p>
          </table:table-cell>
          <table:table-cell table:formula="of:=[$'HID Consumer Page (0x0c)'.A29]" office:value-type="string" office:string-value="0x008b" calcext:value-type="string">
            <text:p>0x008b</text:p>
          </table:table-cell>
          <table:table-cell table:formula="of:=[$'HID Consumer Page (0x0c)'.F29]" office:value-type="float" office:value="0" calcext:value-type="float">
            <text:p>0</text:p>
          </table:table-cell>
          <table:table-cell table:formula="of:=[$'HID Consumer Page (0x0c)'.B29]" office:value-type="string" office:string-value="Media Select DVD" calcext:value-type="string">
            <text:p>Media Select DVD</text:p>
          </table:table-cell>
          <table:table-cell table:formula="of:=HEX2DEC(REPLACE(TRIM([.C2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30]" office:value-type="string" office:string-value="KEYCODE_CALL" calcext:value-type="string">
            <text:p>KEYCODE_CALL</text:p>
          </table:table-cell>
          <table:table-cell table:formula="of:=[$'HID Consumer Page (0x0c)'.A30]" office:value-type="string" office:string-value="0x008c" calcext:value-type="string">
            <text:p>0x008c</text:p>
          </table:table-cell>
          <table:table-cell table:formula="of:=[$'HID Consumer Page (0x0c)'.F30]" office:value-type="string" office:string-value="0x0005" calcext:value-type="string">
            <text:p>0x0005</text:p>
          </table:table-cell>
          <table:table-cell table:formula="of:=[$'HID Consumer Page (0x0c)'.B30]" office:value-type="string" office:string-value="Media Select Telephone" calcext:value-type="string">
            <text:p>Media Select Telephone</text:p>
          </table:table-cell>
          <table:table-cell table:formula="of:=HEX2DEC(REPLACE(TRIM([.C30]) ;1;3; ))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'HID Consumer Page (0x0c)'.G31]" office:value-type="string" office:string-value="KEYCODE_GUIDE" calcext:value-type="string">
            <text:p>KEYCODE_GUIDE</text:p>
          </table:table-cell>
          <table:table-cell table:formula="of:=[$'HID Consumer Page (0x0c)'.A31]" office:value-type="string" office:string-value="0x008d" calcext:value-type="string">
            <text:p>0x008d</text:p>
          </table:table-cell>
          <table:table-cell table:formula="of:=[$'HID Consumer Page (0x0c)'.F31]" office:value-type="string" office:string-value="0x00ac" calcext:value-type="string">
            <text:p>0x00ac</text:p>
          </table:table-cell>
          <table:table-cell table:formula="of:=[$'HID Consumer Page (0x0c)'.B31]" office:value-type="string" office:string-value="Media Select Program Guide" calcext:value-type="string">
            <text:p>Media Select Program Guide</text:p>
          </table:table-cell>
          <table:table-cell table:formula="of:=HEX2DEC(REPLACE(TRIM([.C31]) ;1;3; ))" office:value-type="float" office:value="172" calcext:value-type="float">
            <text:p>172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2]" office:value-type="float" office:value="0" calcext:value-type="float">
            <text:p>0</text:p>
          </table:table-cell>
          <table:table-cell table:formula="of:=[$'HID Consumer Page (0x0c)'.A32]" office:value-type="string" office:string-value="0x008e" calcext:value-type="string">
            <text:p>0x008e</text:p>
          </table:table-cell>
          <table:table-cell table:formula="of:=[$'HID Consumer Page (0x0c)'.F32]" office:value-type="float" office:value="0" calcext:value-type="float">
            <text:p>0</text:p>
          </table:table-cell>
          <table:table-cell table:formula="of:=[$'HID Consumer Page (0x0c)'.B32]" office:value-type="string" office:string-value="Media Select Video Phone" calcext:value-type="string">
            <text:p>Media Select Video Phone</text:p>
          </table:table-cell>
          <table:table-cell table:formula="of:=HEX2DEC(REPLACE(TRIM([.C3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3]" office:value-type="float" office:value="0" calcext:value-type="float">
            <text:p>0</text:p>
          </table:table-cell>
          <table:table-cell table:formula="of:=[$'HID Consumer Page (0x0c)'.A33]" office:value-type="string" office:string-value="0x008f" calcext:value-type="string">
            <text:p>0x008f</text:p>
          </table:table-cell>
          <table:table-cell table:formula="of:=[$'HID Consumer Page (0x0c)'.F33]" office:value-type="float" office:value="0" calcext:value-type="float">
            <text:p>0</text:p>
          </table:table-cell>
          <table:table-cell table:formula="of:=[$'HID Consumer Page (0x0c)'.B33]" office:value-type="string" office:string-value="Media Select Games" calcext:value-type="string">
            <text:p>Media Select Games</text:p>
          </table:table-cell>
          <table:table-cell table:formula="of:=HEX2DEC(REPLACE(TRIM([.C3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4]" office:value-type="float" office:value="0" calcext:value-type="float">
            <text:p>0</text:p>
          </table:table-cell>
          <table:table-cell table:formula="of:=[$'HID Consumer Page (0x0c)'.A34]" office:value-type="string" office:string-value="0x0090" calcext:value-type="string">
            <text:p>0x0090</text:p>
          </table:table-cell>
          <table:table-cell table:formula="of:=[$'HID Consumer Page (0x0c)'.F34]" office:value-type="float" office:value="0" calcext:value-type="float">
            <text:p>0</text:p>
          </table:table-cell>
          <table:table-cell table:formula="of:=[$'HID Consumer Page (0x0c)'.B34]" office:value-type="string" office:string-value="Media Select Messages" calcext:value-type="string">
            <text:p>Media Select Messages</text:p>
          </table:table-cell>
          <table:table-cell table:formula="of:=HEX2DEC(REPLACE(TRIM([.C3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5]" office:value-type="float" office:value="0" calcext:value-type="float">
            <text:p>0</text:p>
          </table:table-cell>
          <table:table-cell table:formula="of:=[$'HID Consumer Page (0x0c)'.A35]" office:value-type="string" office:string-value="0x0091" calcext:value-type="string">
            <text:p>0x0091</text:p>
          </table:table-cell>
          <table:table-cell table:formula="of:=[$'HID Consumer Page (0x0c)'.F35]" office:value-type="float" office:value="0" calcext:value-type="float">
            <text:p>0</text:p>
          </table:table-cell>
          <table:table-cell table:formula="of:=[$'HID Consumer Page (0x0c)'.B35]" office:value-type="string" office:string-value="Media Select CD" calcext:value-type="string">
            <text:p>Media Select CD</text:p>
          </table:table-cell>
          <table:table-cell table:formula="of:=HEX2DEC(REPLACE(TRIM([.C3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6]" office:value-type="float" office:value="0" calcext:value-type="float">
            <text:p>0</text:p>
          </table:table-cell>
          <table:table-cell table:formula="of:=[$'HID Consumer Page (0x0c)'.A36]" office:value-type="string" office:string-value="0x0092" calcext:value-type="string">
            <text:p>0x0092</text:p>
          </table:table-cell>
          <table:table-cell table:formula="of:=[$'HID Consumer Page (0x0c)'.F36]" office:value-type="float" office:value="0" calcext:value-type="float">
            <text:p>0</text:p>
          </table:table-cell>
          <table:table-cell table:formula="of:=[$'HID Consumer Page (0x0c)'.B36]" office:value-type="string" office:string-value="Media Select VCR" calcext:value-type="string">
            <text:p>Media Select VCR</text:p>
          </table:table-cell>
          <table:table-cell table:formula="of:=HEX2DEC(REPLACE(TRIM([.C3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7]" office:value-type="float" office:value="0" calcext:value-type="float">
            <text:p>0</text:p>
          </table:table-cell>
          <table:table-cell table:formula="of:=[$'HID Consumer Page (0x0c)'.A37]" office:value-type="string" office:string-value="0x0093" calcext:value-type="string">
            <text:p>0x0093</text:p>
          </table:table-cell>
          <table:table-cell table:formula="of:=[$'HID Consumer Page (0x0c)'.F37]" office:value-type="float" office:value="0" calcext:value-type="float">
            <text:p>0</text:p>
          </table:table-cell>
          <table:table-cell table:formula="of:=[$'HID Consumer Page (0x0c)'.B37]" office:value-type="string" office:string-value="Media Select Tuner" calcext:value-type="string">
            <text:p>Media Select Tuner</text:p>
          </table:table-cell>
          <table:table-cell table:formula="of:=HEX2DEC(REPLACE(TRIM([.C3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8]" office:value-type="float" office:value="0" calcext:value-type="float">
            <text:p>0</text:p>
          </table:table-cell>
          <table:table-cell table:formula="of:=[$'HID Consumer Page (0x0c)'.A38]" office:value-type="string" office:string-value="0x0094" calcext:value-type="string">
            <text:p>0x0094</text:p>
          </table:table-cell>
          <table:table-cell table:formula="of:=[$'HID Consumer Page (0x0c)'.F38]" office:value-type="float" office:value="0" calcext:value-type="float">
            <text:p>0</text:p>
          </table:table-cell>
          <table:table-cell table:formula="of:=[$'HID Consumer Page (0x0c)'.B38]" office:value-type="string" office:string-value="Quit" calcext:value-type="string">
            <text:p>Quit</text:p>
          </table:table-cell>
          <table:table-cell table:formula="of:=HEX2DEC(REPLACE(TRIM([.C3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9]" office:value-type="float" office:value="0" calcext:value-type="float">
            <text:p>0</text:p>
          </table:table-cell>
          <table:table-cell table:formula="of:=[$'HID Consumer Page (0x0c)'.A39]" office:value-type="string" office:string-value="0x0095" calcext:value-type="string">
            <text:p>0x0095</text:p>
          </table:table-cell>
          <table:table-cell table:formula="of:=[$'HID Consumer Page (0x0c)'.F39]" office:value-type="float" office:value="0" calcext:value-type="float">
            <text:p>0</text:p>
          </table:table-cell>
          <table:table-cell table:formula="of:=[$'HID Consumer Page (0x0c)'.B39]" office:value-type="string" office:string-value="Help" calcext:value-type="string">
            <text:p>Help</text:p>
          </table:table-cell>
          <table:table-cell table:formula="of:=HEX2DEC(REPLACE(TRIM([.C3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0]" office:value-type="float" office:value="0" calcext:value-type="float">
            <text:p>0</text:p>
          </table:table-cell>
          <table:table-cell table:formula="of:=[$'HID Consumer Page (0x0c)'.A40]" office:value-type="string" office:string-value="0x0096" calcext:value-type="string">
            <text:p>0x0096</text:p>
          </table:table-cell>
          <table:table-cell table:formula="of:=[$'HID Consumer Page (0x0c)'.F40]" office:value-type="float" office:value="0" calcext:value-type="float">
            <text:p>0</text:p>
          </table:table-cell>
          <table:table-cell table:formula="of:=[$'HID Consumer Page (0x0c)'.B40]" office:value-type="string" office:string-value="Media Select Tape" calcext:value-type="string">
            <text:p>Media Select Tape</text:p>
          </table:table-cell>
          <table:table-cell table:formula="of:=HEX2DEC(REPLACE(TRIM([.C4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1]" office:value-type="float" office:value="0" calcext:value-type="float">
            <text:p>0</text:p>
          </table:table-cell>
          <table:table-cell table:formula="of:=[$'HID Consumer Page (0x0c)'.A41]" office:value-type="string" office:string-value="0x0097" calcext:value-type="string">
            <text:p>0x0097</text:p>
          </table:table-cell>
          <table:table-cell table:formula="of:=[$'HID Consumer Page (0x0c)'.F41]" office:value-type="float" office:value="0" calcext:value-type="float">
            <text:p>0</text:p>
          </table:table-cell>
          <table:table-cell table:formula="of:=[$'HID Consumer Page (0x0c)'.B41]" office:value-type="string" office:string-value="Media Select Cable" calcext:value-type="string">
            <text:p>Media Select Cable</text:p>
          </table:table-cell>
          <table:table-cell table:formula="of:=HEX2DEC(REPLACE(TRIM([.C4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2]" office:value-type="float" office:value="0" calcext:value-type="float">
            <text:p>0</text:p>
          </table:table-cell>
          <table:table-cell table:formula="of:=[$'HID Consumer Page (0x0c)'.A42]" office:value-type="string" office:string-value="0x0098" calcext:value-type="string">
            <text:p>0x0098</text:p>
          </table:table-cell>
          <table:table-cell table:formula="of:=[$'HID Consumer Page (0x0c)'.F42]" office:value-type="float" office:value="0" calcext:value-type="float">
            <text:p>0</text:p>
          </table:table-cell>
          <table:table-cell table:formula="of:=[$'HID Consumer Page (0x0c)'.B42]" office:value-type="string" office:string-value="Media Select Satellite" calcext:value-type="string">
            <text:p>Media Select Satellite</text:p>
          </table:table-cell>
          <table:table-cell table:formula="of:=HEX2DEC(REPLACE(TRIM([.C4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3]" office:value-type="float" office:value="0" calcext:value-type="float">
            <text:p>0</text:p>
          </table:table-cell>
          <table:table-cell table:formula="of:=[$'HID Consumer Page (0x0c)'.A43]" office:value-type="string" office:string-value="0x0099" calcext:value-type="string">
            <text:p>0x0099</text:p>
          </table:table-cell>
          <table:table-cell table:formula="of:=[$'HID Consumer Page (0x0c)'.F43]" office:value-type="float" office:value="0" calcext:value-type="float">
            <text:p>0</text:p>
          </table:table-cell>
          <table:table-cell table:formula="of:=[$'HID Consumer Page (0x0c)'.B43]" office:value-type="string" office:string-value="Media Select Security" calcext:value-type="string">
            <text:p>Media Select Security</text:p>
          </table:table-cell>
          <table:table-cell table:formula="of:=HEX2DEC(REPLACE(TRIM([.C4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44]" office:value-type="string" office:string-value="KEYCODE_DVR" calcext:value-type="string">
            <text:p>KEYCODE_DVR</text:p>
          </table:table-cell>
          <table:table-cell table:formula="of:=[$'HID Consumer Page (0x0c)'.A44]" office:value-type="string" office:string-value="0x009a" calcext:value-type="string">
            <text:p>0x009a</text:p>
          </table:table-cell>
          <table:table-cell table:formula="of:=[$'HID Consumer Page (0x0c)'.F44]" office:value-type="string" office:string-value="0x00ad" calcext:value-type="string">
            <text:p>0x00ad</text:p>
          </table:table-cell>
          <table:table-cell table:formula="of:=[$'HID Consumer Page (0x0c)'.B44]" office:value-type="string" office:string-value="Media Select Home" calcext:value-type="string">
            <text:p>Media Select Home</text:p>
          </table:table-cell>
          <table:table-cell table:formula="of:=HEX2DEC(REPLACE(TRIM([.C44]) ;1;3; ))" office:value-type="float" office:value="173" calcext:value-type="float">
            <text:p>173</text:p>
          </table:table-cell>
          <table:table-cell table:number-columns-repeated="4"/>
        </table:table-row>
        <table:table-row table:style-name="ro3">
          <table:table-cell table:formula="of:=[$'HID Consumer Page (0x0c)'.G45]" office:value-type="string" office:string-value="KEYCODE_CAPTIONS" calcext:value-type="string">
            <text:p>KEYCODE_CAPTIONS</text:p>
          </table:table-cell>
          <table:table-cell table:formula="of:=[$'HID Consumer Page (0x0c)'.A45]" office:value-type="string" office:string-value="0x0061" calcext:value-type="string">
            <text:p>0x0061</text:p>
          </table:table-cell>
          <table:table-cell table:formula="of:=[$'HID Consumer Page (0x0c)'.F45]" office:value-type="string" office:string-value="0x00af" calcext:value-type="string">
            <text:p>0x00af</text:p>
          </table:table-cell>
          <table:table-cell table:formula="of:=[$'HID Consumer Page (0x0c)'.B45]" office:value-type="string" office:string-value="Closed caption" calcext:value-type="string">
            <text:p>Closed caption</text:p>
          </table:table-cell>
          <table:table-cell table:formula="of:=HEX2DEC(REPLACE(TRIM([.C45]) ;1;3; ))" office:value-type="float" office:value="175" calcext:value-type="float">
            <text:p>175</text:p>
          </table:table-cell>
          <table:table-cell table:number-columns-repeated="4"/>
        </table:table-row>
        <table:table-row table:style-name="ro3">
          <table:table-cell table:formula="of:=[$'HID Consumer Page (0x0c)'.G46]" office:value-type="string" office:string-value="KEYCODE_CHANNEL_UP" calcext:value-type="string">
            <text:p>KEYCODE_CHANNEL_UP</text:p>
          </table:table-cell>
          <table:table-cell table:formula="of:=[$'HID Consumer Page (0x0c)'.A46]" office:value-type="string" office:string-value="0x009c" calcext:value-type="string">
            <text:p>0x009c</text:p>
          </table:table-cell>
          <table:table-cell table:formula="of:=[$'HID Consumer Page (0x0c)'.F46]" office:value-type="string" office:string-value="0x00a6" calcext:value-type="string">
            <text:p>0x00a6</text:p>
          </table:table-cell>
          <table:table-cell table:formula="of:=[$'HID Consumer Page (0x0c)'.B46]" office:value-type="string" office:string-value="Channel Increment" calcext:value-type="string">
            <text:p>Channel Increment</text:p>
          </table:table-cell>
          <table:table-cell table:formula="of:=HEX2DEC(REPLACE(TRIM([.C46]) ;1;3; ))" office:value-type="float" office:value="166" calcext:value-type="float">
            <text:p>166</text:p>
          </table:table-cell>
          <table:table-cell table:number-columns-repeated="4"/>
        </table:table-row>
        <table:table-row table:style-name="ro3">
          <table:table-cell table:formula="of:=[$'HID Consumer Page (0x0c)'.G47]" office:value-type="string" office:string-value="KEYCODE_CHANNEL_DOWN" calcext:value-type="string">
            <text:p>KEYCODE_CHANNEL_DOWN</text:p>
          </table:table-cell>
          <table:table-cell table:formula="of:=[$'HID Consumer Page (0x0c)'.A47]" office:value-type="string" office:string-value="0x009d" calcext:value-type="string">
            <text:p>0x009d</text:p>
          </table:table-cell>
          <table:table-cell table:formula="of:=[$'HID Consumer Page (0x0c)'.F47]" office:value-type="string" office:string-value="0x00a7" calcext:value-type="string">
            <text:p>0x00a7</text:p>
          </table:table-cell>
          <table:table-cell table:formula="of:=[$'HID Consumer Page (0x0c)'.B47]" office:value-type="string" office:string-value="Channel Decrement" calcext:value-type="string">
            <text:p>Channel Decrement</text:p>
          </table:table-cell>
          <table:table-cell table:formula="of:=HEX2DEC(REPLACE(TRIM([.C47]) ;1;3; ))" office:value-type="float" office:value="167" calcext:value-type="float">
            <text:p>167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8]" office:value-type="float" office:value="0" calcext:value-type="float">
            <text:p>0</text:p>
          </table:table-cell>
          <table:table-cell table:formula="of:=[$'HID Consumer Page (0x0c)'.A48]" office:value-type="string" office:string-value="0x009e" calcext:value-type="string">
            <text:p>0x009e</text:p>
          </table:table-cell>
          <table:table-cell table:formula="of:=[$'HID Consumer Page (0x0c)'.F48]" office:value-type="float" office:value="0" calcext:value-type="float">
            <text:p>0</text:p>
          </table:table-cell>
          <table:table-cell table:formula="of:=[$'HID Consumer Page (0x0c)'.B48]" office:value-type="string" office:string-value="Media Select SAP" calcext:value-type="string">
            <text:p>Media Select SAP</text:p>
          </table:table-cell>
          <table:table-cell table:formula="of:=HEX2DEC(REPLACE(TRIM([.C4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9]" office:value-type="float" office:value="0" calcext:value-type="float">
            <text:p>0</text:p>
          </table:table-cell>
          <table:table-cell table:formula="of:=[$'HID Consumer Page (0x0c)'.A49]" office:value-type="string" office:string-value="0x00a0" calcext:value-type="string">
            <text:p>0x00a0</text:p>
          </table:table-cell>
          <table:table-cell table:formula="of:=[$'HID Consumer Page (0x0c)'.F49]" office:value-type="float" office:value="0" calcext:value-type="float">
            <text:p>0</text:p>
          </table:table-cell>
          <table:table-cell table:formula="of:=[$'HID Consumer Page (0x0c)'.B49]" office:value-type="string" office:string-value="VCR Plus" calcext:value-type="string">
            <text:p>VCR Plus</text:p>
          </table:table-cell>
          <table:table-cell table:formula="of:=HEX2DEC(REPLACE(TRIM([.C4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0]" office:value-type="float" office:value="0" calcext:value-type="float">
            <text:p>0</text:p>
          </table:table-cell>
          <table:table-cell table:formula="of:=[$'HID Consumer Page (0x0c)'.A50]" office:value-type="string" office:string-value="0x00a1" calcext:value-type="string">
            <text:p>0x00a1</text:p>
          </table:table-cell>
          <table:table-cell table:formula="of:=[$'HID Consumer Page (0x0c)'.F50]" office:value-type="float" office:value="0" calcext:value-type="float">
            <text:p>0</text:p>
          </table:table-cell>
          <table:table-cell table:formula="of:=[$'HID Consumer Page (0x0c)'.B50]" office:value-type="string" office:string-value="Once" calcext:value-type="string">
            <text:p>Once</text:p>
          </table:table-cell>
          <table:table-cell table:formula="of:=HEX2DEC(REPLACE(TRIM([.C5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1]" office:value-type="float" office:value="0" calcext:value-type="float">
            <text:p>0</text:p>
          </table:table-cell>
          <table:table-cell table:formula="of:=[$'HID Consumer Page (0x0c)'.A51]" office:value-type="string" office:string-value="0x00a2" calcext:value-type="string">
            <text:p>0x00a2</text:p>
          </table:table-cell>
          <table:table-cell table:formula="of:=[$'HID Consumer Page (0x0c)'.F51]" office:value-type="float" office:value="0" calcext:value-type="float">
            <text:p>0</text:p>
          </table:table-cell>
          <table:table-cell table:formula="of:=[$'HID Consumer Page (0x0c)'.B51]" office:value-type="string" office:string-value="Daily" calcext:value-type="string">
            <text:p>Daily</text:p>
          </table:table-cell>
          <table:table-cell table:formula="of:=HEX2DEC(REPLACE(TRIM([.C5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2]" office:value-type="float" office:value="0" calcext:value-type="float">
            <text:p>0</text:p>
          </table:table-cell>
          <table:table-cell table:formula="of:=[$'HID Consumer Page (0x0c)'.A52]" office:value-type="string" office:string-value="0x00a3" calcext:value-type="string">
            <text:p>0x00a3</text:p>
          </table:table-cell>
          <table:table-cell table:formula="of:=[$'HID Consumer Page (0x0c)'.F52]" office:value-type="float" office:value="0" calcext:value-type="float">
            <text:p>0</text:p>
          </table:table-cell>
          <table:table-cell table:formula="of:=[$'HID Consumer Page (0x0c)'.B52]" office:value-type="string" office:string-value="Weekly" calcext:value-type="string">
            <text:p>Weekly</text:p>
          </table:table-cell>
          <table:table-cell table:formula="of:=HEX2DEC(REPLACE(TRIM([.C5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3]" office:value-type="float" office:value="0" calcext:value-type="float">
            <text:p>0</text:p>
          </table:table-cell>
          <table:table-cell table:formula="of:=[$'HID Consumer Page (0x0c)'.A53]" office:value-type="string" office:string-value="0x00a4" calcext:value-type="string">
            <text:p>0x00a4</text:p>
          </table:table-cell>
          <table:table-cell table:formula="of:=[$'HID Consumer Page (0x0c)'.F53]" office:value-type="float" office:value="0" calcext:value-type="float">
            <text:p>0</text:p>
          </table:table-cell>
          <table:table-cell table:formula="of:=[$'HID Consumer Page (0x0c)'.B53]" office:value-type="string" office:string-value="Monthly" calcext:value-type="string">
            <text:p>Monthly</text:p>
          </table:table-cell>
          <table:table-cell table:formula="of:=HEX2DEC(REPLACE(TRIM([.C5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54]" office:value-type="string" office:string-value="KEYCODE_MEDIA_PLAY" calcext:value-type="string">
            <text:p>KEYCODE_MEDIA_PLAY</text:p>
          </table:table-cell>
          <table:table-cell table:formula="of:=[$'HID Consumer Page (0x0c)'.A54]" office:value-type="string" office:string-value="0x00b0" calcext:value-type="string">
            <text:p>0x00b0</text:p>
          </table:table-cell>
          <table:table-cell table:formula="of:=[$'HID Consumer Page (0x0c)'.F54]" office:value-type="string" office:string-value="0x007e" calcext:value-type="string">
            <text:p>0x007e</text:p>
          </table:table-cell>
          <table:table-cell table:formula="of:=[$'HID Consumer Page (0x0c)'.B54]" office:value-type="string" office:string-value="Play" calcext:value-type="string">
            <text:p>Play</text:p>
          </table:table-cell>
          <table:table-cell table:formula="of:=HEX2DEC(REPLACE(TRIM([.C54]) ;1;3; ))" office:value-type="float" office:value="126" calcext:value-type="float">
            <text:p>126</text:p>
          </table:table-cell>
          <table:table-cell table:number-columns-repeated="4"/>
        </table:table-row>
        <table:table-row table:style-name="ro3">
          <table:table-cell table:formula="of:=[$'HID Consumer Page (0x0c)'.G55]" office:value-type="string" office:string-value="KEYCODE_BREAK" calcext:value-type="string">
            <text:p>KEYCODE_BREAK</text:p>
          </table:table-cell>
          <table:table-cell table:formula="of:=[$'HID Consumer Page (0x0c)'.A55]" office:value-type="string" office:string-value="0x00b1" calcext:value-type="string">
            <text:p>0x00b1</text:p>
          </table:table-cell>
          <table:table-cell table:formula="of:=[$'HID Consumer Page (0x0c)'.F55]" office:value-type="string" office:string-value="0x0079" calcext:value-type="string">
            <text:p>0x0079</text:p>
          </table:table-cell>
          <table:table-cell table:formula="of:=[$'HID Consumer Page (0x0c)'.B55]" office:value-type="string" office:string-value="Pause" calcext:value-type="string">
            <text:p>Pause</text:p>
          </table:table-cell>
          <table:table-cell table:formula="of:=HEX2DEC(REPLACE(TRIM([.C55]) ;1;3; ))" office:value-type="float" office:value="121" calcext:value-type="float">
            <text:p>121</text:p>
          </table:table-cell>
          <table:table-cell table:number-columns-repeated="4"/>
        </table:table-row>
        <table:table-row table:style-name="ro3">
          <table:table-cell table:formula="of:=[$'HID Consumer Page (0x0c)'.G56]" office:value-type="string" office:string-value="KEYCODE_MEDIA_RECORD" calcext:value-type="string">
            <text:p>KEYCODE_MEDIA_RECORD</text:p>
          </table:table-cell>
          <table:table-cell table:formula="of:=[$'HID Consumer Page (0x0c)'.A56]" office:value-type="string" office:string-value="0x00b2" calcext:value-type="string">
            <text:p>0x00b2</text:p>
          </table:table-cell>
          <table:table-cell table:formula="of:=[$'HID Consumer Page (0x0c)'.F56]" office:value-type="string" office:string-value="0x0082" calcext:value-type="string">
            <text:p>0x0082</text:p>
          </table:table-cell>
          <table:table-cell table:formula="of:=[$'HID Consumer Page (0x0c)'.B56]" office:value-type="string" office:string-value="Record" calcext:value-type="string">
            <text:p>Record</text:p>
          </table:table-cell>
          <table:table-cell table:formula="of:=HEX2DEC(REPLACE(TRIM([.C56]) ;1;3; ))" office:value-type="float" office:value="130" calcext:value-type="float">
            <text:p>130</text:p>
          </table:table-cell>
          <table:table-cell table:number-columns-repeated="4"/>
        </table:table-row>
        <table:table-row table:style-name="ro3">
          <table:table-cell table:formula="of:=[$'HID Consumer Page (0x0c)'.G57]" office:value-type="string" office:string-value="KEYCODE_MEDIA_FAST_FORWARD" calcext:value-type="string">
            <text:p>KEYCODE_MEDIA_FAST_FORWARD</text:p>
          </table:table-cell>
          <table:table-cell table:formula="of:=[$'HID Consumer Page (0x0c)'.A57]" office:value-type="string" office:string-value="0x00b3" calcext:value-type="string">
            <text:p>0x00b3</text:p>
          </table:table-cell>
          <table:table-cell table:formula="of:=[$'HID Consumer Page (0x0c)'.F57]" office:value-type="string" office:string-value="0x005a" calcext:value-type="string">
            <text:p>0x005a</text:p>
          </table:table-cell>
          <table:table-cell table:formula="of:=[$'HID Consumer Page (0x0c)'.B57]" office:value-type="string" office:string-value="Fast Forward" calcext:value-type="string">
            <text:p>Fast Forward</text:p>
          </table:table-cell>
          <table:table-cell table:formula="of:=HEX2DEC(REPLACE(TRIM([.C57]) ;1;3; ))" office:value-type="float" office:value="90" calcext:value-type="float">
            <text:p>90</text:p>
          </table:table-cell>
          <table:table-cell table:number-columns-repeated="4"/>
        </table:table-row>
        <table:table-row table:style-name="ro3">
          <table:table-cell table:formula="of:=[$'HID Consumer Page (0x0c)'.G58]" office:value-type="string" office:string-value="KEYCODE_MEDIA_REWIND" calcext:value-type="string">
            <text:p>KEYCODE_MEDIA_REWIND</text:p>
          </table:table-cell>
          <table:table-cell table:formula="of:=[$'HID Consumer Page (0x0c)'.A58]" office:value-type="string" office:string-value="0x00b4" calcext:value-type="string">
            <text:p>0x00b4</text:p>
          </table:table-cell>
          <table:table-cell table:formula="of:=[$'HID Consumer Page (0x0c)'.F58]" office:value-type="string" office:string-value="0x0059" calcext:value-type="string">
            <text:p>0x0059</text:p>
          </table:table-cell>
          <table:table-cell table:formula="of:=[$'HID Consumer Page (0x0c)'.B58]" office:value-type="string" office:string-value="Rewind" calcext:value-type="string">
            <text:p>Rewind</text:p>
          </table:table-cell>
          <table:table-cell table:formula="of:=HEX2DEC(REPLACE(TRIM([.C58]) ;1;3; ))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formula="of:=[$'HID Consumer Page (0x0c)'.G59]" office:value-type="string" office:string-value="KEYCODE_MEDIA_NEXT" calcext:value-type="string">
            <text:p>KEYCODE_MEDIA_NEXT</text:p>
          </table:table-cell>
          <table:table-cell table:formula="of:=[$'HID Consumer Page (0x0c)'.A59]" office:value-type="string" office:string-value="0x00b5" calcext:value-type="string">
            <text:p>0x00b5</text:p>
          </table:table-cell>
          <table:table-cell table:formula="of:=[$'HID Consumer Page (0x0c)'.F59]" office:value-type="string" office:string-value="0x0057" calcext:value-type="string">
            <text:p>0x0057</text:p>
          </table:table-cell>
          <table:table-cell table:formula="of:=[$'HID Consumer Page (0x0c)'.B59]" office:value-type="string" office:string-value="Scan Next Track" calcext:value-type="string">
            <text:p>Scan Next Track</text:p>
          </table:table-cell>
          <table:table-cell table:formula="of:=HEX2DEC(REPLACE(TRIM([.C59]) ;1;3; ))" office:value-type="float" office:value="87" calcext:value-type="float">
            <text:p>87</text:p>
          </table:table-cell>
          <table:table-cell table:number-columns-repeated="4"/>
        </table:table-row>
        <table:table-row table:style-name="ro3">
          <table:table-cell table:formula="of:=[$'HID Consumer Page (0x0c)'.G60]" office:value-type="string" office:string-value="KEYCODE_MEDIA_PREVIOUS" calcext:value-type="string">
            <text:p>KEYCODE_MEDIA_PREVIOUS</text:p>
          </table:table-cell>
          <table:table-cell table:formula="of:=[$'HID Consumer Page (0x0c)'.A60]" office:value-type="string" office:string-value="0x00b6" calcext:value-type="string">
            <text:p>0x00b6</text:p>
          </table:table-cell>
          <table:table-cell table:formula="of:=[$'HID Consumer Page (0x0c)'.F60]" office:value-type="string" office:string-value="0x0058" calcext:value-type="string">
            <text:p>0x0058</text:p>
          </table:table-cell>
          <table:table-cell table:formula="of:=[$'HID Consumer Page (0x0c)'.B60]" office:value-type="string" office:string-value="Scan Previous Track" calcext:value-type="string">
            <text:p>Scan Previous Track</text:p>
          </table:table-cell>
          <table:table-cell table:formula="of:=HEX2DEC(REPLACE(TRIM([.C60]) ;1;3; ))" office:value-type="float" office:value="88" calcext:value-type="float">
            <text:p>88</text:p>
          </table:table-cell>
          <table:table-cell table:number-columns-repeated="4"/>
        </table:table-row>
        <table:table-row table:style-name="ro3">
          <table:table-cell table:formula="of:=[$'HID Consumer Page (0x0c)'.G61]" office:value-type="string" office:string-value="KEYCODE_MEDIA_STOP" calcext:value-type="string">
            <text:p>KEYCODE_MEDIA_STOP</text:p>
          </table:table-cell>
          <table:table-cell table:formula="of:=[$'HID Consumer Page (0x0c)'.A61]" office:value-type="string" office:string-value="0x00b7" calcext:value-type="string">
            <text:p>0x00b7</text:p>
          </table:table-cell>
          <table:table-cell table:formula="of:=[$'HID Consumer Page (0x0c)'.F61]" office:value-type="string" office:string-value="0x0056" calcext:value-type="string">
            <text:p>0x0056</text:p>
          </table:table-cell>
          <table:table-cell table:formula="of:=[$'HID Consumer Page (0x0c)'.B61]" office:value-type="string" office:string-value="Stop" calcext:value-type="string">
            <text:p>Stop</text:p>
          </table:table-cell>
          <table:table-cell table:formula="of:=HEX2DEC(REPLACE(TRIM([.C61]) ;1;3; ))" office:value-type="float" office:value="86" calcext:value-type="float">
            <text:p>86</text:p>
          </table:table-cell>
          <table:table-cell table:number-columns-repeated="4"/>
        </table:table-row>
        <table:table-row table:style-name="ro3">
          <table:table-cell table:formula="of:=[$'HID Consumer Page (0x0c)'.G62]" office:value-type="string" office:string-value="KEYCODE_MEDIA_EJECT" calcext:value-type="string">
            <text:p>KEYCODE_MEDIA_EJECT</text:p>
          </table:table-cell>
          <table:table-cell table:formula="of:=[$'HID Consumer Page (0x0c)'.A62]" office:value-type="string" office:string-value="0x00b8" calcext:value-type="string">
            <text:p>0x00b8</text:p>
          </table:table-cell>
          <table:table-cell table:formula="of:=[$'HID Consumer Page (0x0c)'.F62]" office:value-type="string" office:string-value="0x0081" calcext:value-type="string">
            <text:p>0x0081</text:p>
          </table:table-cell>
          <table:table-cell table:formula="of:=[$'HID Consumer Page (0x0c)'.B62]" office:value-type="string" office:string-value="Eject" calcext:value-type="string">
            <text:p>Eject</text:p>
          </table:table-cell>
          <table:table-cell table:formula="of:=HEX2DEC(REPLACE(TRIM([.C62]) ;1;3; ))" office:value-type="float" office:value="129" calcext:value-type="float">
            <text:p>129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3]" office:value-type="float" office:value="0" calcext:value-type="float">
            <text:p>0</text:p>
          </table:table-cell>
          <table:table-cell table:formula="of:=[$'HID Consumer Page (0x0c)'.A63]" office:value-type="string" office:string-value="0x00b9" calcext:value-type="string">
            <text:p>0x00b9</text:p>
          </table:table-cell>
          <table:table-cell table:formula="of:=[$'HID Consumer Page (0x0c)'.F63]" office:value-type="float" office:value="0" calcext:value-type="float">
            <text:p>0</text:p>
          </table:table-cell>
          <table:table-cell table:formula="of:=[$'HID Consumer Page (0x0c)'.B63]" office:value-type="string" office:string-value="Random Play" calcext:value-type="string">
            <text:p>Random Play</text:p>
          </table:table-cell>
          <table:table-cell table:formula="of:=HEX2DEC(REPLACE(TRIM([.C6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4]" office:value-type="float" office:value="0" calcext:value-type="float">
            <text:p>0</text:p>
          </table:table-cell>
          <table:table-cell table:formula="of:=[$'HID Consumer Page (0x0c)'.A64]" office:value-type="string" office:string-value="0x00ba" calcext:value-type="string">
            <text:p>0x00ba</text:p>
          </table:table-cell>
          <table:table-cell table:formula="of:=[$'HID Consumer Page (0x0c)'.F64]" office:value-type="float" office:value="0" calcext:value-type="float">
            <text:p>0</text:p>
          </table:table-cell>
          <table:table-cell table:formula="of:=[$'HID Consumer Page (0x0c)'.B64]" office:value-type="string" office:string-value="Select Disc" calcext:value-type="string">
            <text:p>Select Disc</text:p>
          </table:table-cell>
          <table:table-cell table:formula="of:=HEX2DEC(REPLACE(TRIM([.C6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5]" office:value-type="float" office:value="0" calcext:value-type="float">
            <text:p>0</text:p>
          </table:table-cell>
          <table:table-cell table:formula="of:=[$'HID Consumer Page (0x0c)'.A65]" office:value-type="string" office:string-value="0x00bb" calcext:value-type="string">
            <text:p>0x00bb</text:p>
          </table:table-cell>
          <table:table-cell table:formula="of:=[$'HID Consumer Page (0x0c)'.F65]" office:value-type="float" office:value="0" calcext:value-type="float">
            <text:p>0</text:p>
          </table:table-cell>
          <table:table-cell table:formula="of:=[$'HID Consumer Page (0x0c)'.B65]" office:value-type="string" office:string-value="Enter Disc" calcext:value-type="string">
            <text:p>Enter Disc</text:p>
          </table:table-cell>
          <table:table-cell table:formula="of:=HEX2DEC(REPLACE(TRIM([.C6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6]" office:value-type="float" office:value="0" calcext:value-type="float">
            <text:p>0</text:p>
          </table:table-cell>
          <table:table-cell table:formula="of:=[$'HID Consumer Page (0x0c)'.A66]" office:value-type="string" office:string-value="0x00bc" calcext:value-type="string">
            <text:p>0x00bc</text:p>
          </table:table-cell>
          <table:table-cell table:formula="of:=[$'HID Consumer Page (0x0c)'.F66]" office:value-type="float" office:value="0" calcext:value-type="float">
            <text:p>0</text:p>
          </table:table-cell>
          <table:table-cell table:formula="of:=[$'HID Consumer Page (0x0c)'.B66]" office:value-type="string" office:string-value="Repeat" calcext:value-type="string">
            <text:p>Repeat</text:p>
          </table:table-cell>
          <table:table-cell table:formula="of:=HEX2DEC(REPLACE(TRIM([.C6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7]" office:value-type="float" office:value="0" calcext:value-type="float">
            <text:p>0</text:p>
          </table:table-cell>
          <table:table-cell table:formula="of:=[$'HID Consumer Page (0x0c)'.A67]" office:value-type="string" office:string-value="0x00be" calcext:value-type="string">
            <text:p>0x00be</text:p>
          </table:table-cell>
          <table:table-cell table:formula="of:=[$'HID Consumer Page (0x0c)'.F67]" office:value-type="float" office:value="0" calcext:value-type="float">
            <text:p>0</text:p>
          </table:table-cell>
          <table:table-cell table:formula="of:=[$'HID Consumer Page (0x0c)'.B67]" office:value-type="string" office:string-value="Track Normal" calcext:value-type="string">
            <text:p>Track Normal</text:p>
          </table:table-cell>
          <table:table-cell table:formula="of:=HEX2DEC(REPLACE(TRIM([.C6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8]" office:value-type="float" office:value="0" calcext:value-type="float">
            <text:p>0</text:p>
          </table:table-cell>
          <table:table-cell table:formula="of:=[$'HID Consumer Page (0x0c)'.A68]" office:value-type="string" office:string-value="0x00c0" calcext:value-type="string">
            <text:p>0x00c0</text:p>
          </table:table-cell>
          <table:table-cell table:formula="of:=[$'HID Consumer Page (0x0c)'.F68]" office:value-type="float" office:value="0" calcext:value-type="float">
            <text:p>0</text:p>
          </table:table-cell>
          <table:table-cell table:formula="of:=[$'HID Consumer Page (0x0c)'.B68]" office:value-type="string" office:string-value="Frame Forward" calcext:value-type="string">
            <text:p>Frame Forward</text:p>
          </table:table-cell>
          <table:table-cell table:formula="of:=HEX2DEC(REPLACE(TRIM([.C6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9]" office:value-type="float" office:value="0" calcext:value-type="float">
            <text:p>0</text:p>
          </table:table-cell>
          <table:table-cell table:formula="of:=[$'HID Consumer Page (0x0c)'.A69]" office:value-type="string" office:string-value="0x00c1" calcext:value-type="string">
            <text:p>0x00c1</text:p>
          </table:table-cell>
          <table:table-cell table:formula="of:=[$'HID Consumer Page (0x0c)'.F69]" office:value-type="float" office:value="0" calcext:value-type="float">
            <text:p>0</text:p>
          </table:table-cell>
          <table:table-cell table:formula="of:=[$'HID Consumer Page (0x0c)'.B69]" office:value-type="string" office:string-value="Frame Back" calcext:value-type="string">
            <text:p>Frame Back</text:p>
          </table:table-cell>
          <table:table-cell table:formula="of:=HEX2DEC(REPLACE(TRIM([.C6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0]" office:value-type="float" office:value="0" calcext:value-type="float">
            <text:p>0</text:p>
          </table:table-cell>
          <table:table-cell table:formula="of:=[$'HID Consumer Page (0x0c)'.A70]" office:value-type="string" office:string-value="0x00c2" calcext:value-type="string">
            <text:p>0x00c2</text:p>
          </table:table-cell>
          <table:table-cell table:formula="of:=[$'HID Consumer Page (0x0c)'.F70]" office:value-type="float" office:value="0" calcext:value-type="float">
            <text:p>0</text:p>
          </table:table-cell>
          <table:table-cell table:formula="of:=[$'HID Consumer Page (0x0c)'.B70]" office:value-type="string" office:string-value="Mark" calcext:value-type="string">
            <text:p>Mark</text:p>
          </table:table-cell>
          <table:table-cell table:formula="of:=HEX2DEC(REPLACE(TRIM([.C7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1]" office:value-type="float" office:value="0" calcext:value-type="float">
            <text:p>0</text:p>
          </table:table-cell>
          <table:table-cell table:formula="of:=[$'HID Consumer Page (0x0c)'.A71]" office:value-type="string" office:string-value="0x00c3" calcext:value-type="string">
            <text:p>0x00c3</text:p>
          </table:table-cell>
          <table:table-cell table:formula="of:=[$'HID Consumer Page (0x0c)'.F71]" office:value-type="float" office:value="0" calcext:value-type="float">
            <text:p>0</text:p>
          </table:table-cell>
          <table:table-cell table:formula="of:=[$'HID Consumer Page (0x0c)'.B71]" office:value-type="string" office:string-value="Clear Mark" calcext:value-type="string">
            <text:p>Clear Mark</text:p>
          </table:table-cell>
          <table:table-cell table:formula="of:=HEX2DEC(REPLACE(TRIM([.C7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2]" office:value-type="float" office:value="0" calcext:value-type="float">
            <text:p>0</text:p>
          </table:table-cell>
          <table:table-cell table:formula="of:=[$'HID Consumer Page (0x0c)'.A72]" office:value-type="string" office:string-value="0x00c4" calcext:value-type="string">
            <text:p>0x00c4</text:p>
          </table:table-cell>
          <table:table-cell table:formula="of:=[$'HID Consumer Page (0x0c)'.F72]" office:value-type="float" office:value="0" calcext:value-type="float">
            <text:p>0</text:p>
          </table:table-cell>
          <table:table-cell table:formula="of:=[$'HID Consumer Page (0x0c)'.B72]" office:value-type="string" office:string-value="Repeat From Mark" calcext:value-type="string">
            <text:p>Repeat From Mark</text:p>
          </table:table-cell>
          <table:table-cell table:formula="of:=HEX2DEC(REPLACE(TRIM([.C7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3]" office:value-type="float" office:value="0" calcext:value-type="float">
            <text:p>0</text:p>
          </table:table-cell>
          <table:table-cell table:formula="of:=[$'HID Consumer Page (0x0c)'.A73]" office:value-type="string" office:string-value="0x00c5" calcext:value-type="string">
            <text:p>0x00c5</text:p>
          </table:table-cell>
          <table:table-cell table:formula="of:=[$'HID Consumer Page (0x0c)'.F73]" office:value-type="float" office:value="0" calcext:value-type="float">
            <text:p>0</text:p>
          </table:table-cell>
          <table:table-cell table:formula="of:=[$'HID Consumer Page (0x0c)'.B73]" office:value-type="string" office:string-value="Return To Mark" calcext:value-type="string">
            <text:p>Return To Mark</text:p>
          </table:table-cell>
          <table:table-cell table:formula="of:=HEX2DEC(REPLACE(TRIM([.C7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4]" office:value-type="float" office:value="0" calcext:value-type="float">
            <text:p>0</text:p>
          </table:table-cell>
          <table:table-cell table:formula="of:=[$'HID Consumer Page (0x0c)'.A74]" office:value-type="string" office:string-value="0x00c6" calcext:value-type="string">
            <text:p>0x00c6</text:p>
          </table:table-cell>
          <table:table-cell table:formula="of:=[$'HID Consumer Page (0x0c)'.F74]" office:value-type="float" office:value="0" calcext:value-type="float">
            <text:p>0</text:p>
          </table:table-cell>
          <table:table-cell table:formula="of:=[$'HID Consumer Page (0x0c)'.B74]" office:value-type="string" office:string-value="Search Mark Forward" calcext:value-type="string">
            <text:p>Search Mark Forward</text:p>
          </table:table-cell>
          <table:table-cell table:formula="of:=HEX2DEC(REPLACE(TRIM([.C7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5]" office:value-type="float" office:value="0" calcext:value-type="float">
            <text:p>0</text:p>
          </table:table-cell>
          <table:table-cell table:formula="of:=[$'HID Consumer Page (0x0c)'.A75]" office:value-type="string" office:string-value="0x00c7" calcext:value-type="string">
            <text:p>0x00c7</text:p>
          </table:table-cell>
          <table:table-cell table:formula="of:=[$'HID Consumer Page (0x0c)'.F75]" office:value-type="float" office:value="0" calcext:value-type="float">
            <text:p>0</text:p>
          </table:table-cell>
          <table:table-cell table:formula="of:=[$'HID Consumer Page (0x0c)'.B75]" office:value-type="string" office:string-value="Search Mark Backwards" calcext:value-type="string">
            <text:p>Search Mark Backwards</text:p>
          </table:table-cell>
          <table:table-cell table:formula="of:=HEX2DEC(REPLACE(TRIM([.C7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6]" office:value-type="float" office:value="0" calcext:value-type="float">
            <text:p>0</text:p>
          </table:table-cell>
          <table:table-cell table:formula="of:=[$'HID Consumer Page (0x0c)'.A76]" office:value-type="string" office:string-value="0x00c8" calcext:value-type="string">
            <text:p>0x00c8</text:p>
          </table:table-cell>
          <table:table-cell table:formula="of:=[$'HID Consumer Page (0x0c)'.F76]" office:value-type="float" office:value="0" calcext:value-type="float">
            <text:p>0</text:p>
          </table:table-cell>
          <table:table-cell table:formula="of:=[$'HID Consumer Page (0x0c)'.B76]" office:value-type="string" office:string-value="Counter Reset" calcext:value-type="string">
            <text:p>Counter Reset</text:p>
          </table:table-cell>
          <table:table-cell table:formula="of:=HEX2DEC(REPLACE(TRIM([.C7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7]" office:value-type="float" office:value="0" calcext:value-type="float">
            <text:p>0</text:p>
          </table:table-cell>
          <table:table-cell table:formula="of:=[$'HID Consumer Page (0x0c)'.A77]" office:value-type="string" office:string-value="0x00c9" calcext:value-type="string">
            <text:p>0x00c9</text:p>
          </table:table-cell>
          <table:table-cell table:formula="of:=[$'HID Consumer Page (0x0c)'.F77]" office:value-type="float" office:value="0" calcext:value-type="float">
            <text:p>0</text:p>
          </table:table-cell>
          <table:table-cell table:formula="of:=[$'HID Consumer Page (0x0c)'.B77]" office:value-type="string" office:string-value="Show Counter" calcext:value-type="string">
            <text:p>Show Counter</text:p>
          </table:table-cell>
          <table:table-cell table:formula="of:=HEX2DEC(REPLACE(TRIM([.C7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8]" office:value-type="float" office:value="0" calcext:value-type="float">
            <text:p>0</text:p>
          </table:table-cell>
          <table:table-cell table:formula="of:=[$'HID Consumer Page (0x0c)'.A78]" office:value-type="string" office:string-value="0x00ca" calcext:value-type="string">
            <text:p>0x00ca</text:p>
          </table:table-cell>
          <table:table-cell table:formula="of:=[$'HID Consumer Page (0x0c)'.F78]" office:value-type="float" office:value="0" calcext:value-type="float">
            <text:p>0</text:p>
          </table:table-cell>
          <table:table-cell table:formula="of:=[$'HID Consumer Page (0x0c)'.B78]" office:value-type="string" office:string-value="Tracking Increment" calcext:value-type="string">
            <text:p>Tracking Increment</text:p>
          </table:table-cell>
          <table:table-cell table:formula="of:=HEX2DEC(REPLACE(TRIM([.C7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9]" office:value-type="float" office:value="0" calcext:value-type="float">
            <text:p>0</text:p>
          </table:table-cell>
          <table:table-cell table:formula="of:=[$'HID Consumer Page (0x0c)'.A79]" office:value-type="string" office:string-value="0x00cb" calcext:value-type="string">
            <text:p>0x00cb</text:p>
          </table:table-cell>
          <table:table-cell table:formula="of:=[$'HID Consumer Page (0x0c)'.F79]" office:value-type="float" office:value="0" calcext:value-type="float">
            <text:p>0</text:p>
          </table:table-cell>
          <table:table-cell table:formula="of:=[$'HID Consumer Page (0x0c)'.B79]" office:value-type="string" office:string-value="Tracking Decrement" calcext:value-type="string">
            <text:p>Tracking Decrement</text:p>
          </table:table-cell>
          <table:table-cell table:formula="of:=HEX2DEC(REPLACE(TRIM([.C7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0]" office:value-type="float" office:value="0" calcext:value-type="float">
            <text:p>0</text:p>
          </table:table-cell>
          <table:table-cell table:formula="of:=[$'HID Consumer Page (0x0c)'.A80]" office:value-type="string" office:string-value="0x00cc" calcext:value-type="string">
            <text:p>0x00cc</text:p>
          </table:table-cell>
          <table:table-cell table:formula="of:=[$'HID Consumer Page (0x0c)'.F80]" office:value-type="float" office:value="0" calcext:value-type="float">
            <text:p>0</text:p>
          </table:table-cell>
          <table:table-cell table:formula="of:=[$'HID Consumer Page (0x0c)'.B80]" office:value-type="string" office:string-value="Stop / Eject" calcext:value-type="string">
            <text:p>Stop / Eject</text:p>
          </table:table-cell>
          <table:table-cell table:formula="of:=HEX2DEC(REPLACE(TRIM([.C8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81]" office:value-type="string" office:string-value="KEYCODE_MEDIA_PLAY_PAUSE" calcext:value-type="string">
            <text:p>KEYCODE_MEDIA_PLAY_PAUSE</text:p>
          </table:table-cell>
          <table:table-cell table:formula="of:=[$'HID Consumer Page (0x0c)'.A81]" office:value-type="string" office:string-value="0x00cd" calcext:value-type="string">
            <text:p>0x00cd</text:p>
          </table:table-cell>
          <table:table-cell table:formula="of:=[$'HID Consumer Page (0x0c)'.F81]" office:value-type="string" office:string-value="0x0055" calcext:value-type="string">
            <text:p>0x0055</text:p>
          </table:table-cell>
          <table:table-cell table:formula="of:=[$'HID Consumer Page (0x0c)'.B81]" office:value-type="string" office:string-value="Play / Pause" calcext:value-type="string">
            <text:p>Play / Pause</text:p>
          </table:table-cell>
          <table:table-cell table:formula="of:=HEX2DEC(REPLACE(TRIM([.C81]) ;1;3; ))" office:value-type="float" office:value="85" calcext:value-type="float">
            <text:p>8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2]" office:value-type="float" office:value="0" calcext:value-type="float">
            <text:p>0</text:p>
          </table:table-cell>
          <table:table-cell table:formula="of:=[$'HID Consumer Page (0x0c)'.A82]" office:value-type="string" office:string-value="0x00ce" calcext:value-type="string">
            <text:p>0x00ce</text:p>
          </table:table-cell>
          <table:table-cell table:formula="of:=[$'HID Consumer Page (0x0c)'.F82]" office:value-type="float" office:value="0" calcext:value-type="float">
            <text:p>0</text:p>
          </table:table-cell>
          <table:table-cell table:formula="of:=[$'HID Consumer Page (0x0c)'.B82]" office:value-type="string" office:string-value="Play / Skip" calcext:value-type="string">
            <text:p>Play / Skip</text:p>
          </table:table-cell>
          <table:table-cell table:formula="of:=HEX2DEC(REPLACE(TRIM([.C8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83]" office:value-type="string" office:string-value="KEYCODE_VOLUME_MUTE" calcext:value-type="string">
            <text:p>KEYCODE_VOLUME_MUTE</text:p>
          </table:table-cell>
          <table:table-cell table:formula="of:=[$'HID Consumer Page (0x0c)'.A83]" office:value-type="string" office:string-value="0x00e2" calcext:value-type="string">
            <text:p>0x00e2</text:p>
          </table:table-cell>
          <table:table-cell table:formula="of:=[$'HID Consumer Page (0x0c)'.F83]" office:value-type="string" office:string-value="0x00a4" calcext:value-type="string">
            <text:p>0x00a4</text:p>
          </table:table-cell>
          <table:table-cell table:formula="of:=[$'HID Consumer Page (0x0c)'.B83]" office:value-type="string" office:string-value="Mute" calcext:value-type="string">
            <text:p>Mute</text:p>
          </table:table-cell>
          <table:table-cell table:formula="of:=HEX2DEC(REPLACE(TRIM([.C83]) ;1;3; ))" office:value-type="float" office:value="164" calcext:value-type="float">
            <text:p>16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4]" office:value-type="float" office:value="0" calcext:value-type="float">
            <text:p>0</text:p>
          </table:table-cell>
          <table:table-cell table:formula="of:=[$'HID Consumer Page (0x0c)'.A84]" office:value-type="string" office:string-value="0x00e5" calcext:value-type="string">
            <text:p>0x00e5</text:p>
          </table:table-cell>
          <table:table-cell table:formula="of:=[$'HID Consumer Page (0x0c)'.F84]" office:value-type="float" office:value="0" calcext:value-type="float">
            <text:p>0</text:p>
          </table:table-cell>
          <table:table-cell table:formula="of:=[$'HID Consumer Page (0x0c)'.B84]" office:value-type="string" office:string-value="Bass Boost" calcext:value-type="string">
            <text:p>Bass Boost</text:p>
          </table:table-cell>
          <table:table-cell table:formula="of:=HEX2DEC(REPLACE(TRIM([.C8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5]" office:value-type="float" office:value="0" calcext:value-type="float">
            <text:p>0</text:p>
          </table:table-cell>
          <table:table-cell table:formula="of:=[$'HID Consumer Page (0x0c)'.A85]" office:value-type="string" office:string-value="0x00e6" calcext:value-type="string">
            <text:p>0x00e6</text:p>
          </table:table-cell>
          <table:table-cell table:formula="of:=[$'HID Consumer Page (0x0c)'.F85]" office:value-type="float" office:value="0" calcext:value-type="float">
            <text:p>0</text:p>
          </table:table-cell>
          <table:table-cell table:formula="of:=[$'HID Consumer Page (0x0c)'.B85]" office:value-type="string" office:string-value="Surround Mode" calcext:value-type="string">
            <text:p>Surround Mode</text:p>
          </table:table-cell>
          <table:table-cell table:formula="of:=HEX2DEC(REPLACE(TRIM([.C8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6]" office:value-type="float" office:value="0" calcext:value-type="float">
            <text:p>0</text:p>
          </table:table-cell>
          <table:table-cell table:formula="of:=[$'HID Consumer Page (0x0c)'.A86]" office:value-type="string" office:string-value="0x00e7" calcext:value-type="string">
            <text:p>0x00e7</text:p>
          </table:table-cell>
          <table:table-cell table:formula="of:=[$'HID Consumer Page (0x0c)'.F86]" office:value-type="float" office:value="0" calcext:value-type="float">
            <text:p>0</text:p>
          </table:table-cell>
          <table:table-cell table:formula="of:=[$'HID Consumer Page (0x0c)'.B86]" office:value-type="string" office:string-value="Loudness" calcext:value-type="string">
            <text:p>Loudness</text:p>
          </table:table-cell>
          <table:table-cell table:formula="of:=HEX2DEC(REPLACE(TRIM([.C8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7]" office:value-type="float" office:value="0" calcext:value-type="float">
            <text:p>0</text:p>
          </table:table-cell>
          <table:table-cell table:formula="of:=[$'HID Consumer Page (0x0c)'.A87]" office:value-type="string" office:string-value="0x00e8" calcext:value-type="string">
            <text:p>0x00e8</text:p>
          </table:table-cell>
          <table:table-cell table:formula="of:=[$'HID Consumer Page (0x0c)'.F87]" office:value-type="float" office:value="0" calcext:value-type="float">
            <text:p>0</text:p>
          </table:table-cell>
          <table:table-cell table:formula="of:=[$'HID Consumer Page (0x0c)'.B87]" office:value-type="string" office:string-value="MPX" calcext:value-type="string">
            <text:p>MPX</text:p>
          </table:table-cell>
          <table:table-cell table:formula="of:=HEX2DEC(REPLACE(TRIM([.C8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88]" office:value-type="string" office:string-value="KEYCODE_VOLUME_UP" calcext:value-type="string">
            <text:p>KEYCODE_VOLUME_UP</text:p>
          </table:table-cell>
          <table:table-cell table:formula="of:=[$'HID Consumer Page (0x0c)'.A88]" office:value-type="string" office:string-value="0x00e9" calcext:value-type="string">
            <text:p>0x00e9</text:p>
          </table:table-cell>
          <table:table-cell table:formula="of:=[$'HID Consumer Page (0x0c)'.F88]" office:value-type="string" office:string-value="0x0018" calcext:value-type="string">
            <text:p>0x0018</text:p>
          </table:table-cell>
          <table:table-cell table:formula="of:=[$'HID Consumer Page (0x0c)'.B88]" office:value-type="string" office:string-value="Volume Increment" calcext:value-type="string">
            <text:p>Volume Increment</text:p>
          </table:table-cell>
          <table:table-cell table:formula="of:=HEX2DEC(REPLACE(TRIM([.C88]) ;1;3; )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formula="of:=[$'HID Consumer Page (0x0c)'.G89]" office:value-type="string" office:string-value="KEYCODE_VOLUME_DOWN" calcext:value-type="string">
            <text:p>KEYCODE_VOLUME_DOWN</text:p>
          </table:table-cell>
          <table:table-cell table:formula="of:=[$'HID Consumer Page (0x0c)'.A89]" office:value-type="string" office:string-value="0x00ea" calcext:value-type="string">
            <text:p>0x00ea</text:p>
          </table:table-cell>
          <table:table-cell table:formula="of:=[$'HID Consumer Page (0x0c)'.F89]" office:value-type="string" office:string-value="0x0019" calcext:value-type="string">
            <text:p>0x0019</text:p>
          </table:table-cell>
          <table:table-cell table:formula="of:=[$'HID Consumer Page (0x0c)'.B89]" office:value-type="string" office:string-value="Volume Decrement" calcext:value-type="string">
            <text:p>Volume Decrement</text:p>
          </table:table-cell>
          <table:table-cell table:formula="of:=HEX2DEC(REPLACE(TRIM([.C89]) ;1;3; )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 table:formula="of:=[$'HID Consumer Page (0x0c)'.G90]" office:value-type="string" office:string-value="KEYCODE_MEDIA_AUDIO_TRACK" calcext:value-type="string">
            <text:p>KEYCODE_MEDIA_AUDIO_TRACK</text:p>
          </table:table-cell>
          <table:table-cell table:formula="of:=[$'HID Consumer Page (0x0c)'.A90]" office:value-type="string" office:string-value="0x0173" calcext:value-type="string">
            <text:p>0x0173</text:p>
          </table:table-cell>
          <table:table-cell table:formula="of:=[$'HID Consumer Page (0x0c)'.F90]" office:value-type="string" office:string-value="0x00de" calcext:value-type="string">
            <text:p>0x00de</text:p>
          </table:table-cell>
          <table:table-cell table:formula="of:=[$'HID Consumer Page (0x0c)'.B90]" office:value-type="string" office:string-value="Alternate Audio Increment" calcext:value-type="string">
            <text:p>Alternate Audio Increment</text:p>
          </table:table-cell>
          <table:table-cell table:formula="of:=HEX2DEC(REPLACE(TRIM([.C90]) ;1;3; ))" office:value-type="float" office:value="222" calcext:value-type="float">
            <text:p>222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1]" office:value-type="float" office:value="0" calcext:value-type="float">
            <text:p>0</text:p>
          </table:table-cell>
          <table:table-cell table:formula="of:=[$'HID Consumer Page (0x0c)'.A91]" office:value-type="string" office:string-value="0x0181" calcext:value-type="string">
            <text:p>0x0181</text:p>
          </table:table-cell>
          <table:table-cell table:formula="of:=[$'HID Consumer Page (0x0c)'.F91]" office:value-type="float" office:value="0" calcext:value-type="float">
            <text:p>0</text:p>
          </table:table-cell>
          <table:table-cell table:formula="of:=[$'HID Consumer Page (0x0c)'.B91]" office:value-type="string" office:string-value="AL Launch Button Config. Tool" calcext:value-type="string">
            <text:p>AL Launch Button Config. Tool</text:p>
          </table:table-cell>
          <table:table-cell table:formula="of:=HEX2DEC(REPLACE(TRIM([.C9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92]" office:value-type="string" office:string-value="KEYCODE_BOOKMARK" calcext:value-type="string">
            <text:p>KEYCODE_BOOKMARK</text:p>
          </table:table-cell>
          <table:table-cell table:formula="of:=[$'HID Consumer Page (0x0c)'.A92]" office:value-type="string" office:string-value="0x0182" calcext:value-type="string">
            <text:p>0x0182</text:p>
          </table:table-cell>
          <table:table-cell table:formula="of:=[$'HID Consumer Page (0x0c)'.F92]" office:value-type="string" office:string-value="0x00ae" calcext:value-type="string">
            <text:p>0x00ae</text:p>
          </table:table-cell>
          <table:table-cell table:formula="of:=[$'HID Consumer Page (0x0c)'.B92]" office:value-type="string" office:string-value="AL Programmable Button Config." calcext:value-type="string">
            <text:p>AL Programmable Button Config.</text:p>
          </table:table-cell>
          <table:table-cell table:formula="of:=HEX2DEC(REPLACE(TRIM([.C92]) ;1;3; ))" office:value-type="float" office:value="174" calcext:value-type="float">
            <text:p>174</text:p>
          </table:table-cell>
          <table:table-cell table:number-columns-repeated="4"/>
        </table:table-row>
        <table:table-row table:style-name="ro3">
          <table:table-cell table:formula="of:=[$'HID Consumer Page (0x0c)'.G93]" office:value-type="string" office:string-value="KEYCODE_MUSIC" calcext:value-type="string">
            <text:p>KEYCODE_MUSIC</text:p>
          </table:table-cell>
          <table:table-cell table:formula="of:=[$'HID Consumer Page (0x0c)'.A93]" office:value-type="string" office:string-value="0x0183" calcext:value-type="string">
            <text:p>0x0183</text:p>
          </table:table-cell>
          <table:table-cell table:formula="of:=[$'HID Consumer Page (0x0c)'.F93]" office:value-type="string" office:string-value="0x00d1" calcext:value-type="string">
            <text:p>0x00d1</text:p>
          </table:table-cell>
          <table:table-cell table:formula="of:=[$'HID Consumer Page (0x0c)'.B93]" office:value-type="string" office:string-value="AL Consumer Control Config." calcext:value-type="string">
            <text:p>AL Consumer Control Config.</text:p>
          </table:table-cell>
          <table:table-cell table:formula="of:=HEX2DEC(REPLACE(TRIM([.C93]) ;1;3; ))" office:value-type="float" office:value="209" calcext:value-type="float">
            <text:p>209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4]" office:value-type="float" office:value="0" calcext:value-type="float">
            <text:p>0</text:p>
          </table:table-cell>
          <table:table-cell table:formula="of:=[$'HID Consumer Page (0x0c)'.A94]" office:value-type="string" office:string-value="0x0184" calcext:value-type="string">
            <text:p>0x0184</text:p>
          </table:table-cell>
          <table:table-cell table:formula="of:=[$'HID Consumer Page (0x0c)'.F94]" office:value-type="float" office:value="0" calcext:value-type="float">
            <text:p>0</text:p>
          </table:table-cell>
          <table:table-cell table:formula="of:=[$'HID Consumer Page (0x0c)'.B94]" office:value-type="string" office:string-value="AL Word Processor" calcext:value-type="string">
            <text:p>AL Word Processor</text:p>
          </table:table-cell>
          <table:table-cell table:formula="of:=HEX2DEC(REPLACE(TRIM([.C9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5]" office:value-type="float" office:value="0" calcext:value-type="float">
            <text:p>0</text:p>
          </table:table-cell>
          <table:table-cell table:formula="of:=[$'HID Consumer Page (0x0c)'.A95]" office:value-type="string" office:string-value="0x0185" calcext:value-type="string">
            <text:p>0x0185</text:p>
          </table:table-cell>
          <table:table-cell table:formula="of:=[$'HID Consumer Page (0x0c)'.F95]" office:value-type="float" office:value="0" calcext:value-type="float">
            <text:p>0</text:p>
          </table:table-cell>
          <table:table-cell table:formula="of:=[$'HID Consumer Page (0x0c)'.B95]" office:value-type="string" office:string-value="AL Text Editor" calcext:value-type="string">
            <text:p>AL Text Editor</text:p>
          </table:table-cell>
          <table:table-cell table:formula="of:=HEX2DEC(REPLACE(TRIM([.C9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6]" office:value-type="float" office:value="0" calcext:value-type="float">
            <text:p>0</text:p>
          </table:table-cell>
          <table:table-cell table:formula="of:=[$'HID Consumer Page (0x0c)'.A96]" office:value-type="string" office:string-value="0x0186" calcext:value-type="string">
            <text:p>0x0186</text:p>
          </table:table-cell>
          <table:table-cell table:formula="of:=[$'HID Consumer Page (0x0c)'.F96]" office:value-type="float" office:value="0" calcext:value-type="float">
            <text:p>0</text:p>
          </table:table-cell>
          <table:table-cell table:formula="of:=[$'HID Consumer Page (0x0c)'.B96]" office:value-type="string" office:string-value="AL Spreadsheet" calcext:value-type="string">
            <text:p>AL Spreadsheet</text:p>
          </table:table-cell>
          <table:table-cell table:formula="of:=HEX2DEC(REPLACE(TRIM([.C9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7]" office:value-type="float" office:value="0" calcext:value-type="float">
            <text:p>0</text:p>
          </table:table-cell>
          <table:table-cell table:formula="of:=[$'HID Consumer Page (0x0c)'.A97]" office:value-type="string" office:string-value="0x0187" calcext:value-type="string">
            <text:p>0x0187</text:p>
          </table:table-cell>
          <table:table-cell table:formula="of:=[$'HID Consumer Page (0x0c)'.F97]" office:value-type="float" office:value="0" calcext:value-type="float">
            <text:p>0</text:p>
          </table:table-cell>
          <table:table-cell table:formula="of:=[$'HID Consumer Page (0x0c)'.B97]" office:value-type="string" office:string-value="AL Graphics Editor" calcext:value-type="string">
            <text:p>AL Graphics Editor</text:p>
          </table:table-cell>
          <table:table-cell table:formula="of:=HEX2DEC(REPLACE(TRIM([.C9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8]" office:value-type="float" office:value="0" calcext:value-type="float">
            <text:p>0</text:p>
          </table:table-cell>
          <table:table-cell table:formula="of:=[$'HID Consumer Page (0x0c)'.A98]" office:value-type="string" office:string-value="0x0188" calcext:value-type="string">
            <text:p>0x0188</text:p>
          </table:table-cell>
          <table:table-cell table:formula="of:=[$'HID Consumer Page (0x0c)'.F98]" office:value-type="float" office:value="0" calcext:value-type="float">
            <text:p>0</text:p>
          </table:table-cell>
          <table:table-cell table:formula="of:=[$'HID Consumer Page (0x0c)'.B98]" office:value-type="string" office:string-value="AL Presentation App" calcext:value-type="string">
            <text:p>AL Presentation App</text:p>
          </table:table-cell>
          <table:table-cell table:formula="of:=HEX2DEC(REPLACE(TRIM([.C9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9]" office:value-type="float" office:value="0" calcext:value-type="float">
            <text:p>0</text:p>
          </table:table-cell>
          <table:table-cell table:formula="of:=[$'HID Consumer Page (0x0c)'.A99]" office:value-type="string" office:string-value="0x0189" calcext:value-type="string">
            <text:p>0x0189</text:p>
          </table:table-cell>
          <table:table-cell table:formula="of:=[$'HID Consumer Page (0x0c)'.F99]" office:value-type="float" office:value="0" calcext:value-type="float">
            <text:p>0</text:p>
          </table:table-cell>
          <table:table-cell table:formula="of:=[$'HID Consumer Page (0x0c)'.B99]" office:value-type="string" office:string-value="AL Database App" calcext:value-type="string">
            <text:p>AL Database App</text:p>
          </table:table-cell>
          <table:table-cell table:formula="of:=HEX2DEC(REPLACE(TRIM([.C9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00]" office:value-type="string" office:string-value="KEYCODE_ENVELOPE" calcext:value-type="string">
            <text:p>KEYCODE_ENVELOPE</text:p>
          </table:table-cell>
          <table:table-cell table:formula="of:=[$'HID Consumer Page (0x0c)'.A100]" office:value-type="string" office:string-value="0x018a" calcext:value-type="string">
            <text:p>0x018a</text:p>
          </table:table-cell>
          <table:table-cell table:formula="of:=[$'HID Consumer Page (0x0c)'.F100]" office:value-type="string" office:string-value="0x0041" calcext:value-type="string">
            <text:p>0x0041</text:p>
          </table:table-cell>
          <table:table-cell table:formula="of:=[$'HID Consumer Page (0x0c)'.B100]" office:value-type="string" office:string-value="AL Email Reader" calcext:value-type="string">
            <text:p>AL Email Reader</text:p>
          </table:table-cell>
          <table:table-cell table:formula="of:=HEX2DEC(REPLACE(TRIM([.C100]) ;1;3; ))" office:value-type="float" office:value="65" calcext:value-type="float">
            <text:p>6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1]" office:value-type="float" office:value="0" calcext:value-type="float">
            <text:p>0</text:p>
          </table:table-cell>
          <table:table-cell table:formula="of:=[$'HID Consumer Page (0x0c)'.A101]" office:value-type="string" office:string-value="0x018b" calcext:value-type="string">
            <text:p>0x018b</text:p>
          </table:table-cell>
          <table:table-cell table:formula="of:=[$'HID Consumer Page (0x0c)'.F101]" office:value-type="float" office:value="0" calcext:value-type="float">
            <text:p>0</text:p>
          </table:table-cell>
          <table:table-cell table:formula="of:=[$'HID Consumer Page (0x0c)'.B101]" office:value-type="string" office:string-value="AL Newsreader" calcext:value-type="string">
            <text:p>AL Newsreader</text:p>
          </table:table-cell>
          <table:table-cell table:formula="of:=HEX2DEC(REPLACE(TRIM([.C10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2]" office:value-type="float" office:value="0" calcext:value-type="float">
            <text:p>0</text:p>
          </table:table-cell>
          <table:table-cell table:formula="of:=[$'HID Consumer Page (0x0c)'.A102]" office:value-type="string" office:string-value="0x018c" calcext:value-type="string">
            <text:p>0x018c</text:p>
          </table:table-cell>
          <table:table-cell table:formula="of:=[$'HID Consumer Page (0x0c)'.F102]" office:value-type="float" office:value="0" calcext:value-type="float">
            <text:p>0</text:p>
          </table:table-cell>
          <table:table-cell table:formula="of:=[$'HID Consumer Page (0x0c)'.B102]" office:value-type="string" office:string-value="AL Voicemail" calcext:value-type="string">
            <text:p>AL Voicemail</text:p>
          </table:table-cell>
          <table:table-cell table:formula="of:=HEX2DEC(REPLACE(TRIM([.C10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03]" office:value-type="string" office:string-value="KEYCODE_CONTACTS" calcext:value-type="string">
            <text:p>KEYCODE_CONTACTS</text:p>
          </table:table-cell>
          <table:table-cell table:formula="of:=[$'HID Consumer Page (0x0c)'.A103]" office:value-type="string" office:string-value="0x018d" calcext:value-type="string">
            <text:p>0x018d</text:p>
          </table:table-cell>
          <table:table-cell table:formula="of:=[$'HID Consumer Page (0x0c)'.F103]" office:value-type="string" office:string-value="0x00cf" calcext:value-type="string">
            <text:p>0x00cf</text:p>
          </table:table-cell>
          <table:table-cell table:formula="of:=[$'HID Consumer Page (0x0c)'.B103]" office:value-type="string" office:string-value="AL Contacts / Address Book" calcext:value-type="string">
            <text:p>AL Contacts / Address Book</text:p>
          </table:table-cell>
          <table:table-cell table:formula="of:=HEX2DEC(REPLACE(TRIM([.C103]) ;1;3; ))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formula="of:=[$'HID Consumer Page (0x0c)'.G104]" office:value-type="string" office:string-value="KEYCODE_CALENDAR" calcext:value-type="string">
            <text:p>KEYCODE_CALENDAR</text:p>
          </table:table-cell>
          <table:table-cell table:formula="of:=[$'HID Consumer Page (0x0c)'.A104]" office:value-type="string" office:string-value="0x018e" calcext:value-type="string">
            <text:p>0x018e</text:p>
          </table:table-cell>
          <table:table-cell table:formula="of:=[$'HID Consumer Page (0x0c)'.F104]" office:value-type="string" office:string-value="0x00d0" calcext:value-type="string">
            <text:p>0x00d0</text:p>
          </table:table-cell>
          <table:table-cell table:formula="of:=[$'HID Consumer Page (0x0c)'.B104]" office:value-type="string" office:string-value="AL Calendar / Schedule" calcext:value-type="string">
            <text:p>AL Calendar / Schedule</text:p>
          </table:table-cell>
          <table:table-cell table:formula="of:=HEX2DEC(REPLACE(TRIM([.C104]) ;1;3; ))" office:value-type="float" office:value="208" calcext:value-type="float">
            <text:p>208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5]" office:value-type="float" office:value="0" calcext:value-type="float">
            <text:p>0</text:p>
          </table:table-cell>
          <table:table-cell table:formula="of:=[$'HID Consumer Page (0x0c)'.A105]" office:value-type="string" office:string-value="0x018f" calcext:value-type="string">
            <text:p>0x018f</text:p>
          </table:table-cell>
          <table:table-cell table:formula="of:=[$'HID Consumer Page (0x0c)'.F105]" office:value-type="float" office:value="0" calcext:value-type="float">
            <text:p>0</text:p>
          </table:table-cell>
          <table:table-cell table:formula="of:=[$'HID Consumer Page (0x0c)'.B105]" office:value-type="string" office:string-value="AL Task / Project Manager" calcext:value-type="string">
            <text:p>AL Task / Project Manager</text:p>
          </table:table-cell>
          <table:table-cell table:formula="of:=HEX2DEC(REPLACE(TRIM([.C10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6]" office:value-type="float" office:value="0" calcext:value-type="float">
            <text:p>0</text:p>
          </table:table-cell>
          <table:table-cell table:formula="of:=[$'HID Consumer Page (0x0c)'.A106]" office:value-type="string" office:string-value="0x0190" calcext:value-type="string">
            <text:p>0x0190</text:p>
          </table:table-cell>
          <table:table-cell table:formula="of:=[$'HID Consumer Page (0x0c)'.F106]" office:value-type="float" office:value="0" calcext:value-type="float">
            <text:p>0</text:p>
          </table:table-cell>
          <table:table-cell table:formula="of:=[$'HID Consumer Page (0x0c)'.B106]" office:value-type="string" office:string-value="AL Log / Journal / Timecard" calcext:value-type="string">
            <text:p>AL Log / Journal / Timecard</text:p>
          </table:table-cell>
          <table:table-cell table:formula="of:=HEX2DEC(REPLACE(TRIM([.C10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7]" office:value-type="float" office:value="0" calcext:value-type="float">
            <text:p>0</text:p>
          </table:table-cell>
          <table:table-cell table:formula="of:=[$'HID Consumer Page (0x0c)'.A107]" office:value-type="string" office:string-value="0x0191" calcext:value-type="string">
            <text:p>0x0191</text:p>
          </table:table-cell>
          <table:table-cell table:formula="of:=[$'HID Consumer Page (0x0c)'.F107]" office:value-type="float" office:value="0" calcext:value-type="float">
            <text:p>0</text:p>
          </table:table-cell>
          <table:table-cell table:formula="of:=[$'HID Consumer Page (0x0c)'.B107]" office:value-type="string" office:string-value="AL Checkbook / Finance" calcext:value-type="string">
            <text:p>AL Checkbook / Finance</text:p>
          </table:table-cell>
          <table:table-cell table:formula="of:=HEX2DEC(REPLACE(TRIM([.C10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08]" office:value-type="string" office:string-value="KEYCODE_CALCULATOR" calcext:value-type="string">
            <text:p>KEYCODE_CALCULATOR</text:p>
          </table:table-cell>
          <table:table-cell table:formula="of:=[$'HID Consumer Page (0x0c)'.A108]" office:value-type="string" office:string-value="0x0192" calcext:value-type="string">
            <text:p>0x0192</text:p>
          </table:table-cell>
          <table:table-cell table:formula="of:=[$'HID Consumer Page (0x0c)'.F108]" office:value-type="string" office:string-value="0x00d2" calcext:value-type="string">
            <text:p>0x00d2</text:p>
          </table:table-cell>
          <table:table-cell table:formula="of:=[$'HID Consumer Page (0x0c)'.B108]" office:value-type="string" office:string-value="AL Calculator" calcext:value-type="string">
            <text:p>AL Calculator</text:p>
          </table:table-cell>
          <table:table-cell table:formula="of:=HEX2DEC(REPLACE(TRIM([.C108]) ;1;3; ))" office:value-type="float" office:value="210" calcext:value-type="float">
            <text:p>21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9]" office:value-type="float" office:value="0" calcext:value-type="float">
            <text:p>0</text:p>
          </table:table-cell>
          <table:table-cell table:formula="of:=[$'HID Consumer Page (0x0c)'.A109]" office:value-type="string" office:string-value="0x0193" calcext:value-type="string">
            <text:p>0x0193</text:p>
          </table:table-cell>
          <table:table-cell table:formula="of:=[$'HID Consumer Page (0x0c)'.F109]" office:value-type="float" office:value="0" calcext:value-type="float">
            <text:p>0</text:p>
          </table:table-cell>
          <table:table-cell table:formula="of:=[$'HID Consumer Page (0x0c)'.B109]" office:value-type="string" office:string-value="AL A/V Capture / Playback" calcext:value-type="string">
            <text:p>AL A/V Capture / Playback</text:p>
          </table:table-cell>
          <table:table-cell table:formula="of:=HEX2DEC(REPLACE(TRIM([.C10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0]" office:value-type="float" office:value="0" calcext:value-type="float">
            <text:p>0</text:p>
          </table:table-cell>
          <table:table-cell table:formula="of:=[$'HID Consumer Page (0x0c)'.A110]" office:value-type="string" office:string-value="0x0194" calcext:value-type="string">
            <text:p>0x0194</text:p>
          </table:table-cell>
          <table:table-cell table:formula="of:=[$'HID Consumer Page (0x0c)'.F110]" office:value-type="float" office:value="0" calcext:value-type="float">
            <text:p>0</text:p>
          </table:table-cell>
          <table:table-cell table:formula="of:=[$'HID Consumer Page (0x0c)'.B110]" office:value-type="string" office:string-value="AL Local Machine Browser" calcext:value-type="string">
            <text:p>AL Local Machine Browser</text:p>
          </table:table-cell>
          <table:table-cell table:formula="of:=HEX2DEC(REPLACE(TRIM([.C11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1]" office:value-type="float" office:value="0" calcext:value-type="float">
            <text:p>0</text:p>
          </table:table-cell>
          <table:table-cell table:formula="of:=[$'HID Consumer Page (0x0c)'.A111]" office:value-type="string" office:string-value="0x0195" calcext:value-type="string">
            <text:p>0x0195</text:p>
          </table:table-cell>
          <table:table-cell table:formula="of:=[$'HID Consumer Page (0x0c)'.F111]" office:value-type="float" office:value="0" calcext:value-type="float">
            <text:p>0</text:p>
          </table:table-cell>
          <table:table-cell table:formula="of:=[$'HID Consumer Page (0x0c)'.B111]" office:value-type="string" office:string-value="AL LAN/WAN Browser" calcext:value-type="string">
            <text:p>AL LAN/WAN Browser</text:p>
          </table:table-cell>
          <table:table-cell table:formula="of:=HEX2DEC(REPLACE(TRIM([.C11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12]" office:value-type="string" office:string-value="KEYCODE_EXPLORER" calcext:value-type="string">
            <text:p>KEYCODE_EXPLORER</text:p>
          </table:table-cell>
          <table:table-cell table:formula="of:=[$'HID Consumer Page (0x0c)'.A112]" office:value-type="string" office:string-value="0x0196" calcext:value-type="string">
            <text:p>0x0196</text:p>
          </table:table-cell>
          <table:table-cell table:formula="of:=[$'HID Consumer Page (0x0c)'.F112]" office:value-type="string" office:string-value="0x0040" calcext:value-type="string">
            <text:p>0x0040</text:p>
          </table:table-cell>
          <table:table-cell table:formula="of:=[$'HID Consumer Page (0x0c)'.B112]" office:value-type="string" office:string-value="AL Internet Browser" calcext:value-type="string">
            <text:p>AL Internet Browser</text:p>
          </table:table-cell>
          <table:table-cell table:formula="of:=HEX2DEC(REPLACE(TRIM([.C112]) ;1;3; ))" office:value-type="float" office:value="64" calcext:value-type="float">
            <text:p>6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3]" office:value-type="float" office:value="0" calcext:value-type="float">
            <text:p>0</text:p>
          </table:table-cell>
          <table:table-cell table:formula="of:=[$'HID Consumer Page (0x0c)'.A113]" office:value-type="string" office:string-value="0x0197" calcext:value-type="string">
            <text:p>0x0197</text:p>
          </table:table-cell>
          <table:table-cell table:formula="of:=[$'HID Consumer Page (0x0c)'.F113]" office:value-type="float" office:value="0" calcext:value-type="float">
            <text:p>0</text:p>
          </table:table-cell>
          <table:table-cell table:formula="of:=[$'HID Consumer Page (0x0c)'.B113]" office:value-type="string" office:string-value="AL Remote Networking/ISP Connect" calcext:value-type="string">
            <text:p>AL Remote Networking/ISP Connect</text:p>
          </table:table-cell>
          <table:table-cell table:formula="of:=HEX2DEC(REPLACE(TRIM([.C11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4]" office:value-type="float" office:value="0" calcext:value-type="float">
            <text:p>0</text:p>
          </table:table-cell>
          <table:table-cell table:formula="of:=[$'HID Consumer Page (0x0c)'.A114]" office:value-type="string" office:string-value="0x0198" calcext:value-type="string">
            <text:p>0x0198</text:p>
          </table:table-cell>
          <table:table-cell table:formula="of:=[$'HID Consumer Page (0x0c)'.F114]" office:value-type="float" office:value="0" calcext:value-type="float">
            <text:p>0</text:p>
          </table:table-cell>
          <table:table-cell table:formula="of:=[$'HID Consumer Page (0x0c)'.B114]" office:value-type="string" office:string-value="AL Network Conference" calcext:value-type="string">
            <text:p>AL Network Conference</text:p>
          </table:table-cell>
          <table:table-cell table:formula="of:=HEX2DEC(REPLACE(TRIM([.C11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5]" office:value-type="float" office:value="0" calcext:value-type="float">
            <text:p>0</text:p>
          </table:table-cell>
          <table:table-cell table:formula="of:=[$'HID Consumer Page (0x0c)'.A115]" office:value-type="string" office:string-value="0x0199" calcext:value-type="string">
            <text:p>0x0199</text:p>
          </table:table-cell>
          <table:table-cell table:formula="of:=[$'HID Consumer Page (0x0c)'.F115]" office:value-type="float" office:value="0" calcext:value-type="float">
            <text:p>0</text:p>
          </table:table-cell>
          <table:table-cell table:formula="of:=[$'HID Consumer Page (0x0c)'.B115]" office:value-type="string" office:string-value="AL Network Chat" calcext:value-type="string">
            <text:p>AL Network Chat</text:p>
          </table:table-cell>
          <table:table-cell table:formula="of:=HEX2DEC(REPLACE(TRIM([.C11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6]" office:value-type="float" office:value="0" calcext:value-type="float">
            <text:p>0</text:p>
          </table:table-cell>
          <table:table-cell table:formula="of:=[$'HID Consumer Page (0x0c)'.A116]" office:value-type="string" office:string-value="0x019a" calcext:value-type="string">
            <text:p>0x019a</text:p>
          </table:table-cell>
          <table:table-cell table:formula="of:=[$'HID Consumer Page (0x0c)'.F116]" office:value-type="float" office:value="0" calcext:value-type="float">
            <text:p>0</text:p>
          </table:table-cell>
          <table:table-cell table:formula="of:=[$'HID Consumer Page (0x0c)'.B116]" office:value-type="string" office:string-value="AL Telephony / Dialer" calcext:value-type="string">
            <text:p>AL Telephony / Dialer</text:p>
          </table:table-cell>
          <table:table-cell table:formula="of:=HEX2DEC(REPLACE(TRIM([.C11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7]" office:value-type="float" office:value="0" calcext:value-type="float">
            <text:p>0</text:p>
          </table:table-cell>
          <table:table-cell table:formula="of:=[$'HID Consumer Page (0x0c)'.A117]" office:value-type="string" office:string-value="0x019b" calcext:value-type="string">
            <text:p>0x019b</text:p>
          </table:table-cell>
          <table:table-cell table:formula="of:=[$'HID Consumer Page (0x0c)'.F117]" office:value-type="float" office:value="0" calcext:value-type="float">
            <text:p>0</text:p>
          </table:table-cell>
          <table:table-cell table:formula="of:=[$'HID Consumer Page (0x0c)'.B117]" office:value-type="string" office:string-value="AL Logon" calcext:value-type="string">
            <text:p>AL Logon</text:p>
          </table:table-cell>
          <table:table-cell table:formula="of:=HEX2DEC(REPLACE(TRIM([.C11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8]" office:value-type="float" office:value="0" calcext:value-type="float">
            <text:p>0</text:p>
          </table:table-cell>
          <table:table-cell table:formula="of:=[$'HID Consumer Page (0x0c)'.A118]" office:value-type="string" office:string-value="0x019c" calcext:value-type="string">
            <text:p>0x019c</text:p>
          </table:table-cell>
          <table:table-cell table:formula="of:=[$'HID Consumer Page (0x0c)'.F118]" office:value-type="float" office:value="0" calcext:value-type="float">
            <text:p>0</text:p>
          </table:table-cell>
          <table:table-cell table:formula="of:=[$'HID Consumer Page (0x0c)'.B118]" office:value-type="string" office:string-value="AL Logoff" calcext:value-type="string">
            <text:p>AL Logoff</text:p>
          </table:table-cell>
          <table:table-cell table:formula="of:=HEX2DEC(REPLACE(TRIM([.C11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9]" office:value-type="float" office:value="0" calcext:value-type="float">
            <text:p>0</text:p>
          </table:table-cell>
          <table:table-cell table:formula="of:=[$'HID Consumer Page (0x0c)'.A119]" office:value-type="string" office:string-value="0x019d" calcext:value-type="string">
            <text:p>0x019d</text:p>
          </table:table-cell>
          <table:table-cell table:formula="of:=[$'HID Consumer Page (0x0c)'.F119]" office:value-type="float" office:value="0" calcext:value-type="float">
            <text:p>0</text:p>
          </table:table-cell>
          <table:table-cell table:formula="of:=[$'HID Consumer Page (0x0c)'.B119]" office:value-type="string" office:string-value="AL Logon / Logoff" calcext:value-type="string">
            <text:p>AL Logon / Logoff</text:p>
          </table:table-cell>
          <table:table-cell table:formula="of:=HEX2DEC(REPLACE(TRIM([.C11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20]" office:value-type="string" office:string-value="KEYCODE_POWER" calcext:value-type="string">
            <text:p>KEYCODE_POWER</text:p>
          </table:table-cell>
          <table:table-cell table:formula="of:=[$'HID Consumer Page (0x0c)'.A120]" office:value-type="string" office:string-value="0x019e" calcext:value-type="string">
            <text:p>0x019e</text:p>
          </table:table-cell>
          <table:table-cell table:formula="of:=[$'HID Consumer Page (0x0c)'.F120]" office:value-type="string" office:string-value="0x001a" calcext:value-type="string">
            <text:p>0x001a</text:p>
          </table:table-cell>
          <table:table-cell table:formula="of:=[$'HID Consumer Page (0x0c)'.B120]" office:value-type="string" office:string-value="AL Terminal Lock / Screensaver" calcext:value-type="string">
            <text:p>AL Terminal Lock / Screensaver</text:p>
          </table:table-cell>
          <table:table-cell table:formula="of:=HEX2DEC(REPLACE(TRIM([.C120]) ;1;3; ))" office:value-type="float" office:value="26" calcext:value-type="float">
            <text:p>26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1]" office:value-type="float" office:value="0" calcext:value-type="float">
            <text:p>0</text:p>
          </table:table-cell>
          <table:table-cell table:formula="of:=[$'HID Consumer Page (0x0c)'.A121]" office:value-type="string" office:string-value="0x019f" calcext:value-type="string">
            <text:p>0x019f</text:p>
          </table:table-cell>
          <table:table-cell table:formula="of:=[$'HID Consumer Page (0x0c)'.F121]" office:value-type="float" office:value="0" calcext:value-type="float">
            <text:p>0</text:p>
          </table:table-cell>
          <table:table-cell table:formula="of:=[$'HID Consumer Page (0x0c)'.B121]" office:value-type="string" office:string-value="AL Control Panel" calcext:value-type="string">
            <text:p>AL Control Panel</text:p>
          </table:table-cell>
          <table:table-cell table:formula="of:=HEX2DEC(REPLACE(TRIM([.C12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2]" office:value-type="float" office:value="0" calcext:value-type="float">
            <text:p>0</text:p>
          </table:table-cell>
          <table:table-cell table:formula="of:=[$'HID Consumer Page (0x0c)'.A122]" office:value-type="string" office:string-value="0x01a0" calcext:value-type="string">
            <text:p>0x01a0</text:p>
          </table:table-cell>
          <table:table-cell table:formula="of:=[$'HID Consumer Page (0x0c)'.F122]" office:value-type="float" office:value="0" calcext:value-type="float">
            <text:p>0</text:p>
          </table:table-cell>
          <table:table-cell table:formula="of:=[$'HID Consumer Page (0x0c)'.B122]" office:value-type="string" office:string-value="AL Command Line Processor / Run" calcext:value-type="string">
            <text:p>AL Command Line Processor / Run</text:p>
          </table:table-cell>
          <table:table-cell table:formula="of:=HEX2DEC(REPLACE(TRIM([.C12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3]" office:value-type="float" office:value="0" calcext:value-type="float">
            <text:p>0</text:p>
          </table:table-cell>
          <table:table-cell table:formula="of:=[$'HID Consumer Page (0x0c)'.A123]" office:value-type="string" office:string-value="0x01a1" calcext:value-type="string">
            <text:p>0x01a1</text:p>
          </table:table-cell>
          <table:table-cell table:formula="of:=[$'HID Consumer Page (0x0c)'.F123]" office:value-type="float" office:value="0" calcext:value-type="float">
            <text:p>0</text:p>
          </table:table-cell>
          <table:table-cell table:formula="of:=[$'HID Consumer Page (0x0c)'.B123]" office:value-type="string" office:string-value="AL Process / Task Manager" calcext:value-type="string">
            <text:p>AL Process / Task Manager</text:p>
          </table:table-cell>
          <table:table-cell table:formula="of:=HEX2DEC(REPLACE(TRIM([.C12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4]" office:value-type="float" office:value="0" calcext:value-type="float">
            <text:p>0</text:p>
          </table:table-cell>
          <table:table-cell table:formula="of:=[$'HID Consumer Page (0x0c)'.A124]" office:value-type="string" office:string-value="0x01a2" calcext:value-type="string">
            <text:p>0x01a2</text:p>
          </table:table-cell>
          <table:table-cell table:formula="of:=[$'HID Consumer Page (0x0c)'.F124]" office:value-type="float" office:value="0" calcext:value-type="float">
            <text:p>0</text:p>
          </table:table-cell>
          <table:table-cell table:formula="of:=[$'HID Consumer Page (0x0c)'.B124]" office:value-type="string" office:string-value="AL Select Task / Application" calcext:value-type="string">
            <text:p>AL Select Task / Application</text:p>
          </table:table-cell>
          <table:table-cell table:formula="of:=HEX2DEC(REPLACE(TRIM([.C12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5]" office:value-type="float" office:value="0" calcext:value-type="float">
            <text:p>0</text:p>
          </table:table-cell>
          <table:table-cell table:formula="of:=[$'HID Consumer Page (0x0c)'.A125]" office:value-type="string" office:string-value="0x01a3" calcext:value-type="string">
            <text:p>0x01a3</text:p>
          </table:table-cell>
          <table:table-cell table:formula="of:=[$'HID Consumer Page (0x0c)'.F125]" office:value-type="float" office:value="0" calcext:value-type="float">
            <text:p>0</text:p>
          </table:table-cell>
          <table:table-cell table:formula="of:=[$'HID Consumer Page (0x0c)'.B125]" office:value-type="string" office:string-value="AL Next Task / Application" calcext:value-type="string">
            <text:p>AL Next Task / Application</text:p>
          </table:table-cell>
          <table:table-cell table:formula="of:=HEX2DEC(REPLACE(TRIM([.C12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6]" office:value-type="float" office:value="0" calcext:value-type="float">
            <text:p>0</text:p>
          </table:table-cell>
          <table:table-cell table:formula="of:=[$'HID Consumer Page (0x0c)'.A126]" office:value-type="string" office:string-value="0x01a4" calcext:value-type="string">
            <text:p>0x01a4</text:p>
          </table:table-cell>
          <table:table-cell table:formula="of:=[$'HID Consumer Page (0x0c)'.F126]" office:value-type="float" office:value="0" calcext:value-type="float">
            <text:p>0</text:p>
          </table:table-cell>
          <table:table-cell table:formula="of:=[$'HID Consumer Page (0x0c)'.B126]" office:value-type="string" office:string-value="AL Previous Task / Application" calcext:value-type="string">
            <text:p>AL Previous Task / Application</text:p>
          </table:table-cell>
          <table:table-cell table:formula="of:=HEX2DEC(REPLACE(TRIM([.C12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7]" office:value-type="float" office:value="0" calcext:value-type="float">
            <text:p>0</text:p>
          </table:table-cell>
          <table:table-cell table:formula="of:=[$'HID Consumer Page (0x0c)'.A127]" office:value-type="string" office:string-value="0x01a5" calcext:value-type="string">
            <text:p>0x01a5</text:p>
          </table:table-cell>
          <table:table-cell table:formula="of:=[$'HID Consumer Page (0x0c)'.F127]" office:value-type="float" office:value="0" calcext:value-type="float">
            <text:p>0</text:p>
          </table:table-cell>
          <table:table-cell table:formula="of:=[$'HID Consumer Page (0x0c)'.B127]" office:value-type="string" office:string-value="AL Preemptive Halt Task / App." calcext:value-type="string">
            <text:p>AL Preemptive Halt Task / App.</text:p>
          </table:table-cell>
          <table:table-cell table:formula="of:=HEX2DEC(REPLACE(TRIM([.C12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8]" office:value-type="float" office:value="0" calcext:value-type="float">
            <text:p>0</text:p>
          </table:table-cell>
          <table:table-cell table:formula="of:=[$'HID Consumer Page (0x0c)'.A128]" office:value-type="string" office:string-value="0x01a6" calcext:value-type="string">
            <text:p>0x01a6</text:p>
          </table:table-cell>
          <table:table-cell table:formula="of:=[$'HID Consumer Page (0x0c)'.F128]" office:value-type="float" office:value="0" calcext:value-type="float">
            <text:p>0</text:p>
          </table:table-cell>
          <table:table-cell table:formula="of:=[$'HID Consumer Page (0x0c)'.B128]" office:value-type="string" office:string-value="AL Integrated Help Center" calcext:value-type="string">
            <text:p>AL Integrated Help Center</text:p>
          </table:table-cell>
          <table:table-cell table:formula="of:=HEX2DEC(REPLACE(TRIM([.C12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9]" office:value-type="float" office:value="0" calcext:value-type="float">
            <text:p>0</text:p>
          </table:table-cell>
          <table:table-cell table:formula="of:=[$'HID Consumer Page (0x0c)'.A129]" office:value-type="string" office:string-value="0x01a7" calcext:value-type="string">
            <text:p>0x01a7</text:p>
          </table:table-cell>
          <table:table-cell table:formula="of:=[$'HID Consumer Page (0x0c)'.F129]" office:value-type="float" office:value="0" calcext:value-type="float">
            <text:p>0</text:p>
          </table:table-cell>
          <table:table-cell table:formula="of:=[$'HID Consumer Page (0x0c)'.B129]" office:value-type="string" office:string-value="AL Documents" calcext:value-type="string">
            <text:p>AL Documents</text:p>
          </table:table-cell>
          <table:table-cell table:formula="of:=HEX2DEC(REPLACE(TRIM([.C12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0]" office:value-type="float" office:value="0" calcext:value-type="float">
            <text:p>0</text:p>
          </table:table-cell>
          <table:table-cell table:formula="of:=[$'HID Consumer Page (0x0c)'.A130]" office:value-type="string" office:string-value="0x01a8" calcext:value-type="string">
            <text:p>0x01a8</text:p>
          </table:table-cell>
          <table:table-cell table:formula="of:=[$'HID Consumer Page (0x0c)'.F130]" office:value-type="float" office:value="0" calcext:value-type="float">
            <text:p>0</text:p>
          </table:table-cell>
          <table:table-cell table:formula="of:=[$'HID Consumer Page (0x0c)'.B130]" office:value-type="string" office:string-value="AL Thesaurus" calcext:value-type="string">
            <text:p>AL Thesaurus</text:p>
          </table:table-cell>
          <table:table-cell table:formula="of:=HEX2DEC(REPLACE(TRIM([.C13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1]" office:value-type="float" office:value="0" calcext:value-type="float">
            <text:p>0</text:p>
          </table:table-cell>
          <table:table-cell table:formula="of:=[$'HID Consumer Page (0x0c)'.A131]" office:value-type="string" office:string-value="0x01a9" calcext:value-type="string">
            <text:p>0x01a9</text:p>
          </table:table-cell>
          <table:table-cell table:formula="of:=[$'HID Consumer Page (0x0c)'.F131]" office:value-type="float" office:value="0" calcext:value-type="float">
            <text:p>0</text:p>
          </table:table-cell>
          <table:table-cell table:formula="of:=[$'HID Consumer Page (0x0c)'.B131]" office:value-type="string" office:string-value="AL Dictionary" calcext:value-type="string">
            <text:p>AL Dictionary</text:p>
          </table:table-cell>
          <table:table-cell table:formula="of:=HEX2DEC(REPLACE(TRIM([.C13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2]" office:value-type="float" office:value="0" calcext:value-type="float">
            <text:p>0</text:p>
          </table:table-cell>
          <table:table-cell table:formula="of:=[$'HID Consumer Page (0x0c)'.A132]" office:value-type="string" office:string-value="0x01aa" calcext:value-type="string">
            <text:p>0x01aa</text:p>
          </table:table-cell>
          <table:table-cell table:formula="of:=[$'HID Consumer Page (0x0c)'.F132]" office:value-type="float" office:value="0" calcext:value-type="float">
            <text:p>0</text:p>
          </table:table-cell>
          <table:table-cell table:formula="of:=[$'HID Consumer Page (0x0c)'.B132]" office:value-type="string" office:string-value="AL Desktop" calcext:value-type="string">
            <text:p>AL Desktop</text:p>
          </table:table-cell>
          <table:table-cell table:formula="of:=HEX2DEC(REPLACE(TRIM([.C13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3]" office:value-type="float" office:value="0" calcext:value-type="float">
            <text:p>0</text:p>
          </table:table-cell>
          <table:table-cell table:formula="of:=[$'HID Consumer Page (0x0c)'.A133]" office:value-type="string" office:string-value="0x01ab" calcext:value-type="string">
            <text:p>0x01ab</text:p>
          </table:table-cell>
          <table:table-cell table:formula="of:=[$'HID Consumer Page (0x0c)'.F133]" office:value-type="float" office:value="0" calcext:value-type="float">
            <text:p>0</text:p>
          </table:table-cell>
          <table:table-cell table:formula="of:=[$'HID Consumer Page (0x0c)'.B133]" office:value-type="string" office:string-value="AL Spell Check" calcext:value-type="string">
            <text:p>AL Spell Check</text:p>
          </table:table-cell>
          <table:table-cell table:formula="of:=HEX2DEC(REPLACE(TRIM([.C13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4]" office:value-type="float" office:value="0" calcext:value-type="float">
            <text:p>0</text:p>
          </table:table-cell>
          <table:table-cell table:formula="of:=[$'HID Consumer Page (0x0c)'.A134]" office:value-type="string" office:string-value="0x01ac" calcext:value-type="string">
            <text:p>0x01ac</text:p>
          </table:table-cell>
          <table:table-cell table:formula="of:=[$'HID Consumer Page (0x0c)'.F134]" office:value-type="float" office:value="0" calcext:value-type="float">
            <text:p>0</text:p>
          </table:table-cell>
          <table:table-cell table:formula="of:=[$'HID Consumer Page (0x0c)'.B134]" office:value-type="string" office:string-value="AL Grammar Check" calcext:value-type="string">
            <text:p>AL Grammar Check</text:p>
          </table:table-cell>
          <table:table-cell table:formula="of:=HEX2DEC(REPLACE(TRIM([.C13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5]" office:value-type="float" office:value="0" calcext:value-type="float">
            <text:p>0</text:p>
          </table:table-cell>
          <table:table-cell table:formula="of:=[$'HID Consumer Page (0x0c)'.A135]" office:value-type="string" office:string-value="0x01ad" calcext:value-type="string">
            <text:p>0x01ad</text:p>
          </table:table-cell>
          <table:table-cell table:formula="of:=[$'HID Consumer Page (0x0c)'.F135]" office:value-type="float" office:value="0" calcext:value-type="float">
            <text:p>0</text:p>
          </table:table-cell>
          <table:table-cell table:formula="of:=[$'HID Consumer Page (0x0c)'.B135]" office:value-type="string" office:string-value="AL Wireless Status" calcext:value-type="string">
            <text:p>AL Wireless Status</text:p>
          </table:table-cell>
          <table:table-cell table:formula="of:=HEX2DEC(REPLACE(TRIM([.C13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6]" office:value-type="float" office:value="0" calcext:value-type="float">
            <text:p>0</text:p>
          </table:table-cell>
          <table:table-cell table:formula="of:=[$'HID Consumer Page (0x0c)'.A136]" office:value-type="string" office:string-value="0x01ae" calcext:value-type="string">
            <text:p>0x01ae</text:p>
          </table:table-cell>
          <table:table-cell table:formula="of:=[$'HID Consumer Page (0x0c)'.F136]" office:value-type="float" office:value="0" calcext:value-type="float">
            <text:p>0</text:p>
          </table:table-cell>
          <table:table-cell table:formula="of:=[$'HID Consumer Page (0x0c)'.B136]" office:value-type="string" office:string-value="AL Keyboard Layout" calcext:value-type="string">
            <text:p>AL Keyboard Layout</text:p>
          </table:table-cell>
          <table:table-cell table:formula="of:=HEX2DEC(REPLACE(TRIM([.C13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7]" office:value-type="float" office:value="0" calcext:value-type="float">
            <text:p>0</text:p>
          </table:table-cell>
          <table:table-cell table:formula="of:=[$'HID Consumer Page (0x0c)'.A137]" office:value-type="string" office:string-value="0x01af" calcext:value-type="string">
            <text:p>0x01af</text:p>
          </table:table-cell>
          <table:table-cell table:formula="of:=[$'HID Consumer Page (0x0c)'.F137]" office:value-type="float" office:value="0" calcext:value-type="float">
            <text:p>0</text:p>
          </table:table-cell>
          <table:table-cell table:formula="of:=[$'HID Consumer Page (0x0c)'.B137]" office:value-type="string" office:string-value="AL Virus Protection" calcext:value-type="string">
            <text:p>AL Virus Protection</text:p>
          </table:table-cell>
          <table:table-cell table:formula="of:=HEX2DEC(REPLACE(TRIM([.C13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8]" office:value-type="float" office:value="0" calcext:value-type="float">
            <text:p>0</text:p>
          </table:table-cell>
          <table:table-cell table:formula="of:=[$'HID Consumer Page (0x0c)'.A138]" office:value-type="string" office:string-value="0x01b0" calcext:value-type="string">
            <text:p>0x01b0</text:p>
          </table:table-cell>
          <table:table-cell table:formula="of:=[$'HID Consumer Page (0x0c)'.F138]" office:value-type="float" office:value="0" calcext:value-type="float">
            <text:p>0</text:p>
          </table:table-cell>
          <table:table-cell table:formula="of:=[$'HID Consumer Page (0x0c)'.B138]" office:value-type="string" office:string-value="AL Encryption" calcext:value-type="string">
            <text:p>AL Encryption</text:p>
          </table:table-cell>
          <table:table-cell table:formula="of:=HEX2DEC(REPLACE(TRIM([.C13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9]" office:value-type="float" office:value="0" calcext:value-type="float">
            <text:p>0</text:p>
          </table:table-cell>
          <table:table-cell table:formula="of:=[$'HID Consumer Page (0x0c)'.A139]" office:value-type="string" office:string-value="0x01b1" calcext:value-type="string">
            <text:p>0x01b1</text:p>
          </table:table-cell>
          <table:table-cell table:formula="of:=[$'HID Consumer Page (0x0c)'.F139]" office:value-type="float" office:value="0" calcext:value-type="float">
            <text:p>0</text:p>
          </table:table-cell>
          <table:table-cell table:formula="of:=[$'HID Consumer Page (0x0c)'.B139]" office:value-type="string" office:string-value="AL Screen Saver" calcext:value-type="string">
            <text:p>AL Screen Saver</text:p>
          </table:table-cell>
          <table:table-cell table:formula="of:=HEX2DEC(REPLACE(TRIM([.C13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0]" office:value-type="float" office:value="0" calcext:value-type="float">
            <text:p>0</text:p>
          </table:table-cell>
          <table:table-cell table:formula="of:=[$'HID Consumer Page (0x0c)'.A140]" office:value-type="string" office:string-value="0x01b2" calcext:value-type="string">
            <text:p>0x01b2</text:p>
          </table:table-cell>
          <table:table-cell table:formula="of:=[$'HID Consumer Page (0x0c)'.F140]" office:value-type="float" office:value="0" calcext:value-type="float">
            <text:p>0</text:p>
          </table:table-cell>
          <table:table-cell table:formula="of:=[$'HID Consumer Page (0x0c)'.B140]" office:value-type="string" office:string-value="AL Alarms" calcext:value-type="string">
            <text:p>AL Alarms</text:p>
          </table:table-cell>
          <table:table-cell table:formula="of:=HEX2DEC(REPLACE(TRIM([.C14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1]" office:value-type="float" office:value="0" calcext:value-type="float">
            <text:p>0</text:p>
          </table:table-cell>
          <table:table-cell table:formula="of:=[$'HID Consumer Page (0x0c)'.A141]" office:value-type="string" office:string-value="0x01b3" calcext:value-type="string">
            <text:p>0x01b3</text:p>
          </table:table-cell>
          <table:table-cell table:formula="of:=[$'HID Consumer Page (0x0c)'.F141]" office:value-type="float" office:value="0" calcext:value-type="float">
            <text:p>0</text:p>
          </table:table-cell>
          <table:table-cell table:formula="of:=[$'HID Consumer Page (0x0c)'.B141]" office:value-type="string" office:string-value="AL Clock" calcext:value-type="string">
            <text:p>AL Clock</text:p>
          </table:table-cell>
          <table:table-cell table:formula="of:=HEX2DEC(REPLACE(TRIM([.C14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2]" office:value-type="float" office:value="0" calcext:value-type="float">
            <text:p>0</text:p>
          </table:table-cell>
          <table:table-cell table:formula="of:=[$'HID Consumer Page (0x0c)'.A142]" office:value-type="string" office:string-value="0x01b4" calcext:value-type="string">
            <text:p>0x01b4</text:p>
          </table:table-cell>
          <table:table-cell table:formula="of:=[$'HID Consumer Page (0x0c)'.F142]" office:value-type="float" office:value="0" calcext:value-type="float">
            <text:p>0</text:p>
          </table:table-cell>
          <table:table-cell table:formula="of:=[$'HID Consumer Page (0x0c)'.B142]" office:value-type="string" office:string-value="AL File Browser" calcext:value-type="string">
            <text:p>AL File Browser</text:p>
          </table:table-cell>
          <table:table-cell table:formula="of:=HEX2DEC(REPLACE(TRIM([.C14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3]" office:value-type="float" office:value="0" calcext:value-type="float">
            <text:p>0</text:p>
          </table:table-cell>
          <table:table-cell table:formula="of:=[$'HID Consumer Page (0x0c)'.A143]" office:value-type="string" office:string-value="0x01b5" calcext:value-type="string">
            <text:p>0x01b5</text:p>
          </table:table-cell>
          <table:table-cell table:formula="of:=[$'HID Consumer Page (0x0c)'.F143]" office:value-type="float" office:value="0" calcext:value-type="float">
            <text:p>0</text:p>
          </table:table-cell>
          <table:table-cell table:formula="of:=[$'HID Consumer Page (0x0c)'.B143]" office:value-type="string" office:string-value="AL Power Status" calcext:value-type="string">
            <text:p>AL Power Status</text:p>
          </table:table-cell>
          <table:table-cell table:formula="of:=HEX2DEC(REPLACE(TRIM([.C14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44]" office:value-type="string" office:string-value="KEYCODE_HEADSETHOOK" calcext:value-type="string">
            <text:p>KEYCODE_HEADSETHOOK</text:p>
          </table:table-cell>
          <table:table-cell table:formula="of:=[$'HID Consumer Page (0x0c)'.A144]" office:value-type="string" office:string-value="0x01b6" calcext:value-type="string">
            <text:p>0x01b6</text:p>
          </table:table-cell>
          <table:table-cell table:formula="of:=[$'HID Consumer Page (0x0c)'.F144]" office:value-type="string" office:string-value="0x004f" calcext:value-type="string">
            <text:p>0x004f</text:p>
          </table:table-cell>
          <table:table-cell table:formula="of:=[$'HID Consumer Page (0x0c)'.B144]" office:value-type="string" office:string-value="AL Image Browser" calcext:value-type="string">
            <text:p>AL Image Browser</text:p>
          </table:table-cell>
          <table:table-cell table:formula="of:=HEX2DEC(REPLACE(TRIM([.C144]) ;1;3; ))" office:value-type="float" office:value="79" calcext:value-type="float">
            <text:p>79</text:p>
          </table:table-cell>
          <table:table-cell table:number-columns-repeated="4"/>
        </table:table-row>
        <table:table-row table:style-name="ro3">
          <table:table-cell table:formula="of:=[$'HID Consumer Page (0x0c)'.G145]" office:value-type="string" office:string-value="KEYCODE_MUSIC" calcext:value-type="string">
            <text:p>KEYCODE_MUSIC</text:p>
          </table:table-cell>
          <table:table-cell table:formula="of:=[$'HID Consumer Page (0x0c)'.A145]" office:value-type="string" office:string-value="0x01b7" calcext:value-type="string">
            <text:p>0x01b7</text:p>
          </table:table-cell>
          <table:table-cell table:formula="of:=[$'HID Consumer Page (0x0c)'.F145]" office:value-type="string" office:string-value="0x00d1" calcext:value-type="string">
            <text:p>0x00d1</text:p>
          </table:table-cell>
          <table:table-cell table:formula="of:=[$'HID Consumer Page (0x0c)'.B145]" office:value-type="string" office:string-value="AL Audio Browser" calcext:value-type="string">
            <text:p>AL Audio Browser</text:p>
          </table:table-cell>
          <table:table-cell table:formula="of:=HEX2DEC(REPLACE(TRIM([.C145]) ;1;3; ))" office:value-type="float" office:value="209" calcext:value-type="float">
            <text:p>209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6]" office:value-type="float" office:value="0" calcext:value-type="float">
            <text:p>0</text:p>
          </table:table-cell>
          <table:table-cell table:formula="of:=[$'HID Consumer Page (0x0c)'.A146]" office:value-type="string" office:string-value="0x01b8" calcext:value-type="string">
            <text:p>0x01b8</text:p>
          </table:table-cell>
          <table:table-cell table:formula="of:=[$'HID Consumer Page (0x0c)'.F146]" office:value-type="float" office:value="0" calcext:value-type="float">
            <text:p>0</text:p>
          </table:table-cell>
          <table:table-cell table:formula="of:=[$'HID Consumer Page (0x0c)'.B146]" office:value-type="string" office:string-value="AL Movie Browser" calcext:value-type="string">
            <text:p>AL Movie Browser</text:p>
          </table:table-cell>
          <table:table-cell table:formula="of:=HEX2DEC(REPLACE(TRIM([.C14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7]" office:value-type="float" office:value="0" calcext:value-type="float">
            <text:p>0</text:p>
          </table:table-cell>
          <table:table-cell table:formula="of:=[$'HID Consumer Page (0x0c)'.A147]" office:value-type="string" office:string-value="0x01b9" calcext:value-type="string">
            <text:p>0x01b9</text:p>
          </table:table-cell>
          <table:table-cell table:formula="of:=[$'HID Consumer Page (0x0c)'.F147]" office:value-type="float" office:value="0" calcext:value-type="float">
            <text:p>0</text:p>
          </table:table-cell>
          <table:table-cell table:formula="of:=[$'HID Consumer Page (0x0c)'.B147]" office:value-type="string" office:string-value="AL Digital Rights Manager" calcext:value-type="string">
            <text:p>AL Digital Rights Manager</text:p>
          </table:table-cell>
          <table:table-cell table:formula="of:=HEX2DEC(REPLACE(TRIM([.C14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8]" office:value-type="float" office:value="0" calcext:value-type="float">
            <text:p>0</text:p>
          </table:table-cell>
          <table:table-cell table:formula="of:=[$'HID Consumer Page (0x0c)'.A148]" office:value-type="string" office:string-value="0x01ba" calcext:value-type="string">
            <text:p>0x01ba</text:p>
          </table:table-cell>
          <table:table-cell table:formula="of:=[$'HID Consumer Page (0x0c)'.F148]" office:value-type="float" office:value="0" calcext:value-type="float">
            <text:p>0</text:p>
          </table:table-cell>
          <table:table-cell table:formula="of:=[$'HID Consumer Page (0x0c)'.B148]" office:value-type="string" office:string-value="AL Digital Wallet" calcext:value-type="string">
            <text:p>AL Digital Wallet</text:p>
          </table:table-cell>
          <table:table-cell table:formula="of:=HEX2DEC(REPLACE(TRIM([.C14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9]" office:value-type="float" office:value="0" calcext:value-type="float">
            <text:p>0</text:p>
          </table:table-cell>
          <table:table-cell table:formula="of:=[$'HID Consumer Page (0x0c)'.A149]" office:value-type="string" office:string-value="0x01bc" calcext:value-type="string">
            <text:p>0x01bc</text:p>
          </table:table-cell>
          <table:table-cell table:formula="of:=[$'HID Consumer Page (0x0c)'.F149]" office:value-type="float" office:value="0" calcext:value-type="float">
            <text:p>0</text:p>
          </table:table-cell>
          <table:table-cell table:formula="of:=[$'HID Consumer Page (0x0c)'.B149]" office:value-type="string" office:string-value="AL Instant Messaging" calcext:value-type="string">
            <text:p>AL Instant Messaging</text:p>
          </table:table-cell>
          <table:table-cell table:formula="of:=HEX2DEC(REPLACE(TRIM([.C14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0]" office:value-type="float" office:value="0" calcext:value-type="float">
            <text:p>0</text:p>
          </table:table-cell>
          <table:table-cell table:formula="of:=[$'HID Consumer Page (0x0c)'.A150]" office:value-type="string" office:string-value="0x01bd" calcext:value-type="string">
            <text:p>0x01bd</text:p>
          </table:table-cell>
          <table:table-cell table:formula="of:=[$'HID Consumer Page (0x0c)'.F150]" office:value-type="float" office:value="0" calcext:value-type="float">
            <text:p>0</text:p>
          </table:table-cell>
          <table:table-cell table:formula="of:=[$'HID Consumer Page (0x0c)'.B150]" office:value-type="string" office:string-value="AL OEM Features / Tips Browser" calcext:value-type="string">
            <text:p>AL OEM Features / Tips Browser</text:p>
          </table:table-cell>
          <table:table-cell table:formula="of:=HEX2DEC(REPLACE(TRIM([.C15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1]" office:value-type="float" office:value="0" calcext:value-type="float">
            <text:p>0</text:p>
          </table:table-cell>
          <table:table-cell table:formula="of:=[$'HID Consumer Page (0x0c)'.A151]" office:value-type="string" office:string-value="0x01be" calcext:value-type="string">
            <text:p>0x01be</text:p>
          </table:table-cell>
          <table:table-cell table:formula="of:=[$'HID Consumer Page (0x0c)'.F151]" office:value-type="float" office:value="0" calcext:value-type="float">
            <text:p>0</text:p>
          </table:table-cell>
          <table:table-cell table:formula="of:=[$'HID Consumer Page (0x0c)'.B151]" office:value-type="string" office:string-value="AL OEM Help" calcext:value-type="string">
            <text:p>AL OEM Help</text:p>
          </table:table-cell>
          <table:table-cell table:formula="of:=HEX2DEC(REPLACE(TRIM([.C15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2]" office:value-type="float" office:value="0" calcext:value-type="float">
            <text:p>0</text:p>
          </table:table-cell>
          <table:table-cell table:formula="of:=[$'HID Consumer Page (0x0c)'.A152]" office:value-type="string" office:string-value="0x01bf" calcext:value-type="string">
            <text:p>0x01bf</text:p>
          </table:table-cell>
          <table:table-cell table:formula="of:=[$'HID Consumer Page (0x0c)'.F152]" office:value-type="float" office:value="0" calcext:value-type="float">
            <text:p>0</text:p>
          </table:table-cell>
          <table:table-cell table:formula="of:=[$'HID Consumer Page (0x0c)'.B152]" office:value-type="string" office:string-value="AL Online Community" calcext:value-type="string">
            <text:p>AL Online Community</text:p>
          </table:table-cell>
          <table:table-cell table:formula="of:=HEX2DEC(REPLACE(TRIM([.C15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3]" office:value-type="float" office:value="0" calcext:value-type="float">
            <text:p>0</text:p>
          </table:table-cell>
          <table:table-cell table:formula="of:=[$'HID Consumer Page (0x0c)'.A153]" office:value-type="string" office:string-value="0x01c0" calcext:value-type="string">
            <text:p>0x01c0</text:p>
          </table:table-cell>
          <table:table-cell table:formula="of:=[$'HID Consumer Page (0x0c)'.F153]" office:value-type="float" office:value="0" calcext:value-type="float">
            <text:p>0</text:p>
          </table:table-cell>
          <table:table-cell table:formula="of:=[$'HID Consumer Page (0x0c)'.B153]" office:value-type="string" office:string-value="AL Entertainment Content Browser" calcext:value-type="string">
            <text:p>AL Entertainment Content Browser</text:p>
          </table:table-cell>
          <table:table-cell table:formula="of:=HEX2DEC(REPLACE(TRIM([.C15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4]" office:value-type="float" office:value="0" calcext:value-type="float">
            <text:p>0</text:p>
          </table:table-cell>
          <table:table-cell table:formula="of:=[$'HID Consumer Page (0x0c)'.A154]" office:value-type="string" office:string-value="0x01c1" calcext:value-type="string">
            <text:p>0x01c1</text:p>
          </table:table-cell>
          <table:table-cell table:formula="of:=[$'HID Consumer Page (0x0c)'.F154]" office:value-type="float" office:value="0" calcext:value-type="float">
            <text:p>0</text:p>
          </table:table-cell>
          <table:table-cell table:formula="of:=[$'HID Consumer Page (0x0c)'.B154]" office:value-type="string" office:string-value="AL Online Shopping Browser" calcext:value-type="string">
            <text:p>AL Online Shopping Browser</text:p>
          </table:table-cell>
          <table:table-cell table:formula="of:=HEX2DEC(REPLACE(TRIM([.C15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5]" office:value-type="float" office:value="0" calcext:value-type="float">
            <text:p>0</text:p>
          </table:table-cell>
          <table:table-cell table:formula="of:=[$'HID Consumer Page (0x0c)'.A155]" office:value-type="string" office:string-value="0x01c2" calcext:value-type="string">
            <text:p>0x01c2</text:p>
          </table:table-cell>
          <table:table-cell table:formula="of:=[$'HID Consumer Page (0x0c)'.F155]" office:value-type="float" office:value="0" calcext:value-type="float">
            <text:p>0</text:p>
          </table:table-cell>
          <table:table-cell table:formula="of:=[$'HID Consumer Page (0x0c)'.B155]" office:value-type="string" office:string-value="AL SmartCard Information / Help" calcext:value-type="string">
            <text:p>AL SmartCard Information / Help</text:p>
          </table:table-cell>
          <table:table-cell table:formula="of:=HEX2DEC(REPLACE(TRIM([.C15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6]" office:value-type="float" office:value="0" calcext:value-type="float">
            <text:p>0</text:p>
          </table:table-cell>
          <table:table-cell table:formula="of:=[$'HID Consumer Page (0x0c)'.A156]" office:value-type="string" office:string-value="0x01c3" calcext:value-type="string">
            <text:p>0x01c3</text:p>
          </table:table-cell>
          <table:table-cell table:formula="of:=[$'HID Consumer Page (0x0c)'.F156]" office:value-type="float" office:value="0" calcext:value-type="float">
            <text:p>0</text:p>
          </table:table-cell>
          <table:table-cell table:formula="of:=[$'HID Consumer Page (0x0c)'.B156]" office:value-type="string" office:string-value="AL Market / Finance Browser" calcext:value-type="string">
            <text:p>AL Market / Finance Browser</text:p>
          </table:table-cell>
          <table:table-cell table:formula="of:=HEX2DEC(REPLACE(TRIM([.C15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7]" office:value-type="float" office:value="0" calcext:value-type="float">
            <text:p>0</text:p>
          </table:table-cell>
          <table:table-cell table:formula="of:=[$'HID Consumer Page (0x0c)'.A157]" office:value-type="string" office:string-value="0x01c4" calcext:value-type="string">
            <text:p>0x01c4</text:p>
          </table:table-cell>
          <table:table-cell table:formula="of:=[$'HID Consumer Page (0x0c)'.F157]" office:value-type="float" office:value="0" calcext:value-type="float">
            <text:p>0</text:p>
          </table:table-cell>
          <table:table-cell table:formula="of:=[$'HID Consumer Page (0x0c)'.B157]" office:value-type="string" office:string-value="AL Customized Corp. News Browser" calcext:value-type="string">
            <text:p>AL Customized Corp. News Browser</text:p>
          </table:table-cell>
          <table:table-cell table:formula="of:=HEX2DEC(REPLACE(TRIM([.C15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8]" office:value-type="float" office:value="0" calcext:value-type="float">
            <text:p>0</text:p>
          </table:table-cell>
          <table:table-cell table:formula="of:=[$'HID Consumer Page (0x0c)'.A158]" office:value-type="string" office:string-value="0x01c5" calcext:value-type="string">
            <text:p>0x01c5</text:p>
          </table:table-cell>
          <table:table-cell table:formula="of:=[$'HID Consumer Page (0x0c)'.F158]" office:value-type="float" office:value="0" calcext:value-type="float">
            <text:p>0</text:p>
          </table:table-cell>
          <table:table-cell table:formula="of:=[$'HID Consumer Page (0x0c)'.B158]" office:value-type="string" office:string-value="AL Online Activity Browser" calcext:value-type="string">
            <text:p>AL Online Activity Browser</text:p>
          </table:table-cell>
          <table:table-cell table:formula="of:=HEX2DEC(REPLACE(TRIM([.C15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9]" office:value-type="float" office:value="0" calcext:value-type="float">
            <text:p>0</text:p>
          </table:table-cell>
          <table:table-cell table:formula="of:=[$'HID Consumer Page (0x0c)'.A159]" office:value-type="string" office:string-value="0x01c6" calcext:value-type="string">
            <text:p>0x01c6</text:p>
          </table:table-cell>
          <table:table-cell table:formula="of:=[$'HID Consumer Page (0x0c)'.F159]" office:value-type="float" office:value="0" calcext:value-type="float">
            <text:p>0</text:p>
          </table:table-cell>
          <table:table-cell table:formula="of:=[$'HID Consumer Page (0x0c)'.B159]" office:value-type="string" office:string-value="AL Research / Search Browser" calcext:value-type="string">
            <text:p>AL Research / Search Browser</text:p>
          </table:table-cell>
          <table:table-cell table:formula="of:=HEX2DEC(REPLACE(TRIM([.C15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0]" office:value-type="float" office:value="0" calcext:value-type="float">
            <text:p>0</text:p>
          </table:table-cell>
          <table:table-cell table:formula="of:=[$'HID Consumer Page (0x0c)'.A160]" office:value-type="string" office:string-value="0x01c7" calcext:value-type="string">
            <text:p>0x01c7</text:p>
          </table:table-cell>
          <table:table-cell table:formula="of:=[$'HID Consumer Page (0x0c)'.F160]" office:value-type="float" office:value="0" calcext:value-type="float">
            <text:p>0</text:p>
          </table:table-cell>
          <table:table-cell table:formula="of:=[$'HID Consumer Page (0x0c)'.B160]" office:value-type="string" office:string-value="AL Audio Player" calcext:value-type="string">
            <text:p>AL Audio Player</text:p>
          </table:table-cell>
          <table:table-cell table:formula="of:=HEX2DEC(REPLACE(TRIM([.C16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1]" office:value-type="float" office:value="0" calcext:value-type="float">
            <text:p>0</text:p>
          </table:table-cell>
          <table:table-cell table:formula="of:=[$'HID Consumer Page (0x0c)'.A161]" office:value-type="string" office:string-value="0x0201" calcext:value-type="string">
            <text:p>0x0201</text:p>
          </table:table-cell>
          <table:table-cell table:formula="of:=[$'HID Consumer Page (0x0c)'.F161]" office:value-type="float" office:value="0" calcext:value-type="float">
            <text:p>0</text:p>
          </table:table-cell>
          <table:table-cell table:formula="of:=[$'HID Consumer Page (0x0c)'.B161]" office:value-type="string" office:string-value="AC New" calcext:value-type="string">
            <text:p>AC New</text:p>
          </table:table-cell>
          <table:table-cell table:formula="of:=HEX2DEC(REPLACE(TRIM([.C16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2]" office:value-type="float" office:value="0" calcext:value-type="float">
            <text:p>0</text:p>
          </table:table-cell>
          <table:table-cell table:formula="of:=[$'HID Consumer Page (0x0c)'.A162]" office:value-type="string" office:string-value="0x0202" calcext:value-type="string">
            <text:p>0x0202</text:p>
          </table:table-cell>
          <table:table-cell table:formula="of:=[$'HID Consumer Page (0x0c)'.F162]" office:value-type="float" office:value="0" calcext:value-type="float">
            <text:p>0</text:p>
          </table:table-cell>
          <table:table-cell table:formula="of:=[$'HID Consumer Page (0x0c)'.B162]" office:value-type="string" office:string-value="AC Open" calcext:value-type="string">
            <text:p>AC Open</text:p>
          </table:table-cell>
          <table:table-cell table:formula="of:=HEX2DEC(REPLACE(TRIM([.C16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3]" office:value-type="float" office:value="0" calcext:value-type="float">
            <text:p>0</text:p>
          </table:table-cell>
          <table:table-cell table:formula="of:=[$'HID Consumer Page (0x0c)'.A163]" office:value-type="string" office:string-value="0x0203" calcext:value-type="string">
            <text:p>0x0203</text:p>
          </table:table-cell>
          <table:table-cell table:formula="of:=[$'HID Consumer Page (0x0c)'.F163]" office:value-type="float" office:value="0" calcext:value-type="float">
            <text:p>0</text:p>
          </table:table-cell>
          <table:table-cell table:formula="of:=[$'HID Consumer Page (0x0c)'.B163]" office:value-type="string" office:string-value="AC Close" calcext:value-type="string">
            <text:p>AC Close</text:p>
          </table:table-cell>
          <table:table-cell table:formula="of:=HEX2DEC(REPLACE(TRIM([.C16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4]" office:value-type="float" office:value="0" calcext:value-type="float">
            <text:p>0</text:p>
          </table:table-cell>
          <table:table-cell table:formula="of:=[$'HID Consumer Page (0x0c)'.A164]" office:value-type="string" office:string-value="0x0204" calcext:value-type="string">
            <text:p>0x0204</text:p>
          </table:table-cell>
          <table:table-cell table:formula="of:=[$'HID Consumer Page (0x0c)'.F164]" office:value-type="float" office:value="0" calcext:value-type="float">
            <text:p>0</text:p>
          </table:table-cell>
          <table:table-cell table:formula="of:=[$'HID Consumer Page (0x0c)'.B164]" office:value-type="string" office:string-value="AC Exit" calcext:value-type="string">
            <text:p>AC Exit</text:p>
          </table:table-cell>
          <table:table-cell table:formula="of:=HEX2DEC(REPLACE(TRIM([.C16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5]" office:value-type="float" office:value="0" calcext:value-type="float">
            <text:p>0</text:p>
          </table:table-cell>
          <table:table-cell table:formula="of:=[$'HID Consumer Page (0x0c)'.A165]" office:value-type="string" office:string-value="0x0205" calcext:value-type="string">
            <text:p>0x0205</text:p>
          </table:table-cell>
          <table:table-cell table:formula="of:=[$'HID Consumer Page (0x0c)'.F165]" office:value-type="float" office:value="0" calcext:value-type="float">
            <text:p>0</text:p>
          </table:table-cell>
          <table:table-cell table:formula="of:=[$'HID Consumer Page (0x0c)'.B165]" office:value-type="string" office:string-value="AC Maximize" calcext:value-type="string">
            <text:p>AC Maximize</text:p>
          </table:table-cell>
          <table:table-cell table:formula="of:=HEX2DEC(REPLACE(TRIM([.C16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6]" office:value-type="float" office:value="0" calcext:value-type="float">
            <text:p>0</text:p>
          </table:table-cell>
          <table:table-cell table:formula="of:=[$'HID Consumer Page (0x0c)'.A166]" office:value-type="string" office:string-value="0x0206" calcext:value-type="string">
            <text:p>0x0206</text:p>
          </table:table-cell>
          <table:table-cell table:formula="of:=[$'HID Consumer Page (0x0c)'.F166]" office:value-type="float" office:value="0" calcext:value-type="float">
            <text:p>0</text:p>
          </table:table-cell>
          <table:table-cell table:formula="of:=[$'HID Consumer Page (0x0c)'.B166]" office:value-type="string" office:string-value="AC Minimize" calcext:value-type="string">
            <text:p>AC Minimize</text:p>
          </table:table-cell>
          <table:table-cell table:formula="of:=HEX2DEC(REPLACE(TRIM([.C16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7]" office:value-type="float" office:value="0" calcext:value-type="float">
            <text:p>0</text:p>
          </table:table-cell>
          <table:table-cell table:formula="of:=[$'HID Consumer Page (0x0c)'.A167]" office:value-type="string" office:string-value="0x0207" calcext:value-type="string">
            <text:p>0x0207</text:p>
          </table:table-cell>
          <table:table-cell table:formula="of:=[$'HID Consumer Page (0x0c)'.F167]" office:value-type="float" office:value="0" calcext:value-type="float">
            <text:p>0</text:p>
          </table:table-cell>
          <table:table-cell table:formula="of:=[$'HID Consumer Page (0x0c)'.B167]" office:value-type="string" office:string-value="AC Save" calcext:value-type="string">
            <text:p>AC Save</text:p>
          </table:table-cell>
          <table:table-cell table:formula="of:=HEX2DEC(REPLACE(TRIM([.C16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8]" office:value-type="float" office:value="0" calcext:value-type="float">
            <text:p>0</text:p>
          </table:table-cell>
          <table:table-cell table:formula="of:=[$'HID Consumer Page (0x0c)'.A168]" office:value-type="string" office:string-value="0x0208" calcext:value-type="string">
            <text:p>0x0208</text:p>
          </table:table-cell>
          <table:table-cell table:formula="of:=[$'HID Consumer Page (0x0c)'.F168]" office:value-type="float" office:value="0" calcext:value-type="float">
            <text:p>0</text:p>
          </table:table-cell>
          <table:table-cell table:formula="of:=[$'HID Consumer Page (0x0c)'.B168]" office:value-type="string" office:string-value="AC Print" calcext:value-type="string">
            <text:p>AC Print</text:p>
          </table:table-cell>
          <table:table-cell table:formula="of:=HEX2DEC(REPLACE(TRIM([.C16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9]" office:value-type="float" office:value="0" calcext:value-type="float">
            <text:p>0</text:p>
          </table:table-cell>
          <table:table-cell table:formula="of:=[$'HID Consumer Page (0x0c)'.A169]" office:value-type="string" office:string-value="0x0209" calcext:value-type="string">
            <text:p>0x0209</text:p>
          </table:table-cell>
          <table:table-cell table:formula="of:=[$'HID Consumer Page (0x0c)'.F169]" office:value-type="float" office:value="0" calcext:value-type="float">
            <text:p>0</text:p>
          </table:table-cell>
          <table:table-cell table:formula="of:=[$'HID Consumer Page (0x0c)'.B169]" office:value-type="string" office:string-value="AC Properties" calcext:value-type="string">
            <text:p>AC Properties</text:p>
          </table:table-cell>
          <table:table-cell table:formula="of:=HEX2DEC(REPLACE(TRIM([.C16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0]" office:value-type="float" office:value="0" calcext:value-type="float">
            <text:p>0</text:p>
          </table:table-cell>
          <table:table-cell table:formula="of:=[$'HID Consumer Page (0x0c)'.A170]" office:value-type="string" office:string-value="0x021a" calcext:value-type="string">
            <text:p>0x021a</text:p>
          </table:table-cell>
          <table:table-cell table:formula="of:=[$'HID Consumer Page (0x0c)'.F170]" office:value-type="float" office:value="0" calcext:value-type="float">
            <text:p>0</text:p>
          </table:table-cell>
          <table:table-cell table:formula="of:=[$'HID Consumer Page (0x0c)'.B170]" office:value-type="string" office:string-value="AC Undo" calcext:value-type="string">
            <text:p>AC Undo</text:p>
          </table:table-cell>
          <table:table-cell table:formula="of:=HEX2DEC(REPLACE(TRIM([.C17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1]" office:value-type="float" office:value="0" calcext:value-type="float">
            <text:p>0</text:p>
          </table:table-cell>
          <table:table-cell table:formula="of:=[$'HID Consumer Page (0x0c)'.A171]" office:value-type="string" office:string-value="0x021b" calcext:value-type="string">
            <text:p>0x021b</text:p>
          </table:table-cell>
          <table:table-cell table:formula="of:=[$'HID Consumer Page (0x0c)'.F171]" office:value-type="float" office:value="0" calcext:value-type="float">
            <text:p>0</text:p>
          </table:table-cell>
          <table:table-cell table:formula="of:=[$'HID Consumer Page (0x0c)'.B171]" office:value-type="string" office:string-value="AC Copy" calcext:value-type="string">
            <text:p>AC Copy</text:p>
          </table:table-cell>
          <table:table-cell table:formula="of:=HEX2DEC(REPLACE(TRIM([.C17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2]" office:value-type="float" office:value="0" calcext:value-type="float">
            <text:p>0</text:p>
          </table:table-cell>
          <table:table-cell table:formula="of:=[$'HID Consumer Page (0x0c)'.A172]" office:value-type="string" office:string-value="0x021c" calcext:value-type="string">
            <text:p>0x021c</text:p>
          </table:table-cell>
          <table:table-cell table:formula="of:=[$'HID Consumer Page (0x0c)'.F172]" office:value-type="float" office:value="0" calcext:value-type="float">
            <text:p>0</text:p>
          </table:table-cell>
          <table:table-cell table:formula="of:=[$'HID Consumer Page (0x0c)'.B172]" office:value-type="string" office:string-value="AC Cut" calcext:value-type="string">
            <text:p>AC Cut</text:p>
          </table:table-cell>
          <table:table-cell table:formula="of:=HEX2DEC(REPLACE(TRIM([.C17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3]" office:value-type="float" office:value="0" calcext:value-type="float">
            <text:p>0</text:p>
          </table:table-cell>
          <table:table-cell table:formula="of:=[$'HID Consumer Page (0x0c)'.A173]" office:value-type="string" office:string-value="0x021d" calcext:value-type="string">
            <text:p>0x021d</text:p>
          </table:table-cell>
          <table:table-cell table:formula="of:=[$'HID Consumer Page (0x0c)'.F173]" office:value-type="float" office:value="0" calcext:value-type="float">
            <text:p>0</text:p>
          </table:table-cell>
          <table:table-cell table:formula="of:=[$'HID Consumer Page (0x0c)'.B173]" office:value-type="string" office:string-value="AC Paste" calcext:value-type="string">
            <text:p>AC Paste</text:p>
          </table:table-cell>
          <table:table-cell table:formula="of:=HEX2DEC(REPLACE(TRIM([.C17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4]" office:value-type="float" office:value="0" calcext:value-type="float">
            <text:p>0</text:p>
          </table:table-cell>
          <table:table-cell table:formula="of:=[$'HID Consumer Page (0x0c)'.A174]" office:value-type="string" office:string-value="0x021e" calcext:value-type="string">
            <text:p>0x021e</text:p>
          </table:table-cell>
          <table:table-cell table:formula="of:=[$'HID Consumer Page (0x0c)'.F174]" office:value-type="float" office:value="0" calcext:value-type="float">
            <text:p>0</text:p>
          </table:table-cell>
          <table:table-cell table:formula="of:=[$'HID Consumer Page (0x0c)'.B174]" office:value-type="string" office:string-value="AC Select All" calcext:value-type="string">
            <text:p>AC Select All</text:p>
          </table:table-cell>
          <table:table-cell table:formula="of:=HEX2DEC(REPLACE(TRIM([.C17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5]" office:value-type="float" office:value="0" calcext:value-type="float">
            <text:p>0</text:p>
          </table:table-cell>
          <table:table-cell table:formula="of:=[$'HID Consumer Page (0x0c)'.A175]" office:value-type="string" office:string-value="0x021f" calcext:value-type="string">
            <text:p>0x021f</text:p>
          </table:table-cell>
          <table:table-cell table:formula="of:=[$'HID Consumer Page (0x0c)'.F175]" office:value-type="float" office:value="0" calcext:value-type="float">
            <text:p>0</text:p>
          </table:table-cell>
          <table:table-cell table:formula="of:=[$'HID Consumer Page (0x0c)'.B175]" office:value-type="string" office:string-value="AC Find" calcext:value-type="string">
            <text:p>AC Find</text:p>
          </table:table-cell>
          <table:table-cell table:formula="of:=HEX2DEC(REPLACE(TRIM([.C17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6]" office:value-type="float" office:value="0" calcext:value-type="float">
            <text:p>0</text:p>
          </table:table-cell>
          <table:table-cell table:formula="of:=[$'HID Consumer Page (0x0c)'.A176]" office:value-type="string" office:string-value="0x0220" calcext:value-type="string">
            <text:p>0x0220</text:p>
          </table:table-cell>
          <table:table-cell table:formula="of:=[$'HID Consumer Page (0x0c)'.F176]" office:value-type="float" office:value="0" calcext:value-type="float">
            <text:p>0</text:p>
          </table:table-cell>
          <table:table-cell table:formula="of:=[$'HID Consumer Page (0x0c)'.B176]" office:value-type="string" office:string-value="AC Find and Replace" calcext:value-type="string">
            <text:p>AC Find and Replace</text:p>
          </table:table-cell>
          <table:table-cell table:formula="of:=HEX2DEC(REPLACE(TRIM([.C17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77]" office:value-type="string" office:string-value="KEYCODE_SEARCH" calcext:value-type="string">
            <text:p>KEYCODE_SEARCH</text:p>
          </table:table-cell>
          <table:table-cell table:formula="of:=[$'HID Consumer Page (0x0c)'.A177]" office:value-type="string" office:string-value="0x0221" calcext:value-type="string">
            <text:p>0x0221</text:p>
          </table:table-cell>
          <table:table-cell table:formula="of:=[$'HID Consumer Page (0x0c)'.F177]" office:value-type="string" office:string-value="0x0054" calcext:value-type="string">
            <text:p>0x0054</text:p>
          </table:table-cell>
          <table:table-cell table:formula="of:=[$'HID Consumer Page (0x0c)'.B177]" office:value-type="string" office:string-value="AC Search" calcext:value-type="string">
            <text:p>AC Search</text:p>
          </table:table-cell>
          <table:table-cell table:formula="of:=HEX2DEC(REPLACE(TRIM([.C177]) ;1;3; ))" office:value-type="float" office:value="84" calcext:value-type="float">
            <text:p>8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8]" office:value-type="float" office:value="0" calcext:value-type="float">
            <text:p>0</text:p>
          </table:table-cell>
          <table:table-cell table:formula="of:=[$'HID Consumer Page (0x0c)'.A178]" office:value-type="string" office:string-value="0x0222" calcext:value-type="string">
            <text:p>0x0222</text:p>
          </table:table-cell>
          <table:table-cell table:formula="of:=[$'HID Consumer Page (0x0c)'.F178]" office:value-type="float" office:value="0" calcext:value-type="float">
            <text:p>0</text:p>
          </table:table-cell>
          <table:table-cell table:formula="of:=[$'HID Consumer Page (0x0c)'.B178]" office:value-type="string" office:string-value="AC Go To" calcext:value-type="string">
            <text:p>AC Go To</text:p>
          </table:table-cell>
          <table:table-cell table:formula="of:=HEX2DEC(REPLACE(TRIM([.C17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79]" office:value-type="string" office:string-value="KEYCODE_HOME" calcext:value-type="string">
            <text:p>KEYCODE_HOME</text:p>
          </table:table-cell>
          <table:table-cell table:formula="of:=[$'HID Consumer Page (0x0c)'.A179]" office:value-type="string" office:string-value="0x0223" calcext:value-type="string">
            <text:p>0x0223</text:p>
          </table:table-cell>
          <table:table-cell table:formula="of:=[$'HID Consumer Page (0x0c)'.F179]" office:value-type="string" office:string-value="0x0003" calcext:value-type="string">
            <text:p>0x0003</text:p>
          </table:table-cell>
          <table:table-cell table:formula="of:=[$'HID Consumer Page (0x0c)'.B179]" office:value-type="string" office:string-value="AC Home" calcext:value-type="string">
            <text:p>AC Home</text:p>
          </table:table-cell>
          <table:table-cell table:formula="of:=HEX2DEC(REPLACE(TRIM([.C179]) ;1;3; ))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'HID Consumer Page (0x0c)'.G180]" office:value-type="string" office:string-value="KEYCODE_BACK" calcext:value-type="string">
            <text:p>KEYCODE_BACK</text:p>
          </table:table-cell>
          <table:table-cell table:formula="of:=[$'HID Consumer Page (0x0c)'.A180]" office:value-type="string" office:string-value="0x0224" calcext:value-type="string">
            <text:p>0x0224</text:p>
          </table:table-cell>
          <table:table-cell table:formula="of:=[$'HID Consumer Page (0x0c)'.F180]" office:value-type="string" office:string-value="0x0004" calcext:value-type="string">
            <text:p>0x0004</text:p>
          </table:table-cell>
          <table:table-cell table:formula="of:=[$'HID Consumer Page (0x0c)'.B180]" office:value-type="string" office:string-value="AC Back" calcext:value-type="string">
            <text:p>AC Back</text:p>
          </table:table-cell>
          <table:table-cell table:formula="of:=HEX2DEC(REPLACE(TRIM([.C180]) ;1;3; ))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'HID Consumer Page (0x0c)'.G181]" office:value-type="string" office:string-value="KEYCODE_FORWARD" calcext:value-type="string">
            <text:p>KEYCODE_FORWARD</text:p>
          </table:table-cell>
          <table:table-cell table:formula="of:=[$'HID Consumer Page (0x0c)'.A181]" office:value-type="string" office:string-value="0x0225" calcext:value-type="string">
            <text:p>0x0225</text:p>
          </table:table-cell>
          <table:table-cell table:formula="of:=[$'HID Consumer Page (0x0c)'.F181]" office:value-type="string" office:string-value="0x007d" calcext:value-type="string">
            <text:p>0x007d</text:p>
          </table:table-cell>
          <table:table-cell table:formula="of:=[$'HID Consumer Page (0x0c)'.B181]" office:value-type="string" office:string-value="AC Forward" calcext:value-type="string">
            <text:p>AC Forward</text:p>
          </table:table-cell>
          <table:table-cell table:formula="of:=HEX2DEC(REPLACE(TRIM([.C181]) ;1;3; ))" office:value-type="float" office:value="125" calcext:value-type="float">
            <text:p>125</text:p>
          </table:table-cell>
          <table:table-cell table:number-columns-repeated="4"/>
        </table:table-row>
        <table:table-row table:style-name="ro3">
          <table:table-cell table:formula="of:=[$'HID Consumer Page (0x0c)'.G182]" office:value-type="string" office:string-value="KEYCODE_MEDIA_STOP" calcext:value-type="string">
            <text:p>KEYCODE_MEDIA_STOP</text:p>
          </table:table-cell>
          <table:table-cell table:formula="of:=[$'HID Consumer Page (0x0c)'.A182]" office:value-type="string" office:string-value="0x0226" calcext:value-type="string">
            <text:p>0x0226</text:p>
          </table:table-cell>
          <table:table-cell table:formula="of:=[$'HID Consumer Page (0x0c)'.F182]" office:value-type="string" office:string-value="0x0056" calcext:value-type="string">
            <text:p>0x0056</text:p>
          </table:table-cell>
          <table:table-cell table:formula="of:=[$'HID Consumer Page (0x0c)'.B182]" office:value-type="string" office:string-value="AC Stop" calcext:value-type="string">
            <text:p>AC Stop</text:p>
          </table:table-cell>
          <table:table-cell table:formula="of:=HEX2DEC(REPLACE(TRIM([.C182]) ;1;3; ))" office:value-type="float" office:value="86" calcext:value-type="float">
            <text:p>86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3]" office:value-type="float" office:value="0" calcext:value-type="float">
            <text:p>0</text:p>
          </table:table-cell>
          <table:table-cell table:formula="of:=[$'HID Consumer Page (0x0c)'.A183]" office:value-type="string" office:string-value="0x0227" calcext:value-type="string">
            <text:p>0x0227</text:p>
          </table:table-cell>
          <table:table-cell table:formula="of:=[$'HID Consumer Page (0x0c)'.F183]" office:value-type="float" office:value="0" calcext:value-type="float">
            <text:p>0</text:p>
          </table:table-cell>
          <table:table-cell table:formula="of:=[$'HID Consumer Page (0x0c)'.B183]" office:value-type="string" office:string-value="AC Refresh" calcext:value-type="string">
            <text:p>AC Refresh</text:p>
          </table:table-cell>
          <table:table-cell table:formula="of:=HEX2DEC(REPLACE(TRIM([.C18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4]" office:value-type="float" office:value="0" calcext:value-type="float">
            <text:p>0</text:p>
          </table:table-cell>
          <table:table-cell table:formula="of:=[$'HID Consumer Page (0x0c)'.A184]" office:value-type="string" office:string-value="0x0228" calcext:value-type="string">
            <text:p>0x0228</text:p>
          </table:table-cell>
          <table:table-cell table:formula="of:=[$'HID Consumer Page (0x0c)'.F184]" office:value-type="float" office:value="0" calcext:value-type="float">
            <text:p>0</text:p>
          </table:table-cell>
          <table:table-cell table:formula="of:=[$'HID Consumer Page (0x0c)'.B184]" office:value-type="string" office:string-value="AC Previous Link" calcext:value-type="string">
            <text:p>AC Previous Link</text:p>
          </table:table-cell>
          <table:table-cell table:formula="of:=HEX2DEC(REPLACE(TRIM([.C18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5]" office:value-type="float" office:value="0" calcext:value-type="float">
            <text:p>0</text:p>
          </table:table-cell>
          <table:table-cell table:formula="of:=[$'HID Consumer Page (0x0c)'.A185]" office:value-type="string" office:string-value="0x0229" calcext:value-type="string">
            <text:p>0x0229</text:p>
          </table:table-cell>
          <table:table-cell table:formula="of:=[$'HID Consumer Page (0x0c)'.F185]" office:value-type="float" office:value="0" calcext:value-type="float">
            <text:p>0</text:p>
          </table:table-cell>
          <table:table-cell table:formula="of:=[$'HID Consumer Page (0x0c)'.B185]" office:value-type="string" office:string-value="AC Next Link" calcext:value-type="string">
            <text:p>AC Next Link</text:p>
          </table:table-cell>
          <table:table-cell table:formula="of:=HEX2DEC(REPLACE(TRIM([.C18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86]" office:value-type="string" office:string-value="KEYCODE_BOOKMARK" calcext:value-type="string">
            <text:p>KEYCODE_BOOKMARK</text:p>
          </table:table-cell>
          <table:table-cell table:formula="of:=[$'HID Consumer Page (0x0c)'.A186]" office:value-type="string" office:string-value="0x022a" calcext:value-type="string">
            <text:p>0x022a</text:p>
          </table:table-cell>
          <table:table-cell table:formula="of:=[$'HID Consumer Page (0x0c)'.F186]" office:value-type="string" office:string-value="0x00ae" calcext:value-type="string">
            <text:p>0x00ae</text:p>
          </table:table-cell>
          <table:table-cell table:formula="of:=[$'HID Consumer Page (0x0c)'.B186]" office:value-type="string" office:string-value="AC Bookmarks" calcext:value-type="string">
            <text:p>AC Bookmarks</text:p>
          </table:table-cell>
          <table:table-cell table:formula="of:=HEX2DEC(REPLACE(TRIM([.C186]) ;1;3; ))" office:value-type="float" office:value="174" calcext:value-type="float">
            <text:p>17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7]" office:value-type="float" office:value="0" calcext:value-type="float">
            <text:p>0</text:p>
          </table:table-cell>
          <table:table-cell table:formula="of:=[$'HID Consumer Page (0x0c)'.A187]" office:value-type="string" office:string-value="0x022b" calcext:value-type="string">
            <text:p>0x022b</text:p>
          </table:table-cell>
          <table:table-cell table:formula="of:=[$'HID Consumer Page (0x0c)'.F187]" office:value-type="float" office:value="0" calcext:value-type="float">
            <text:p>0</text:p>
          </table:table-cell>
          <table:table-cell table:formula="of:=[$'HID Consumer Page (0x0c)'.B187]" office:value-type="string" office:string-value="AC History" calcext:value-type="string">
            <text:p>AC History</text:p>
          </table:table-cell>
          <table:table-cell table:formula="of:=HEX2DEC(REPLACE(TRIM([.C18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8]" office:value-type="float" office:value="0" calcext:value-type="float">
            <text:p>0</text:p>
          </table:table-cell>
          <table:table-cell table:formula="of:=[$'HID Consumer Page (0x0c)'.A188]" office:value-type="string" office:string-value="0x022c" calcext:value-type="string">
            <text:p>0x022c</text:p>
          </table:table-cell>
          <table:table-cell table:formula="of:=[$'HID Consumer Page (0x0c)'.F188]" office:value-type="float" office:value="0" calcext:value-type="float">
            <text:p>0</text:p>
          </table:table-cell>
          <table:table-cell table:formula="of:=[$'HID Consumer Page (0x0c)'.B188]" office:value-type="string" office:string-value="AC Subscriptions" calcext:value-type="string">
            <text:p>AC Subscriptions</text:p>
          </table:table-cell>
          <table:table-cell table:formula="of:=HEX2DEC(REPLACE(TRIM([.C18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9]" office:value-type="float" office:value="0" calcext:value-type="float">
            <text:p>0</text:p>
          </table:table-cell>
          <table:table-cell table:formula="of:=[$'HID Consumer Page (0x0c)'.A189]" office:value-type="string" office:string-value="0x022d" calcext:value-type="string">
            <text:p>0x022d</text:p>
          </table:table-cell>
          <table:table-cell table:formula="of:=[$'HID Consumer Page (0x0c)'.F189]" office:value-type="float" office:value="0" calcext:value-type="float">
            <text:p>0</text:p>
          </table:table-cell>
          <table:table-cell table:formula="of:=[$'HID Consumer Page (0x0c)'.B189]" office:value-type="string" office:string-value="AC Zoom In" calcext:value-type="string">
            <text:p>AC Zoom In</text:p>
          </table:table-cell>
          <table:table-cell table:formula="of:=HEX2DEC(REPLACE(TRIM([.C18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0]" office:value-type="float" office:value="0" calcext:value-type="float">
            <text:p>0</text:p>
          </table:table-cell>
          <table:table-cell table:formula="of:=[$'HID Consumer Page (0x0c)'.A190]" office:value-type="string" office:string-value="0x022e" calcext:value-type="string">
            <text:p>0x022e</text:p>
          </table:table-cell>
          <table:table-cell table:formula="of:=[$'HID Consumer Page (0x0c)'.F190]" office:value-type="float" office:value="0" calcext:value-type="float">
            <text:p>0</text:p>
          </table:table-cell>
          <table:table-cell table:formula="of:=[$'HID Consumer Page (0x0c)'.B190]" office:value-type="string" office:string-value="AC Zoom Out" calcext:value-type="string">
            <text:p>AC Zoom Out</text:p>
          </table:table-cell>
          <table:table-cell table:formula="of:=HEX2DEC(REPLACE(TRIM([.C19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1]" office:value-type="float" office:value="0" calcext:value-type="float">
            <text:p>0</text:p>
          </table:table-cell>
          <table:table-cell table:formula="of:=[$'HID Consumer Page (0x0c)'.A191]" office:value-type="string" office:string-value="0x022f" calcext:value-type="string">
            <text:p>0x022f</text:p>
          </table:table-cell>
          <table:table-cell table:formula="of:=[$'HID Consumer Page (0x0c)'.F191]" office:value-type="float" office:value="0" calcext:value-type="float">
            <text:p>0</text:p>
          </table:table-cell>
          <table:table-cell table:formula="of:=[$'HID Consumer Page (0x0c)'.B191]" office:value-type="string" office:string-value="AC Zoom" calcext:value-type="string">
            <text:p>AC Zoom</text:p>
          </table:table-cell>
          <table:table-cell table:formula="of:=HEX2DEC(REPLACE(TRIM([.C19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2]" office:value-type="float" office:value="0" calcext:value-type="float">
            <text:p>0</text:p>
          </table:table-cell>
          <table:table-cell table:formula="of:=[$'HID Consumer Page (0x0c)'.A192]" office:value-type="string" office:string-value="0x0230" calcext:value-type="string">
            <text:p>0x0230</text:p>
          </table:table-cell>
          <table:table-cell table:formula="of:=[$'HID Consumer Page (0x0c)'.F192]" office:value-type="float" office:value="0" calcext:value-type="float">
            <text:p>0</text:p>
          </table:table-cell>
          <table:table-cell table:formula="of:=[$'HID Consumer Page (0x0c)'.B192]" office:value-type="string" office:string-value="AC Full Screen View" calcext:value-type="string">
            <text:p>AC Full Screen View</text:p>
          </table:table-cell>
          <table:table-cell table:formula="of:=HEX2DEC(REPLACE(TRIM([.C19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3]" office:value-type="float" office:value="0" calcext:value-type="float">
            <text:p>0</text:p>
          </table:table-cell>
          <table:table-cell table:formula="of:=[$'HID Consumer Page (0x0c)'.A193]" office:value-type="string" office:string-value="0x0231" calcext:value-type="string">
            <text:p>0x0231</text:p>
          </table:table-cell>
          <table:table-cell table:formula="of:=[$'HID Consumer Page (0x0c)'.F193]" office:value-type="float" office:value="0" calcext:value-type="float">
            <text:p>0</text:p>
          </table:table-cell>
          <table:table-cell table:formula="of:=[$'HID Consumer Page (0x0c)'.B193]" office:value-type="string" office:string-value="AC Normal View" calcext:value-type="string">
            <text:p>AC Normal View</text:p>
          </table:table-cell>
          <table:table-cell table:formula="of:=HEX2DEC(REPLACE(TRIM([.C19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4]" office:value-type="float" office:value="0" calcext:value-type="float">
            <text:p>0</text:p>
          </table:table-cell>
          <table:table-cell table:formula="of:=[$'HID Consumer Page (0x0c)'.A194]" office:value-type="string" office:string-value="0x0232" calcext:value-type="string">
            <text:p>0x0232</text:p>
          </table:table-cell>
          <table:table-cell table:formula="of:=[$'HID Consumer Page (0x0c)'.F194]" office:value-type="float" office:value="0" calcext:value-type="float">
            <text:p>0</text:p>
          </table:table-cell>
          <table:table-cell table:formula="of:=[$'HID Consumer Page (0x0c)'.B194]" office:value-type="string" office:string-value="AC View Toggle" calcext:value-type="string">
            <text:p>AC View Toggle</text:p>
          </table:table-cell>
          <table:table-cell table:formula="of:=HEX2DEC(REPLACE(TRIM([.C19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95]" office:value-type="string" office:string-value="KEYCODE_PAGE_UP" calcext:value-type="string">
            <text:p>KEYCODE_PAGE_UP</text:p>
          </table:table-cell>
          <table:table-cell table:formula="of:=[$'HID Consumer Page (0x0c)'.A195]" office:value-type="string" office:string-value="0x0233" calcext:value-type="string">
            <text:p>0x0233</text:p>
          </table:table-cell>
          <table:table-cell table:formula="of:=[$'HID Consumer Page (0x0c)'.F195]" office:value-type="string" office:string-value="0x005c" calcext:value-type="string">
            <text:p>0x005c</text:p>
          </table:table-cell>
          <table:table-cell table:formula="of:=[$'HID Consumer Page (0x0c)'.B195]" office:value-type="string" office:string-value="AC Scroll Up" calcext:value-type="string">
            <text:p>AC Scroll Up</text:p>
          </table:table-cell>
          <table:table-cell table:formula="of:=HEX2DEC(REPLACE(TRIM([.C195]) ;1;3; ))" office:value-type="float" office:value="92" calcext:value-type="float">
            <text:p>92</text:p>
          </table:table-cell>
          <table:table-cell table:number-columns-repeated="4"/>
        </table:table-row>
        <table:table-row table:style-name="ro3">
          <table:table-cell table:formula="of:=[$'HID Consumer Page (0x0c)'.G196]" office:value-type="string" office:string-value="KEYCODE_PAGE_DOWN" calcext:value-type="string">
            <text:p>KEYCODE_PAGE_DOWN</text:p>
          </table:table-cell>
          <table:table-cell table:formula="of:=[$'HID Consumer Page (0x0c)'.A196]" office:value-type="string" office:string-value="0x0234" calcext:value-type="string">
            <text:p>0x0234</text:p>
          </table:table-cell>
          <table:table-cell table:formula="of:=[$'HID Consumer Page (0x0c)'.F196]" office:value-type="string" office:string-value="0x005d" calcext:value-type="string">
            <text:p>0x005d</text:p>
          </table:table-cell>
          <table:table-cell table:formula="of:=[$'HID Consumer Page (0x0c)'.B196]" office:value-type="string" office:string-value="AC Scroll Down" calcext:value-type="string">
            <text:p>AC Scroll Down</text:p>
          </table:table-cell>
          <table:table-cell table:formula="of:=HEX2DEC(REPLACE(TRIM([.C196]) ;1;3; ))" office:value-type="float" office:value="93" calcext:value-type="float">
            <text:p>93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7]" office:value-type="float" office:value="0" calcext:value-type="float">
            <text:p>0</text:p>
          </table:table-cell>
          <table:table-cell table:formula="of:=[$'HID Consumer Page (0x0c)'.A197]" office:value-type="string" office:string-value="0x0236" calcext:value-type="string">
            <text:p>0x0236</text:p>
          </table:table-cell>
          <table:table-cell table:formula="of:=[$'HID Consumer Page (0x0c)'.F197]" office:value-type="float" office:value="0" calcext:value-type="float">
            <text:p>0</text:p>
          </table:table-cell>
          <table:table-cell table:formula="of:=[$'HID Consumer Page (0x0c)'.B197]" office:value-type="string" office:string-value="AC Pan Left" calcext:value-type="string">
            <text:p>AC Pan Left</text:p>
          </table:table-cell>
          <table:table-cell table:formula="of:=HEX2DEC(REPLACE(TRIM([.C19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8]" office:value-type="float" office:value="0" calcext:value-type="float">
            <text:p>0</text:p>
          </table:table-cell>
          <table:table-cell table:formula="of:=[$'HID Consumer Page (0x0c)'.A198]" office:value-type="string" office:string-value="0x0237" calcext:value-type="string">
            <text:p>0x0237</text:p>
          </table:table-cell>
          <table:table-cell table:formula="of:=[$'HID Consumer Page (0x0c)'.F198]" office:value-type="float" office:value="0" calcext:value-type="float">
            <text:p>0</text:p>
          </table:table-cell>
          <table:table-cell table:formula="of:=[$'HID Consumer Page (0x0c)'.B198]" office:value-type="string" office:string-value="AC Pan Right" calcext:value-type="string">
            <text:p>AC Pan Right</text:p>
          </table:table-cell>
          <table:table-cell table:formula="of:=HEX2DEC(REPLACE(TRIM([.C19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9]" office:value-type="float" office:value="0" calcext:value-type="float">
            <text:p>0</text:p>
          </table:table-cell>
          <table:table-cell table:formula="of:=[$'HID Consumer Page (0x0c)'.A199]" office:value-type="string" office:string-value="0x0239" calcext:value-type="string">
            <text:p>0x0239</text:p>
          </table:table-cell>
          <table:table-cell table:formula="of:=[$'HID Consumer Page (0x0c)'.F199]" office:value-type="float" office:value="0" calcext:value-type="float">
            <text:p>0</text:p>
          </table:table-cell>
          <table:table-cell table:formula="of:=[$'HID Consumer Page (0x0c)'.B199]" office:value-type="string" office:string-value="AC New Window" calcext:value-type="string">
            <text:p>AC New Window</text:p>
          </table:table-cell>
          <table:table-cell table:formula="of:=HEX2DEC(REPLACE(TRIM([.C19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0]" office:value-type="float" office:value="0" calcext:value-type="float">
            <text:p>0</text:p>
          </table:table-cell>
          <table:table-cell table:formula="of:=[$'HID Consumer Page (0x0c)'.A200]" office:value-type="string" office:string-value="0x023a" calcext:value-type="string">
            <text:p>0x023a</text:p>
          </table:table-cell>
          <table:table-cell table:formula="of:=[$'HID Consumer Page (0x0c)'.F200]" office:value-type="float" office:value="0" calcext:value-type="float">
            <text:p>0</text:p>
          </table:table-cell>
          <table:table-cell table:formula="of:=[$'HID Consumer Page (0x0c)'.B200]" office:value-type="string" office:string-value="AC Tile Horizontally" calcext:value-type="string">
            <text:p>AC Tile Horizontally</text:p>
          </table:table-cell>
          <table:table-cell table:formula="of:=HEX2DEC(REPLACE(TRIM([.C20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1]" office:value-type="float" office:value="0" calcext:value-type="float">
            <text:p>0</text:p>
          </table:table-cell>
          <table:table-cell table:formula="of:=[$'HID Consumer Page (0x0c)'.A201]" office:value-type="string" office:string-value="0x023b" calcext:value-type="string">
            <text:p>0x023b</text:p>
          </table:table-cell>
          <table:table-cell table:formula="of:=[$'HID Consumer Page (0x0c)'.F201]" office:value-type="float" office:value="0" calcext:value-type="float">
            <text:p>0</text:p>
          </table:table-cell>
          <table:table-cell table:formula="of:=[$'HID Consumer Page (0x0c)'.B201]" office:value-type="string" office:string-value="AC Tile Vertically" calcext:value-type="string">
            <text:p>AC Tile Vertically</text:p>
          </table:table-cell>
          <table:table-cell table:formula="of:=HEX2DEC(REPLACE(TRIM([.C20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2]" office:value-type="float" office:value="0" calcext:value-type="float">
            <text:p>0</text:p>
          </table:table-cell>
          <table:table-cell table:formula="of:=[$'HID Consumer Page (0x0c)'.A202]" office:value-type="string" office:string-value="0x023c" calcext:value-type="string">
            <text:p>0x023c</text:p>
          </table:table-cell>
          <table:table-cell table:formula="of:=[$'HID Consumer Page (0x0c)'.F202]" office:value-type="float" office:value="0" calcext:value-type="float">
            <text:p>0</text:p>
          </table:table-cell>
          <table:table-cell table:formula="of:=[$'HID Consumer Page (0x0c)'.B202]" office:value-type="string" office:string-value="AC Format" calcext:value-type="string">
            <text:p>AC Format</text:p>
          </table:table-cell>
          <table:table-cell table:formula="of:=HEX2DEC(REPLACE(TRIM([.C20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3]" office:value-type="float" office:value="0" calcext:value-type="float">
            <text:p>0</text:p>
          </table:table-cell>
          <table:table-cell table:formula="of:=[$'HID Consumer Page (0x0c)'.A203]" office:value-type="string" office:string-value="0x023d" calcext:value-type="string">
            <text:p>0x023d</text:p>
          </table:table-cell>
          <table:table-cell table:formula="of:=[$'HID Consumer Page (0x0c)'.F203]" office:value-type="float" office:value="0" calcext:value-type="float">
            <text:p>0</text:p>
          </table:table-cell>
          <table:table-cell table:formula="of:=[$'HID Consumer Page (0x0c)'.B203]" office:value-type="string" office:string-value="AC Edit" calcext:value-type="string">
            <text:p>AC Edit</text:p>
          </table:table-cell>
          <table:table-cell table:formula="of:=HEX2DEC(REPLACE(TRIM([.C20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4]" office:value-type="float" office:value="0" calcext:value-type="float">
            <text:p>0</text:p>
          </table:table-cell>
          <table:table-cell table:formula="of:=[$'HID Consumer Page (0x0c)'.A204]" office:value-type="string" office:string-value="0x023e" calcext:value-type="string">
            <text:p>0x023e</text:p>
          </table:table-cell>
          <table:table-cell table:formula="of:=[$'HID Consumer Page (0x0c)'.F204]" office:value-type="float" office:value="0" calcext:value-type="float">
            <text:p>0</text:p>
          </table:table-cell>
          <table:table-cell table:formula="of:=[$'HID Consumer Page (0x0c)'.B204]" office:value-type="string" office:string-value="AC Bold" calcext:value-type="string">
            <text:p>AC Bold</text:p>
          </table:table-cell>
          <table:table-cell table:formula="of:=HEX2DEC(REPLACE(TRIM([.C20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5]" office:value-type="float" office:value="0" calcext:value-type="float">
            <text:p>0</text:p>
          </table:table-cell>
          <table:table-cell table:formula="of:=[$'HID Consumer Page (0x0c)'.A205]" office:value-type="string" office:string-value="0x023f" calcext:value-type="string">
            <text:p>0x023f</text:p>
          </table:table-cell>
          <table:table-cell table:formula="of:=[$'HID Consumer Page (0x0c)'.F205]" office:value-type="float" office:value="0" calcext:value-type="float">
            <text:p>0</text:p>
          </table:table-cell>
          <table:table-cell table:formula="of:=[$'HID Consumer Page (0x0c)'.B205]" office:value-type="string" office:string-value="AC Italics" calcext:value-type="string">
            <text:p>AC Italics</text:p>
          </table:table-cell>
          <table:table-cell table:formula="of:=HEX2DEC(REPLACE(TRIM([.C20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6]" office:value-type="float" office:value="0" calcext:value-type="float">
            <text:p>0</text:p>
          </table:table-cell>
          <table:table-cell table:formula="of:=[$'HID Consumer Page (0x0c)'.A206]" office:value-type="string" office:string-value="0x0240" calcext:value-type="string">
            <text:p>0x0240</text:p>
          </table:table-cell>
          <table:table-cell table:formula="of:=[$'HID Consumer Page (0x0c)'.F206]" office:value-type="float" office:value="0" calcext:value-type="float">
            <text:p>0</text:p>
          </table:table-cell>
          <table:table-cell table:formula="of:=[$'HID Consumer Page (0x0c)'.B206]" office:value-type="string" office:string-value="AC Underline" calcext:value-type="string">
            <text:p>AC Underline</text:p>
          </table:table-cell>
          <table:table-cell table:formula="of:=HEX2DEC(REPLACE(TRIM([.C20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7]" office:value-type="float" office:value="0" calcext:value-type="float">
            <text:p>0</text:p>
          </table:table-cell>
          <table:table-cell table:formula="of:=[$'HID Consumer Page (0x0c)'.A207]" office:value-type="string" office:string-value="0x0241" calcext:value-type="string">
            <text:p>0x0241</text:p>
          </table:table-cell>
          <table:table-cell table:formula="of:=[$'HID Consumer Page (0x0c)'.F207]" office:value-type="float" office:value="0" calcext:value-type="float">
            <text:p>0</text:p>
          </table:table-cell>
          <table:table-cell table:formula="of:=[$'HID Consumer Page (0x0c)'.B207]" office:value-type="string" office:string-value="AC Strikethrough" calcext:value-type="string">
            <text:p>AC Strikethrough</text:p>
          </table:table-cell>
          <table:table-cell table:formula="of:=HEX2DEC(REPLACE(TRIM([.C20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8]" office:value-type="float" office:value="0" calcext:value-type="float">
            <text:p>0</text:p>
          </table:table-cell>
          <table:table-cell table:formula="of:=[$'HID Consumer Page (0x0c)'.A208]" office:value-type="string" office:string-value="0x0242" calcext:value-type="string">
            <text:p>0x0242</text:p>
          </table:table-cell>
          <table:table-cell table:formula="of:=[$'HID Consumer Page (0x0c)'.F208]" office:value-type="float" office:value="0" calcext:value-type="float">
            <text:p>0</text:p>
          </table:table-cell>
          <table:table-cell table:formula="of:=[$'HID Consumer Page (0x0c)'.B208]" office:value-type="string" office:string-value="AC Subscript" calcext:value-type="string">
            <text:p>AC Subscript</text:p>
          </table:table-cell>
          <table:table-cell table:formula="of:=HEX2DEC(REPLACE(TRIM([.C20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9]" office:value-type="float" office:value="0" calcext:value-type="float">
            <text:p>0</text:p>
          </table:table-cell>
          <table:table-cell table:formula="of:=[$'HID Consumer Page (0x0c)'.A209]" office:value-type="string" office:string-value="0x0243" calcext:value-type="string">
            <text:p>0x0243</text:p>
          </table:table-cell>
          <table:table-cell table:formula="of:=[$'HID Consumer Page (0x0c)'.F209]" office:value-type="float" office:value="0" calcext:value-type="float">
            <text:p>0</text:p>
          </table:table-cell>
          <table:table-cell table:formula="of:=[$'HID Consumer Page (0x0c)'.B209]" office:value-type="string" office:string-value="AC Superscript" calcext:value-type="string">
            <text:p>AC Superscript</text:p>
          </table:table-cell>
          <table:table-cell table:formula="of:=HEX2DEC(REPLACE(TRIM([.C20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0]" office:value-type="float" office:value="0" calcext:value-type="float">
            <text:p>0</text:p>
          </table:table-cell>
          <table:table-cell table:formula="of:=[$'HID Consumer Page (0x0c)'.A210]" office:value-type="string" office:string-value="0x0244" calcext:value-type="string">
            <text:p>0x0244</text:p>
          </table:table-cell>
          <table:table-cell table:formula="of:=[$'HID Consumer Page (0x0c)'.F210]" office:value-type="float" office:value="0" calcext:value-type="float">
            <text:p>0</text:p>
          </table:table-cell>
          <table:table-cell table:formula="of:=[$'HID Consumer Page (0x0c)'.B210]" office:value-type="string" office:string-value="AC All Caps" calcext:value-type="string">
            <text:p>AC All Caps</text:p>
          </table:table-cell>
          <table:table-cell table:formula="of:=HEX2DEC(REPLACE(TRIM([.C21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1]" office:value-type="float" office:value="0" calcext:value-type="float">
            <text:p>0</text:p>
          </table:table-cell>
          <table:table-cell table:formula="of:=[$'HID Consumer Page (0x0c)'.A211]" office:value-type="string" office:string-value="0x0245" calcext:value-type="string">
            <text:p>0x0245</text:p>
          </table:table-cell>
          <table:table-cell table:formula="of:=[$'HID Consumer Page (0x0c)'.F211]" office:value-type="float" office:value="0" calcext:value-type="float">
            <text:p>0</text:p>
          </table:table-cell>
          <table:table-cell table:formula="of:=[$'HID Consumer Page (0x0c)'.B211]" office:value-type="string" office:string-value="AC Rotate" calcext:value-type="string">
            <text:p>AC Rotate</text:p>
          </table:table-cell>
          <table:table-cell table:formula="of:=HEX2DEC(REPLACE(TRIM([.C21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2]" office:value-type="float" office:value="0" calcext:value-type="float">
            <text:p>0</text:p>
          </table:table-cell>
          <table:table-cell table:formula="of:=[$'HID Consumer Page (0x0c)'.A212]" office:value-type="string" office:string-value="0x0246" calcext:value-type="string">
            <text:p>0x0246</text:p>
          </table:table-cell>
          <table:table-cell table:formula="of:=[$'HID Consumer Page (0x0c)'.F212]" office:value-type="float" office:value="0" calcext:value-type="float">
            <text:p>0</text:p>
          </table:table-cell>
          <table:table-cell table:formula="of:=[$'HID Consumer Page (0x0c)'.B212]" office:value-type="string" office:string-value="AC Resize" calcext:value-type="string">
            <text:p>AC Resize</text:p>
          </table:table-cell>
          <table:table-cell table:formula="of:=HEX2DEC(REPLACE(TRIM([.C21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3]" office:value-type="float" office:value="0" calcext:value-type="float">
            <text:p>0</text:p>
          </table:table-cell>
          <table:table-cell table:formula="of:=[$'HID Consumer Page (0x0c)'.A213]" office:value-type="string" office:string-value="0x0247" calcext:value-type="string">
            <text:p>0x0247</text:p>
          </table:table-cell>
          <table:table-cell table:formula="of:=[$'HID Consumer Page (0x0c)'.F213]" office:value-type="float" office:value="0" calcext:value-type="float">
            <text:p>0</text:p>
          </table:table-cell>
          <table:table-cell table:formula="of:=[$'HID Consumer Page (0x0c)'.B213]" office:value-type="string" office:string-value="AC Flip horizontal" calcext:value-type="string">
            <text:p>AC Flip horizontal</text:p>
          </table:table-cell>
          <table:table-cell table:formula="of:=HEX2DEC(REPLACE(TRIM([.C21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4]" office:value-type="float" office:value="0" calcext:value-type="float">
            <text:p>0</text:p>
          </table:table-cell>
          <table:table-cell table:formula="of:=[$'HID Consumer Page (0x0c)'.A214]" office:value-type="string" office:string-value="0x0248" calcext:value-type="string">
            <text:p>0x0248</text:p>
          </table:table-cell>
          <table:table-cell table:formula="of:=[$'HID Consumer Page (0x0c)'.F214]" office:value-type="float" office:value="0" calcext:value-type="float">
            <text:p>0</text:p>
          </table:table-cell>
          <table:table-cell table:formula="of:=[$'HID Consumer Page (0x0c)'.B214]" office:value-type="string" office:string-value="AC Flip Vertical" calcext:value-type="string">
            <text:p>AC Flip Vertical</text:p>
          </table:table-cell>
          <table:table-cell table:formula="of:=HEX2DEC(REPLACE(TRIM([.C21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5]" office:value-type="float" office:value="0" calcext:value-type="float">
            <text:p>0</text:p>
          </table:table-cell>
          <table:table-cell table:formula="of:=[$'HID Consumer Page (0x0c)'.A215]" office:value-type="string" office:string-value="0x0249" calcext:value-type="string">
            <text:p>0x0249</text:p>
          </table:table-cell>
          <table:table-cell table:formula="of:=[$'HID Consumer Page (0x0c)'.F215]" office:value-type="float" office:value="0" calcext:value-type="float">
            <text:p>0</text:p>
          </table:table-cell>
          <table:table-cell table:formula="of:=[$'HID Consumer Page (0x0c)'.B215]" office:value-type="string" office:string-value="AC Mirror Horizontal" calcext:value-type="string">
            <text:p>AC Mirror Horizontal</text:p>
          </table:table-cell>
          <table:table-cell table:formula="of:=HEX2DEC(REPLACE(TRIM([.C21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6]" office:value-type="float" office:value="0" calcext:value-type="float">
            <text:p>0</text:p>
          </table:table-cell>
          <table:table-cell table:formula="of:=[$'HID Consumer Page (0x0c)'.A216]" office:value-type="string" office:string-value="0x024a" calcext:value-type="string">
            <text:p>0x024a</text:p>
          </table:table-cell>
          <table:table-cell table:formula="of:=[$'HID Consumer Page (0x0c)'.F216]" office:value-type="float" office:value="0" calcext:value-type="float">
            <text:p>0</text:p>
          </table:table-cell>
          <table:table-cell table:formula="of:=[$'HID Consumer Page (0x0c)'.B216]" office:value-type="string" office:string-value="AC Mirror Vertical" calcext:value-type="string">
            <text:p>AC Mirror Vertical</text:p>
          </table:table-cell>
          <table:table-cell table:formula="of:=HEX2DEC(REPLACE(TRIM([.C21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7]" office:value-type="float" office:value="0" calcext:value-type="float">
            <text:p>0</text:p>
          </table:table-cell>
          <table:table-cell table:formula="of:=[$'HID Consumer Page (0x0c)'.A217]" office:value-type="string" office:string-value="0x024b" calcext:value-type="string">
            <text:p>0x024b</text:p>
          </table:table-cell>
          <table:table-cell table:formula="of:=[$'HID Consumer Page (0x0c)'.F217]" office:value-type="float" office:value="0" calcext:value-type="float">
            <text:p>0</text:p>
          </table:table-cell>
          <table:table-cell table:formula="of:=[$'HID Consumer Page (0x0c)'.B217]" office:value-type="string" office:string-value="AC Font Select" calcext:value-type="string">
            <text:p>AC Font Select</text:p>
          </table:table-cell>
          <table:table-cell table:formula="of:=HEX2DEC(REPLACE(TRIM([.C21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8]" office:value-type="float" office:value="0" calcext:value-type="float">
            <text:p>0</text:p>
          </table:table-cell>
          <table:table-cell table:formula="of:=[$'HID Consumer Page (0x0c)'.A218]" office:value-type="string" office:string-value="0x024c" calcext:value-type="string">
            <text:p>0x024c</text:p>
          </table:table-cell>
          <table:table-cell table:formula="of:=[$'HID Consumer Page (0x0c)'.F218]" office:value-type="float" office:value="0" calcext:value-type="float">
            <text:p>0</text:p>
          </table:table-cell>
          <table:table-cell table:formula="of:=[$'HID Consumer Page (0x0c)'.B218]" office:value-type="string" office:string-value="AC Font Color" calcext:value-type="string">
            <text:p>AC Font Color</text:p>
          </table:table-cell>
          <table:table-cell table:formula="of:=HEX2DEC(REPLACE(TRIM([.C21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9]" office:value-type="float" office:value="0" calcext:value-type="float">
            <text:p>0</text:p>
          </table:table-cell>
          <table:table-cell table:formula="of:=[$'HID Consumer Page (0x0c)'.A219]" office:value-type="string" office:string-value="0x024d" calcext:value-type="string">
            <text:p>0x024d</text:p>
          </table:table-cell>
          <table:table-cell table:formula="of:=[$'HID Consumer Page (0x0c)'.F219]" office:value-type="float" office:value="0" calcext:value-type="float">
            <text:p>0</text:p>
          </table:table-cell>
          <table:table-cell table:formula="of:=[$'HID Consumer Page (0x0c)'.B219]" office:value-type="string" office:string-value="AC Font Size" calcext:value-type="string">
            <text:p>AC Font Size</text:p>
          </table:table-cell>
          <table:table-cell table:formula="of:=HEX2DEC(REPLACE(TRIM([.C21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0]" office:value-type="float" office:value="0" calcext:value-type="float">
            <text:p>0</text:p>
          </table:table-cell>
          <table:table-cell table:formula="of:=[$'HID Consumer Page (0x0c)'.A220]" office:value-type="string" office:string-value="0x024e" calcext:value-type="string">
            <text:p>0x024e</text:p>
          </table:table-cell>
          <table:table-cell table:formula="of:=[$'HID Consumer Page (0x0c)'.F220]" office:value-type="float" office:value="0" calcext:value-type="float">
            <text:p>0</text:p>
          </table:table-cell>
          <table:table-cell table:formula="of:=[$'HID Consumer Page (0x0c)'.B220]" office:value-type="string" office:string-value="AC Justify Left" calcext:value-type="string">
            <text:p>AC Justify Left</text:p>
          </table:table-cell>
          <table:table-cell table:formula="of:=HEX2DEC(REPLACE(TRIM([.C22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1]" office:value-type="float" office:value="0" calcext:value-type="float">
            <text:p>0</text:p>
          </table:table-cell>
          <table:table-cell table:formula="of:=[$'HID Consumer Page (0x0c)'.A221]" office:value-type="string" office:string-value="0x024f" calcext:value-type="string">
            <text:p>0x024f</text:p>
          </table:table-cell>
          <table:table-cell table:formula="of:=[$'HID Consumer Page (0x0c)'.F221]" office:value-type="float" office:value="0" calcext:value-type="float">
            <text:p>0</text:p>
          </table:table-cell>
          <table:table-cell table:formula="of:=[$'HID Consumer Page (0x0c)'.B221]" office:value-type="string" office:string-value="AC Justify Center H" calcext:value-type="string">
            <text:p>AC Justify Center H</text:p>
          </table:table-cell>
          <table:table-cell table:formula="of:=HEX2DEC(REPLACE(TRIM([.C22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2]" office:value-type="float" office:value="0" calcext:value-type="float">
            <text:p>0</text:p>
          </table:table-cell>
          <table:table-cell table:formula="of:=[$'HID Consumer Page (0x0c)'.A222]" office:value-type="string" office:string-value="0x0250" calcext:value-type="string">
            <text:p>0x0250</text:p>
          </table:table-cell>
          <table:table-cell table:formula="of:=[$'HID Consumer Page (0x0c)'.F222]" office:value-type="float" office:value="0" calcext:value-type="float">
            <text:p>0</text:p>
          </table:table-cell>
          <table:table-cell table:formula="of:=[$'HID Consumer Page (0x0c)'.B222]" office:value-type="string" office:string-value="AC Justify Right" calcext:value-type="string">
            <text:p>AC Justify Right</text:p>
          </table:table-cell>
          <table:table-cell table:formula="of:=HEX2DEC(REPLACE(TRIM([.C22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3]" office:value-type="float" office:value="0" calcext:value-type="float">
            <text:p>0</text:p>
          </table:table-cell>
          <table:table-cell table:formula="of:=[$'HID Consumer Page (0x0c)'.A223]" office:value-type="string" office:string-value="0x0251" calcext:value-type="string">
            <text:p>0x0251</text:p>
          </table:table-cell>
          <table:table-cell table:formula="of:=[$'HID Consumer Page (0x0c)'.F223]" office:value-type="float" office:value="0" calcext:value-type="float">
            <text:p>0</text:p>
          </table:table-cell>
          <table:table-cell table:formula="of:=[$'HID Consumer Page (0x0c)'.B223]" office:value-type="string" office:string-value="AC Justify Block H" calcext:value-type="string">
            <text:p>AC Justify Block H</text:p>
          </table:table-cell>
          <table:table-cell table:formula="of:=HEX2DEC(REPLACE(TRIM([.C22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4]" office:value-type="float" office:value="0" calcext:value-type="float">
            <text:p>0</text:p>
          </table:table-cell>
          <table:table-cell table:formula="of:=[$'HID Consumer Page (0x0c)'.A224]" office:value-type="string" office:string-value="0x0252" calcext:value-type="string">
            <text:p>0x0252</text:p>
          </table:table-cell>
          <table:table-cell table:formula="of:=[$'HID Consumer Page (0x0c)'.F224]" office:value-type="float" office:value="0" calcext:value-type="float">
            <text:p>0</text:p>
          </table:table-cell>
          <table:table-cell table:formula="of:=[$'HID Consumer Page (0x0c)'.B224]" office:value-type="string" office:string-value="AC Justify Top" calcext:value-type="string">
            <text:p>AC Justify Top</text:p>
          </table:table-cell>
          <table:table-cell table:formula="of:=HEX2DEC(REPLACE(TRIM([.C22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5]" office:value-type="float" office:value="0" calcext:value-type="float">
            <text:p>0</text:p>
          </table:table-cell>
          <table:table-cell table:formula="of:=[$'HID Consumer Page (0x0c)'.A225]" office:value-type="string" office:string-value="0x0253" calcext:value-type="string">
            <text:p>0x0253</text:p>
          </table:table-cell>
          <table:table-cell table:formula="of:=[$'HID Consumer Page (0x0c)'.F225]" office:value-type="float" office:value="0" calcext:value-type="float">
            <text:p>0</text:p>
          </table:table-cell>
          <table:table-cell table:formula="of:=[$'HID Consumer Page (0x0c)'.B225]" office:value-type="string" office:string-value="AC Justify Center V" calcext:value-type="string">
            <text:p>AC Justify Center V</text:p>
          </table:table-cell>
          <table:table-cell table:formula="of:=HEX2DEC(REPLACE(TRIM([.C22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6]" office:value-type="float" office:value="0" calcext:value-type="float">
            <text:p>0</text:p>
          </table:table-cell>
          <table:table-cell table:formula="of:=[$'HID Consumer Page (0x0c)'.A226]" office:value-type="string" office:string-value="0x0254" calcext:value-type="string">
            <text:p>0x0254</text:p>
          </table:table-cell>
          <table:table-cell table:formula="of:=[$'HID Consumer Page (0x0c)'.F226]" office:value-type="float" office:value="0" calcext:value-type="float">
            <text:p>0</text:p>
          </table:table-cell>
          <table:table-cell table:formula="of:=[$'HID Consumer Page (0x0c)'.B226]" office:value-type="string" office:string-value="AC Justify Bottom" calcext:value-type="string">
            <text:p>AC Justify Bottom</text:p>
          </table:table-cell>
          <table:table-cell table:formula="of:=HEX2DEC(REPLACE(TRIM([.C22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7]" office:value-type="float" office:value="0" calcext:value-type="float">
            <text:p>0</text:p>
          </table:table-cell>
          <table:table-cell table:formula="of:=[$'HID Consumer Page (0x0c)'.A227]" office:value-type="string" office:string-value="0x0255" calcext:value-type="string">
            <text:p>0x0255</text:p>
          </table:table-cell>
          <table:table-cell table:formula="of:=[$'HID Consumer Page (0x0c)'.F227]" office:value-type="float" office:value="0" calcext:value-type="float">
            <text:p>0</text:p>
          </table:table-cell>
          <table:table-cell table:formula="of:=[$'HID Consumer Page (0x0c)'.B227]" office:value-type="string" office:string-value="AC Justify Block V" calcext:value-type="string">
            <text:p>AC Justify Block V</text:p>
          </table:table-cell>
          <table:table-cell table:formula="of:=HEX2DEC(REPLACE(TRIM([.C22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8]" office:value-type="float" office:value="0" calcext:value-type="float">
            <text:p>0</text:p>
          </table:table-cell>
          <table:table-cell table:formula="of:=[$'HID Consumer Page (0x0c)'.A228]" office:value-type="string" office:string-value="0x0256" calcext:value-type="string">
            <text:p>0x0256</text:p>
          </table:table-cell>
          <table:table-cell table:formula="of:=[$'HID Consumer Page (0x0c)'.F228]" office:value-type="float" office:value="0" calcext:value-type="float">
            <text:p>0</text:p>
          </table:table-cell>
          <table:table-cell table:formula="of:=[$'HID Consumer Page (0x0c)'.B228]" office:value-type="string" office:string-value="AC Indent Decrease" calcext:value-type="string">
            <text:p>AC Indent Decrease</text:p>
          </table:table-cell>
          <table:table-cell table:formula="of:=HEX2DEC(REPLACE(TRIM([.C22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9]" office:value-type="float" office:value="0" calcext:value-type="float">
            <text:p>0</text:p>
          </table:table-cell>
          <table:table-cell table:formula="of:=[$'HID Consumer Page (0x0c)'.A229]" office:value-type="string" office:string-value="0x0257" calcext:value-type="string">
            <text:p>0x0257</text:p>
          </table:table-cell>
          <table:table-cell table:formula="of:=[$'HID Consumer Page (0x0c)'.F229]" office:value-type="float" office:value="0" calcext:value-type="float">
            <text:p>0</text:p>
          </table:table-cell>
          <table:table-cell table:formula="of:=[$'HID Consumer Page (0x0c)'.B229]" office:value-type="string" office:string-value="AC Indent Increase" calcext:value-type="string">
            <text:p>AC Indent Increase</text:p>
          </table:table-cell>
          <table:table-cell table:formula="of:=HEX2DEC(REPLACE(TRIM([.C22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0]" office:value-type="float" office:value="0" calcext:value-type="float">
            <text:p>0</text:p>
          </table:table-cell>
          <table:table-cell table:formula="of:=[$'HID Consumer Page (0x0c)'.A230]" office:value-type="string" office:string-value="0x0258" calcext:value-type="string">
            <text:p>0x0258</text:p>
          </table:table-cell>
          <table:table-cell table:formula="of:=[$'HID Consumer Page (0x0c)'.F230]" office:value-type="float" office:value="0" calcext:value-type="float">
            <text:p>0</text:p>
          </table:table-cell>
          <table:table-cell table:formula="of:=[$'HID Consumer Page (0x0c)'.B230]" office:value-type="string" office:string-value="AC Numbered List" calcext:value-type="string">
            <text:p>AC Numbered List</text:p>
          </table:table-cell>
          <table:table-cell table:formula="of:=HEX2DEC(REPLACE(TRIM([.C23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1]" office:value-type="float" office:value="0" calcext:value-type="float">
            <text:p>0</text:p>
          </table:table-cell>
          <table:table-cell table:formula="of:=[$'HID Consumer Page (0x0c)'.A231]" office:value-type="string" office:string-value="0x0259" calcext:value-type="string">
            <text:p>0x0259</text:p>
          </table:table-cell>
          <table:table-cell table:formula="of:=[$'HID Consumer Page (0x0c)'.F231]" office:value-type="float" office:value="0" calcext:value-type="float">
            <text:p>0</text:p>
          </table:table-cell>
          <table:table-cell table:formula="of:=[$'HID Consumer Page (0x0c)'.B231]" office:value-type="string" office:string-value="AC Restart Numbering" calcext:value-type="string">
            <text:p>AC Restart Numbering</text:p>
          </table:table-cell>
          <table:table-cell table:formula="of:=HEX2DEC(REPLACE(TRIM([.C23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2]" office:value-type="float" office:value="0" calcext:value-type="float">
            <text:p>0</text:p>
          </table:table-cell>
          <table:table-cell table:formula="of:=[$'HID Consumer Page (0x0c)'.A232]" office:value-type="string" office:string-value="0x025a" calcext:value-type="string">
            <text:p>0x025a</text:p>
          </table:table-cell>
          <table:table-cell table:formula="of:=[$'HID Consumer Page (0x0c)'.F232]" office:value-type="float" office:value="0" calcext:value-type="float">
            <text:p>0</text:p>
          </table:table-cell>
          <table:table-cell table:formula="of:=[$'HID Consumer Page (0x0c)'.B232]" office:value-type="string" office:string-value="AC Bulleted List" calcext:value-type="string">
            <text:p>AC Bulleted List</text:p>
          </table:table-cell>
          <table:table-cell table:formula="of:=HEX2DEC(REPLACE(TRIM([.C23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3]" office:value-type="float" office:value="0" calcext:value-type="float">
            <text:p>0</text:p>
          </table:table-cell>
          <table:table-cell table:formula="of:=[$'HID Consumer Page (0x0c)'.A233]" office:value-type="string" office:string-value="0x025b" calcext:value-type="string">
            <text:p>0x025b</text:p>
          </table:table-cell>
          <table:table-cell table:formula="of:=[$'HID Consumer Page (0x0c)'.F233]" office:value-type="float" office:value="0" calcext:value-type="float">
            <text:p>0</text:p>
          </table:table-cell>
          <table:table-cell table:formula="of:=[$'HID Consumer Page (0x0c)'.B233]" office:value-type="string" office:string-value="AC Promote" calcext:value-type="string">
            <text:p>AC Promote</text:p>
          </table:table-cell>
          <table:table-cell table:formula="of:=HEX2DEC(REPLACE(TRIM([.C23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4]" office:value-type="float" office:value="0" calcext:value-type="float">
            <text:p>0</text:p>
          </table:table-cell>
          <table:table-cell table:formula="of:=[$'HID Consumer Page (0x0c)'.A234]" office:value-type="string" office:string-value="0x025c" calcext:value-type="string">
            <text:p>0x025c</text:p>
          </table:table-cell>
          <table:table-cell table:formula="of:=[$'HID Consumer Page (0x0c)'.F234]" office:value-type="float" office:value="0" calcext:value-type="float">
            <text:p>0</text:p>
          </table:table-cell>
          <table:table-cell table:formula="of:=[$'HID Consumer Page (0x0c)'.B234]" office:value-type="string" office:string-value="AC Demote" calcext:value-type="string">
            <text:p>AC Demote</text:p>
          </table:table-cell>
          <table:table-cell table:formula="of:=HEX2DEC(REPLACE(TRIM([.C23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5]" office:value-type="float" office:value="0" calcext:value-type="float">
            <text:p>0</text:p>
          </table:table-cell>
          <table:table-cell table:formula="of:=[$'HID Consumer Page (0x0c)'.A235]" office:value-type="string" office:string-value="0x025d" calcext:value-type="string">
            <text:p>0x025d</text:p>
          </table:table-cell>
          <table:table-cell table:formula="of:=[$'HID Consumer Page (0x0c)'.F235]" office:value-type="float" office:value="0" calcext:value-type="float">
            <text:p>0</text:p>
          </table:table-cell>
          <table:table-cell table:formula="of:=[$'HID Consumer Page (0x0c)'.B235]" office:value-type="string" office:string-value="AC Yes" calcext:value-type="string">
            <text:p>AC Yes</text:p>
          </table:table-cell>
          <table:table-cell table:formula="of:=HEX2DEC(REPLACE(TRIM([.C23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6]" office:value-type="float" office:value="0" calcext:value-type="float">
            <text:p>0</text:p>
          </table:table-cell>
          <table:table-cell table:formula="of:=[$'HID Consumer Page (0x0c)'.A236]" office:value-type="string" office:string-value="0x025e" calcext:value-type="string">
            <text:p>0x025e</text:p>
          </table:table-cell>
          <table:table-cell table:formula="of:=[$'HID Consumer Page (0x0c)'.F236]" office:value-type="float" office:value="0" calcext:value-type="float">
            <text:p>0</text:p>
          </table:table-cell>
          <table:table-cell table:formula="of:=[$'HID Consumer Page (0x0c)'.B236]" office:value-type="string" office:string-value="AC No" calcext:value-type="string">
            <text:p>AC No</text:p>
          </table:table-cell>
          <table:table-cell table:formula="of:=HEX2DEC(REPLACE(TRIM([.C23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7]" office:value-type="float" office:value="0" calcext:value-type="float">
            <text:p>0</text:p>
          </table:table-cell>
          <table:table-cell table:formula="of:=[$'HID Consumer Page (0x0c)'.A237]" office:value-type="string" office:string-value="0x025f" calcext:value-type="string">
            <text:p>0x025f</text:p>
          </table:table-cell>
          <table:table-cell table:formula="of:=[$'HID Consumer Page (0x0c)'.F237]" office:value-type="float" office:value="0" calcext:value-type="float">
            <text:p>0</text:p>
          </table:table-cell>
          <table:table-cell table:formula="of:=[$'HID Consumer Page (0x0c)'.B237]" office:value-type="string" office:string-value="AC Cancel" calcext:value-type="string">
            <text:p>AC Cancel</text:p>
          </table:table-cell>
          <table:table-cell table:formula="of:=HEX2DEC(REPLACE(TRIM([.C23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8]" office:value-type="float" office:value="0" calcext:value-type="float">
            <text:p>0</text:p>
          </table:table-cell>
          <table:table-cell table:formula="of:=[$'HID Consumer Page (0x0c)'.A238]" office:value-type="string" office:string-value="0x0260" calcext:value-type="string">
            <text:p>0x0260</text:p>
          </table:table-cell>
          <table:table-cell table:formula="of:=[$'HID Consumer Page (0x0c)'.F238]" office:value-type="float" office:value="0" calcext:value-type="float">
            <text:p>0</text:p>
          </table:table-cell>
          <table:table-cell table:formula="of:=[$'HID Consumer Page (0x0c)'.B238]" office:value-type="string" office:string-value="AC Catalog" calcext:value-type="string">
            <text:p>AC Catalog</text:p>
          </table:table-cell>
          <table:table-cell table:formula="of:=HEX2DEC(REPLACE(TRIM([.C23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9]" office:value-type="float" office:value="0" calcext:value-type="float">
            <text:p>0</text:p>
          </table:table-cell>
          <table:table-cell table:formula="of:=[$'HID Consumer Page (0x0c)'.A239]" office:value-type="string" office:string-value="0x0261" calcext:value-type="string">
            <text:p>0x0261</text:p>
          </table:table-cell>
          <table:table-cell table:formula="of:=[$'HID Consumer Page (0x0c)'.F239]" office:value-type="float" office:value="0" calcext:value-type="float">
            <text:p>0</text:p>
          </table:table-cell>
          <table:table-cell table:formula="of:=[$'HID Consumer Page (0x0c)'.B239]" office:value-type="string" office:string-value="AC Buy / Checkout" calcext:value-type="string">
            <text:p>AC Buy / Checkout</text:p>
          </table:table-cell>
          <table:table-cell table:formula="of:=HEX2DEC(REPLACE(TRIM([.C23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0]" office:value-type="float" office:value="0" calcext:value-type="float">
            <text:p>0</text:p>
          </table:table-cell>
          <table:table-cell table:formula="of:=[$'HID Consumer Page (0x0c)'.A240]" office:value-type="string" office:string-value="0x0262" calcext:value-type="string">
            <text:p>0x0262</text:p>
          </table:table-cell>
          <table:table-cell table:formula="of:=[$'HID Consumer Page (0x0c)'.F240]" office:value-type="float" office:value="0" calcext:value-type="float">
            <text:p>0</text:p>
          </table:table-cell>
          <table:table-cell table:formula="of:=[$'HID Consumer Page (0x0c)'.B240]" office:value-type="string" office:string-value="AC Add to Cart" calcext:value-type="string">
            <text:p>AC Add to Cart</text:p>
          </table:table-cell>
          <table:table-cell table:formula="of:=HEX2DEC(REPLACE(TRIM([.C24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1]" office:value-type="float" office:value="0" calcext:value-type="float">
            <text:p>0</text:p>
          </table:table-cell>
          <table:table-cell table:formula="of:=[$'HID Consumer Page (0x0c)'.A241]" office:value-type="string" office:string-value="0x0263" calcext:value-type="string">
            <text:p>0x0263</text:p>
          </table:table-cell>
          <table:table-cell table:formula="of:=[$'HID Consumer Page (0x0c)'.F241]" office:value-type="float" office:value="0" calcext:value-type="float">
            <text:p>0</text:p>
          </table:table-cell>
          <table:table-cell table:formula="of:=[$'HID Consumer Page (0x0c)'.B241]" office:value-type="string" office:string-value="AC Expand" calcext:value-type="string">
            <text:p>AC Expand</text:p>
          </table:table-cell>
          <table:table-cell table:formula="of:=HEX2DEC(REPLACE(TRIM([.C24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2]" office:value-type="float" office:value="0" calcext:value-type="float">
            <text:p>0</text:p>
          </table:table-cell>
          <table:table-cell table:formula="of:=[$'HID Consumer Page (0x0c)'.A242]" office:value-type="string" office:string-value="0x0264" calcext:value-type="string">
            <text:p>0x0264</text:p>
          </table:table-cell>
          <table:table-cell table:formula="of:=[$'HID Consumer Page (0x0c)'.F242]" office:value-type="float" office:value="0" calcext:value-type="float">
            <text:p>0</text:p>
          </table:table-cell>
          <table:table-cell table:formula="of:=[$'HID Consumer Page (0x0c)'.B242]" office:value-type="string" office:string-value="AC Expand All" calcext:value-type="string">
            <text:p>AC Expand All</text:p>
          </table:table-cell>
          <table:table-cell table:formula="of:=HEX2DEC(REPLACE(TRIM([.C24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3]" office:value-type="float" office:value="0" calcext:value-type="float">
            <text:p>0</text:p>
          </table:table-cell>
          <table:table-cell table:formula="of:=[$'HID Consumer Page (0x0c)'.A243]" office:value-type="string" office:string-value="0x0265" calcext:value-type="string">
            <text:p>0x0265</text:p>
          </table:table-cell>
          <table:table-cell table:formula="of:=[$'HID Consumer Page (0x0c)'.F243]" office:value-type="float" office:value="0" calcext:value-type="float">
            <text:p>0</text:p>
          </table:table-cell>
          <table:table-cell table:formula="of:=[$'HID Consumer Page (0x0c)'.B243]" office:value-type="string" office:string-value="AC Collapse" calcext:value-type="string">
            <text:p>AC Collapse</text:p>
          </table:table-cell>
          <table:table-cell table:formula="of:=HEX2DEC(REPLACE(TRIM([.C24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4]" office:value-type="float" office:value="0" calcext:value-type="float">
            <text:p>0</text:p>
          </table:table-cell>
          <table:table-cell table:formula="of:=[$'HID Consumer Page (0x0c)'.A244]" office:value-type="string" office:string-value="0x0266" calcext:value-type="string">
            <text:p>0x0266</text:p>
          </table:table-cell>
          <table:table-cell table:formula="of:=[$'HID Consumer Page (0x0c)'.F244]" office:value-type="float" office:value="0" calcext:value-type="float">
            <text:p>0</text:p>
          </table:table-cell>
          <table:table-cell table:formula="of:=[$'HID Consumer Page (0x0c)'.B244]" office:value-type="string" office:string-value="AC Collapse All" calcext:value-type="string">
            <text:p>AC Collapse All</text:p>
          </table:table-cell>
          <table:table-cell table:formula="of:=HEX2DEC(REPLACE(TRIM([.C24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5]" office:value-type="float" office:value="0" calcext:value-type="float">
            <text:p>0</text:p>
          </table:table-cell>
          <table:table-cell table:formula="of:=[$'HID Consumer Page (0x0c)'.A245]" office:value-type="string" office:string-value="0x0267" calcext:value-type="string">
            <text:p>0x0267</text:p>
          </table:table-cell>
          <table:table-cell table:formula="of:=[$'HID Consumer Page (0x0c)'.F245]" office:value-type="float" office:value="0" calcext:value-type="float">
            <text:p>0</text:p>
          </table:table-cell>
          <table:table-cell table:formula="of:=[$'HID Consumer Page (0x0c)'.B245]" office:value-type="string" office:string-value="AC Print Preview" calcext:value-type="string">
            <text:p>AC Print Preview</text:p>
          </table:table-cell>
          <table:table-cell table:formula="of:=HEX2DEC(REPLACE(TRIM([.C24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6]" office:value-type="float" office:value="0" calcext:value-type="float">
            <text:p>0</text:p>
          </table:table-cell>
          <table:table-cell table:formula="of:=[$'HID Consumer Page (0x0c)'.A246]" office:value-type="string" office:string-value="0x0268" calcext:value-type="string">
            <text:p>0x0268</text:p>
          </table:table-cell>
          <table:table-cell table:formula="of:=[$'HID Consumer Page (0x0c)'.F246]" office:value-type="float" office:value="0" calcext:value-type="float">
            <text:p>0</text:p>
          </table:table-cell>
          <table:table-cell table:formula="of:=[$'HID Consumer Page (0x0c)'.B246]" office:value-type="string" office:string-value="AC Paste Special" calcext:value-type="string">
            <text:p>AC Paste Special</text:p>
          </table:table-cell>
          <table:table-cell table:formula="of:=HEX2DEC(REPLACE(TRIM([.C24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7]" office:value-type="float" office:value="0" calcext:value-type="float">
            <text:p>0</text:p>
          </table:table-cell>
          <table:table-cell table:formula="of:=[$'HID Consumer Page (0x0c)'.A247]" office:value-type="string" office:string-value="0x0269" calcext:value-type="string">
            <text:p>0x0269</text:p>
          </table:table-cell>
          <table:table-cell table:formula="of:=[$'HID Consumer Page (0x0c)'.F247]" office:value-type="float" office:value="0" calcext:value-type="float">
            <text:p>0</text:p>
          </table:table-cell>
          <table:table-cell table:formula="of:=[$'HID Consumer Page (0x0c)'.B247]" office:value-type="string" office:string-value="AC Insert Mode" calcext:value-type="string">
            <text:p>AC Insert Mode</text:p>
          </table:table-cell>
          <table:table-cell table:formula="of:=HEX2DEC(REPLACE(TRIM([.C24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8]" office:value-type="float" office:value="0" calcext:value-type="float">
            <text:p>0</text:p>
          </table:table-cell>
          <table:table-cell table:formula="of:=[$'HID Consumer Page (0x0c)'.A248]" office:value-type="string" office:string-value="0x026a" calcext:value-type="string">
            <text:p>0x026a</text:p>
          </table:table-cell>
          <table:table-cell table:formula="of:=[$'HID Consumer Page (0x0c)'.F248]" office:value-type="float" office:value="0" calcext:value-type="float">
            <text:p>0</text:p>
          </table:table-cell>
          <table:table-cell table:formula="of:=[$'HID Consumer Page (0x0c)'.B248]" office:value-type="string" office:string-value="AC Delete" calcext:value-type="string">
            <text:p>AC Delete</text:p>
          </table:table-cell>
          <table:table-cell table:formula="of:=HEX2DEC(REPLACE(TRIM([.C24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9]" office:value-type="float" office:value="0" calcext:value-type="float">
            <text:p>0</text:p>
          </table:table-cell>
          <table:table-cell table:formula="of:=[$'HID Consumer Page (0x0c)'.A249]" office:value-type="string" office:string-value="0x026b" calcext:value-type="string">
            <text:p>0x026b</text:p>
          </table:table-cell>
          <table:table-cell table:formula="of:=[$'HID Consumer Page (0x0c)'.F249]" office:value-type="float" office:value="0" calcext:value-type="float">
            <text:p>0</text:p>
          </table:table-cell>
          <table:table-cell table:formula="of:=[$'HID Consumer Page (0x0c)'.B249]" office:value-type="string" office:string-value="AC Lock" calcext:value-type="string">
            <text:p>AC Lock</text:p>
          </table:table-cell>
          <table:table-cell table:formula="of:=HEX2DEC(REPLACE(TRIM([.C24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0]" office:value-type="float" office:value="0" calcext:value-type="float">
            <text:p>0</text:p>
          </table:table-cell>
          <table:table-cell table:formula="of:=[$'HID Consumer Page (0x0c)'.A250]" office:value-type="string" office:string-value="0x026c" calcext:value-type="string">
            <text:p>0x026c</text:p>
          </table:table-cell>
          <table:table-cell table:formula="of:=[$'HID Consumer Page (0x0c)'.F250]" office:value-type="float" office:value="0" calcext:value-type="float">
            <text:p>0</text:p>
          </table:table-cell>
          <table:table-cell table:formula="of:=[$'HID Consumer Page (0x0c)'.B250]" office:value-type="string" office:string-value="AC Unlock" calcext:value-type="string">
            <text:p>AC Unlock</text:p>
          </table:table-cell>
          <table:table-cell table:formula="of:=HEX2DEC(REPLACE(TRIM([.C25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1]" office:value-type="float" office:value="0" calcext:value-type="float">
            <text:p>0</text:p>
          </table:table-cell>
          <table:table-cell table:formula="of:=[$'HID Consumer Page (0x0c)'.A251]" office:value-type="string" office:string-value="0x026d" calcext:value-type="string">
            <text:p>0x026d</text:p>
          </table:table-cell>
          <table:table-cell table:formula="of:=[$'HID Consumer Page (0x0c)'.F251]" office:value-type="float" office:value="0" calcext:value-type="float">
            <text:p>0</text:p>
          </table:table-cell>
          <table:table-cell table:formula="of:=[$'HID Consumer Page (0x0c)'.B251]" office:value-type="string" office:string-value="AC Protect" calcext:value-type="string">
            <text:p>AC Protect</text:p>
          </table:table-cell>
          <table:table-cell table:formula="of:=HEX2DEC(REPLACE(TRIM([.C25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2]" office:value-type="float" office:value="0" calcext:value-type="float">
            <text:p>0</text:p>
          </table:table-cell>
          <table:table-cell table:formula="of:=[$'HID Consumer Page (0x0c)'.A252]" office:value-type="string" office:string-value="0x026e" calcext:value-type="string">
            <text:p>0x026e</text:p>
          </table:table-cell>
          <table:table-cell table:formula="of:=[$'HID Consumer Page (0x0c)'.F252]" office:value-type="float" office:value="0" calcext:value-type="float">
            <text:p>0</text:p>
          </table:table-cell>
          <table:table-cell table:formula="of:=[$'HID Consumer Page (0x0c)'.B252]" office:value-type="string" office:string-value="AC Unprotect" calcext:value-type="string">
            <text:p>AC Unprotect</text:p>
          </table:table-cell>
          <table:table-cell table:formula="of:=HEX2DEC(REPLACE(TRIM([.C25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3]" office:value-type="float" office:value="0" calcext:value-type="float">
            <text:p>0</text:p>
          </table:table-cell>
          <table:table-cell table:formula="of:=[$'HID Consumer Page (0x0c)'.A253]" office:value-type="string" office:string-value="0x026f" calcext:value-type="string">
            <text:p>0x026f</text:p>
          </table:table-cell>
          <table:table-cell table:formula="of:=[$'HID Consumer Page (0x0c)'.F253]" office:value-type="float" office:value="0" calcext:value-type="float">
            <text:p>0</text:p>
          </table:table-cell>
          <table:table-cell table:formula="of:=[$'HID Consumer Page (0x0c)'.B253]" office:value-type="string" office:string-value="AC Attach Comment" calcext:value-type="string">
            <text:p>AC Attach Comment</text:p>
          </table:table-cell>
          <table:table-cell table:formula="of:=HEX2DEC(REPLACE(TRIM([.C25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4]" office:value-type="float" office:value="0" calcext:value-type="float">
            <text:p>0</text:p>
          </table:table-cell>
          <table:table-cell table:formula="of:=[$'HID Consumer Page (0x0c)'.A254]" office:value-type="string" office:string-value="0x0270" calcext:value-type="string">
            <text:p>0x0270</text:p>
          </table:table-cell>
          <table:table-cell table:formula="of:=[$'HID Consumer Page (0x0c)'.F254]" office:value-type="float" office:value="0" calcext:value-type="float">
            <text:p>0</text:p>
          </table:table-cell>
          <table:table-cell table:formula="of:=[$'HID Consumer Page (0x0c)'.B254]" office:value-type="string" office:string-value="AC Delete Comment" calcext:value-type="string">
            <text:p>AC Delete Comment</text:p>
          </table:table-cell>
          <table:table-cell table:formula="of:=HEX2DEC(REPLACE(TRIM([.C25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5]" office:value-type="float" office:value="0" calcext:value-type="float">
            <text:p>0</text:p>
          </table:table-cell>
          <table:table-cell table:formula="of:=[$'HID Consumer Page (0x0c)'.A255]" office:value-type="string" office:string-value="0x0271" calcext:value-type="string">
            <text:p>0x0271</text:p>
          </table:table-cell>
          <table:table-cell table:formula="of:=[$'HID Consumer Page (0x0c)'.F255]" office:value-type="float" office:value="0" calcext:value-type="float">
            <text:p>0</text:p>
          </table:table-cell>
          <table:table-cell table:formula="of:=[$'HID Consumer Page (0x0c)'.B255]" office:value-type="string" office:string-value="AC View Comment" calcext:value-type="string">
            <text:p>AC View Comment</text:p>
          </table:table-cell>
          <table:table-cell table:formula="of:=HEX2DEC(REPLACE(TRIM([.C25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6]" office:value-type="float" office:value="0" calcext:value-type="float">
            <text:p>0</text:p>
          </table:table-cell>
          <table:table-cell table:formula="of:=[$'HID Consumer Page (0x0c)'.A256]" office:value-type="string" office:string-value="0x0272" calcext:value-type="string">
            <text:p>0x0272</text:p>
          </table:table-cell>
          <table:table-cell table:formula="of:=[$'HID Consumer Page (0x0c)'.F256]" office:value-type="float" office:value="0" calcext:value-type="float">
            <text:p>0</text:p>
          </table:table-cell>
          <table:table-cell table:formula="of:=[$'HID Consumer Page (0x0c)'.B256]" office:value-type="string" office:string-value="AC Select Word" calcext:value-type="string">
            <text:p>AC Select Word</text:p>
          </table:table-cell>
          <table:table-cell table:formula="of:=HEX2DEC(REPLACE(TRIM([.C25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7]" office:value-type="float" office:value="0" calcext:value-type="float">
            <text:p>0</text:p>
          </table:table-cell>
          <table:table-cell table:formula="of:=[$'HID Consumer Page (0x0c)'.A257]" office:value-type="string" office:string-value="0x0273" calcext:value-type="string">
            <text:p>0x0273</text:p>
          </table:table-cell>
          <table:table-cell table:formula="of:=[$'HID Consumer Page (0x0c)'.F257]" office:value-type="float" office:value="0" calcext:value-type="float">
            <text:p>0</text:p>
          </table:table-cell>
          <table:table-cell table:formula="of:=[$'HID Consumer Page (0x0c)'.B257]" office:value-type="string" office:string-value="AC Select Sentence" calcext:value-type="string">
            <text:p>AC Select Sentence</text:p>
          </table:table-cell>
          <table:table-cell table:formula="of:=HEX2DEC(REPLACE(TRIM([.C25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8]" office:value-type="float" office:value="0" calcext:value-type="float">
            <text:p>0</text:p>
          </table:table-cell>
          <table:table-cell table:formula="of:=[$'HID Consumer Page (0x0c)'.A258]" office:value-type="string" office:string-value="0x0274" calcext:value-type="string">
            <text:p>0x0274</text:p>
          </table:table-cell>
          <table:table-cell table:formula="of:=[$'HID Consumer Page (0x0c)'.F258]" office:value-type="float" office:value="0" calcext:value-type="float">
            <text:p>0</text:p>
          </table:table-cell>
          <table:table-cell table:formula="of:=[$'HID Consumer Page (0x0c)'.B258]" office:value-type="string" office:string-value="AC Select Paragraph" calcext:value-type="string">
            <text:p>AC Select Paragraph</text:p>
          </table:table-cell>
          <table:table-cell table:formula="of:=HEX2DEC(REPLACE(TRIM([.C25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9]" office:value-type="float" office:value="0" calcext:value-type="float">
            <text:p>0</text:p>
          </table:table-cell>
          <table:table-cell table:formula="of:=[$'HID Consumer Page (0x0c)'.A259]" office:value-type="string" office:string-value="0x0275" calcext:value-type="string">
            <text:p>0x0275</text:p>
          </table:table-cell>
          <table:table-cell table:formula="of:=[$'HID Consumer Page (0x0c)'.F259]" office:value-type="float" office:value="0" calcext:value-type="float">
            <text:p>0</text:p>
          </table:table-cell>
          <table:table-cell table:formula="of:=[$'HID Consumer Page (0x0c)'.B259]" office:value-type="string" office:string-value="AC Select Column" calcext:value-type="string">
            <text:p>AC Select Column</text:p>
          </table:table-cell>
          <table:table-cell table:formula="of:=HEX2DEC(REPLACE(TRIM([.C25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0]" office:value-type="float" office:value="0" calcext:value-type="float">
            <text:p>0</text:p>
          </table:table-cell>
          <table:table-cell table:formula="of:=[$'HID Consumer Page (0x0c)'.A260]" office:value-type="string" office:string-value="0x0276" calcext:value-type="string">
            <text:p>0x0276</text:p>
          </table:table-cell>
          <table:table-cell table:formula="of:=[$'HID Consumer Page (0x0c)'.F260]" office:value-type="float" office:value="0" calcext:value-type="float">
            <text:p>0</text:p>
          </table:table-cell>
          <table:table-cell table:formula="of:=[$'HID Consumer Page (0x0c)'.B260]" office:value-type="string" office:string-value="AC Select Row" calcext:value-type="string">
            <text:p>AC Select Row</text:p>
          </table:table-cell>
          <table:table-cell table:formula="of:=HEX2DEC(REPLACE(TRIM([.C26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1]" office:value-type="float" office:value="0" calcext:value-type="float">
            <text:p>0</text:p>
          </table:table-cell>
          <table:table-cell table:formula="of:=[$'HID Consumer Page (0x0c)'.A261]" office:value-type="string" office:string-value="0x0277" calcext:value-type="string">
            <text:p>0x0277</text:p>
          </table:table-cell>
          <table:table-cell table:formula="of:=[$'HID Consumer Page (0x0c)'.F261]" office:value-type="float" office:value="0" calcext:value-type="float">
            <text:p>0</text:p>
          </table:table-cell>
          <table:table-cell table:formula="of:=[$'HID Consumer Page (0x0c)'.B261]" office:value-type="string" office:string-value="AC Select Table" calcext:value-type="string">
            <text:p>AC Select Table</text:p>
          </table:table-cell>
          <table:table-cell table:formula="of:=HEX2DEC(REPLACE(TRIM([.C26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2]" office:value-type="float" office:value="0" calcext:value-type="float">
            <text:p>0</text:p>
          </table:table-cell>
          <table:table-cell table:formula="of:=[$'HID Consumer Page (0x0c)'.A262]" office:value-type="string" office:string-value="0x0278" calcext:value-type="string">
            <text:p>0x0278</text:p>
          </table:table-cell>
          <table:table-cell table:formula="of:=[$'HID Consumer Page (0x0c)'.F262]" office:value-type="float" office:value="0" calcext:value-type="float">
            <text:p>0</text:p>
          </table:table-cell>
          <table:table-cell table:formula="of:=[$'HID Consumer Page (0x0c)'.B262]" office:value-type="string" office:string-value="AC Select Object" calcext:value-type="string">
            <text:p>AC Select Object</text:p>
          </table:table-cell>
          <table:table-cell table:formula="of:=HEX2DEC(REPLACE(TRIM([.C26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3]" office:value-type="float" office:value="0" calcext:value-type="float">
            <text:p>0</text:p>
          </table:table-cell>
          <table:table-cell table:formula="of:=[$'HID Consumer Page (0x0c)'.A263]" office:value-type="string" office:string-value="0x0279" calcext:value-type="string">
            <text:p>0x0279</text:p>
          </table:table-cell>
          <table:table-cell table:formula="of:=[$'HID Consumer Page (0x0c)'.F263]" office:value-type="float" office:value="0" calcext:value-type="float">
            <text:p>0</text:p>
          </table:table-cell>
          <table:table-cell table:formula="of:=[$'HID Consumer Page (0x0c)'.B263]" office:value-type="string" office:string-value="AC Redo / Repeat" calcext:value-type="string">
            <text:p>AC Redo / Repeat</text:p>
          </table:table-cell>
          <table:table-cell table:formula="of:=HEX2DEC(REPLACE(TRIM([.C26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4]" office:value-type="float" office:value="0" calcext:value-type="float">
            <text:p>0</text:p>
          </table:table-cell>
          <table:table-cell table:formula="of:=[$'HID Consumer Page (0x0c)'.A264]" office:value-type="string" office:string-value="0x027a" calcext:value-type="string">
            <text:p>0x027a</text:p>
          </table:table-cell>
          <table:table-cell table:formula="of:=[$'HID Consumer Page (0x0c)'.F264]" office:value-type="float" office:value="0" calcext:value-type="float">
            <text:p>0</text:p>
          </table:table-cell>
          <table:table-cell table:formula="of:=[$'HID Consumer Page (0x0c)'.B264]" office:value-type="string" office:string-value="AC Sort" calcext:value-type="string">
            <text:p>AC Sort</text:p>
          </table:table-cell>
          <table:table-cell table:formula="of:=HEX2DEC(REPLACE(TRIM([.C26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5]" office:value-type="float" office:value="0" calcext:value-type="float">
            <text:p>0</text:p>
          </table:table-cell>
          <table:table-cell table:formula="of:=[$'HID Consumer Page (0x0c)'.A265]" office:value-type="string" office:string-value="0x027b" calcext:value-type="string">
            <text:p>0x027b</text:p>
          </table:table-cell>
          <table:table-cell table:formula="of:=[$'HID Consumer Page (0x0c)'.F265]" office:value-type="float" office:value="0" calcext:value-type="float">
            <text:p>0</text:p>
          </table:table-cell>
          <table:table-cell table:formula="of:=[$'HID Consumer Page (0x0c)'.B265]" office:value-type="string" office:string-value="AC Sort Ascending" calcext:value-type="string">
            <text:p>AC Sort Ascending</text:p>
          </table:table-cell>
          <table:table-cell table:formula="of:=HEX2DEC(REPLACE(TRIM([.C26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6]" office:value-type="float" office:value="0" calcext:value-type="float">
            <text:p>0</text:p>
          </table:table-cell>
          <table:table-cell table:formula="of:=[$'HID Consumer Page (0x0c)'.A266]" office:value-type="string" office:string-value="0x027c" calcext:value-type="string">
            <text:p>0x027c</text:p>
          </table:table-cell>
          <table:table-cell table:formula="of:=[$'HID Consumer Page (0x0c)'.F266]" office:value-type="float" office:value="0" calcext:value-type="float">
            <text:p>0</text:p>
          </table:table-cell>
          <table:table-cell table:formula="of:=[$'HID Consumer Page (0x0c)'.B266]" office:value-type="string" office:string-value="AC Sort Descending" calcext:value-type="string">
            <text:p>AC Sort Descending</text:p>
          </table:table-cell>
          <table:table-cell table:formula="of:=HEX2DEC(REPLACE(TRIM([.C26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7]" office:value-type="float" office:value="0" calcext:value-type="float">
            <text:p>0</text:p>
          </table:table-cell>
          <table:table-cell table:formula="of:=[$'HID Consumer Page (0x0c)'.A267]" office:value-type="string" office:string-value="0x027d" calcext:value-type="string">
            <text:p>0x027d</text:p>
          </table:table-cell>
          <table:table-cell table:formula="of:=[$'HID Consumer Page (0x0c)'.F267]" office:value-type="float" office:value="0" calcext:value-type="float">
            <text:p>0</text:p>
          </table:table-cell>
          <table:table-cell table:formula="of:=[$'HID Consumer Page (0x0c)'.B267]" office:value-type="string" office:string-value="AC Filter" calcext:value-type="string">
            <text:p>AC Filter</text:p>
          </table:table-cell>
          <table:table-cell table:formula="of:=HEX2DEC(REPLACE(TRIM([.C26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8]" office:value-type="float" office:value="0" calcext:value-type="float">
            <text:p>0</text:p>
          </table:table-cell>
          <table:table-cell table:formula="of:=[$'HID Consumer Page (0x0c)'.A268]" office:value-type="string" office:string-value="0x027e" calcext:value-type="string">
            <text:p>0x027e</text:p>
          </table:table-cell>
          <table:table-cell table:formula="of:=[$'HID Consumer Page (0x0c)'.F268]" office:value-type="float" office:value="0" calcext:value-type="float">
            <text:p>0</text:p>
          </table:table-cell>
          <table:table-cell table:formula="of:=[$'HID Consumer Page (0x0c)'.B268]" office:value-type="string" office:string-value="AC Set Clock" calcext:value-type="string">
            <text:p>AC Set Clock</text:p>
          </table:table-cell>
          <table:table-cell table:formula="of:=HEX2DEC(REPLACE(TRIM([.C26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9]" office:value-type="float" office:value="0" calcext:value-type="float">
            <text:p>0</text:p>
          </table:table-cell>
          <table:table-cell table:formula="of:=[$'HID Consumer Page (0x0c)'.A269]" office:value-type="string" office:string-value="0x027f" calcext:value-type="string">
            <text:p>0x027f</text:p>
          </table:table-cell>
          <table:table-cell table:formula="of:=[$'HID Consumer Page (0x0c)'.F269]" office:value-type="float" office:value="0" calcext:value-type="float">
            <text:p>0</text:p>
          </table:table-cell>
          <table:table-cell table:formula="of:=[$'HID Consumer Page (0x0c)'.B269]" office:value-type="string" office:string-value="AC View Clock" calcext:value-type="string">
            <text:p>AC View Clock</text:p>
          </table:table-cell>
          <table:table-cell table:formula="of:=HEX2DEC(REPLACE(TRIM([.C26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0]" office:value-type="float" office:value="0" calcext:value-type="float">
            <text:p>0</text:p>
          </table:table-cell>
          <table:table-cell table:formula="of:=[$'HID Consumer Page (0x0c)'.A270]" office:value-type="string" office:string-value="0x0280" calcext:value-type="string">
            <text:p>0x0280</text:p>
          </table:table-cell>
          <table:table-cell table:formula="of:=[$'HID Consumer Page (0x0c)'.F270]" office:value-type="float" office:value="0" calcext:value-type="float">
            <text:p>0</text:p>
          </table:table-cell>
          <table:table-cell table:formula="of:=[$'HID Consumer Page (0x0c)'.B270]" office:value-type="string" office:string-value="AC Select Time Zone" calcext:value-type="string">
            <text:p>AC Select Time Zone</text:p>
          </table:table-cell>
          <table:table-cell table:formula="of:=HEX2DEC(REPLACE(TRIM([.C27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1]" office:value-type="float" office:value="0" calcext:value-type="float">
            <text:p>0</text:p>
          </table:table-cell>
          <table:table-cell table:formula="of:=[$'HID Consumer Page (0x0c)'.A271]" office:value-type="string" office:string-value="0x0281" calcext:value-type="string">
            <text:p>0x0281</text:p>
          </table:table-cell>
          <table:table-cell table:formula="of:=[$'HID Consumer Page (0x0c)'.F271]" office:value-type="float" office:value="0" calcext:value-type="float">
            <text:p>0</text:p>
          </table:table-cell>
          <table:table-cell table:formula="of:=[$'HID Consumer Page (0x0c)'.B271]" office:value-type="string" office:string-value="AC Edit Time Zones" calcext:value-type="string">
            <text:p>AC Edit Time Zones</text:p>
          </table:table-cell>
          <table:table-cell table:formula="of:=HEX2DEC(REPLACE(TRIM([.C27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2]" office:value-type="float" office:value="0" calcext:value-type="float">
            <text:p>0</text:p>
          </table:table-cell>
          <table:table-cell table:formula="of:=[$'HID Consumer Page (0x0c)'.A272]" office:value-type="string" office:string-value="0x0282" calcext:value-type="string">
            <text:p>0x0282</text:p>
          </table:table-cell>
          <table:table-cell table:formula="of:=[$'HID Consumer Page (0x0c)'.F272]" office:value-type="float" office:value="0" calcext:value-type="float">
            <text:p>0</text:p>
          </table:table-cell>
          <table:table-cell table:formula="of:=[$'HID Consumer Page (0x0c)'.B272]" office:value-type="string" office:string-value="AC Set Alarm" calcext:value-type="string">
            <text:p>AC Set Alarm</text:p>
          </table:table-cell>
          <table:table-cell table:formula="of:=HEX2DEC(REPLACE(TRIM([.C27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3]" office:value-type="float" office:value="0" calcext:value-type="float">
            <text:p>0</text:p>
          </table:table-cell>
          <table:table-cell table:formula="of:=[$'HID Consumer Page (0x0c)'.A273]" office:value-type="string" office:string-value="0x0283" calcext:value-type="string">
            <text:p>0x0283</text:p>
          </table:table-cell>
          <table:table-cell table:formula="of:=[$'HID Consumer Page (0x0c)'.F273]" office:value-type="float" office:value="0" calcext:value-type="float">
            <text:p>0</text:p>
          </table:table-cell>
          <table:table-cell table:formula="of:=[$'HID Consumer Page (0x0c)'.B273]" office:value-type="string" office:string-value="AC Clear Alarm" calcext:value-type="string">
            <text:p>AC Clear Alarm</text:p>
          </table:table-cell>
          <table:table-cell table:formula="of:=HEX2DEC(REPLACE(TRIM([.C27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4]" office:value-type="float" office:value="0" calcext:value-type="float">
            <text:p>0</text:p>
          </table:table-cell>
          <table:table-cell table:formula="of:=[$'HID Consumer Page (0x0c)'.A274]" office:value-type="string" office:string-value="0x0284" calcext:value-type="string">
            <text:p>0x0284</text:p>
          </table:table-cell>
          <table:table-cell table:formula="of:=[$'HID Consumer Page (0x0c)'.F274]" office:value-type="float" office:value="0" calcext:value-type="float">
            <text:p>0</text:p>
          </table:table-cell>
          <table:table-cell table:formula="of:=[$'HID Consumer Page (0x0c)'.B274]" office:value-type="string" office:string-value="AC Snooze Alarm" calcext:value-type="string">
            <text:p>AC Snooze Alarm</text:p>
          </table:table-cell>
          <table:table-cell table:formula="of:=HEX2DEC(REPLACE(TRIM([.C27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5]" office:value-type="float" office:value="0" calcext:value-type="float">
            <text:p>0</text:p>
          </table:table-cell>
          <table:table-cell table:formula="of:=[$'HID Consumer Page (0x0c)'.A275]" office:value-type="string" office:string-value="0x0285" calcext:value-type="string">
            <text:p>0x0285</text:p>
          </table:table-cell>
          <table:table-cell table:formula="of:=[$'HID Consumer Page (0x0c)'.F275]" office:value-type="float" office:value="0" calcext:value-type="float">
            <text:p>0</text:p>
          </table:table-cell>
          <table:table-cell table:formula="of:=[$'HID Consumer Page (0x0c)'.B275]" office:value-type="string" office:string-value="AC Reset Alarm" calcext:value-type="string">
            <text:p>AC Reset Alarm</text:p>
          </table:table-cell>
          <table:table-cell table:formula="of:=HEX2DEC(REPLACE(TRIM([.C27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6]" office:value-type="float" office:value="0" calcext:value-type="float">
            <text:p>0</text:p>
          </table:table-cell>
          <table:table-cell table:formula="of:=[$'HID Consumer Page (0x0c)'.A276]" office:value-type="string" office:string-value="0x0286" calcext:value-type="string">
            <text:p>0x0286</text:p>
          </table:table-cell>
          <table:table-cell table:formula="of:=[$'HID Consumer Page (0x0c)'.F276]" office:value-type="float" office:value="0" calcext:value-type="float">
            <text:p>0</text:p>
          </table:table-cell>
          <table:table-cell table:formula="of:=[$'HID Consumer Page (0x0c)'.B276]" office:value-type="string" office:string-value="AC Synchronize" calcext:value-type="string">
            <text:p>AC Synchronize</text:p>
          </table:table-cell>
          <table:table-cell table:formula="of:=HEX2DEC(REPLACE(TRIM([.C27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7]" office:value-type="float" office:value="0" calcext:value-type="float">
            <text:p>0</text:p>
          </table:table-cell>
          <table:table-cell table:formula="of:=[$'HID Consumer Page (0x0c)'.A277]" office:value-type="string" office:string-value="0x0287" calcext:value-type="string">
            <text:p>0x0287</text:p>
          </table:table-cell>
          <table:table-cell table:formula="of:=[$'HID Consumer Page (0x0c)'.F277]" office:value-type="float" office:value="0" calcext:value-type="float">
            <text:p>0</text:p>
          </table:table-cell>
          <table:table-cell table:formula="of:=[$'HID Consumer Page (0x0c)'.B277]" office:value-type="string" office:string-value="AC Send/Receive" calcext:value-type="string">
            <text:p>AC Send/Receive</text:p>
          </table:table-cell>
          <table:table-cell table:formula="of:=HEX2DEC(REPLACE(TRIM([.C27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8]" office:value-type="float" office:value="0" calcext:value-type="float">
            <text:p>0</text:p>
          </table:table-cell>
          <table:table-cell table:formula="of:=[$'HID Consumer Page (0x0c)'.A278]" office:value-type="string" office:string-value="0x0288" calcext:value-type="string">
            <text:p>0x0288</text:p>
          </table:table-cell>
          <table:table-cell table:formula="of:=[$'HID Consumer Page (0x0c)'.F278]" office:value-type="float" office:value="0" calcext:value-type="float">
            <text:p>0</text:p>
          </table:table-cell>
          <table:table-cell table:formula="of:=[$'HID Consumer Page (0x0c)'.B278]" office:value-type="string" office:string-value="AC Send To" calcext:value-type="string">
            <text:p>AC Send To</text:p>
          </table:table-cell>
          <table:table-cell table:formula="of:=HEX2DEC(REPLACE(TRIM([.C27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9]" office:value-type="float" office:value="0" calcext:value-type="float">
            <text:p>0</text:p>
          </table:table-cell>
          <table:table-cell table:formula="of:=[$'HID Consumer Page (0x0c)'.A279]" office:value-type="string" office:string-value="0x0289" calcext:value-type="string">
            <text:p>0x0289</text:p>
          </table:table-cell>
          <table:table-cell table:formula="of:=[$'HID Consumer Page (0x0c)'.F279]" office:value-type="float" office:value="0" calcext:value-type="float">
            <text:p>0</text:p>
          </table:table-cell>
          <table:table-cell table:formula="of:=[$'HID Consumer Page (0x0c)'.B279]" office:value-type="string" office:string-value="AC Reply" calcext:value-type="string">
            <text:p>AC Reply</text:p>
          </table:table-cell>
          <table:table-cell table:formula="of:=HEX2DEC(REPLACE(TRIM([.C27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0]" office:value-type="float" office:value="0" calcext:value-type="float">
            <text:p>0</text:p>
          </table:table-cell>
          <table:table-cell table:formula="of:=[$'HID Consumer Page (0x0c)'.A280]" office:value-type="string" office:string-value="0x028a" calcext:value-type="string">
            <text:p>0x028a</text:p>
          </table:table-cell>
          <table:table-cell table:formula="of:=[$'HID Consumer Page (0x0c)'.F280]" office:value-type="float" office:value="0" calcext:value-type="float">
            <text:p>0</text:p>
          </table:table-cell>
          <table:table-cell table:formula="of:=[$'HID Consumer Page (0x0c)'.B280]" office:value-type="string" office:string-value="AC Reply All" calcext:value-type="string">
            <text:p>AC Reply All</text:p>
          </table:table-cell>
          <table:table-cell table:formula="of:=HEX2DEC(REPLACE(TRIM([.C28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1]" office:value-type="float" office:value="0" calcext:value-type="float">
            <text:p>0</text:p>
          </table:table-cell>
          <table:table-cell table:formula="of:=[$'HID Consumer Page (0x0c)'.A281]" office:value-type="string" office:string-value="0x028b" calcext:value-type="string">
            <text:p>0x028b</text:p>
          </table:table-cell>
          <table:table-cell table:formula="of:=[$'HID Consumer Page (0x0c)'.F281]" office:value-type="float" office:value="0" calcext:value-type="float">
            <text:p>0</text:p>
          </table:table-cell>
          <table:table-cell table:formula="of:=[$'HID Consumer Page (0x0c)'.B281]" office:value-type="string" office:string-value="AC Forward Msg" calcext:value-type="string">
            <text:p>AC Forward Msg</text:p>
          </table:table-cell>
          <table:table-cell table:formula="of:=HEX2DEC(REPLACE(TRIM([.C28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2]" office:value-type="float" office:value="0" calcext:value-type="float">
            <text:p>0</text:p>
          </table:table-cell>
          <table:table-cell table:formula="of:=[$'HID Consumer Page (0x0c)'.A282]" office:value-type="string" office:string-value="0x028c" calcext:value-type="string">
            <text:p>0x028c</text:p>
          </table:table-cell>
          <table:table-cell table:formula="of:=[$'HID Consumer Page (0x0c)'.F282]" office:value-type="float" office:value="0" calcext:value-type="float">
            <text:p>0</text:p>
          </table:table-cell>
          <table:table-cell table:formula="of:=[$'HID Consumer Page (0x0c)'.B282]" office:value-type="string" office:string-value="AC Send" calcext:value-type="string">
            <text:p>AC Send</text:p>
          </table:table-cell>
          <table:table-cell table:formula="of:=HEX2DEC(REPLACE(TRIM([.C28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3]" office:value-type="float" office:value="0" calcext:value-type="float">
            <text:p>0</text:p>
          </table:table-cell>
          <table:table-cell table:formula="of:=[$'HID Consumer Page (0x0c)'.A283]" office:value-type="string" office:string-value="0x028d" calcext:value-type="string">
            <text:p>0x028d</text:p>
          </table:table-cell>
          <table:table-cell table:formula="of:=[$'HID Consumer Page (0x0c)'.F283]" office:value-type="float" office:value="0" calcext:value-type="float">
            <text:p>0</text:p>
          </table:table-cell>
          <table:table-cell table:formula="of:=[$'HID Consumer Page (0x0c)'.B283]" office:value-type="string" office:string-value="AC Attach File" calcext:value-type="string">
            <text:p>AC Attach File</text:p>
          </table:table-cell>
          <table:table-cell table:formula="of:=HEX2DEC(REPLACE(TRIM([.C28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4]" office:value-type="float" office:value="0" calcext:value-type="float">
            <text:p>0</text:p>
          </table:table-cell>
          <table:table-cell table:formula="of:=[$'HID Consumer Page (0x0c)'.A284]" office:value-type="string" office:string-value="0x028e" calcext:value-type="string">
            <text:p>0x028e</text:p>
          </table:table-cell>
          <table:table-cell table:formula="of:=[$'HID Consumer Page (0x0c)'.F284]" office:value-type="float" office:value="0" calcext:value-type="float">
            <text:p>0</text:p>
          </table:table-cell>
          <table:table-cell table:formula="of:=[$'HID Consumer Page (0x0c)'.B284]" office:value-type="string" office:string-value="AC Upload" calcext:value-type="string">
            <text:p>AC Upload</text:p>
          </table:table-cell>
          <table:table-cell table:formula="of:=HEX2DEC(REPLACE(TRIM([.C28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5]" office:value-type="float" office:value="0" calcext:value-type="float">
            <text:p>0</text:p>
          </table:table-cell>
          <table:table-cell table:formula="of:=[$'HID Consumer Page (0x0c)'.A285]" office:value-type="string" office:string-value="0x028f" calcext:value-type="string">
            <text:p>0x028f</text:p>
          </table:table-cell>
          <table:table-cell table:formula="of:=[$'HID Consumer Page (0x0c)'.F285]" office:value-type="float" office:value="0" calcext:value-type="float">
            <text:p>0</text:p>
          </table:table-cell>
          <table:table-cell table:formula="of:=[$'HID Consumer Page (0x0c)'.B285]" office:value-type="string" office:string-value="AC Download (Save Target As)" calcext:value-type="string">
            <text:p>AC Download (Save Target As)</text:p>
          </table:table-cell>
          <table:table-cell table:formula="of:=HEX2DEC(REPLACE(TRIM([.C28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6]" office:value-type="float" office:value="0" calcext:value-type="float">
            <text:p>0</text:p>
          </table:table-cell>
          <table:table-cell table:formula="of:=[$'HID Consumer Page (0x0c)'.A286]" office:value-type="string" office:string-value="0x0290" calcext:value-type="string">
            <text:p>0x0290</text:p>
          </table:table-cell>
          <table:table-cell table:formula="of:=[$'HID Consumer Page (0x0c)'.F286]" office:value-type="float" office:value="0" calcext:value-type="float">
            <text:p>0</text:p>
          </table:table-cell>
          <table:table-cell table:formula="of:=[$'HID Consumer Page (0x0c)'.B286]" office:value-type="string" office:string-value="AC Set Borders" calcext:value-type="string">
            <text:p>AC Set Borders</text:p>
          </table:table-cell>
          <table:table-cell table:formula="of:=HEX2DEC(REPLACE(TRIM([.C28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7]" office:value-type="float" office:value="0" calcext:value-type="float">
            <text:p>0</text:p>
          </table:table-cell>
          <table:table-cell table:formula="of:=[$'HID Consumer Page (0x0c)'.A287]" office:value-type="string" office:string-value="0x0291" calcext:value-type="string">
            <text:p>0x0291</text:p>
          </table:table-cell>
          <table:table-cell table:formula="of:=[$'HID Consumer Page (0x0c)'.F287]" office:value-type="float" office:value="0" calcext:value-type="float">
            <text:p>0</text:p>
          </table:table-cell>
          <table:table-cell table:formula="of:=[$'HID Consumer Page (0x0c)'.B287]" office:value-type="string" office:string-value="AC Insert Row" calcext:value-type="string">
            <text:p>AC Insert Row</text:p>
          </table:table-cell>
          <table:table-cell table:formula="of:=HEX2DEC(REPLACE(TRIM([.C28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8]" office:value-type="float" office:value="0" calcext:value-type="float">
            <text:p>0</text:p>
          </table:table-cell>
          <table:table-cell table:formula="of:=[$'HID Consumer Page (0x0c)'.A288]" office:value-type="string" office:string-value="0x0292" calcext:value-type="string">
            <text:p>0x0292</text:p>
          </table:table-cell>
          <table:table-cell table:formula="of:=[$'HID Consumer Page (0x0c)'.F288]" office:value-type="float" office:value="0" calcext:value-type="float">
            <text:p>0</text:p>
          </table:table-cell>
          <table:table-cell table:formula="of:=[$'HID Consumer Page (0x0c)'.B288]" office:value-type="string" office:string-value="AC Insert Column" calcext:value-type="string">
            <text:p>AC Insert Column</text:p>
          </table:table-cell>
          <table:table-cell table:formula="of:=HEX2DEC(REPLACE(TRIM([.C28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9]" office:value-type="float" office:value="0" calcext:value-type="float">
            <text:p>0</text:p>
          </table:table-cell>
          <table:table-cell table:formula="of:=[$'HID Consumer Page (0x0c)'.A289]" office:value-type="string" office:string-value="0x0293" calcext:value-type="string">
            <text:p>0x0293</text:p>
          </table:table-cell>
          <table:table-cell table:formula="of:=[$'HID Consumer Page (0x0c)'.F289]" office:value-type="float" office:value="0" calcext:value-type="float">
            <text:p>0</text:p>
          </table:table-cell>
          <table:table-cell table:formula="of:=[$'HID Consumer Page (0x0c)'.B289]" office:value-type="string" office:string-value="AC Insert File" calcext:value-type="string">
            <text:p>AC Insert File</text:p>
          </table:table-cell>
          <table:table-cell table:formula="of:=HEX2DEC(REPLACE(TRIM([.C28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0]" office:value-type="float" office:value="0" calcext:value-type="float">
            <text:p>0</text:p>
          </table:table-cell>
          <table:table-cell table:formula="of:=[$'HID Consumer Page (0x0c)'.A290]" office:value-type="string" office:string-value="0x0294" calcext:value-type="string">
            <text:p>0x0294</text:p>
          </table:table-cell>
          <table:table-cell table:formula="of:=[$'HID Consumer Page (0x0c)'.F290]" office:value-type="float" office:value="0" calcext:value-type="float">
            <text:p>0</text:p>
          </table:table-cell>
          <table:table-cell table:formula="of:=[$'HID Consumer Page (0x0c)'.B290]" office:value-type="string" office:string-value="AC Insert Picture" calcext:value-type="string">
            <text:p>AC Insert Picture</text:p>
          </table:table-cell>
          <table:table-cell table:formula="of:=HEX2DEC(REPLACE(TRIM([.C29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1]" office:value-type="float" office:value="0" calcext:value-type="float">
            <text:p>0</text:p>
          </table:table-cell>
          <table:table-cell table:formula="of:=[$'HID Consumer Page (0x0c)'.A291]" office:value-type="string" office:string-value="0x0295" calcext:value-type="string">
            <text:p>0x0295</text:p>
          </table:table-cell>
          <table:table-cell table:formula="of:=[$'HID Consumer Page (0x0c)'.F291]" office:value-type="float" office:value="0" calcext:value-type="float">
            <text:p>0</text:p>
          </table:table-cell>
          <table:table-cell table:formula="of:=[$'HID Consumer Page (0x0c)'.B291]" office:value-type="string" office:string-value="AC Insert Object" calcext:value-type="string">
            <text:p>AC Insert Object</text:p>
          </table:table-cell>
          <table:table-cell table:formula="of:=HEX2DEC(REPLACE(TRIM([.C29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2]" office:value-type="float" office:value="0" calcext:value-type="float">
            <text:p>0</text:p>
          </table:table-cell>
          <table:table-cell table:formula="of:=[$'HID Consumer Page (0x0c)'.A292]" office:value-type="string" office:string-value="0x0296" calcext:value-type="string">
            <text:p>0x0296</text:p>
          </table:table-cell>
          <table:table-cell table:formula="of:=[$'HID Consumer Page (0x0c)'.F292]" office:value-type="float" office:value="0" calcext:value-type="float">
            <text:p>0</text:p>
          </table:table-cell>
          <table:table-cell table:formula="of:=[$'HID Consumer Page (0x0c)'.B292]" office:value-type="string" office:string-value="AC Insert Symbol" calcext:value-type="string">
            <text:p>AC Insert Symbol</text:p>
          </table:table-cell>
          <table:table-cell table:formula="of:=HEX2DEC(REPLACE(TRIM([.C29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3]" office:value-type="float" office:value="0" calcext:value-type="float">
            <text:p>0</text:p>
          </table:table-cell>
          <table:table-cell table:formula="of:=[$'HID Consumer Page (0x0c)'.A293]" office:value-type="string" office:string-value="0x0297" calcext:value-type="string">
            <text:p>0x0297</text:p>
          </table:table-cell>
          <table:table-cell table:formula="of:=[$'HID Consumer Page (0x0c)'.F293]" office:value-type="float" office:value="0" calcext:value-type="float">
            <text:p>0</text:p>
          </table:table-cell>
          <table:table-cell table:formula="of:=[$'HID Consumer Page (0x0c)'.B293]" office:value-type="string" office:string-value="AC Save and Close" calcext:value-type="string">
            <text:p>AC Save and Close</text:p>
          </table:table-cell>
          <table:table-cell table:formula="of:=HEX2DEC(REPLACE(TRIM([.C29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4]" office:value-type="float" office:value="0" calcext:value-type="float">
            <text:p>0</text:p>
          </table:table-cell>
          <table:table-cell table:formula="of:=[$'HID Consumer Page (0x0c)'.A294]" office:value-type="string" office:string-value="0x0298" calcext:value-type="string">
            <text:p>0x0298</text:p>
          </table:table-cell>
          <table:table-cell table:formula="of:=[$'HID Consumer Page (0x0c)'.F294]" office:value-type="float" office:value="0" calcext:value-type="float">
            <text:p>0</text:p>
          </table:table-cell>
          <table:table-cell table:formula="of:=[$'HID Consumer Page (0x0c)'.B294]" office:value-type="string" office:string-value="AC Rename" calcext:value-type="string">
            <text:p>AC Rename</text:p>
          </table:table-cell>
          <table:table-cell table:formula="of:=HEX2DEC(REPLACE(TRIM([.C29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5]" office:value-type="float" office:value="0" calcext:value-type="float">
            <text:p>0</text:p>
          </table:table-cell>
          <table:table-cell table:formula="of:=[$'HID Consumer Page (0x0c)'.A295]" office:value-type="string" office:string-value="0x0299" calcext:value-type="string">
            <text:p>0x0299</text:p>
          </table:table-cell>
          <table:table-cell table:formula="of:=[$'HID Consumer Page (0x0c)'.F295]" office:value-type="float" office:value="0" calcext:value-type="float">
            <text:p>0</text:p>
          </table:table-cell>
          <table:table-cell table:formula="of:=[$'HID Consumer Page (0x0c)'.B295]" office:value-type="string" office:string-value="AC Merge" calcext:value-type="string">
            <text:p>AC Merge</text:p>
          </table:table-cell>
          <table:table-cell table:formula="of:=HEX2DEC(REPLACE(TRIM([.C29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6]" office:value-type="float" office:value="0" calcext:value-type="float">
            <text:p>0</text:p>
          </table:table-cell>
          <table:table-cell table:formula="of:=[$'HID Consumer Page (0x0c)'.A296]" office:value-type="string" office:string-value="0x029a" calcext:value-type="string">
            <text:p>0x029a</text:p>
          </table:table-cell>
          <table:table-cell table:formula="of:=[$'HID Consumer Page (0x0c)'.F296]" office:value-type="float" office:value="0" calcext:value-type="float">
            <text:p>0</text:p>
          </table:table-cell>
          <table:table-cell table:formula="of:=[$'HID Consumer Page (0x0c)'.B296]" office:value-type="string" office:string-value="AC Split" calcext:value-type="string">
            <text:p>AC Split</text:p>
          </table:table-cell>
          <table:table-cell table:formula="of:=HEX2DEC(REPLACE(TRIM([.C29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7]" office:value-type="float" office:value="0" calcext:value-type="float">
            <text:p>0</text:p>
          </table:table-cell>
          <table:table-cell table:formula="of:=[$'HID Consumer Page (0x0c)'.A297]" office:value-type="string" office:string-value="0x029b" calcext:value-type="string">
            <text:p>0x029b</text:p>
          </table:table-cell>
          <table:table-cell table:formula="of:=[$'HID Consumer Page (0x0c)'.F297]" office:value-type="float" office:value="0" calcext:value-type="float">
            <text:p>0</text:p>
          </table:table-cell>
          <table:table-cell table:formula="of:=[$'HID Consumer Page (0x0c)'.B297]" office:value-type="string" office:string-value="AC Distribute Horizontally" calcext:value-type="string">
            <text:p>AC Distribute Horizontally</text:p>
          </table:table-cell>
          <table:table-cell table:formula="of:=HEX2DEC(REPLACE(TRIM([.C29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8]" office:value-type="float" office:value="0" calcext:value-type="float">
            <text:p>0</text:p>
          </table:table-cell>
          <table:table-cell table:formula="of:=[$'HID Consumer Page (0x0c)'.A298]" office:value-type="string" office:string-value="0x029c" calcext:value-type="string">
            <text:p>0x029c</text:p>
          </table:table-cell>
          <table:table-cell table:formula="of:=[$'HID Consumer Page (0x0c)'.F298]" office:value-type="float" office:value="0" calcext:value-type="float">
            <text:p>0</text:p>
          </table:table-cell>
          <table:table-cell table:formula="of:=[$'HID Consumer Page (0x0c)'.B298]" office:value-type="string" office:string-value="AC Distribute Vertically" calcext:value-type="string">
            <text:p>AC Distribute Vertically</text:p>
          </table:table-cell>
          <table:table-cell table:formula="of:=HEX2DEC(REPLACE(TRIM([.C298]) ;1;3; )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Keyboard.A1:Keyboard.D255" table:display-filter-buttons="true">
          <table:filter>
            <table:filter-and>
              <table:filter-condition table:field-number="0" table:value="KEYCODE_0" table:operator="=">
                <table:filter-set-item table:value="KEYCODE_0"/>
                <table:filter-set-item table:value="KEYCODE_1"/>
                <table:filter-set-item table:value="KEYCODE_2"/>
                <table:filter-set-item table:value="KEYCODE_3"/>
                <table:filter-set-item table:value="KEYCODE_4"/>
                <table:filter-set-item table:value="KEYCODE_5"/>
                <table:filter-set-item table:value="KEYCODE_6"/>
                <table:filter-set-item table:value="KEYCODE_7"/>
                <table:filter-set-item table:value="KEYCODE_8"/>
                <table:filter-set-item table:value="KEYCODE_9"/>
                <table:filter-set-item table:value="KEYCODE_A"/>
                <table:filter-set-item table:value="KEYCODE_ALT_LEFT"/>
                <table:filter-set-item table:value="KEYCODE_ALT_RIGHT"/>
                <table:filter-set-item table:value="KEYCODE_APOSTROPHE"/>
                <table:filter-set-item table:value="KEYCODE_B"/>
                <table:filter-set-item table:value="KEYCODE_BACK"/>
                <table:filter-set-item table:value="KEYCODE_BACKSLASH"/>
                <table:filter-set-item table:value="KEYCODE_BREAK"/>
                <table:filter-set-item table:value="KEYCODE_C"/>
                <table:filter-set-item table:value="KEYCODE_CALCULATOR"/>
                <table:filter-set-item table:value="KEYCODE_CALL"/>
                <table:filter-set-item table:value="KEYCODE_CAPS_LOCK"/>
                <table:filter-set-item table:value="KEYCODE_COMMA"/>
                <table:filter-set-item table:value="KEYCODE_CTRL_LEFT"/>
                <table:filter-set-item table:value="KEYCODE_CTRL_RIGHT"/>
                <table:filter-set-item table:value="KEYCODE_D"/>
                <table:filter-set-item table:value="KEYCODE_DEL"/>
                <table:filter-set-item table:value="KEYCODE_DPAD_DOWN"/>
                <table:filter-set-item table:value="KEYCODE_DPAD_LEFT"/>
                <table:filter-set-item table:value="KEYCODE_DPAD_RIGHT"/>
                <table:filter-set-item table:value="KEYCODE_DPAD_UP"/>
                <table:filter-set-item table:value="KEYCODE_E"/>
                <table:filter-set-item table:value="KEYCODE_ENDCALL"/>
                <table:filter-set-item table:value="KEYCODE_ENTER"/>
                <table:filter-set-item table:value="KEYCODE_EQUALS"/>
                <table:filter-set-item table:value="KEYCODE_ESCAPE"/>
                <table:filter-set-item table:value="KEYCODE_EXPLORER"/>
                <table:filter-set-item table:value="KEYCODE_F"/>
                <table:filter-set-item table:value="KEYCODE_F1"/>
                <table:filter-set-item table:value="KEYCODE_F10"/>
                <table:filter-set-item table:value="KEYCODE_F11"/>
                <table:filter-set-item table:value="KEYCODE_F12"/>
                <table:filter-set-item table:value="KEYCODE_F2"/>
                <table:filter-set-item table:value="KEYCODE_F3"/>
                <table:filter-set-item table:value="KEYCODE_F4"/>
                <table:filter-set-item table:value="KEYCODE_F5"/>
                <table:filter-set-item table:value="KEYCODE_F6"/>
                <table:filter-set-item table:value="KEYCODE_F7"/>
                <table:filter-set-item table:value="KEYCODE_F8"/>
                <table:filter-set-item table:value="KEYCODE_F9"/>
                <table:filter-set-item table:value="KEYCODE_FORWARD"/>
                <table:filter-set-item table:value="KEYCODE_FORWARD_DEL"/>
                <table:filter-set-item table:value="KEYCODE_G"/>
                <table:filter-set-item table:value="KEYCODE_GRAVE"/>
                <table:filter-set-item table:value="KEYCODE_H"/>
                <table:filter-set-item table:value="KEYCODE_HOME"/>
                <table:filter-set-item table:value="KEYCODE_I"/>
                <table:filter-set-item table:value="KEYCODE_INSERT"/>
                <table:filter-set-item table:value="KEYCODE_J"/>
                <table:filter-set-item table:value="KEYCODE_K"/>
                <table:filter-set-item table:value="KEYCODE_L"/>
                <table:filter-set-item table:value="KEYCODE_LEFT_BRACKET"/>
                <table:filter-set-item table:value="KEYCODE_M"/>
                <table:filter-set-item table:value="KEYCODE_MEDIA_EJECT"/>
                <table:filter-set-item table:value="KEYCODE_MEDIA_NEXT"/>
                <table:filter-set-item table:value="KEYCODE_MEDIA_PLAY_PAUSE"/>
                <table:filter-set-item table:value="KEYCODE_MEDIA_PREVIOUS"/>
                <table:filter-set-item table:value="KEYCODE_MEDIA_STOP"/>
                <table:filter-set-item table:value="KEYCODE_MENU"/>
                <table:filter-set-item table:value="KEYCODE_META_LEFT"/>
                <table:filter-set-item table:value="KEYCODE_META_RIGHT"/>
                <table:filter-set-item table:value="KEYCODE_MINUS"/>
                <table:filter-set-item table:value="KEYCODE_MOVE_END"/>
                <table:filter-set-item table:value="KEYCODE_MOVE_HOME"/>
                <table:filter-set-item table:value="KEYCODE_N"/>
                <table:filter-set-item table:value="KEYCODE_NUMPAD_0"/>
                <table:filter-set-item table:value="KEYCODE_NUMPAD_1"/>
                <table:filter-set-item table:value="KEYCODE_NUMPAD_2"/>
                <table:filter-set-item table:value="KEYCODE_NUMPAD_3"/>
                <table:filter-set-item table:value="KEYCODE_NUMPAD_4"/>
                <table:filter-set-item table:value="KEYCODE_NUMPAD_5"/>
                <table:filter-set-item table:value="KEYCODE_NUMPAD_6"/>
                <table:filter-set-item table:value="KEYCODE_NUMPAD_7"/>
                <table:filter-set-item table:value="KEYCODE_NUMPAD_8"/>
                <table:filter-set-item table:value="KEYCODE_NUMPAD_9"/>
                <table:filter-set-item table:value="KEYCODE_NUMPAD_ADD"/>
                <table:filter-set-item table:value="KEYCODE_NUMPAD_COMMA"/>
                <table:filter-set-item table:value="KEYCODE_NUMPAD_DIVIDE"/>
                <table:filter-set-item table:value="KEYCODE_NUMPAD_DOT"/>
                <table:filter-set-item table:value="KEYCODE_NUMPAD_ENTER"/>
                <table:filter-set-item table:value="KEYCODE_NUMPAD_EQUALS"/>
                <table:filter-set-item table:value="KEYCODE_NUMPAD_LEFT_PAREN"/>
                <table:filter-set-item table:value="KEYCODE_NUMPAD_MULTIPLY"/>
                <table:filter-set-item table:value="KEYCODE_NUMPAD_RIGHT_PAREN"/>
                <table:filter-set-item table:value="KEYCODE_NUMPAD_SUBTRACT"/>
                <table:filter-set-item table:value="KEYCODE_NUM_LOCK"/>
                <table:filter-set-item table:value="KEYCODE_O"/>
                <table:filter-set-item table:value="KEYCODE_P"/>
                <table:filter-set-item table:value="KEYCODE_PAGE_DOWN"/>
                <table:filter-set-item table:value="KEYCODE_PAGE_UP"/>
                <table:filter-set-item table:value="KEYCODE_PERIOD"/>
                <table:filter-set-item table:value="KEYCODE_POWER"/>
                <table:filter-set-item table:value="KEYCODE_Q"/>
                <table:filter-set-item table:value="KEYCODE_R"/>
                <table:filter-set-item table:value="KEYCODE_RIGHT_BRACKET"/>
                <table:filter-set-item table:value="KEYCODE_S"/>
                <table:filter-set-item table:value="KEYCODE_SCROLL_LOCK"/>
                <table:filter-set-item table:value="KEYCODE_SEARCH"/>
                <table:filter-set-item table:value="KEYCODE_SEMICOLON"/>
                <table:filter-set-item table:value="KEYCODE_SHIFT_LEFT"/>
                <table:filter-set-item table:value="KEYCODE_SHIFT_RIGHT"/>
                <table:filter-set-item table:value="KEYCODE_SLASH"/>
                <table:filter-set-item table:value="KEYCODE_SOFT_RIGHT"/>
                <table:filter-set-item table:value="KEYCODE_SPACE"/>
                <table:filter-set-item table:value="KEYCODE_SYSRQ"/>
                <table:filter-set-item table:value="KEYCODE_T"/>
                <table:filter-set-item table:value="KEYCODE_TAB"/>
                <table:filter-set-item table:value="KEYCODE_U"/>
                <table:filter-set-item table:value="KEYCODE_V"/>
                <table:filter-set-item table:value="KEYCODE_VOLUME_DOWN"/>
                <table:filter-set-item table:value="KEYCODE_VOLUME_MUTE"/>
                <table:filter-set-item table:value="KEYCODE_VOLUME_UP"/>
                <table:filter-set-item table:value="KEYCODE_W"/>
                <table:filter-set-item table:value="KEYCODE_X"/>
                <table:filter-set-item table:value="KEYCODE_Y"/>
                <table:filter-set-item table:value="KEYCODE_Z"/>
              </table:filter-condition>
              <table:filter-condition table:field-number="1" table:value="0x0004" table:operator="=">
                <table:filter-set-item table:value="0x0004"/>
                <table:filter-set-item table:value="0x0005"/>
                <table:filter-set-item table:value="0x0006"/>
                <table:filter-set-item table:value="0x0007"/>
                <table:filter-set-item table:value="0x0008"/>
                <table:filter-set-item table:value="0x0009"/>
                <table:filter-set-item table:value="0x000a"/>
                <table:filter-set-item table:value="0x000b"/>
                <table:filter-set-item table:value="0x000c"/>
                <table:filter-set-item table:value="0x000d"/>
                <table:filter-set-item table:value="0x000e"/>
                <table:filter-set-item table:value="0x000f"/>
                <table:filter-set-item table:value="0x0010"/>
                <table:filter-set-item table:value="0x0011"/>
                <table:filter-set-item table:value="0x0012"/>
                <table:filter-set-item table:value="0x0013"/>
                <table:filter-set-item table:value="0x0014"/>
                <table:filter-set-item table:value="0x0015"/>
                <table:filter-set-item table:value="0x0016"/>
                <table:filter-set-item table:value="0x0017"/>
                <table:filter-set-item table:value="0x0018"/>
                <table:filter-set-item table:value="0x0019"/>
                <table:filter-set-item table:value="0x001a"/>
                <table:filter-set-item table:value="0x001b"/>
                <table:filter-set-item table:value="0x001c"/>
                <table:filter-set-item table:value="0x001d"/>
                <table:filter-set-item table:value="0x001e"/>
                <table:filter-set-item table:value="0x001f"/>
                <table:filter-set-item table:value="0x0020"/>
                <table:filter-set-item table:value="0x0021"/>
                <table:filter-set-item table:value="0x0022"/>
                <table:filter-set-item table:value="0x0023"/>
                <table:filter-set-item table:value="0x0024"/>
                <table:filter-set-item table:value="0x0025"/>
                <table:filter-set-item table:value="0x0026"/>
                <table:filter-set-item table:value="0x0027"/>
                <table:filter-set-item table:value="0x0028"/>
                <table:filter-set-item table:value="0x0029"/>
                <table:filter-set-item table:value="0x002a"/>
                <table:filter-set-item table:value="0x002b"/>
                <table:filter-set-item table:value="0x002c"/>
                <table:filter-set-item table:value="0x002d"/>
                <table:filter-set-item table:value="0x002e"/>
                <table:filter-set-item table:value="0x002f"/>
                <table:filter-set-item table:value="0x0030"/>
                <table:filter-set-item table:value="0x0031"/>
                <table:filter-set-item table:value="0x0032"/>
                <table:filter-set-item table:value="0x0033"/>
                <table:filter-set-item table:value="0x0034"/>
                <table:filter-set-item table:value="0x0035"/>
                <table:filter-set-item table:value="0x0036"/>
                <table:filter-set-item table:value="0x0037"/>
                <table:filter-set-item table:value="0x0038"/>
                <table:filter-set-item table:value="0x0039"/>
                <table:filter-set-item table:value="0x003a"/>
                <table:filter-set-item table:value="0x003b"/>
                <table:filter-set-item table:value="0x003c"/>
                <table:filter-set-item table:value="0x003d"/>
                <table:filter-set-item table:value="0x003e"/>
                <table:filter-set-item table:value="0x003f"/>
                <table:filter-set-item table:value="0x0040"/>
                <table:filter-set-item table:value="0x0041"/>
                <table:filter-set-item table:value="0x0042"/>
                <table:filter-set-item table:value="0x0043"/>
                <table:filter-set-item table:value="0x0044"/>
                <table:filter-set-item table:value="0x0045"/>
                <table:filter-set-item table:value="0x0046"/>
                <table:filter-set-item table:value="0x0047"/>
                <table:filter-set-item table:value="0x0048"/>
                <table:filter-set-item table:value="0x0049"/>
                <table:filter-set-item table:value="0x004a"/>
                <table:filter-set-item table:value="0x004b"/>
                <table:filter-set-item table:value="0x004c"/>
                <table:filter-set-item table:value="0x004d"/>
                <table:filter-set-item table:value="0x004e"/>
                <table:filter-set-item table:value="0x004f"/>
                <table:filter-set-item table:value="0x0050"/>
                <table:filter-set-item table:value="0x0051"/>
                <table:filter-set-item table:value="0x0052"/>
                <table:filter-set-item table:value="0x0053"/>
                <table:filter-set-item table:value="0x0054"/>
                <table:filter-set-item table:value="0x0055"/>
                <table:filter-set-item table:value="0x0056"/>
                <table:filter-set-item table:value="0x0057"/>
                <table:filter-set-item table:value="0x0058"/>
                <table:filter-set-item table:value="0x0059"/>
                <table:filter-set-item table:value="0x005a"/>
                <table:filter-set-item table:value="0x005b"/>
                <table:filter-set-item table:value="0x005c"/>
                <table:filter-set-item table:value="0x005d"/>
                <table:filter-set-item table:value="0x005e"/>
                <table:filter-set-item table:value="0x005f"/>
                <table:filter-set-item table:value="0x0060"/>
                <table:filter-set-item table:value="0x0061"/>
                <table:filter-set-item table:value="0x0062"/>
                <table:filter-set-item table:value="0x0063"/>
                <table:filter-set-item table:value="0x0064"/>
                <table:filter-set-item table:value="0x0065"/>
                <table:filter-set-item table:value="0x0066"/>
                <table:filter-set-item table:value="0x0067"/>
                <table:filter-set-item table:value="0x0078"/>
                <table:filter-set-item table:value="0x007f"/>
                <table:filter-set-item table:value="0x0080"/>
                <table:filter-set-item table:value="0x0081"/>
                <table:filter-set-item table:value="0x0085"/>
                <table:filter-set-item table:value="0x00b6"/>
                <table:filter-set-item table:value="0x00b7"/>
                <table:filter-set-item table:value="0x00e0"/>
                <table:filter-set-item table:value="0x00e1"/>
                <table:filter-set-item table:value="0x00e2"/>
                <table:filter-set-item table:value="0x00e3"/>
                <table:filter-set-item table:value="0x00e4"/>
                <table:filter-set-item table:value="0x00e5"/>
                <table:filter-set-item table:value="0x00e6"/>
                <table:filter-set-item table:value="0x00e7"/>
                <table:filter-set-item table:value="0x00e8"/>
                <table:filter-set-item table:value="0x00e9"/>
                <table:filter-set-item table:value="0x00ea"/>
                <table:filter-set-item table:value="0x00eb"/>
                <table:filter-set-item table:value="0x00ec"/>
                <table:filter-set-item table:value="0x00ed"/>
                <table:filter-set-item table:value="0x00ee"/>
                <table:filter-set-item table:value="0x00ef"/>
                <table:filter-set-item table:value="0x00f0"/>
                <table:filter-set-item table:value="0x00f1"/>
                <table:filter-set-item table:value="0x00f2"/>
                <table:filter-set-item table:value="0x00f3"/>
                <table:filter-set-item table:value="0x00f5"/>
                <table:filter-set-item table:value="0x00f6"/>
                <table:filter-set-item table:value="0x00f9"/>
                <table:filter-set-item table:value="0x00fb"/>
              </table:filter-condition>
            </table:filter-and>
          </table:filter>
        </table:database-range>
        <table:database-range table:name="__Anonymous_Sheet_DB__4" table:target-range-address="Consumer.A1:Consumer.E298" table:display-filter-buttons="true">
          <table:filter>
            <table:filter-and>
              <table:filter-condition table:field-number="0" table:value="KEYCODE_BACK" table:operator="=">
                <table:filter-set-item table:value="KEYCODE_BACK"/>
                <table:filter-set-item table:value="KEYCODE_BOOKMARK"/>
                <table:filter-set-item table:value="KEYCODE_BREAK"/>
                <table:filter-set-item table:value="KEYCODE_CALCULATOR"/>
                <table:filter-set-item table:value="KEYCODE_CALENDAR"/>
                <table:filter-set-item table:value="KEYCODE_CALL"/>
                <table:filter-set-item table:value="KEYCODE_CAPTIONS"/>
                <table:filter-set-item table:value="KEYCODE_CHANNEL_DOWN"/>
                <table:filter-set-item table:value="KEYCODE_CHANNEL_UP"/>
                <table:filter-set-item table:value="KEYCODE_CONTACTS"/>
                <table:filter-set-item table:value="KEYCODE_DVR"/>
                <table:filter-set-item table:value="KEYCODE_ENVELOPE"/>
                <table:filter-set-item table:value="KEYCODE_EXPLORER"/>
                <table:filter-set-item table:value="KEYCODE_FORWARD"/>
                <table:filter-set-item table:value="KEYCODE_GUIDE"/>
                <table:filter-set-item table:value="KEYCODE_HEADSETHOOK"/>
                <table:filter-set-item table:value="KEYCODE_HOME"/>
                <table:filter-set-item table:value="KEYCODE_LAST_CHANNEL"/>
                <table:filter-set-item table:value="KEYCODE_MEDIA_AUDIO_TRACK"/>
                <table:filter-set-item table:value="KEYCODE_MEDIA_EJECT"/>
                <table:filter-set-item table:value="KEYCODE_MEDIA_FAST_FORWARD"/>
                <table:filter-set-item table:value="KEYCODE_MEDIA_NEXT"/>
                <table:filter-set-item table:value="KEYCODE_MEDIA_PLAY"/>
                <table:filter-set-item table:value="KEYCODE_MEDIA_PLAY_PAUSE"/>
                <table:filter-set-item table:value="KEYCODE_MEDIA_PREVIOUS"/>
                <table:filter-set-item table:value="KEYCODE_MEDIA_RECORD"/>
                <table:filter-set-item table:value="KEYCODE_MEDIA_REWIND"/>
                <table:filter-set-item table:value="KEYCODE_MEDIA_STOP"/>
                <table:filter-set-item table:value="KEYCODE_MENU"/>
                <table:filter-set-item table:value="KEYCODE_MUSIC"/>
                <table:filter-set-item table:value="KEYCODE_PAGE_DOWN"/>
                <table:filter-set-item table:value="KEYCODE_PAGE_UP"/>
                <table:filter-set-item table:value="KEYCODE_POWER"/>
                <table:filter-set-item table:value="KEYCODE_PROG_BLUE"/>
                <table:filter-set-item table:value="KEYCODE_PROG_GREEN"/>
                <table:filter-set-item table:value="KEYCODE_PROG_RED"/>
                <table:filter-set-item table:value="KEYCODE_PROG_YELLOW"/>
                <table:filter-set-item table:value="KEYCODE_SEARCH"/>
                <table:filter-set-item table:value="KEYCODE_TV"/>
                <table:filter-set-item table:value="KEYCODE_VOLUME_DOWN"/>
                <table:filter-set-item table:value="KEYCODE_VOLUME_MUTE"/>
                <table:filter-set-item table:value="KEYCODE_VOLUME_UP"/>
                <table:filter-set-item table:value="KEYCODE_WINDOW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1:26:04.1951297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7:19:00.677204488</meta:creation-date>
    <dc:date>2021-12-27T20:38:45.426731624</dc:date>
    <meta:editing-duration>PT2H11M7S</meta:editing-duration>
    <meta:editing-cycles>33</meta:editing-cycles>
    <meta:generator>LibreOffice/6.4.7.2$Linux_X86_64 LibreOffice_project/40$Build-2</meta:generator>
    <meta:document-statistic meta:table-count="5" meta:cell-count="5114" meta:object-count="0"/>
  </office:meta>
</office:document-meta>
</file>